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15pt"/>
    </style:style>
    <style:style style:name="co2" style:family="table-column">
      <style:table-column-properties fo:break-before="auto" style:column-width="240.29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147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13-14-north-_-south-bl30-building-utilities-report-Student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NY at Buffalo <text:s/>- North Camp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 Utilities Cost &amp; Consumption Re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ing Period: July 2013 to June 2014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uilding Code</text:p>
          </table:table-cell>
          <table:table-cell office:value-type="string" calcext:value-type="string">
            <text:p>Building Nam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/Un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ALUMNI-A480</text:p>
          </table:table-cell>
          <table:table-cell office:value-type="string" calcext:value-type="string">
            <text:p>ALUMNI ARENA</text:p>
          </table:table-cell>
          <table:table-cell office:value-type="string" calcext:value-type="string">
            <text:p>391,86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46978" calcext:value-type="float">
            <text:p>446978</text:p>
          </table:table-cell>
          <table:table-cell office:value-type="float" office:value="1287.46" calcext:value-type="float">
            <text:p>1287.46</text:p>
          </table:table-cell>
          <table:table-cell office:value-type="float" office:value="33433.5316" calcext:value-type="float">
            <text:p>33433.5316</text:p>
          </table:table-cell>
          <table:table-cell office:value-type="float" office:value="0.074799054092148" calcext:value-type="float">
            <text:p>0.07479905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85999" calcext:value-type="float">
            <text:p>485999</text:p>
          </table:table-cell>
          <table:table-cell office:value-type="float" office:value="1404.83" calcext:value-type="float">
            <text:p>1404.83</text:p>
          </table:table-cell>
          <table:table-cell office:value-type="float" office:value="29504.0765" calcext:value-type="float">
            <text:p>29504.0765</text:p>
          </table:table-cell>
          <table:table-cell office:value-type="float" office:value="0.060708101251237" calcext:value-type="float">
            <text:p>0.06070810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520271" calcext:value-type="float">
            <text:p>520271</text:p>
          </table:table-cell>
          <table:table-cell office:value-type="float" office:value="1574.92" calcext:value-type="float">
            <text:p>1574.92</text:p>
          </table:table-cell>
          <table:table-cell office:value-type="float" office:value="32916.1918" calcext:value-type="float">
            <text:p>32916.1918</text:p>
          </table:table-cell>
          <table:table-cell office:value-type="float" office:value="0.063267396798976" calcext:value-type="float">
            <text:p>0.06326739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610492" calcext:value-type="float">
            <text:p>610492</text:p>
          </table:table-cell>
          <table:table-cell office:value-type="float" office:value="1868.08" calcext:value-type="float">
            <text:p>1868.08</text:p>
          </table:table-cell>
          <table:table-cell office:value-type="float" office:value="35865.9308" calcext:value-type="float">
            <text:p>35865.9308</text:p>
          </table:table-cell>
          <table:table-cell office:value-type="float" office:value="0.058749223249445" calcext:value-type="float">
            <text:p>0.05874922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735911" calcext:value-type="float">
            <text:p>735911</text:p>
          </table:table-cell>
          <table:table-cell office:value-type="float" office:value="1993.65" calcext:value-type="float">
            <text:p>1993.65</text:p>
          </table:table-cell>
          <table:table-cell office:value-type="float" office:value="49379.4031" calcext:value-type="float">
            <text:p>49379.4031</text:p>
          </table:table-cell>
          <table:table-cell office:value-type="float" office:value="0.067099694256507" calcext:value-type="float">
            <text:p>0.06709969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872928" calcext:value-type="float">
            <text:p>872928</text:p>
          </table:table-cell>
          <table:table-cell office:value-type="float" office:value="2100.82" calcext:value-type="float">
            <text:p>2100.82</text:p>
          </table:table-cell>
          <table:table-cell office:value-type="float" office:value="56212.2839" calcext:value-type="float">
            <text:p>56212.2839</text:p>
          </table:table-cell>
          <table:table-cell office:value-type="float" office:value="0.064395097762931" calcext:value-type="float">
            <text:p>0.064395097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136913" calcext:value-type="float">
            <text:p>1136913</text:p>
          </table:table-cell>
          <table:table-cell office:value-type="float" office:value="2542.89" calcext:value-type="float">
            <text:p>2542.89</text:p>
          </table:table-cell>
          <table:table-cell office:value-type="float" office:value="134987.8824" calcext:value-type="float">
            <text:p>134987.8824</text:p>
          </table:table-cell>
          <table:table-cell office:value-type="float" office:value="0.1187319367445" calcext:value-type="float">
            <text:p>0.11873193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81521" calcext:value-type="float">
            <text:p>981521</text:p>
          </table:table-cell>
          <table:table-cell office:value-type="float" office:value="2421.07" calcext:value-type="float">
            <text:p>2421.07</text:p>
          </table:table-cell>
          <table:table-cell office:value-type="float" office:value="88795.6928" calcext:value-type="float">
            <text:p>88795.6928</text:p>
          </table:table-cell>
          <table:table-cell office:value-type="float" office:value="0.090467440635503" calcext:value-type="float">
            <text:p>0.09046744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931129" calcext:value-type="float">
            <text:p>931129</text:p>
          </table:table-cell>
          <table:table-cell office:value-type="float" office:value="2407.16" calcext:value-type="float">
            <text:p>2407.16</text:p>
          </table:table-cell>
          <table:table-cell office:value-type="float" office:value="82756.2404" calcext:value-type="float">
            <text:p>82756.2404</text:p>
          </table:table-cell>
          <table:table-cell office:value-type="float" office:value="0.088877309588682" calcext:value-type="float">
            <text:p>0.08887730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637016" calcext:value-type="float">
            <text:p>637016</text:p>
          </table:table-cell>
          <table:table-cell office:value-type="float" office:value="1881.99" calcext:value-type="float">
            <text:p>1881.99</text:p>
          </table:table-cell>
          <table:table-cell office:value-type="float" office:value="46515.3684" calcext:value-type="float">
            <text:p>46515.3684</text:p>
          </table:table-cell>
          <table:table-cell office:value-type="float" office:value="0.073020722242455" calcext:value-type="float">
            <text:p>0.07302072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85630" calcext:value-type="float">
            <text:p>585630</text:p>
          </table:table-cell>
          <table:table-cell office:value-type="float" office:value="1850.89" calcext:value-type="float">
            <text:p>1850.89</text:p>
          </table:table-cell>
          <table:table-cell office:value-type="float" office:value="51432.2826" calcext:value-type="float">
            <text:p>51432.2826</text:p>
          </table:table-cell>
          <table:table-cell office:value-type="float" office:value="0.087823852261667" calcext:value-type="float">
            <text:p>0.08782385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449824" calcext:value-type="float">
            <text:p>449824</text:p>
          </table:table-cell>
          <table:table-cell office:value-type="float" office:value="1381.99" calcext:value-type="float">
            <text:p>1381.99</text:p>
          </table:table-cell>
          <table:table-cell office:value-type="float" office:value="35800.2713" calcext:value-type="float">
            <text:p>35800.2713</text:p>
          </table:table-cell>
          <table:table-cell office:value-type="float" office:value="0.079587285916269" calcext:value-type="float">
            <text:p>0.07958728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394612" calcext:value-type="float">
            <text:p>8394612</text:p>
          </table:table-cell>
          <table:table-cell/>
          <table:table-cell office:value-type="float" office:value="677599.1556" calcext:value-type="float">
            <text:p>677599.1556</text:p>
          </table:table-cell>
          <table:table-cell office:value-type="float" office:value="0.080718341193137" calcext:value-type="float">
            <text:p>0.0807183412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906.2248" calcext:value-type="float">
            <text:p>906.2248</text:p>
          </table:table-cell>
          <table:table-cell office:value-type="float" office:value="0.57103011972275" calcext:value-type="float">
            <text:p>0.57103011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078" calcext:value-type="float">
            <text:p>2078</text:p>
          </table:table-cell>
          <table:table-cell/>
          <table:table-cell office:value-type="float" office:value="1140.5011" calcext:value-type="float">
            <text:p>1140.5011</text:p>
          </table:table-cell>
          <table:table-cell office:value-type="float" office:value="0.54884557266603" calcext:value-type="float">
            <text:p>0.54884557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118.0577" calcext:value-type="float">
            <text:p>2118.0577</text:p>
          </table:table-cell>
          <table:table-cell office:value-type="float" office:value="0.529514425" calcext:value-type="float">
            <text:p>0.5295144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648" calcext:value-type="float">
            <text:p>4648</text:p>
          </table:table-cell>
          <table:table-cell/>
          <table:table-cell office:value-type="float" office:value="2412.0132" calcext:value-type="float">
            <text:p>2412.0132</text:p>
          </table:table-cell>
          <table:table-cell office:value-type="float" office:value="0.51893571428571" calcext:value-type="float">
            <text:p>0.51893571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5827" calcext:value-type="float">
            <text:p>5827</text:p>
          </table:table-cell>
          <table:table-cell/>
          <table:table-cell office:value-type="float" office:value="2888.5159" calcext:value-type="float">
            <text:p>2888.5159</text:p>
          </table:table-cell>
          <table:table-cell office:value-type="float" office:value="0.49571235627252" calcext:value-type="float">
            <text:p>0.49571235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7784" calcext:value-type="float">
            <text:p>7784</text:p>
          </table:table-cell>
          <table:table-cell/>
          <table:table-cell office:value-type="float" office:value="4141.3904" calcext:value-type="float">
            <text:p>4141.3904</text:p>
          </table:table-cell>
          <table:table-cell office:value-type="float" office:value="0.53203884892086" calcext:value-type="float">
            <text:p>0.53203884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7386" calcext:value-type="float">
            <text:p>7386</text:p>
          </table:table-cell>
          <table:table-cell/>
          <table:table-cell office:value-type="float" office:value="4172.12" calcext:value-type="float">
            <text:p>4172.12</text:p>
          </table:table-cell>
          <table:table-cell office:value-type="float" office:value="0.56486867045762" calcext:value-type="float">
            <text:p>0.56486867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float" office:value="4391.7983" calcext:value-type="float">
            <text:p>4391.7983</text:p>
          </table:table-cell>
          <table:table-cell office:value-type="float" office:value="0.61235336029002" calcext:value-type="float">
            <text:p>0.61235336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6805" calcext:value-type="float">
            <text:p>6805</text:p>
          </table:table-cell>
          <table:table-cell/>
          <table:table-cell office:value-type="float" office:value="3964.0824" calcext:value-type="float">
            <text:p>3964.0824</text:p>
          </table:table-cell>
          <table:table-cell office:value-type="float" office:value="0.58252496693608" calcext:value-type="float">
            <text:p>0.5825249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4733" calcext:value-type="float">
            <text:p>4733</text:p>
          </table:table-cell>
          <table:table-cell/>
          <table:table-cell office:value-type="float" office:value="2938.3123" calcext:value-type="float">
            <text:p>2938.3123</text:p>
          </table:table-cell>
          <table:table-cell office:value-type="float" office:value="0.62081392351574" calcext:value-type="float">
            <text:p>0.62081392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2196.601" calcext:value-type="float">
            <text:p>2196.601</text:p>
          </table:table-cell>
          <table:table-cell office:value-type="float" office:value="0.62332604994325" calcext:value-type="float">
            <text:p>0.62332604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153" calcext:value-type="float">
            <text:p>2153</text:p>
          </table:table-cell>
          <table:table-cell/>
          <table:table-cell office:value-type="float" office:value="1381.0426" calcext:value-type="float">
            <text:p>1381.0426</text:p>
          </table:table-cell>
          <table:table-cell office:value-type="float" office:value="0.64145034835114" calcext:value-type="float">
            <text:p>0.64145034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7697" calcext:value-type="float">
            <text:p>57697</text:p>
          </table:table-cell>
          <table:table-cell/>
          <table:table-cell office:value-type="float" office:value="32650.6597" calcext:value-type="float">
            <text:p>32650.6597</text:p>
          </table:table-cell>
          <table:table-cell office:value-type="float" office:value="0.56589874170234" calcext:value-type="float">
            <text:p>0.56589874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710249.8153" calcext:value-type="float">
            <text:p>710249.815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BAIRD-A460</text:p>
          </table:table-cell>
          <table:table-cell office:value-type="string" calcext:value-type="string">
            <text:p>BAIRD HALL</text:p>
          </table:table-cell>
          <table:table-cell office:value-type="string" calcext:value-type="string">
            <text:p>85,580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85958" calcext:value-type="float">
            <text:p>85958</text:p>
          </table:table-cell>
          <table:table-cell/>
          <table:table-cell office:value-type="float" office:value="6429.58" calcext:value-type="float">
            <text:p>6429.58</text:p>
          </table:table-cell>
          <table:table-cell office:value-type="float" office:value="0.074799087926662" calcext:value-type="float">
            <text:p>0.07479908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80782" calcext:value-type="float">
            <text:p>80782</text:p>
          </table:table-cell>
          <table:table-cell/>
          <table:table-cell office:value-type="float" office:value="4910.4" calcext:value-type="float">
            <text:p>4910.4</text:p>
          </table:table-cell>
          <table:table-cell office:value-type="float" office:value="0.060785818622961" calcext:value-type="float">
            <text:p>0.06078581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81809" calcext:value-type="float">
            <text:p>81809</text:p>
          </table:table-cell>
          <table:table-cell/>
          <table:table-cell office:value-type="float" office:value="5312.07" calcext:value-type="float">
            <text:p>5312.07</text:p>
          </table:table-cell>
          <table:table-cell office:value-type="float" office:value="0.064932586879194" calcext:value-type="float">
            <text:p>0.06493258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36185" calcext:value-type="float">
            <text:p>136185</text:p>
          </table:table-cell>
          <table:table-cell/>
          <table:table-cell office:value-type="float" office:value="8182.84" calcext:value-type="float">
            <text:p>8182.84</text:p>
          </table:table-cell>
          <table:table-cell office:value-type="float" office:value="0.060086206263539" calcext:value-type="float">
            <text:p>0.06008620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14386" calcext:value-type="float">
            <text:p>214386</text:p>
          </table:table-cell>
          <table:table-cell/>
          <table:table-cell office:value-type="float" office:value="15269.15" calcext:value-type="float">
            <text:p>15269.15</text:p>
          </table:table-cell>
          <table:table-cell office:value-type="float" office:value="0.071222701109214" calcext:value-type="float">
            <text:p>0.07122270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58736" calcext:value-type="float">
            <text:p>258736</text:p>
          </table:table-cell>
          <table:table-cell/>
          <table:table-cell office:value-type="float" office:value="17558.67" calcext:value-type="float">
            <text:p>17558.67</text:p>
          </table:table-cell>
          <table:table-cell office:value-type="float" office:value="0.067863266031785" calcext:value-type="float">
            <text:p>0.0678632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99452" calcext:value-type="float">
            <text:p>299452</text:p>
          </table:table-cell>
          <table:table-cell/>
          <table:table-cell office:value-type="float" office:value="37007.83" calcext:value-type="float">
            <text:p>37007.83</text:p>
          </table:table-cell>
          <table:table-cell office:value-type="float" office:value="0.12358518226627" calcext:value-type="float">
            <text:p>0.12358518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78735" calcext:value-type="float">
            <text:p>278735</text:p>
          </table:table-cell>
          <table:table-cell/>
          <table:table-cell office:value-type="float" office:value="26298.95" calcext:value-type="float">
            <text:p>26298.95</text:p>
          </table:table-cell>
          <table:table-cell office:value-type="float" office:value="0.094351086157103" calcext:value-type="float">
            <text:p>0.09435108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72994" calcext:value-type="float">
            <text:p>272994</text:p>
          </table:table-cell>
          <table:table-cell/>
          <table:table-cell office:value-type="float" office:value="25478.23" calcext:value-type="float">
            <text:p>25478.23</text:p>
          </table:table-cell>
          <table:table-cell office:value-type="float" office:value="0.093328901001487" calcext:value-type="float">
            <text:p>0.0933289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73001" calcext:value-type="float">
            <text:p>173001</text:p>
          </table:table-cell>
          <table:table-cell/>
          <table:table-cell office:value-type="float" office:value="12879.53" calcext:value-type="float">
            <text:p>12879.53</text:p>
          </table:table-cell>
          <table:table-cell office:value-type="float" office:value="0.074447719955376" calcext:value-type="float">
            <text:p>0.074447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06856" calcext:value-type="float">
            <text:p>106856</text:p>
          </table:table-cell>
          <table:table-cell/>
          <table:table-cell office:value-type="float" office:value="9430.61" calcext:value-type="float">
            <text:p>9430.61</text:p>
          </table:table-cell>
          <table:table-cell office:value-type="float" office:value="0.088255315564872" calcext:value-type="float">
            <text:p>0.08825531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9017" calcext:value-type="float">
            <text:p>79017</text:p>
          </table:table-cell>
          <table:table-cell/>
          <table:table-cell office:value-type="float" office:value="6288.8" calcext:value-type="float">
            <text:p>6288.8</text:p>
          </table:table-cell>
          <table:table-cell office:value-type="float" office:value="0.079587936773099" calcext:value-type="float">
            <text:p>0.07958793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067911" calcext:value-type="float">
            <text:p>2067911</text:p>
          </table:table-cell>
          <table:table-cell/>
          <table:table-cell office:value-type="float" office:value="175046.66" calcext:value-type="float">
            <text:p>175046.66</text:p>
          </table:table-cell>
          <table:table-cell office:value-type="float" office:value="0.084649029866372" calcext:value-type="float">
            <text:p>0.084649029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75046.66" calcext:value-type="float">
            <text:p>175046.6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BAKER-A200</text:p>
          </table:table-cell>
          <table:table-cell office:value-type="string" calcext:value-type="string">
            <text:p>CW Plant &amp; Bldg</text:p>
          </table:table-cell>
          <table:table-cell office:value-type="string" calcext:value-type="string">
            <text:p>38,284 SQFEET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pplies Chilled Water to North Campu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573738.462" calcext:value-type="float">
            <text:p>2573738.462</text:p>
          </table:table-cell>
          <table:table-cell office:value-type="float" office:value="421.2" calcext:value-type="float">
            <text:p>421.2</text:p>
          </table:table-cell>
          <table:table-cell office:value-type="float" office:value="184798.4206" calcext:value-type="float">
            <text:p>184798.4206</text:p>
          </table:table-cell>
          <table:table-cell office:value-type="float" office:value="0.071801553781963" calcext:value-type="float">
            <text:p>0.0718015538</text:p>
          </table:table-cell>
          <table:table-cell office:value-type="string" calcext:value-type="string">
            <text:p><text:s/>Lower electric unit cost due to energy served by Solar Panel free energ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005888.468" calcext:value-type="float">
            <text:p>2005888.468</text:p>
          </table:table-cell>
          <table:table-cell office:value-type="float" office:value="427.74" calcext:value-type="float">
            <text:p>427.74</text:p>
          </table:table-cell>
          <table:table-cell office:value-type="float" office:value="115560.0347" calcext:value-type="float">
            <text:p>115560.0347</text:p>
          </table:table-cell>
          <table:table-cell office:value-type="float" office:value="0.057610398854938" calcext:value-type="float">
            <text:p>0.05761039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251026.204" calcext:value-type="float">
            <text:p>1251026.204</text:p>
          </table:table-cell>
          <table:table-cell office:value-type="float" office:value="412.96" calcext:value-type="float">
            <text:p>412.96</text:p>
          </table:table-cell>
          <table:table-cell office:value-type="float" office:value="75345.7866" calcext:value-type="float">
            <text:p>75345.7866</text:p>
          </table:table-cell>
          <table:table-cell office:value-type="float" office:value="0.060227184977494" calcext:value-type="float">
            <text:p>0.0602271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831359.374" calcext:value-type="float">
            <text:p>831359.374</text:p>
          </table:table-cell>
          <table:table-cell office:value-type="float" office:value="410.6" calcext:value-type="float">
            <text:p>410.6</text:p>
          </table:table-cell>
          <table:table-cell office:value-type="float" office:value="45997.8049" calcext:value-type="float">
            <text:p>45997.8049</text:p>
          </table:table-cell>
          <table:table-cell office:value-type="float" office:value="0.055328425153476" calcext:value-type="float">
            <text:p>0.05532842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81824.17" calcext:value-type="float">
            <text:p>181824.17</text:p>
          </table:table-cell>
          <table:table-cell office:value-type="float" office:value="194.18" calcext:value-type="float">
            <text:p>194.18</text:p>
          </table:table-cell>
          <table:table-cell office:value-type="float" office:value="10422.24" calcext:value-type="float">
            <text:p>10422.24</text:p>
          </table:table-cell>
          <table:table-cell office:value-type="float" office:value="0.057320432151567" calcext:value-type="float">
            <text:p>0.05732043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47285.432" calcext:value-type="float">
            <text:p>147285.432</text:p>
          </table:table-cell>
          <table:table-cell office:value-type="float" office:value="177.9" calcext:value-type="float">
            <text:p>177.9</text:p>
          </table:table-cell>
          <table:table-cell office:value-type="float" office:value="8949.3379" calcext:value-type="float">
            <text:p>8949.3379</text:p>
          </table:table-cell>
          <table:table-cell office:value-type="float" office:value="0.060761867473763" calcext:value-type="float">
            <text:p>0.06076186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68339.436" calcext:value-type="float">
            <text:p>168339.436</text:p>
          </table:table-cell>
          <table:table-cell office:value-type="float" office:value="182.93" calcext:value-type="float">
            <text:p>182.93</text:p>
          </table:table-cell>
          <table:table-cell office:value-type="float" office:value="17364.2626" calcext:value-type="float">
            <text:p>17364.2626</text:p>
          </table:table-cell>
          <table:table-cell office:value-type="float" office:value="0.10315029569185" calcext:value-type="float">
            <text:p>0.10315029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77568.282" calcext:value-type="float">
            <text:p>177568.282</text:p>
          </table:table-cell>
          <table:table-cell office:value-type="float" office:value="169.92" calcext:value-type="float">
            <text:p>169.92</text:p>
          </table:table-cell>
          <table:table-cell office:value-type="float" office:value="13127.7499" calcext:value-type="float">
            <text:p>13127.7499</text:p>
          </table:table-cell>
          <table:table-cell office:value-type="float" office:value="0.073930714157611" calcext:value-type="float">
            <text:p>0.07393071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51398.132" calcext:value-type="float">
            <text:p>151398.132</text:p>
          </table:table-cell>
          <table:table-cell office:value-type="float" office:value="164.23" calcext:value-type="float">
            <text:p>164.23</text:p>
          </table:table-cell>
          <table:table-cell office:value-type="float" office:value="7625.8224" calcext:value-type="float">
            <text:p>7625.8224</text:p>
          </table:table-cell>
          <table:table-cell office:value-type="float" office:value="0.050369329523828" calcext:value-type="float">
            <text:p>0.05036932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81871.4" calcext:value-type="float">
            <text:p>281871.4</text:p>
          </table:table-cell>
          <table:table-cell office:value-type="float" office:value="232.3" calcext:value-type="float">
            <text:p>232.3</text:p>
          </table:table-cell>
          <table:table-cell office:value-type="float" office:value="14200.7071" calcext:value-type="float">
            <text:p>14200.7071</text:p>
          </table:table-cell>
          <table:table-cell office:value-type="float" office:value="0.050380092127119" calcext:value-type="float">
            <text:p>0.05038009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801574.58" calcext:value-type="float">
            <text:p>801574.58</text:p>
          </table:table-cell>
          <table:table-cell office:value-type="float" office:value="420.96" calcext:value-type="float">
            <text:p>420.96</text:p>
          </table:table-cell>
          <table:table-cell office:value-type="float" office:value="61138.6469" calcext:value-type="float">
            <text:p>61138.6469</text:p>
          </table:table-cell>
          <table:table-cell office:value-type="float" office:value="0.076273185833812" calcext:value-type="float">
            <text:p>0.07627318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920349.568" calcext:value-type="float">
            <text:p>1920349.568</text:p>
          </table:table-cell>
          <table:table-cell office:value-type="float" office:value="431.87" calcext:value-type="float">
            <text:p>431.87</text:p>
          </table:table-cell>
          <table:table-cell office:value-type="float" office:value="144312.564" calcext:value-type="float">
            <text:p>144312.564</text:p>
          </table:table-cell>
          <table:table-cell office:value-type="float" office:value="0.075149111601748" calcext:value-type="float">
            <text:p>0.07514911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0492223.508" calcext:value-type="float">
            <text:p>10492223.508</text:p>
          </table:table-cell>
          <table:table-cell/>
          <table:table-cell office:value-type="float" office:value="698843.3776" calcext:value-type="float">
            <text:p>698843.3776</text:p>
          </table:table-cell>
          <table:table-cell office:value-type="float" office:value="0.066605841656647" calcext:value-type="float">
            <text:p>0.06660584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698843.3776" calcext:value-type="float">
            <text:p>698843.377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BALDY-A100</text:p>
          </table:table-cell>
          <table:table-cell office:value-type="string" calcext:value-type="string">
            <text:p>BALDY HALL</text:p>
          </table:table-cell>
          <table:table-cell office:value-type="string" calcext:value-type="string">
            <text:p>186,298 SQFE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15899" calcext:value-type="float">
            <text:p>215899</text:p>
          </table:table-cell>
          <table:table-cell office:value-type="float" office:value="930.08" calcext:value-type="float">
            <text:p>930.08</text:p>
          </table:table-cell>
          <table:table-cell office:value-type="float" office:value="16149.0405" calcext:value-type="float">
            <text:p>16149.0405</text:p>
          </table:table-cell>
          <table:table-cell office:value-type="float" office:value="0.074799051871477" calcext:value-type="float">
            <text:p>0.07479905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38030" calcext:value-type="float">
            <text:p>238030</text:p>
          </table:table-cell>
          <table:table-cell office:value-type="float" office:value="462.47" calcext:value-type="float">
            <text:p>462.47</text:p>
          </table:table-cell>
          <table:table-cell office:value-type="float" office:value="14468.8364" calcext:value-type="float">
            <text:p>14468.8364</text:p>
          </table:table-cell>
          <table:table-cell office:value-type="float" office:value="0.060785768180481" calcext:value-type="float">
            <text:p>0.06078576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22003" calcext:value-type="float">
            <text:p>222003</text:p>
          </table:table-cell>
          <table:table-cell office:value-type="float" office:value="969.08" calcext:value-type="float">
            <text:p>969.08</text:p>
          </table:table-cell>
          <table:table-cell office:value-type="float" office:value="14415.2186" calcext:value-type="float">
            <text:p>14415.2186</text:p>
          </table:table-cell>
          <table:table-cell office:value-type="float" office:value="0.064932539650365" calcext:value-type="float">
            <text:p>0.06493253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68592" calcext:value-type="float">
            <text:p>268592</text:p>
          </table:table-cell>
          <table:table-cell office:value-type="float" office:value="1033.43" calcext:value-type="float">
            <text:p>1033.43</text:p>
          </table:table-cell>
          <table:table-cell office:value-type="float" office:value="16138.67" calcext:value-type="float">
            <text:p>16138.67</text:p>
          </table:table-cell>
          <table:table-cell office:value-type="float" office:value="0.060086190206708" calcext:value-type="float">
            <text:p>0.06008619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53024" calcext:value-type="float">
            <text:p>353024</text:p>
          </table:table-cell>
          <table:table-cell office:value-type="float" office:value="1541.39" calcext:value-type="float">
            <text:p>1541.39</text:p>
          </table:table-cell>
          <table:table-cell office:value-type="float" office:value="25143.32" calcext:value-type="float">
            <text:p>25143.32</text:p>
          </table:table-cell>
          <table:table-cell office:value-type="float" office:value="0.071222693074692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74727" calcext:value-type="float">
            <text:p>474727</text:p>
          </table:table-cell>
          <table:table-cell office:value-type="float" office:value="1557.52" calcext:value-type="float">
            <text:p>1557.52</text:p>
          </table:table-cell>
          <table:table-cell office:value-type="float" office:value="32202.9988" calcext:value-type="float">
            <text:p>32202.9988</text:p>
          </table:table-cell>
          <table:table-cell office:value-type="float" office:value="0.067834774091215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62754" calcext:value-type="float">
            <text:p>562754</text:p>
          </table:table-cell>
          <table:table-cell office:value-type="float" office:value="1438.89" calcext:value-type="float">
            <text:p>1438.89</text:p>
          </table:table-cell>
          <table:table-cell office:value-type="float" office:value="69548.0506" calcext:value-type="float">
            <text:p>69548.0506</text:p>
          </table:table-cell>
          <table:table-cell office:value-type="float" office:value="0.12358517327287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503290" calcext:value-type="float">
            <text:p>503290</text:p>
          </table:table-cell>
          <table:table-cell office:value-type="float" office:value="1478.22" calcext:value-type="float">
            <text:p>1478.22</text:p>
          </table:table-cell>
          <table:table-cell office:value-type="float" office:value="47485.957" calcext:value-type="float">
            <text:p>47485.957</text:p>
          </table:table-cell>
          <table:table-cell office:value-type="float" office:value="0.094351083868148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81640" calcext:value-type="float">
            <text:p>481640</text:p>
          </table:table-cell>
          <table:table-cell office:value-type="float" office:value="1457.85" calcext:value-type="float">
            <text:p>1457.85</text:p>
          </table:table-cell>
          <table:table-cell office:value-type="float" office:value="44950.9362" calcext:value-type="float">
            <text:p>44950.9362</text:p>
          </table:table-cell>
          <table:table-cell office:value-type="float" office:value="0.093328909974255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77131" calcext:value-type="float">
            <text:p>277131</text:p>
          </table:table-cell>
          <table:table-cell office:value-type="float" office:value="1159.39" calcext:value-type="float">
            <text:p>1159.39</text:p>
          </table:table-cell>
          <table:table-cell office:value-type="float" office:value="20631.7642" calcext:value-type="float">
            <text:p>20631.7642</text:p>
          </table:table-cell>
          <table:table-cell office:value-type="float" office:value="0.074447695133348" calcext:value-type="float">
            <text:p>0.07444769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03020" calcext:value-type="float">
            <text:p>203020</text:p>
          </table:table-cell>
          <table:table-cell office:value-type="float" office:value="1011.73" calcext:value-type="float">
            <text:p>1011.73</text:p>
          </table:table-cell>
          <table:table-cell office:value-type="float" office:value="17917.5923" calcext:value-type="float">
            <text:p>17917.5923</text:p>
          </table:table-cell>
          <table:table-cell office:value-type="float" office:value="0.088255306373756" calcext:value-type="float">
            <text:p>0.08825530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66477" calcext:value-type="float">
            <text:p>166477</text:p>
          </table:table-cell>
          <table:table-cell office:value-type="float" office:value="764.77" calcext:value-type="float">
            <text:p>764.77</text:p>
          </table:table-cell>
          <table:table-cell office:value-type="float" office:value="13249.5689" calcext:value-type="float">
            <text:p>13249.5689</text:p>
          </table:table-cell>
          <table:table-cell office:value-type="float" office:value="0.079587984526391" calcext:value-type="float">
            <text:p>0.0795879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966587" calcext:value-type="float">
            <text:p>3966587</text:p>
          </table:table-cell>
          <table:table-cell/>
          <table:table-cell office:value-type="float" office:value="332301.9535" calcext:value-type="float">
            <text:p>332301.9535</text:p>
          </table:table-cell>
          <table:table-cell office:value-type="float" office:value="0.083775284268314" calcext:value-type="float">
            <text:p>0.08377528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332301.9535" calcext:value-type="float">
            <text:p>332301.953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03-BEANE-A515</text:p>
          </table:table-cell>
          <table:table-cell office:value-type="string" calcext:value-type="string">
            <text:p>JOHN BEANE CENTER</text:p>
          </table:table-cell>
          <table:table-cell office:value-type="string" calcext:value-type="string">
            <text:p>60,444 SQFE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2470" calcext:value-type="float">
            <text:p>52470</text:p>
          </table:table-cell>
          <table:table-cell office:value-type="float" office:value="131.17" calcext:value-type="float">
            <text:p>131.17</text:p>
          </table:table-cell>
          <table:table-cell office:value-type="float" office:value="3924.7062" calcext:value-type="float">
            <text:p>3924.7062</text:p>
          </table:table-cell>
          <table:table-cell office:value-type="float" office:value="0.074799050886221" calcext:value-type="float">
            <text:p>0.07479905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50280" calcext:value-type="float">
            <text:p>50280</text:p>
          </table:table-cell>
          <table:table-cell office:value-type="float" office:value="120.09" calcext:value-type="float">
            <text:p>120.09</text:p>
          </table:table-cell>
          <table:table-cell office:value-type="float" office:value="3056.3084" calcext:value-type="float">
            <text:p>3056.3084</text:p>
          </table:table-cell>
          <table:table-cell office:value-type="float" office:value="0.060785767700875" calcext:value-type="float">
            <text:p>0.06078576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50241" calcext:value-type="float">
            <text:p>50241</text:p>
          </table:table-cell>
          <table:table-cell office:value-type="float" office:value="216.63" calcext:value-type="float">
            <text:p>216.63</text:p>
          </table:table-cell>
          <table:table-cell office:value-type="float" office:value="3262.2757" calcext:value-type="float">
            <text:p>3262.2757</text:p>
          </table:table-cell>
          <table:table-cell office:value-type="float" office:value="0.064932539161243" calcext:value-type="float">
            <text:p>0.06493253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70881" calcext:value-type="float">
            <text:p>70881</text:p>
          </table:table-cell>
          <table:table-cell office:value-type="float" office:value="415.36" calcext:value-type="float">
            <text:p>415.36</text:p>
          </table:table-cell>
          <table:table-cell office:value-type="float" office:value="4258.9693" calcext:value-type="float">
            <text:p>4258.9693</text:p>
          </table:table-cell>
          <table:table-cell office:value-type="float" office:value="0.060086190939744" calcext:value-type="float">
            <text:p>0.06008619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21022" calcext:value-type="float">
            <text:p>121022</text:p>
          </table:table-cell>
          <table:table-cell office:value-type="float" office:value="456.51" calcext:value-type="float">
            <text:p>456.51</text:p>
          </table:table-cell>
          <table:table-cell office:value-type="float" office:value="8619.5128" calcext:value-type="float">
            <text:p>8619.5128</text:p>
          </table:table-cell>
          <table:table-cell office:value-type="float" office:value="0.071222693394589" calcext:value-type="float">
            <text:p>0.07122269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68532" calcext:value-type="float">
            <text:p>168532</text:p>
          </table:table-cell>
          <table:table-cell office:value-type="float" office:value="472.95" calcext:value-type="float">
            <text:p>472.95</text:p>
          </table:table-cell>
          <table:table-cell office:value-type="float" office:value="11432.3302" calcext:value-type="float">
            <text:p>11432.3302</text:p>
          </table:table-cell>
          <table:table-cell office:value-type="float" office:value="0.067834774404861" calcext:value-type="float">
            <text:p>0.06783477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04611" calcext:value-type="float">
            <text:p>204611</text:p>
          </table:table-cell>
          <table:table-cell office:value-type="float" office:value="562.46" calcext:value-type="float">
            <text:p>562.46</text:p>
          </table:table-cell>
          <table:table-cell office:value-type="float" office:value="25286.8859" calcext:value-type="float">
            <text:p>25286.8859</text:p>
          </table:table-cell>
          <table:table-cell office:value-type="float" office:value="0.1235851733289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70785" calcext:value-type="float">
            <text:p>170785</text:p>
          </table:table-cell>
          <table:table-cell office:value-type="float" office:value="501.26" calcext:value-type="float">
            <text:p>501.26</text:p>
          </table:table-cell>
          <table:table-cell office:value-type="float" office:value="16113.7499" calcext:value-type="float">
            <text:p>16113.7499</text:p>
          </table:table-cell>
          <table:table-cell office:value-type="float" office:value="0.094351084111602" calcext:value-type="float">
            <text:p>0.0943510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56192" calcext:value-type="float">
            <text:p>156192</text:p>
          </table:table-cell>
          <table:table-cell office:value-type="float" office:value="488.78" calcext:value-type="float">
            <text:p>488.78</text:p>
          </table:table-cell>
          <table:table-cell office:value-type="float" office:value="14577.2291" calcext:value-type="float">
            <text:p>14577.2291</text:p>
          </table:table-cell>
          <table:table-cell office:value-type="float" office:value="0.093328909931367" calcext:value-type="float">
            <text:p>0.09332890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83202" calcext:value-type="float">
            <text:p>83202</text:p>
          </table:table-cell>
          <table:table-cell office:value-type="float" office:value="414.33" calcext:value-type="float">
            <text:p>414.33</text:p>
          </table:table-cell>
          <table:table-cell office:value-type="float" office:value="6194.1971" calcext:value-type="float">
            <text:p>6194.1971</text:p>
          </table:table-cell>
          <table:table-cell office:value-type="float" office:value="0.074447694766953" calcext:value-type="float">
            <text:p>0.07444769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1488" calcext:value-type="float">
            <text:p>51488</text:p>
          </table:table-cell>
          <table:table-cell office:value-type="float" office:value="333.81" calcext:value-type="float">
            <text:p>333.81</text:p>
          </table:table-cell>
          <table:table-cell office:value-type="float" office:value="4544.0892" calcext:value-type="float">
            <text:p>4544.0892</text:p>
          </table:table-cell>
          <table:table-cell office:value-type="float" office:value="0.08825530609074" calcext:value-type="float">
            <text:p>0.08825530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42757" calcext:value-type="float">
            <text:p>42757</text:p>
          </table:table-cell>
          <table:table-cell office:value-type="float" office:value="168.14" calcext:value-type="float">
            <text:p>168.14</text:p>
          </table:table-cell>
          <table:table-cell office:value-type="float" office:value="3402.9434" calcext:value-type="float">
            <text:p>3402.9434</text:p>
          </table:table-cell>
          <table:table-cell office:value-type="float" office:value="0.079587983254204" calcext:value-type="float">
            <text:p>0.07958798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222461" calcext:value-type="float">
            <text:p>1222461</text:p>
          </table:table-cell>
          <table:table-cell/>
          <table:table-cell office:value-type="float" office:value="104673.1972" calcext:value-type="float">
            <text:p>104673.1972</text:p>
          </table:table-cell>
          <table:table-cell office:value-type="float" office:value="0.085624978792779" calcext:value-type="float">
            <text:p>0.08562497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04673.1972" calcext:value-type="float">
            <text:p>104673.197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BELL-A210</text:p>
          </table:table-cell>
          <table:table-cell office:value-type="string" calcext:value-type="string">
            <text:p>BELL HALL</text:p>
          </table:table-cell>
          <table:table-cell office:value-type="string" calcext:value-type="string">
            <text:p>66,609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49393" calcext:value-type="float">
            <text:p>149393</text:p>
          </table:table-cell>
          <table:table-cell office:value-type="float" office:value="303.16" calcext:value-type="float">
            <text:p>303.16</text:p>
          </table:table-cell>
          <table:table-cell office:value-type="float" office:value="11174.4547" calcext:value-type="float">
            <text:p>11174.4547</text:p>
          </table:table-cell>
          <table:table-cell office:value-type="float" office:value="0.07479905149505" calcext:value-type="float">
            <text:p>0.074799051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011: Steady increase in usage since smart meters installed. <text:s/>09-10 &amp; 10-11: Small decrease in electric usage. <text:s/>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41582" calcext:value-type="float">
            <text:p>141582</text:p>
          </table:table-cell>
          <table:table-cell office:value-type="float" office:value="352.28" calcext:value-type="float">
            <text:p>352.28</text:p>
          </table:table-cell>
          <table:table-cell office:value-type="float" office:value="8606.1706" calcext:value-type="float">
            <text:p>8606.1706</text:p>
          </table:table-cell>
          <table:table-cell office:value-type="float" office:value="0.060785767964854" calcext:value-type="float">
            <text:p>0.0607857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50765" calcext:value-type="float">
            <text:p>150765</text:p>
          </table:table-cell>
          <table:table-cell office:value-type="float" office:value="363.51" calcext:value-type="float">
            <text:p>363.51</text:p>
          </table:table-cell>
          <table:table-cell office:value-type="float" office:value="9789.5543" calcext:value-type="float">
            <text:p>9789.5543</text:p>
          </table:table-cell>
          <table:table-cell office:value-type="float" office:value="0.064932539382483" calcext:value-type="float">
            <text:p>0.06493253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87182" calcext:value-type="float">
            <text:p>187182</text:p>
          </table:table-cell>
          <table:table-cell office:value-type="float" office:value="491.79" calcext:value-type="float">
            <text:p>491.79</text:p>
          </table:table-cell>
          <table:table-cell office:value-type="float" office:value="11247.0533" calcext:value-type="float">
            <text:p>11247.0533</text:p>
          </table:table-cell>
          <table:table-cell office:value-type="float" office:value="0.060086190445663" calcext:value-type="float">
            <text:p>0.0600861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26218" calcext:value-type="float">
            <text:p>226218</text:p>
          </table:table-cell>
          <table:table-cell office:value-type="float" office:value="639.24" calcext:value-type="float">
            <text:p>639.24</text:p>
          </table:table-cell>
          <table:table-cell office:value-type="float" office:value="16111.8552" calcext:value-type="float">
            <text:p>16111.8552</text:p>
          </table:table-cell>
          <table:table-cell office:value-type="float" office:value="0.071222693154391" calcext:value-type="float">
            <text:p>0.07122269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73623" calcext:value-type="float">
            <text:p>273623</text:p>
          </table:table-cell>
          <table:table-cell office:value-type="float" office:value="720.15" calcext:value-type="float">
            <text:p>720.15</text:p>
          </table:table-cell>
          <table:table-cell office:value-type="float" office:value="18561.1544" calcext:value-type="float">
            <text:p>18561.1544</text:p>
          </table:table-cell>
          <table:table-cell office:value-type="float" office:value="0.06783477412352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344673" calcext:value-type="float">
            <text:p>344673</text:p>
          </table:table-cell>
          <table:table-cell office:value-type="float" office:value="689.98" calcext:value-type="float">
            <text:p>689.98</text:p>
          </table:table-cell>
          <table:table-cell office:value-type="float" office:value="42596.4725" calcext:value-type="float">
            <text:p>42596.4725</text:p>
          </table:table-cell>
          <table:table-cell office:value-type="float" office:value="0.12358517348327" calcext:value-type="float">
            <text:p>0.12358517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305070" calcext:value-type="float">
            <text:p>305070</text:p>
          </table:table-cell>
          <table:table-cell office:value-type="float" office:value="669.9" calcext:value-type="float">
            <text:p>669.9</text:p>
          </table:table-cell>
          <table:table-cell office:value-type="float" office:value="28783.6852" calcext:value-type="float">
            <text:p>28783.6852</text:p>
          </table:table-cell>
          <table:table-cell office:value-type="float" office:value="0.094351084013505" calcext:value-type="float">
            <text:p>0.0943510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93855" calcext:value-type="float">
            <text:p>293855</text:p>
          </table:table-cell>
          <table:table-cell office:value-type="float" office:value="675.93" calcext:value-type="float">
            <text:p>675.93</text:p>
          </table:table-cell>
          <table:table-cell office:value-type="float" office:value="27425.1668" calcext:value-type="float">
            <text:p>27425.1668</text:p>
          </table:table-cell>
          <table:table-cell office:value-type="float" office:value="0.093328909836484" calcext:value-type="float">
            <text:p>0.09332890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09457" calcext:value-type="float">
            <text:p>209457</text:p>
          </table:table-cell>
          <table:table-cell office:value-type="float" office:value="566.71" calcext:value-type="float">
            <text:p>566.71</text:p>
          </table:table-cell>
          <table:table-cell office:value-type="float" office:value="15593.5909" calcext:value-type="float">
            <text:p>15593.5909</text:p>
          </table:table-cell>
          <table:table-cell office:value-type="float" office:value="0.074447695231002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09020" calcext:value-type="float">
            <text:p>209020</text:p>
          </table:table-cell>
          <table:table-cell office:value-type="float" office:value="465.02" calcext:value-type="float">
            <text:p>465.02</text:p>
          </table:table-cell>
          <table:table-cell office:value-type="float" office:value="18447.1241" calcext:value-type="float">
            <text:p>18447.1241</text:p>
          </table:table-cell>
          <table:table-cell office:value-type="float" office:value="0.088255306190795" calcext:value-type="float">
            <text:p>0.0882553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60080" calcext:value-type="float">
            <text:p>160080</text:p>
          </table:table-cell>
          <table:table-cell office:value-type="float" office:value="350.86" calcext:value-type="float">
            <text:p>350.86</text:p>
          </table:table-cell>
          <table:table-cell office:value-type="float" office:value="12740.4445" calcext:value-type="float">
            <text:p>12740.4445</text:p>
          </table:table-cell>
          <table:table-cell office:value-type="float" office:value="0.079587984132934" calcext:value-type="float">
            <text:p>0.0795879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650918" calcext:value-type="float">
            <text:p>2650918</text:p>
          </table:table-cell>
          <table:table-cell/>
          <table:table-cell office:value-type="float" office:value="221076.7265" calcext:value-type="float">
            <text:p>221076.7265</text:p>
          </table:table-cell>
          <table:table-cell office:value-type="float" office:value="0.083396290077626" calcext:value-type="float">
            <text:p>0.08339629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21076.7265" calcext:value-type="float">
            <text:p>221076.726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BISSLL-A452</text:p>
          </table:table-cell>
          <table:table-cell office:value-type="string" calcext:value-type="string">
            <text:p>BISSELL</text:p>
          </table:table-cell>
          <table:table-cell office:value-type="string" calcext:value-type="string">
            <text:p>9,10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7788" calcext:value-type="float">
            <text:p>17788</text:p>
          </table:table-cell>
          <table:table-cell office:value-type="float" office:value="44.11" calcext:value-type="float">
            <text:p>44.11</text:p>
          </table:table-cell>
          <table:table-cell office:value-type="float" office:value="1330.5255" calcext:value-type="float">
            <text:p>1330.5255</text:p>
          </table:table-cell>
          <table:table-cell office:value-type="float" office:value="0.074799049921295" calcext:value-type="float">
            <text:p>0.0747990499</text:p>
          </table:table-cell>
          <table:table-cell office:value-type="string" calcext:value-type="string">
            <text:p>12-13: <text:s/>M. Garguiolo, Electric Fueling Station Installed served by Bissell &amp; Bonn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6759" calcext:value-type="float">
            <text:p>16759</text:p>
          </table:table-cell>
          <table:table-cell office:value-type="float" office:value="37.62" calcext:value-type="float">
            <text:p>37.62</text:p>
          </table:table-cell>
          <table:table-cell office:value-type="float" office:value="1018.7087" calcext:value-type="float">
            <text:p>1018.7087</text:p>
          </table:table-cell>
          <table:table-cell office:value-type="float" office:value="0.060785768840623" calcext:value-type="float">
            <text:p>0.06078576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5023" calcext:value-type="float">
            <text:p>15023</text:p>
          </table:table-cell>
          <table:table-cell office:value-type="float" office:value="40.72" calcext:value-type="float">
            <text:p>40.72</text:p>
          </table:table-cell>
          <table:table-cell office:value-type="float" office:value="975.4815" calcext:value-type="float">
            <text:p>975.4815</text:p>
          </table:table-cell>
          <table:table-cell office:value-type="float" office:value="0.064932536776942" calcext:value-type="float">
            <text:p>0.06493253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4080" calcext:value-type="float">
            <text:p>14080</text:p>
          </table:table-cell>
          <table:table-cell office:value-type="float" office:value="29.77" calcext:value-type="float">
            <text:p>29.77</text:p>
          </table:table-cell>
          <table:table-cell office:value-type="float" office:value="846.0136" calcext:value-type="float">
            <text:p>846.0136</text:p>
          </table:table-cell>
          <table:table-cell office:value-type="float" office:value="0.060086193181818" calcext:value-type="float">
            <text:p>0.06008619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1751" calcext:value-type="float">
            <text:p>11751</text:p>
          </table:table-cell>
          <table:table-cell office:value-type="float" office:value="23.17" calcext:value-type="float">
            <text:p>23.17</text:p>
          </table:table-cell>
          <table:table-cell office:value-type="float" office:value="836.9379" calcext:value-type="float">
            <text:p>836.9379</text:p>
          </table:table-cell>
          <table:table-cell office:value-type="float" office:value="0.071222695940771" calcext:value-type="float">
            <text:p>0.07122269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3003" calcext:value-type="float">
            <text:p>13003</text:p>
          </table:table-cell>
          <table:table-cell office:value-type="float" office:value="24.75" calcext:value-type="float">
            <text:p>24.75</text:p>
          </table:table-cell>
          <table:table-cell office:value-type="float" office:value="882.0556" calcext:value-type="float">
            <text:p>882.0556</text:p>
          </table:table-cell>
          <table:table-cell office:value-type="float" office:value="0.067834776590018" calcext:value-type="float">
            <text:p>0.06783477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2987" calcext:value-type="float">
            <text:p>12987</text:p>
          </table:table-cell>
          <table:table-cell office:value-type="float" office:value="26.85" calcext:value-type="float">
            <text:p>26.85</text:p>
          </table:table-cell>
          <table:table-cell office:value-type="float" office:value="1605.0006" calcext:value-type="float">
            <text:p>1605.0006</text:p>
          </table:table-cell>
          <table:table-cell office:value-type="float" office:value="0.12358516978517" calcext:value-type="float">
            <text:p>0.12358516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1837" calcext:value-type="float">
            <text:p>11837</text:p>
          </table:table-cell>
          <table:table-cell office:value-type="float" office:value="26.47" calcext:value-type="float">
            <text:p>26.47</text:p>
          </table:table-cell>
          <table:table-cell office:value-type="float" office:value="1116.8338" calcext:value-type="float">
            <text:p>1116.8338</text:p>
          </table:table-cell>
          <table:table-cell office:value-type="float" office:value="0.094351085579116" calcext:value-type="float">
            <text:p>0.09435108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2461" calcext:value-type="float">
            <text:p>12461</text:p>
          </table:table-cell>
          <table:table-cell office:value-type="float" office:value="23.01" calcext:value-type="float">
            <text:p>23.01</text:p>
          </table:table-cell>
          <table:table-cell office:value-type="float" office:value="1162.9715" calcext:value-type="float">
            <text:p>1162.9715</text:p>
          </table:table-cell>
          <table:table-cell office:value-type="float" office:value="0.093328906187304" calcext:value-type="float">
            <text:p>0.0933289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2332" calcext:value-type="float">
            <text:p>12332</text:p>
          </table:table-cell>
          <table:table-cell office:value-type="float" office:value="26.33" calcext:value-type="float">
            <text:p>26.33</text:p>
          </table:table-cell>
          <table:table-cell office:value-type="float" office:value="918.089" calcext:value-type="float">
            <text:p>918.089</text:p>
          </table:table-cell>
          <table:table-cell office:value-type="float" office:value="0.07444769704833" calcext:value-type="float">
            <text:p>0.0744476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226" calcext:value-type="float">
            <text:p>13226</text:p>
          </table:table-cell>
          <table:table-cell office:value-type="float" office:value="25.83" calcext:value-type="float">
            <text:p>25.83</text:p>
          </table:table-cell>
          <table:table-cell office:value-type="float" office:value="1167.2647" calcext:value-type="float">
            <text:p>1167.2647</text:p>
          </table:table-cell>
          <table:table-cell office:value-type="float" office:value="0.088255307727204" calcext:value-type="float">
            <text:p>0.08825530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5222" calcext:value-type="float">
            <text:p>15222</text:p>
          </table:table-cell>
          <table:table-cell office:value-type="float" office:value="34.8" calcext:value-type="float">
            <text:p>34.8</text:p>
          </table:table-cell>
          <table:table-cell office:value-type="float" office:value="1211.4883" calcext:value-type="float">
            <text:p>1211.4883</text:p>
          </table:table-cell>
          <table:table-cell office:value-type="float" office:value="0.079587984496124" calcext:value-type="float">
            <text:p>0.0795879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6469" calcext:value-type="float">
            <text:p>166469</text:p>
          </table:table-cell>
          <table:table-cell/>
          <table:table-cell office:value-type="float" office:value="13071.3707" calcext:value-type="float">
            <text:p>13071.3707</text:p>
          </table:table-cell>
          <table:table-cell office:value-type="float" office:value="0.078521350521719" calcext:value-type="float">
            <text:p>0.0785213505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/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.117" calcext:value-type="float">
            <text:p>37.117</text:p>
          </table:table-cell>
          <table:table-cell office:value-type="float" office:value="0.57103076923077" calcext:value-type="float">
            <text:p>0.57103076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6.5311" calcext:value-type="float">
            <text:p>56.5311</text:p>
          </table:table-cell>
          <table:table-cell office:value-type="float" office:value="0.54884563106796" calcext:value-type="float">
            <text:p>0.54884563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99.5487" calcext:value-type="float">
            <text:p>99.5487</text:p>
          </table:table-cell>
          <table:table-cell office:value-type="float" office:value="0.52951436170213" calcext:value-type="float">
            <text:p>0.529514361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57.2375" calcext:value-type="float">
            <text:p>157.2375</text:p>
          </table:table-cell>
          <table:table-cell office:value-type="float" office:value="0.51893564356436" calcext:value-type="float">
            <text:p>0.51893564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56.779" calcext:value-type="float">
            <text:p>256.779</text:p>
          </table:table-cell>
          <table:table-cell office:value-type="float" office:value="0.49571235521236" calcext:value-type="float">
            <text:p>0.49571235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488.9437" calcext:value-type="float">
            <text:p>488.9437</text:p>
          </table:table-cell>
          <table:table-cell office:value-type="float" office:value="0.53203884657236" calcext:value-type="float">
            <text:p>0.53203884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640.5611" calcext:value-type="float">
            <text:p>640.5611</text:p>
          </table:table-cell>
          <table:table-cell office:value-type="float" office:value="0.56486869488536" calcext:value-type="float">
            <text:p>0.564868694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543.1574" calcext:value-type="float">
            <text:p>543.1574</text:p>
          </table:table-cell>
          <table:table-cell office:value-type="float" office:value="0.61235332581736" calcext:value-type="float">
            <text:p>0.61235332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71.8452" calcext:value-type="float">
            <text:p>471.8452</text:p>
          </table:table-cell>
          <table:table-cell office:value-type="float" office:value="0.5825249382716" calcext:value-type="float">
            <text:p>0.58252493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235.2885" calcext:value-type="float">
            <text:p>235.2885</text:p>
          </table:table-cell>
          <table:table-cell office:value-type="float" office:value="0.62081398416887" calcext:value-type="float">
            <text:p>0.62081398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12.1987" calcext:value-type="float">
            <text:p>112.1987</text:p>
          </table:table-cell>
          <table:table-cell office:value-type="float" office:value="0.62332611111111" calcext:value-type="float">
            <text:p>0.62332611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5.6911" calcext:value-type="float">
            <text:p>75.6911</text:p>
          </table:table-cell>
          <table:table-cell office:value-type="float" office:value="0.64145" calcext:value-type="float">
            <text:p>0.641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604" calcext:value-type="float">
            <text:p>5604</text:p>
          </table:table-cell>
          <table:table-cell/>
          <table:table-cell office:value-type="float" office:value="3174.899" calcext:value-type="float">
            <text:p>3174.899</text:p>
          </table:table-cell>
          <table:table-cell office:value-type="float" office:value="0.56654157744468" calcext:value-type="float">
            <text:p>0.56654157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6246.2697" calcext:value-type="float">
            <text:p>16246.269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BONNER-A420</text:p>
          </table:table-cell>
          <table:table-cell office:value-type="string" calcext:value-type="string">
            <text:p>BONNER HALL</text:p>
          </table:table-cell>
          <table:table-cell office:value-type="string" calcext:value-type="string">
            <text:p>70,88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90304" calcext:value-type="float">
            <text:p>90304</text:p>
          </table:table-cell>
          <table:table-cell office:value-type="float" office:value="168.64" calcext:value-type="float">
            <text:p>168.64</text:p>
          </table:table-cell>
          <table:table-cell office:value-type="float" office:value="6754.6536" calcext:value-type="float">
            <text:p>6754.6536</text:p>
          </table:table-cell>
          <table:table-cell office:value-type="float" office:value="0.074799052090716" calcext:value-type="float">
            <text:p>0.0747990521</text:p>
          </table:table-cell>
          <table:table-cell office:value-type="string" calcext:value-type="string">
            <text:p>12-13: <text:s/>M. Garguiolo, Electric Fueling Station Installed served by Bissell &amp; Bonn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95068" calcext:value-type="float">
            <text:p>95068</text:p>
          </table:table-cell>
          <table:table-cell office:value-type="float" office:value="180.22" calcext:value-type="float">
            <text:p>180.22</text:p>
          </table:table-cell>
          <table:table-cell office:value-type="float" office:value="5778.7814" calcext:value-type="float">
            <text:p>5778.7814</text:p>
          </table:table-cell>
          <table:table-cell office:value-type="float" office:value="0.060785768081794" calcext:value-type="float">
            <text:p>0.06078576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98548" calcext:value-type="float">
            <text:p>98548</text:p>
          </table:table-cell>
          <table:table-cell office:value-type="float" office:value="191.46" calcext:value-type="float">
            <text:p>191.46</text:p>
          </table:table-cell>
          <table:table-cell office:value-type="float" office:value="6398.9719" calcext:value-type="float">
            <text:p>6398.9719</text:p>
          </table:table-cell>
          <table:table-cell office:value-type="float" office:value="0.06493253947315" calcext:value-type="float">
            <text:p>0.06493253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09135" calcext:value-type="float">
            <text:p>109135</text:p>
          </table:table-cell>
          <table:table-cell office:value-type="float" office:value="224.54" calcext:value-type="float">
            <text:p>224.54</text:p>
          </table:table-cell>
          <table:table-cell office:value-type="float" office:value="6557.5064" calcext:value-type="float">
            <text:p>6557.5064</text:p>
          </table:table-cell>
          <table:table-cell office:value-type="float" office:value="0.060086190498007" calcext:value-type="float">
            <text:p>0.06008619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33142" calcext:value-type="float">
            <text:p>133142</text:p>
          </table:table-cell>
          <table:table-cell office:value-type="float" office:value="256.8" calcext:value-type="float">
            <text:p>256.8</text:p>
          </table:table-cell>
          <table:table-cell office:value-type="float" office:value="9482.7318" calcext:value-type="float">
            <text:p>9482.7318</text:p>
          </table:table-cell>
          <table:table-cell office:value-type="float" office:value="0.071222693064548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47971" calcext:value-type="float">
            <text:p>147971</text:p>
          </table:table-cell>
          <table:table-cell office:value-type="float" office:value="269.76" calcext:value-type="float">
            <text:p>269.76</text:p>
          </table:table-cell>
          <table:table-cell office:value-type="float" office:value="10037.5794" calcext:value-type="float">
            <text:p>10037.5794</text:p>
          </table:table-cell>
          <table:table-cell office:value-type="float" office:value="0.067834774381467" calcext:value-type="float">
            <text:p>0.06783477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59457" calcext:value-type="float">
            <text:p>159457</text:p>
          </table:table-cell>
          <table:table-cell office:value-type="float" office:value="285.96" calcext:value-type="float">
            <text:p>285.96</text:p>
          </table:table-cell>
          <table:table-cell office:value-type="float" office:value="19706.521" calcext:value-type="float">
            <text:p>19706.521</text:p>
          </table:table-cell>
          <table:table-cell office:value-type="float" office:value="0.12358517343234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42444" calcext:value-type="float">
            <text:p>142444</text:p>
          </table:table-cell>
          <table:table-cell office:value-type="float" office:value="269.73" calcext:value-type="float">
            <text:p>269.73</text:p>
          </table:table-cell>
          <table:table-cell office:value-type="float" office:value="13439.7458" calcext:value-type="float">
            <text:p>13439.7458</text:p>
          </table:table-cell>
          <table:table-cell office:value-type="float" office:value="0.094351083934739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46610" calcext:value-type="float">
            <text:p>146610</text:p>
          </table:table-cell>
          <table:table-cell office:value-type="float" office:value="269.17" calcext:value-type="float">
            <text:p>269.17</text:p>
          </table:table-cell>
          <table:table-cell office:value-type="float" office:value="13682.9515" calcext:value-type="float">
            <text:p>13682.9515</text:p>
          </table:table-cell>
          <table:table-cell office:value-type="float" office:value="0.093328910033422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07577" calcext:value-type="float">
            <text:p>107577</text:p>
          </table:table-cell>
          <table:table-cell office:value-type="float" office:value="223.9" calcext:value-type="float">
            <text:p>223.9</text:p>
          </table:table-cell>
          <table:table-cell office:value-type="float" office:value="8008.8597" calcext:value-type="float">
            <text:p>8008.8597</text:p>
          </table:table-cell>
          <table:table-cell office:value-type="float" office:value="0.074447695139296" calcext:value-type="float">
            <text:p>0.07444769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78609" calcext:value-type="float">
            <text:p>78609</text:p>
          </table:table-cell>
          <table:table-cell office:value-type="float" office:value="156.07" calcext:value-type="float">
            <text:p>156.07</text:p>
          </table:table-cell>
          <table:table-cell office:value-type="float" office:value="6937.6614" calcext:value-type="float">
            <text:p>6937.6614</text:p>
          </table:table-cell>
          <table:table-cell office:value-type="float" office:value="0.088255306644277" calcext:value-type="float">
            <text:p>0.08825530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7577" calcext:value-type="float">
            <text:p>67577</text:p>
          </table:table-cell>
          <table:table-cell office:value-type="float" office:value="142.66" calcext:value-type="float">
            <text:p>142.66</text:p>
          </table:table-cell>
          <table:table-cell office:value-type="float" office:value="5378.3172" calcext:value-type="float">
            <text:p>5378.3172</text:p>
          </table:table-cell>
          <table:table-cell office:value-type="float" office:value="0.079587984077423" calcext:value-type="float">
            <text:p>0.0795879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376442" calcext:value-type="float">
            <text:p>1376442</text:p>
          </table:table-cell>
          <table:table-cell/>
          <table:table-cell office:value-type="float" office:value="112164.2811" calcext:value-type="float">
            <text:p>112164.2811</text:p>
          </table:table-cell>
          <table:table-cell office:value-type="float" office:value="0.081488563339392" calcext:value-type="float">
            <text:p>0.0814885633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59.32" calcext:value-type="float">
            <text:p>159.32</text:p>
          </table:table-cell>
          <table:table-cell office:value-type="float" office:value="0.5710394265233" calcext:value-type="float">
            <text:p>0.57103942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225.03" calcext:value-type="float">
            <text:p>225.03</text:p>
          </table:table-cell>
          <table:table-cell office:value-type="float" office:value="0.54885365853659" calcext:value-type="float">
            <text:p>0.54885365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476.03" calcext:value-type="float">
            <text:p>476.03</text:p>
          </table:table-cell>
          <table:table-cell office:value-type="float" office:value="0.529510567297" calcext:value-type="float">
            <text:p>0.5295105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float" office:value="1053.44" calcext:value-type="float">
            <text:p>1053.44</text:p>
          </table:table-cell>
          <table:table-cell office:value-type="float" office:value="0.51893596059113" calcext:value-type="float">
            <text:p>0.51893596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4249" calcext:value-type="float">
            <text:p>4249</text:p>
          </table:table-cell>
          <table:table-cell/>
          <table:table-cell office:value-type="float" office:value="2106.28" calcext:value-type="float">
            <text:p>2106.28</text:p>
          </table:table-cell>
          <table:table-cell office:value-type="float" office:value="0.49571193221935" calcext:value-type="float">
            <text:p>0.49571193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6647" calcext:value-type="float">
            <text:p>6647</text:p>
          </table:table-cell>
          <table:table-cell/>
          <table:table-cell office:value-type="float" office:value="3536.46" calcext:value-type="float">
            <text:p>3536.46</text:p>
          </table:table-cell>
          <table:table-cell office:value-type="float" office:value="0.53203851361516" calcext:value-type="float">
            <text:p>0.53203851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9250" calcext:value-type="float">
            <text:p>9250</text:p>
          </table:table-cell>
          <table:table-cell/>
          <table:table-cell office:value-type="float" office:value="5225.04" calcext:value-type="float">
            <text:p>5225.04</text:p>
          </table:table-cell>
          <table:table-cell office:value-type="float" office:value="0.56486918918919" calcext:value-type="float">
            <text:p>0.56486918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7145" calcext:value-type="float">
            <text:p>7145</text:p>
          </table:table-cell>
          <table:table-cell/>
          <table:table-cell office:value-type="float" office:value="4375.26" calcext:value-type="float">
            <text:p>4375.26</text:p>
          </table:table-cell>
          <table:table-cell office:value-type="float" office:value="0.61235269419174" calcext:value-type="float">
            <text:p>0.61235269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5737" calcext:value-type="float">
            <text:p>5737</text:p>
          </table:table-cell>
          <table:table-cell/>
          <table:table-cell office:value-type="float" office:value="3341.95" calcext:value-type="float">
            <text:p>3341.95</text:p>
          </table:table-cell>
          <table:table-cell office:value-type="float" office:value="0.58252571030155" calcext:value-type="float">
            <text:p>0.58252571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207" calcext:value-type="float">
            <text:p>2207</text:p>
          </table:table-cell>
          <table:table-cell/>
          <table:table-cell office:value-type="float" office:value="1370.14" calcext:value-type="float">
            <text:p>1370.14</text:p>
          </table:table-cell>
          <table:table-cell office:value-type="float" office:value="0.62081558676937" calcext:value-type="float">
            <text:p>0.62081558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741.76" calcext:value-type="float">
            <text:p>741.76</text:p>
          </table:table-cell>
          <table:table-cell office:value-type="float" office:value="0.62332773109244" calcext:value-type="float">
            <text:p>0.62332773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376.53" calcext:value-type="float">
            <text:p>376.53</text:p>
          </table:table-cell>
          <table:table-cell office:value-type="float" office:value="0.64144804088586" calcext:value-type="float">
            <text:p>0.64144804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0630" calcext:value-type="float">
            <text:p>40630</text:p>
          </table:table-cell>
          <table:table-cell/>
          <table:table-cell office:value-type="float" office:value="22987.24" calcext:value-type="float">
            <text:p>22987.24</text:p>
          </table:table-cell>
          <table:table-cell office:value-type="float" office:value="0.56577012060054" calcext:value-type="float">
            <text:p>0.565770120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35151.5211" calcext:value-type="float">
            <text:p>135151.52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FA-A570</text:p>
          </table:table-cell>
          <table:table-cell office:value-type="string" calcext:value-type="string">
            <text:p>CENTER FOR THE ARTS (CFA)</text:p>
          </table:table-cell>
          <table:table-cell office:value-type="string" calcext:value-type="string">
            <text:p>301,451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73147" calcext:value-type="float">
            <text:p>273147</text:p>
          </table:table-cell>
          <table:table-cell office:value-type="float" office:value="591.97" calcext:value-type="float">
            <text:p>591.97</text:p>
          </table:table-cell>
          <table:table-cell office:value-type="float" office:value="20431.1366" calcext:value-type="float">
            <text:p>20431.1366</text:p>
          </table:table-cell>
          <table:table-cell office:value-type="float" office:value="0.074799051792624" calcext:value-type="float">
            <text:p>0.0747990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81445" calcext:value-type="float">
            <text:p>281445</text:p>
          </table:table-cell>
          <table:table-cell office:value-type="float" office:value="613.65" calcext:value-type="float">
            <text:p>613.65</text:p>
          </table:table-cell>
          <table:table-cell office:value-type="float" office:value="17107.8505" calcext:value-type="float">
            <text:p>17107.8505</text:p>
          </table:table-cell>
          <table:table-cell office:value-type="float" office:value="0.06078576808968" calcext:value-type="float">
            <text:p>0.06078576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75253" calcext:value-type="float">
            <text:p>275253</text:p>
          </table:table-cell>
          <table:table-cell office:value-type="float" office:value="874.98" calcext:value-type="float">
            <text:p>874.98</text:p>
          </table:table-cell>
          <table:table-cell office:value-type="float" office:value="17872.8763" calcext:value-type="float">
            <text:p>17872.8763</text:p>
          </table:table-cell>
          <table:table-cell office:value-type="float" office:value="0.064932539518189" calcext:value-type="float">
            <text:p>0.06493253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33029" calcext:value-type="float">
            <text:p>333029</text:p>
          </table:table-cell>
          <table:table-cell office:value-type="float" office:value="770.47" calcext:value-type="float">
            <text:p>770.47</text:p>
          </table:table-cell>
          <table:table-cell office:value-type="float" office:value="20010.4439" calcext:value-type="float">
            <text:p>20010.4439</text:p>
          </table:table-cell>
          <table:table-cell office:value-type="float" office:value="0.060086190391828" calcext:value-type="float">
            <text:p>0.0600861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10372" calcext:value-type="float">
            <text:p>310372</text:p>
          </table:table-cell>
          <table:table-cell office:value-type="float" office:value="796.64" calcext:value-type="float">
            <text:p>796.64</text:p>
          </table:table-cell>
          <table:table-cell office:value-type="float" office:value="22105.5297" calcext:value-type="float">
            <text:p>22105.5297</text:p>
          </table:table-cell>
          <table:table-cell office:value-type="float" office:value="0.071222693090872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03779" calcext:value-type="float">
            <text:p>303779</text:p>
          </table:table-cell>
          <table:table-cell office:value-type="float" office:value="803.78" calcext:value-type="float">
            <text:p>803.78</text:p>
          </table:table-cell>
          <table:table-cell office:value-type="float" office:value="20606.7799" calcext:value-type="float">
            <text:p>20606.7799</text:p>
          </table:table-cell>
          <table:table-cell office:value-type="float" office:value="0.067834774293154" calcext:value-type="float">
            <text:p>0.06783477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316856" calcext:value-type="float">
            <text:p>316856</text:p>
          </table:table-cell>
          <table:table-cell office:value-type="float" office:value="655.17" calcext:value-type="float">
            <text:p>655.17</text:p>
          </table:table-cell>
          <table:table-cell office:value-type="float" office:value="39158.7037" calcext:value-type="float">
            <text:p>39158.7037</text:p>
          </table:table-cell>
          <table:table-cell office:value-type="float" office:value="0.12358517339107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318265" calcext:value-type="float">
            <text:p>318265</text:p>
          </table:table-cell>
          <table:table-cell office:value-type="float" office:value="764.52" calcext:value-type="float">
            <text:p>764.52</text:p>
          </table:table-cell>
          <table:table-cell office:value-type="float" office:value="30028.6477" calcext:value-type="float">
            <text:p>30028.6477</text:p>
          </table:table-cell>
          <table:table-cell office:value-type="float" office:value="0.094351083845223" calcext:value-type="float">
            <text:p>0.0943510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40118" calcext:value-type="float">
            <text:p>340118</text:p>
          </table:table-cell>
          <table:table-cell office:value-type="float" office:value="797.05" calcext:value-type="float">
            <text:p>797.05</text:p>
          </table:table-cell>
          <table:table-cell office:value-type="float" office:value="31742.8422" calcext:value-type="float">
            <text:p>31742.8422</text:p>
          </table:table-cell>
          <table:table-cell office:value-type="float" office:value="0.093328909966541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17778" calcext:value-type="float">
            <text:p>317778</text:p>
          </table:table-cell>
          <table:table-cell office:value-type="float" office:value="882.13" calcext:value-type="float">
            <text:p>882.13</text:p>
          </table:table-cell>
          <table:table-cell office:value-type="float" office:value="23657.8397" calcext:value-type="float">
            <text:p>23657.8397</text:p>
          </table:table-cell>
          <table:table-cell office:value-type="float" office:value="0.074447695246367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19522" calcext:value-type="float">
            <text:p>319522</text:p>
          </table:table-cell>
          <table:table-cell office:value-type="float" office:value="796.34" calcext:value-type="float">
            <text:p>796.34</text:p>
          </table:table-cell>
          <table:table-cell office:value-type="float" office:value="28199.512" calcext:value-type="float">
            <text:p>28199.512</text:p>
          </table:table-cell>
          <table:table-cell office:value-type="float" office:value="0.088255306363881" calcext:value-type="float">
            <text:p>0.08825530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00262" calcext:value-type="float">
            <text:p>300262</text:p>
          </table:table-cell>
          <table:table-cell office:value-type="float" office:value="649.49" calcext:value-type="float">
            <text:p>649.49</text:p>
          </table:table-cell>
          <table:table-cell office:value-type="float" office:value="23897.2473" calcext:value-type="float">
            <text:p>23897.2473</text:p>
          </table:table-cell>
          <table:table-cell office:value-type="float" office:value="0.0795879841605" calcext:value-type="float">
            <text:p>0.07958798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689826" calcext:value-type="float">
            <text:p>3689826</text:p>
          </table:table-cell>
          <table:table-cell/>
          <table:table-cell office:value-type="float" office:value="294819.4095" calcext:value-type="float">
            <text:p>294819.4095</text:p>
          </table:table-cell>
          <table:table-cell office:value-type="float" office:value="0.079900626614914" calcext:value-type="float">
            <text:p>0.0799006266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8213" calcext:value-type="float">
            <text:p>8213</text:p>
          </table:table-cell>
          <table:table-cell/>
          <table:table-cell office:value-type="float" office:value="4689.87" calcext:value-type="float">
            <text:p>4689.87</text:p>
          </table:table-cell>
          <table:table-cell office:value-type="float" office:value="0.57103007427249" calcext:value-type="float">
            <text:p>0.5710300743</text:p>
          </table:table-cell>
          <table:table-cell office:value-type="string" calcext:value-type="string">
            <text:p>Gas usage down 8% - elec usage up 9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231.61" calcext:value-type="float">
            <text:p>231.61</text:p>
          </table:table-cell>
          <table:table-cell office:value-type="float" office:value="0.54883886255924" calcext:value-type="float">
            <text:p>0.54883886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6050" calcext:value-type="float">
            <text:p>6050</text:p>
          </table:table-cell>
          <table:table-cell/>
          <table:table-cell office:value-type="float" office:value="3203.56" calcext:value-type="float">
            <text:p>3203.56</text:p>
          </table:table-cell>
          <table:table-cell office:value-type="float" office:value="0.52951404958678" calcext:value-type="float">
            <text:p>0.52951404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3252" calcext:value-type="float">
            <text:p>13252</text:p>
          </table:table-cell>
          <table:table-cell/>
          <table:table-cell office:value-type="float" office:value="6876.94" calcext:value-type="float">
            <text:p>6876.94</text:p>
          </table:table-cell>
          <table:table-cell office:value-type="float" office:value="0.51893600965892" calcext:value-type="float">
            <text:p>0.51893600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6873" calcext:value-type="float">
            <text:p>26873</text:p>
          </table:table-cell>
          <table:table-cell/>
          <table:table-cell office:value-type="float" office:value="13321.28" calcext:value-type="float">
            <text:p>13321.28</text:p>
          </table:table-cell>
          <table:table-cell office:value-type="float" office:value="0.49571242511071" calcext:value-type="float">
            <text:p>0.49571242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7976" calcext:value-type="float">
            <text:p>37976</text:p>
          </table:table-cell>
          <table:table-cell/>
          <table:table-cell office:value-type="float" office:value="20204.71" calcext:value-type="float">
            <text:p>20204.71</text:p>
          </table:table-cell>
          <table:table-cell office:value-type="float" office:value="0.53203891931746" calcext:value-type="float">
            <text:p>0.53203891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0414" calcext:value-type="float">
            <text:p>50414</text:p>
          </table:table-cell>
          <table:table-cell/>
          <table:table-cell office:value-type="float" office:value="28477.29" calcext:value-type="float">
            <text:p>28477.29</text:p>
          </table:table-cell>
          <table:table-cell office:value-type="float" office:value="0.56486868726941" calcext:value-type="float">
            <text:p>0.56486868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6198" calcext:value-type="float">
            <text:p>46198</text:p>
          </table:table-cell>
          <table:table-cell/>
          <table:table-cell office:value-type="float" office:value="28289.5" calcext:value-type="float">
            <text:p>28289.5</text:p>
          </table:table-cell>
          <table:table-cell office:value-type="float" office:value="0.61235334862981" calcext:value-type="float">
            <text:p>0.61235334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9175" calcext:value-type="float">
            <text:p>39175</text:p>
          </table:table-cell>
          <table:table-cell/>
          <table:table-cell office:value-type="float" office:value="22820.42" calcext:value-type="float">
            <text:p>22820.42</text:p>
          </table:table-cell>
          <table:table-cell office:value-type="float" office:value="0.58252507977026" calcext:value-type="float">
            <text:p>0.58252507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9247" calcext:value-type="float">
            <text:p>19247</text:p>
          </table:table-cell>
          <table:table-cell/>
          <table:table-cell office:value-type="float" office:value="11948.81" calcext:value-type="float">
            <text:p>11948.81</text:p>
          </table:table-cell>
          <table:table-cell office:value-type="float" office:value="0.62081415285499" calcext:value-type="float">
            <text:p>0.62081415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256" calcext:value-type="float">
            <text:p>13256</text:p>
          </table:table-cell>
          <table:table-cell/>
          <table:table-cell office:value-type="float" office:value="8262.81" calcext:value-type="float">
            <text:p>8262.81</text:p>
          </table:table-cell>
          <table:table-cell office:value-type="float" office:value="0.62332604103802" calcext:value-type="float">
            <text:p>0.6233260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777" calcext:value-type="float">
            <text:p>7777</text:p>
          </table:table-cell>
          <table:table-cell/>
          <table:table-cell office:value-type="float" office:value="4988.56" calcext:value-type="float">
            <text:p>4988.56</text:p>
          </table:table-cell>
          <table:table-cell office:value-type="float" office:value="0.64145043075736" calcext:value-type="float">
            <text:p>0.64145043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68853" calcext:value-type="float">
            <text:p>268853</text:p>
          </table:table-cell>
          <table:table-cell/>
          <table:table-cell office:value-type="float" office:value="153315.36" calcext:value-type="float">
            <text:p>153315.36</text:p>
          </table:table-cell>
          <table:table-cell office:value-type="float" office:value="0.57025720375075" calcext:value-type="float">
            <text:p>0.57025720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448134.7695" calcext:value-type="float">
            <text:p>448134.769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FT-A125</text:p>
          </table:table-cell>
          <table:table-cell office:value-type="string" calcext:value-type="string">
            <text:p>CENTER FOR TOMORROW</text:p>
          </table:table-cell>
          <table:table-cell office:value-type="string" calcext:value-type="string">
            <text:p>17,420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37880" calcext:value-type="float">
            <text:p>37880</text:p>
          </table:table-cell>
          <table:table-cell office:value-type="float" office:value="152.01" calcext:value-type="float">
            <text:p>152.01</text:p>
          </table:table-cell>
          <table:table-cell office:value-type="float" office:value="2833.3881" calcext:value-type="float">
            <text:p>2833.3881</text:p>
          </table:table-cell>
          <table:table-cell office:value-type="float" office:value="0.074799052270327" calcext:value-type="float">
            <text:p>0.07479905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4959" calcext:value-type="float">
            <text:p>34959</text:p>
          </table:table-cell>
          <table:table-cell office:value-type="float" office:value="138.27" calcext:value-type="float">
            <text:p>138.27</text:p>
          </table:table-cell>
          <table:table-cell office:value-type="float" office:value="2125.0097" calcext:value-type="float">
            <text:p>2125.0097</text:p>
          </table:table-cell>
          <table:table-cell office:value-type="float" office:value="0.060785769043737" calcext:value-type="float">
            <text:p>0.0607857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3085" calcext:value-type="float">
            <text:p>43085</text:p>
          </table:table-cell>
          <table:table-cell office:value-type="float" office:value="166.59" calcext:value-type="float">
            <text:p>166.59</text:p>
          </table:table-cell>
          <table:table-cell office:value-type="float" office:value="2797.6185" calcext:value-type="float">
            <text:p>2797.6185</text:p>
          </table:table-cell>
          <table:table-cell office:value-type="float" office:value="0.06493254032726" calcext:value-type="float">
            <text:p>0.06493254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7241" calcext:value-type="float">
            <text:p>27241</text:p>
          </table:table-cell>
          <table:table-cell office:value-type="float" office:value="125.83" calcext:value-type="float">
            <text:p>125.83</text:p>
          </table:table-cell>
          <table:table-cell office:value-type="float" office:value="1636.8079" calcext:value-type="float">
            <text:p>1636.8079</text:p>
          </table:table-cell>
          <table:table-cell office:value-type="float" office:value="0.06008618993429" calcext:value-type="float">
            <text:p>0.06008618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0457" calcext:value-type="float">
            <text:p>30457</text:p>
          </table:table-cell>
          <table:table-cell office:value-type="float" office:value="0" calcext:value-type="float">
            <text:p>0</text:p>
          </table:table-cell>
          <table:table-cell office:value-type="float" office:value="2169.2296" calcext:value-type="float">
            <text:p>2169.2296</text:p>
          </table:table-cell>
          <table:table-cell office:value-type="float" office:value="0.071222694290311" calcext:value-type="float">
            <text:p>0.07122269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52911" calcext:value-type="float">
            <text:p>52911</text:p>
          </table:table-cell>
          <table:table-cell office:value-type="float" office:value="162.89" calcext:value-type="float">
            <text:p>162.89</text:p>
          </table:table-cell>
          <table:table-cell office:value-type="float" office:value="3589.2057" calcext:value-type="float">
            <text:p>3589.2057</text:p>
          </table:table-cell>
          <table:table-cell office:value-type="float" office:value="0.067834773487555" calcext:value-type="float">
            <text:p>0.06783477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6624" calcext:value-type="float">
            <text:p>46624</text:p>
          </table:table-cell>
          <table:table-cell office:value-type="float" office:value="135.76" calcext:value-type="float">
            <text:p>135.76</text:p>
          </table:table-cell>
          <table:table-cell office:value-type="float" office:value="5762.0351" calcext:value-type="float">
            <text:p>5762.0351</text:p>
          </table:table-cell>
          <table:table-cell office:value-type="float" office:value="0.12358517287234" calcext:value-type="float">
            <text:p>0.12358517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0085" calcext:value-type="float">
            <text:p>40085</text:p>
          </table:table-cell>
          <table:table-cell office:value-type="float" office:value="159.13" calcext:value-type="float">
            <text:p>159.13</text:p>
          </table:table-cell>
          <table:table-cell office:value-type="float" office:value="3782.0632" calcext:value-type="float">
            <text:p>3782.0632</text:p>
          </table:table-cell>
          <table:table-cell office:value-type="float" office:value="0.094351083946613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9251" calcext:value-type="float">
            <text:p>39251</text:p>
          </table:table-cell>
          <table:table-cell office:value-type="float" office:value="139.47" calcext:value-type="float">
            <text:p>139.47</text:p>
          </table:table-cell>
          <table:table-cell office:value-type="float" office:value="3663.253" calcext:value-type="float">
            <text:p>3663.253</text:p>
          </table:table-cell>
          <table:table-cell office:value-type="float" office:value="0.09332890881761" calcext:value-type="float">
            <text:p>0.09332890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0366" calcext:value-type="float">
            <text:p>30366</text:p>
          </table:table-cell>
          <table:table-cell office:value-type="float" office:value="155.43" calcext:value-type="float">
            <text:p>155.43</text:p>
          </table:table-cell>
          <table:table-cell office:value-type="float" office:value="2260.6787" calcext:value-type="float">
            <text:p>2260.6787</text:p>
          </table:table-cell>
          <table:table-cell office:value-type="float" office:value="0.074447694790226" calcext:value-type="float">
            <text:p>0.07444769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2227" calcext:value-type="float">
            <text:p>42227</text:p>
          </table:table-cell>
          <table:table-cell office:value-type="float" office:value="145.07" calcext:value-type="float">
            <text:p>145.07</text:p>
          </table:table-cell>
          <table:table-cell office:value-type="float" office:value="3726.7568" calcext:value-type="float">
            <text:p>3726.7568</text:p>
          </table:table-cell>
          <table:table-cell office:value-type="float" office:value="0.08825530584697" calcext:value-type="float">
            <text:p>0.08825530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8821" calcext:value-type="float">
            <text:p>38821</text:p>
          </table:table-cell>
          <table:table-cell office:value-type="float" office:value="148.32" calcext:value-type="float">
            <text:p>148.32</text:p>
          </table:table-cell>
          <table:table-cell office:value-type="float" office:value="3089.6851" calcext:value-type="float">
            <text:p>3089.6851</text:p>
          </table:table-cell>
          <table:table-cell office:value-type="float" office:value="0.079587983308003" calcext:value-type="float">
            <text:p>0.07958798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63907" calcext:value-type="float">
            <text:p>463907</text:p>
          </table:table-cell>
          <table:table-cell/>
          <table:table-cell office:value-type="float" office:value="37435.7314" calcext:value-type="float">
            <text:p>37435.7314</text:p>
          </table:table-cell>
          <table:table-cell office:value-type="float" office:value="0.080696629712421" calcext:value-type="float">
            <text:p>0.0806966297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93.6896" calcext:value-type="float">
            <text:p>93.6896</text:p>
          </table:table-cell>
          <table:table-cell office:value-type="float" office:value="0.49571216931217" calcext:value-type="float">
            <text:p>0.49571216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2.8777" calcext:value-type="float">
            <text:p>22.8777</text:p>
          </table:table-cell>
          <table:table-cell office:value-type="float" office:value="0.53203953488372" calcext:value-type="float">
            <text:p>0.532039534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319.7157" calcext:value-type="float">
            <text:p>319.7157</text:p>
          </table:table-cell>
          <table:table-cell office:value-type="float" office:value="0.56486872791519" calcext:value-type="float">
            <text:p>0.56486872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371.0861" calcext:value-type="float">
            <text:p>371.0861</text:p>
          </table:table-cell>
          <table:table-cell office:value-type="float" office:value="0.61235330033003" calcext:value-type="float">
            <text:p>0.61235330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62.1362" calcext:value-type="float">
            <text:p>262.1362</text:p>
          </table:table-cell>
          <table:table-cell office:value-type="float" office:value="0.58252488888889" calcext:value-type="float">
            <text:p>0.58252488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85.6723" calcext:value-type="float">
            <text:p>85.6723</text:p>
          </table:table-cell>
          <table:table-cell office:value-type="float" office:value="0.62081376811594" calcext:value-type="float">
            <text:p>0.62081376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1.8164" calcext:value-type="float">
            <text:p>21.8164</text:p>
          </table:table-cell>
          <table:table-cell office:value-type="float" office:value="0.62332571428571" calcext:value-type="float">
            <text:p>0.62332571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027" calcext:value-type="float">
            <text:p>2027</text:p>
          </table:table-cell>
          <table:table-cell/>
          <table:table-cell office:value-type="float" office:value="1176.994" calcext:value-type="float">
            <text:p>1176.994</text:p>
          </table:table-cell>
          <table:table-cell office:value-type="float" office:value="0.58065811544154" calcext:value-type="float">
            <text:p>0.58065811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38612.7254" calcext:value-type="float">
            <text:p>38612.725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HILD-A650</text:p>
          </table:table-cell>
          <table:table-cell office:value-type="string" calcext:value-type="string">
            <text:p>North Child Care</text:p>
          </table:table-cell>
          <table:table-cell office:value-type="string" calcext:value-type="string">
            <text:p>15,572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8025" calcext:value-type="float">
            <text:p>18025</text:p>
          </table:table-cell>
          <table:table-cell office:value-type="float" office:value="71.22" calcext:value-type="float">
            <text:p>71.22</text:p>
          </table:table-cell>
          <table:table-cell office:value-type="float" office:value="1348.2529" calcext:value-type="float">
            <text:p>1348.2529</text:p>
          </table:table-cell>
          <table:table-cell office:value-type="float" office:value="0.074799051317614" calcext:value-type="float">
            <text:p>0.07479905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5126" calcext:value-type="float">
            <text:p>15126</text:p>
          </table:table-cell>
          <table:table-cell office:value-type="float" office:value="61.13" calcext:value-type="float">
            <text:p>61.13</text:p>
          </table:table-cell>
          <table:table-cell office:value-type="float" office:value="919.4455" calcext:value-type="float">
            <text:p>919.4455</text:p>
          </table:table-cell>
          <table:table-cell office:value-type="float" office:value="0.060785766230332" calcext:value-type="float">
            <text:p>0.06078576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3068" calcext:value-type="float">
            <text:p>13068</text:p>
          </table:table-cell>
          <table:table-cell office:value-type="float" office:value="67.16" calcext:value-type="float">
            <text:p>67.16</text:p>
          </table:table-cell>
          <table:table-cell office:value-type="float" office:value="848.5384" calcext:value-type="float">
            <text:p>848.5384</text:p>
          </table:table-cell>
          <table:table-cell office:value-type="float" office:value="0.064932537496174" calcext:value-type="float">
            <text:p>0.06493253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4211" calcext:value-type="float">
            <text:p>14211</text:p>
          </table:table-cell>
          <table:table-cell office:value-type="float" office:value="56.11" calcext:value-type="float">
            <text:p>56.11</text:p>
          </table:table-cell>
          <table:table-cell office:value-type="float" office:value="853.8849" calcext:value-type="float">
            <text:p>853.8849</text:p>
          </table:table-cell>
          <table:table-cell office:value-type="float" office:value="0.06008619379354" calcext:value-type="float">
            <text:p>0.06008619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6175" calcext:value-type="float">
            <text:p>16175</text:p>
          </table:table-cell>
          <table:table-cell office:value-type="float" office:value="47.81" calcext:value-type="float">
            <text:p>47.81</text:p>
          </table:table-cell>
          <table:table-cell office:value-type="float" office:value="1152.0271" calcext:value-type="float">
            <text:p>1152.0271</text:p>
          </table:table-cell>
          <table:table-cell office:value-type="float" office:value="0.071222695517774" calcext:value-type="float">
            <text:p>0.07122269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9502" calcext:value-type="float">
            <text:p>19502</text:p>
          </table:table-cell>
          <table:table-cell office:value-type="float" office:value="52.67" calcext:value-type="float">
            <text:p>52.67</text:p>
          </table:table-cell>
          <table:table-cell office:value-type="float" office:value="1322.9138" calcext:value-type="float">
            <text:p>1322.9138</text:p>
          </table:table-cell>
          <table:table-cell office:value-type="float" office:value="0.067834775920418" calcext:value-type="float">
            <text:p>0.06783477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1270" calcext:value-type="float">
            <text:p>21270</text:p>
          </table:table-cell>
          <table:table-cell office:value-type="float" office:value="52.35" calcext:value-type="float">
            <text:p>52.35</text:p>
          </table:table-cell>
          <table:table-cell office:value-type="float" office:value="2628.6566" calcext:value-type="float">
            <text:p>2628.6566</text:p>
          </table:table-cell>
          <table:table-cell office:value-type="float" office:value="0.1235851716032" calcext:value-type="float">
            <text:p>0.12358517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8505" calcext:value-type="float">
            <text:p>18505</text:p>
          </table:table-cell>
          <table:table-cell office:value-type="float" office:value="51.47" calcext:value-type="float">
            <text:p>51.47</text:p>
          </table:table-cell>
          <table:table-cell office:value-type="float" office:value="1745.9668" calcext:value-type="float">
            <text:p>1745.9668</text:p>
          </table:table-cell>
          <table:table-cell office:value-type="float" office:value="0.094351083490948" calcext:value-type="float">
            <text:p>0.09435108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8543" calcext:value-type="float">
            <text:p>18543</text:p>
          </table:table-cell>
          <table:table-cell office:value-type="float" office:value="50.28" calcext:value-type="float">
            <text:p>50.28</text:p>
          </table:table-cell>
          <table:table-cell office:value-type="float" office:value="1730.598" calcext:value-type="float">
            <text:p>1730.598</text:p>
          </table:table-cell>
          <table:table-cell office:value-type="float" office:value="0.093328911179421" calcext:value-type="float">
            <text:p>0.09332891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4240" calcext:value-type="float">
            <text:p>14240</text:p>
          </table:table-cell>
          <table:table-cell office:value-type="float" office:value="53.89" calcext:value-type="float">
            <text:p>53.89</text:p>
          </table:table-cell>
          <table:table-cell office:value-type="float" office:value="1060.1352" calcext:value-type="float">
            <text:p>1060.1352</text:p>
          </table:table-cell>
          <table:table-cell office:value-type="float" office:value="0.074447696629213" calcext:value-type="float">
            <text:p>0.07444769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2419" calcext:value-type="float">
            <text:p>12419</text:p>
          </table:table-cell>
          <table:table-cell office:value-type="float" office:value="53.73" calcext:value-type="float">
            <text:p>53.73</text:p>
          </table:table-cell>
          <table:table-cell office:value-type="float" office:value="1096.0426" calcext:value-type="float">
            <text:p>1096.0426</text:p>
          </table:table-cell>
          <table:table-cell office:value-type="float" office:value="0.088255302359288" calcext:value-type="float">
            <text:p>0.08825530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3261" calcext:value-type="float">
            <text:p>13261</text:p>
          </table:table-cell>
          <table:table-cell office:value-type="float" office:value="68.87" calcext:value-type="float">
            <text:p>68.87</text:p>
          </table:table-cell>
          <table:table-cell office:value-type="float" office:value="1055.4163" calcext:value-type="float">
            <text:p>1055.4163</text:p>
          </table:table-cell>
          <table:table-cell office:value-type="float" office:value="0.079587987331272" calcext:value-type="float">
            <text:p>0.07958798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94345" calcext:value-type="float">
            <text:p>194345</text:p>
          </table:table-cell>
          <table:table-cell/>
          <table:table-cell office:value-type="float" office:value="15761.8781" calcext:value-type="float">
            <text:p>15761.8781</text:p>
          </table:table-cell>
          <table:table-cell office:value-type="float" office:value="0.081102565540662" calcext:value-type="float">
            <text:p>0.0811025655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3.1197" calcext:value-type="float">
            <text:p>33.1197</text:p>
          </table:table-cell>
          <table:table-cell office:value-type="float" office:value="0.57102931034483" calcext:value-type="float">
            <text:p>0.57102931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8.54" calcext:value-type="float">
            <text:p>28.54</text:p>
          </table:table-cell>
          <table:table-cell office:value-type="float" office:value="0.54884615384615" calcext:value-type="float">
            <text:p>0.54884615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3.0122" calcext:value-type="float">
            <text:p>63.0122</text:p>
          </table:table-cell>
          <table:table-cell office:value-type="float" office:value="0.52951428571429" calcext:value-type="float">
            <text:p>0.52951428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93.4084" calcext:value-type="float">
            <text:p>93.4084</text:p>
          </table:table-cell>
          <table:table-cell office:value-type="float" office:value="0.51893555555556" calcext:value-type="float">
            <text:p>0.51893555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169.0379" calcext:value-type="float">
            <text:p>169.0379</text:p>
          </table:table-cell>
          <table:table-cell office:value-type="float" office:value="0.49571231671554" calcext:value-type="float">
            <text:p>0.49571231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19.2233" calcext:value-type="float">
            <text:p>319.2233</text:p>
          </table:table-cell>
          <table:table-cell office:value-type="float" office:value="0.53203883333333" calcext:value-type="float">
            <text:p>0.53203883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99.927" calcext:value-type="float">
            <text:p>399.927</text:p>
          </table:table-cell>
          <table:table-cell office:value-type="float" office:value="0.5648686440678" calcext:value-type="float">
            <text:p>0.56486864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429.2597" calcext:value-type="float">
            <text:p>429.2597</text:p>
          </table:table-cell>
          <table:table-cell office:value-type="float" office:value="0.61235335235378" calcext:value-type="float">
            <text:p>0.61235335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91.4568" calcext:value-type="float">
            <text:p>391.4568</text:p>
          </table:table-cell>
          <table:table-cell office:value-type="float" office:value="0.582525" calcext:value-type="float">
            <text:p>0.5825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200.5229" calcext:value-type="float">
            <text:p>200.5229</text:p>
          </table:table-cell>
          <table:table-cell office:value-type="float" office:value="0.62081393188854" calcext:value-type="float">
            <text:p>0.62081393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81.0324" calcext:value-type="float">
            <text:p>81.0324</text:p>
          </table:table-cell>
          <table:table-cell office:value-type="float" office:value="0.62332615384615" calcext:value-type="float">
            <text:p>0.62332615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9.7699" calcext:value-type="float">
            <text:p>39.7699</text:p>
          </table:table-cell>
          <table:table-cell office:value-type="float" office:value="0.64145" calcext:value-type="float">
            <text:p>0.641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946" calcext:value-type="float">
            <text:p>3946</text:p>
          </table:table-cell>
          <table:table-cell/>
          <table:table-cell office:value-type="float" office:value="2248.3102" calcext:value-type="float">
            <text:p>2248.3102</text:p>
          </table:table-cell>
          <table:table-cell office:value-type="float" office:value="0.56976943740497" calcext:value-type="float">
            <text:p>0.56976943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8010.1883" calcext:value-type="float">
            <text:p>18010.188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LEMEN-A240</text:p>
          </table:table-cell>
          <table:table-cell office:value-type="string" calcext:value-type="string">
            <text:p>CLEMENS HALL</text:p>
          </table:table-cell>
          <table:table-cell office:value-type="string" calcext:value-type="string">
            <text:p>117,41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84785" calcext:value-type="float">
            <text:p>84785</text:p>
          </table:table-cell>
          <table:table-cell office:value-type="float" office:value="199.12" calcext:value-type="float">
            <text:p>199.12</text:p>
          </table:table-cell>
          <table:table-cell office:value-type="float" office:value="6341.8376" calcext:value-type="float">
            <text:p>6341.8376</text:p>
          </table:table-cell>
          <table:table-cell office:value-type="float" office:value="0.074799051719054" calcext:value-type="float">
            <text:p>0.0747990517</text:p>
          </table:table-cell>
          <table:table-cell office:value-type="string" calcext:value-type="string">
            <text:p>12-13: electric usage <text:s/>began increasing <text:s/>13-14: very <text:s/>cold win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88053" calcext:value-type="float">
            <text:p>88053</text:p>
          </table:table-cell>
          <table:table-cell office:value-type="float" office:value="183.97" calcext:value-type="float">
            <text:p>183.97</text:p>
          </table:table-cell>
          <table:table-cell office:value-type="float" office:value="5352.3693" calcext:value-type="float">
            <text:p>5352.3693</text:p>
          </table:table-cell>
          <table:table-cell office:value-type="float" office:value="0.060785768798337" calcext:value-type="float">
            <text:p>0.06078576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99543" calcext:value-type="float">
            <text:p>99543</text:p>
          </table:table-cell>
          <table:table-cell office:value-type="float" office:value="350.45" calcext:value-type="float">
            <text:p>350.45</text:p>
          </table:table-cell>
          <table:table-cell office:value-type="float" office:value="6463.5798" calcext:value-type="float">
            <text:p>6463.5798</text:p>
          </table:table-cell>
          <table:table-cell office:value-type="float" office:value="0.064932539706459" calcext:value-type="float">
            <text:p>0.06493253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28317" calcext:value-type="float">
            <text:p>128317</text:p>
          </table:table-cell>
          <table:table-cell office:value-type="float" office:value="475.11" calcext:value-type="float">
            <text:p>475.11</text:p>
          </table:table-cell>
          <table:table-cell office:value-type="float" office:value="7710.0797" calcext:value-type="float">
            <text:p>7710.0797</text:p>
          </table:table-cell>
          <table:table-cell office:value-type="float" office:value="0.060086190450213" calcext:value-type="float">
            <text:p>0.06008619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94732" calcext:value-type="float">
            <text:p>194732</text:p>
          </table:table-cell>
          <table:table-cell office:value-type="float" office:value="670.63" calcext:value-type="float">
            <text:p>670.63</text:p>
          </table:table-cell>
          <table:table-cell office:value-type="float" office:value="13869.3375" calcext:value-type="float">
            <text:p>13869.3375</text:p>
          </table:table-cell>
          <table:table-cell office:value-type="float" office:value="0.07122269323994" calcext:value-type="float">
            <text:p>0.07122269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54365" calcext:value-type="float">
            <text:p>254365</text:p>
          </table:table-cell>
          <table:table-cell office:value-type="float" office:value="713.86" calcext:value-type="float">
            <text:p>713.86</text:p>
          </table:table-cell>
          <table:table-cell office:value-type="float" office:value="17254.7923" calcext:value-type="float">
            <text:p>17254.7923</text:p>
          </table:table-cell>
          <table:table-cell office:value-type="float" office:value="0.067834774045171" calcext:value-type="float">
            <text:p>0.06783477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323082" calcext:value-type="float">
            <text:p>323082</text:p>
          </table:table-cell>
          <table:table-cell office:value-type="float" office:value="752.34" calcext:value-type="float">
            <text:p>752.34</text:p>
          </table:table-cell>
          <table:table-cell office:value-type="float" office:value="39928.145" calcext:value-type="float">
            <text:p>39928.145</text:p>
          </table:table-cell>
          <table:table-cell office:value-type="float" office:value="0.12358517342347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62657" calcext:value-type="float">
            <text:p>262657</text:p>
          </table:table-cell>
          <table:table-cell office:value-type="float" office:value="754.12" calcext:value-type="float">
            <text:p>754.12</text:p>
          </table:table-cell>
          <table:table-cell office:value-type="float" office:value="24781.9726" calcext:value-type="float">
            <text:p>24781.9726</text:p>
          </table:table-cell>
          <table:table-cell office:value-type="float" office:value="0.094351083732777" calcext:value-type="float">
            <text:p>0.09435108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46496" calcext:value-type="float">
            <text:p>246496</text:p>
          </table:table-cell>
          <table:table-cell office:value-type="float" office:value="665.13" calcext:value-type="float">
            <text:p>665.13</text:p>
          </table:table-cell>
          <table:table-cell office:value-type="float" office:value="23005.203" calcext:value-type="float">
            <text:p>23005.203</text:p>
          </table:table-cell>
          <table:table-cell office:value-type="float" office:value="0.093328910002596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48647" calcext:value-type="float">
            <text:p>148647</text:p>
          </table:table-cell>
          <table:table-cell office:value-type="float" office:value="476.48" calcext:value-type="float">
            <text:p>476.48</text:p>
          </table:table-cell>
          <table:table-cell office:value-type="float" office:value="11066.4266" calcext:value-type="float">
            <text:p>11066.4266</text:p>
          </table:table-cell>
          <table:table-cell office:value-type="float" office:value="0.074447695547169" calcext:value-type="float">
            <text:p>0.07444769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05166" calcext:value-type="float">
            <text:p>105166</text:p>
          </table:table-cell>
          <table:table-cell office:value-type="float" office:value="362.61" calcext:value-type="float">
            <text:p>362.61</text:p>
          </table:table-cell>
          <table:table-cell office:value-type="float" office:value="9281.4575" calcext:value-type="float">
            <text:p>9281.4575</text:p>
          </table:table-cell>
          <table:table-cell office:value-type="float" office:value="0.088255305897343" calcext:value-type="float">
            <text:p>0.08825530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82115" calcext:value-type="float">
            <text:p>82115</text:p>
          </table:table-cell>
          <table:table-cell office:value-type="float" office:value="178.33" calcext:value-type="float">
            <text:p>178.33</text:p>
          </table:table-cell>
          <table:table-cell office:value-type="float" office:value="6535.3673" calcext:value-type="float">
            <text:p>6535.3673</text:p>
          </table:table-cell>
          <table:table-cell office:value-type="float" office:value="0.079587983924983" calcext:value-type="float">
            <text:p>0.0795879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017958" calcext:value-type="float">
            <text:p>2017958</text:p>
          </table:table-cell>
          <table:table-cell/>
          <table:table-cell office:value-type="float" office:value="171590.5682" calcext:value-type="float">
            <text:p>171590.5682</text:p>
          </table:table-cell>
          <table:table-cell office:value-type="float" office:value="0.085031783714032" calcext:value-type="float">
            <text:p>0.08503178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71590.5682" calcext:value-type="float">
            <text:p>171590.568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NG-NA</text:p>
          </table:table-cell>
          <table:table-cell office:value-type="string" calcext:value-type="string">
            <text:p>Compressed Natural Gas - Pump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632" calcext:value-type="float">
            <text:p>1632</text:p>
          </table:table-cell>
          <table:table-cell office:value-type="float" office:value="67.45" calcext:value-type="float">
            <text:p>67.45</text:p>
          </table:table-cell>
          <table:table-cell office:value-type="float" office:value="122.0721" calcext:value-type="float">
            <text:p>122.0721</text:p>
          </table:table-cell>
          <table:table-cell office:value-type="float" office:value="0.074799080882353" calcext:value-type="float">
            <text:p>0.0747990809</text:p>
          </table:table-cell>
          <table:table-cell office:value-type="string" calcext:value-type="string">
            <text:p>Serves ele to CNG pumps- 2010:big drop in outside CNG users, switched to conventional fueled vehicles 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619" calcext:value-type="float">
            <text:p>1619</text:p>
          </table:table-cell>
          <table:table-cell office:value-type="float" office:value="68.24" calcext:value-type="float">
            <text:p>68.24</text:p>
          </table:table-cell>
          <table:table-cell office:value-type="float" office:value="98.4122" calcext:value-type="float">
            <text:p>98.4122</text:p>
          </table:table-cell>
          <table:table-cell office:value-type="float" office:value="0.060785793699815" calcext:value-type="float">
            <text:p>0.06078579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748" calcext:value-type="float">
            <text:p>1748</text:p>
          </table:table-cell>
          <table:table-cell office:value-type="float" office:value="67.73" calcext:value-type="float">
            <text:p>67.73</text:p>
          </table:table-cell>
          <table:table-cell office:value-type="float" office:value="113.5021" calcext:value-type="float">
            <text:p>113.5021</text:p>
          </table:table-cell>
          <table:table-cell office:value-type="float" office:value="0.064932551487414" calcext:value-type="float">
            <text:p>0.06493255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954" calcext:value-type="float">
            <text:p>1954</text:p>
          </table:table-cell>
          <table:table-cell office:value-type="float" office:value="67.38" calcext:value-type="float">
            <text:p>67.38</text:p>
          </table:table-cell>
          <table:table-cell office:value-type="float" office:value="117.4084" calcext:value-type="float">
            <text:p>117.4084</text:p>
          </table:table-cell>
          <table:table-cell office:value-type="float" office:value="0.060086182190379" calcext:value-type="float">
            <text:p>0.06008618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227" calcext:value-type="float">
            <text:p>2227</text:p>
          </table:table-cell>
          <table:table-cell office:value-type="float" office:value="68.67" calcext:value-type="float">
            <text:p>68.67</text:p>
          </table:table-cell>
          <table:table-cell office:value-type="float" office:value="158.6129" calcext:value-type="float">
            <text:p>158.6129</text:p>
          </table:table-cell>
          <table:table-cell office:value-type="float" office:value="0.071222676246071" calcext:value-type="float">
            <text:p>0.07122267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437" calcext:value-type="float">
            <text:p>2437</text:p>
          </table:table-cell>
          <table:table-cell office:value-type="float" office:value="68.16" calcext:value-type="float">
            <text:p>68.16</text:p>
          </table:table-cell>
          <table:table-cell office:value-type="float" office:value="165.3133" calcext:value-type="float">
            <text:p>165.3133</text:p>
          </table:table-cell>
          <table:table-cell office:value-type="float" office:value="0.067834755847353" calcext:value-type="float">
            <text:p>0.06783475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578" calcext:value-type="float">
            <text:p>2578</text:p>
          </table:table-cell>
          <table:table-cell office:value-type="float" office:value="68.87" calcext:value-type="float">
            <text:p>68.87</text:p>
          </table:table-cell>
          <table:table-cell office:value-type="float" office:value="318.6026" calcext:value-type="float">
            <text:p>318.6026</text:p>
          </table:table-cell>
          <table:table-cell office:value-type="float" office:value="0.12358518231187" calcext:value-type="float">
            <text:p>0.12358518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299" calcext:value-type="float">
            <text:p>2299</text:p>
          </table:table-cell>
          <table:table-cell office:value-type="float" office:value="69.07" calcext:value-type="float">
            <text:p>69.07</text:p>
          </table:table-cell>
          <table:table-cell office:value-type="float" office:value="216.9131" calcext:value-type="float">
            <text:p>216.9131</text:p>
          </table:table-cell>
          <table:table-cell office:value-type="float" office:value="0.094351065680731" calcext:value-type="float">
            <text:p>0.09435106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489" calcext:value-type="float">
            <text:p>2489</text:p>
          </table:table-cell>
          <table:table-cell office:value-type="float" office:value="67.62" calcext:value-type="float">
            <text:p>67.62</text:p>
          </table:table-cell>
          <table:table-cell office:value-type="float" office:value="232.2957" calcext:value-type="float">
            <text:p>232.2957</text:p>
          </table:table-cell>
          <table:table-cell office:value-type="float" office:value="0.093328927280032" calcext:value-type="float">
            <text:p>0.09332892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118" calcext:value-type="float">
            <text:p>2118</text:p>
          </table:table-cell>
          <table:table-cell office:value-type="float" office:value="68.93" calcext:value-type="float">
            <text:p>68.93</text:p>
          </table:table-cell>
          <table:table-cell office:value-type="float" office:value="157.6802" calcext:value-type="float">
            <text:p>157.6802</text:p>
          </table:table-cell>
          <table:table-cell office:value-type="float" office:value="0.074447686496695" calcext:value-type="float">
            <text:p>0.07444768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722" calcext:value-type="float">
            <text:p>1722</text:p>
          </table:table-cell>
          <table:table-cell office:value-type="float" office:value="67.44" calcext:value-type="float">
            <text:p>67.44</text:p>
          </table:table-cell>
          <table:table-cell office:value-type="float" office:value="151.9756" calcext:value-type="float">
            <text:p>151.9756</text:p>
          </table:table-cell>
          <table:table-cell office:value-type="float" office:value="0.088255284552846" calcext:value-type="float">
            <text:p>0.08825528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765" calcext:value-type="float">
            <text:p>1765</text:p>
          </table:table-cell>
          <table:table-cell office:value-type="float" office:value="67.53" calcext:value-type="float">
            <text:p>67.53</text:p>
          </table:table-cell>
          <table:table-cell office:value-type="float" office:value="140.4728" calcext:value-type="float">
            <text:p>140.4728</text:p>
          </table:table-cell>
          <table:table-cell office:value-type="float" office:value="0.079587988668555" calcext:value-type="float">
            <text:p>0.07958798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4588" calcext:value-type="float">
            <text:p>24588</text:p>
          </table:table-cell>
          <table:table-cell/>
          <table:table-cell office:value-type="float" office:value="1993.261" calcext:value-type="float">
            <text:p>1993.261</text:p>
          </table:table-cell>
          <table:table-cell office:value-type="float" office:value="0.081066414511144" calcext:value-type="float">
            <text:p>0.0810664145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645.264" calcext:value-type="float">
            <text:p>645.264</text:p>
          </table:table-cell>
          <table:table-cell office:value-type="float" office:value="0.57103008849558" calcext:value-type="float">
            <text:p>0.5710300885</text:p>
          </table:table-cell>
          <table:table-cell office:value-type="string" calcext:value-type="string">
            <text:p>Per H Patton NFG to J Hayes: 9/10 - 4/12 usage too low due to faulty meter reads, replaced 5/12. <text:s/>2012: drop in usage <text:s/>WNY DDSO big user switched to conventional fueled vehicles - big drop in outside CNG users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691.5454" calcext:value-type="float">
            <text:p>691.5454</text:p>
          </table:table-cell>
          <table:table-cell office:value-type="float" office:value="0.54884555555556" calcext:value-type="float">
            <text:p>0.54884555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693.6639" calcext:value-type="float">
            <text:p>693.6639</text:p>
          </table:table-cell>
          <table:table-cell office:value-type="float" office:value="0.52951442748092" calcext:value-type="float">
            <text:p>0.52951442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653.859" calcext:value-type="float">
            <text:p>653.859</text:p>
          </table:table-cell>
          <table:table-cell office:value-type="float" office:value="0.51893571428571" calcext:value-type="float">
            <text:p>0.51893571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887.3251" calcext:value-type="float">
            <text:p>887.3251</text:p>
          </table:table-cell>
          <table:table-cell office:value-type="float" office:value="0.49571234636872" calcext:value-type="float">
            <text:p>0.49571234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936.3884" calcext:value-type="float">
            <text:p>936.3884</text:p>
          </table:table-cell>
          <table:table-cell office:value-type="float" office:value="0.53203886363636" calcext:value-type="float">
            <text:p>0.53203886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1101.4939" calcext:value-type="float">
            <text:p>1101.4939</text:p>
          </table:table-cell>
          <table:table-cell office:value-type="float" office:value="0.56486866666667" calcext:value-type="float">
            <text:p>0.56486866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967.5183" calcext:value-type="float">
            <text:p>967.5183</text:p>
          </table:table-cell>
          <table:table-cell office:value-type="float" office:value="0.61235335443038" calcext:value-type="float">
            <text:p>0.61235335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1135.9237" calcext:value-type="float">
            <text:p>1135.9237</text:p>
          </table:table-cell>
          <table:table-cell office:value-type="float" office:value="0.58252497435897" calcext:value-type="float">
            <text:p>0.58252497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962.2616" calcext:value-type="float">
            <text:p>962.2616</text:p>
          </table:table-cell>
          <table:table-cell office:value-type="float" office:value="0.62081393548387" calcext:value-type="float">
            <text:p>0.62081393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810.3238" calcext:value-type="float">
            <text:p>810.3238</text:p>
          </table:table-cell>
          <table:table-cell office:value-type="float" office:value="0.623326" calcext:value-type="float">
            <text:p>0.6233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827.4709" calcext:value-type="float">
            <text:p>827.4709</text:p>
          </table:table-cell>
          <table:table-cell office:value-type="float" office:value="0.64145031007752" calcext:value-type="float">
            <text:p>0.64145031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8130" calcext:value-type="float">
            <text:p>18130</text:p>
          </table:table-cell>
          <table:table-cell/>
          <table:table-cell office:value-type="float" office:value="10313.038" calcext:value-type="float">
            <text:p>10313.038</text:p>
          </table:table-cell>
          <table:table-cell office:value-type="float" office:value="0.56883827909542" calcext:value-type="float">
            <text:p>0.56883827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2306.299" calcext:value-type="float">
            <text:p>12306.2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OMPUT-A510</text:p>
          </table:table-cell>
          <table:table-cell office:value-type="string" calcext:value-type="string">
            <text:p>COMPUTER CENTER</text:p>
          </table:table-cell>
          <table:table-cell office:value-type="string" calcext:value-type="string">
            <text:p>41,999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36242" calcext:value-type="float">
            <text:p>36242</text:p>
          </table:table-cell>
          <table:table-cell office:value-type="float" office:value="79.01" calcext:value-type="float">
            <text:p>79.01</text:p>
          </table:table-cell>
          <table:table-cell office:value-type="float" office:value="2710.8672" calcext:value-type="float">
            <text:p>2710.8672</text:p>
          </table:table-cell>
          <table:table-cell office:value-type="float" office:value="0.07479905082501" calcext:value-type="float">
            <text:p>0.0747990508</text:p>
          </table:table-cell>
          <table:table-cell office:value-type="string" calcext:value-type="string">
            <text:p><text:s/>2011: CCTR <text:s/>rehabbed, servers moved to Norton Library Annex - Elec decreas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6466" calcext:value-type="float">
            <text:p>36466</text:p>
          </table:table-cell>
          <table:table-cell office:value-type="float" office:value="94.86" calcext:value-type="float">
            <text:p>94.86</text:p>
          </table:table-cell>
          <table:table-cell office:value-type="float" office:value="2216.6139" calcext:value-type="float">
            <text:p>2216.6139</text:p>
          </table:table-cell>
          <table:table-cell office:value-type="float" office:value="0.060785770306587" calcext:value-type="float">
            <text:p>0.06078577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8746" calcext:value-type="float">
            <text:p>38746</text:p>
          </table:table-cell>
          <table:table-cell office:value-type="float" office:value="91.87" calcext:value-type="float">
            <text:p>91.87</text:p>
          </table:table-cell>
          <table:table-cell office:value-type="float" office:value="2515.8762" calcext:value-type="float">
            <text:p>2515.8762</text:p>
          </table:table-cell>
          <table:table-cell office:value-type="float" office:value="0.064932540133175" calcext:value-type="float">
            <text:p>0.06493254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3690" calcext:value-type="float">
            <text:p>43690</text:p>
          </table:table-cell>
          <table:table-cell office:value-type="float" office:value="106.53" calcext:value-type="float">
            <text:p>106.53</text:p>
          </table:table-cell>
          <table:table-cell office:value-type="float" office:value="2625.1657" calcext:value-type="float">
            <text:p>2625.1657</text:p>
          </table:table-cell>
          <table:table-cell office:value-type="float" office:value="0.060086191348135" calcext:value-type="float">
            <text:p>0.06008619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51623" calcext:value-type="float">
            <text:p>51623</text:p>
          </table:table-cell>
          <table:table-cell office:value-type="float" office:value="118.75" calcext:value-type="float">
            <text:p>118.75</text:p>
          </table:table-cell>
          <table:table-cell office:value-type="float" office:value="3676.7291" calcext:value-type="float">
            <text:p>3676.7291</text:p>
          </table:table-cell>
          <table:table-cell office:value-type="float" office:value="0.071222693373109" calcext:value-type="float">
            <text:p>0.07122269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57687" calcext:value-type="float">
            <text:p>57687</text:p>
          </table:table-cell>
          <table:table-cell office:value-type="float" office:value="187.65" calcext:value-type="float">
            <text:p>187.65</text:p>
          </table:table-cell>
          <table:table-cell office:value-type="float" office:value="3913.1846" calcext:value-type="float">
            <text:p>3913.1846</text:p>
          </table:table-cell>
          <table:table-cell office:value-type="float" office:value="0.067834773865862" calcext:value-type="float">
            <text:p>0.06783477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78079" calcext:value-type="float">
            <text:p>78079</text:p>
          </table:table-cell>
          <table:table-cell office:value-type="float" office:value="194.91" calcext:value-type="float">
            <text:p>194.91</text:p>
          </table:table-cell>
          <table:table-cell office:value-type="float" office:value="9649.4067" calcext:value-type="float">
            <text:p>9649.4067</text:p>
          </table:table-cell>
          <table:table-cell office:value-type="float" office:value="0.12358517270969" calcext:value-type="float">
            <text:p>0.12358517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69886" calcext:value-type="float">
            <text:p>69886</text:p>
          </table:table-cell>
          <table:table-cell office:value-type="float" office:value="180.88" calcext:value-type="float">
            <text:p>180.88</text:p>
          </table:table-cell>
          <table:table-cell office:value-type="float" office:value="6593.8198" calcext:value-type="float">
            <text:p>6593.8198</text:p>
          </table:table-cell>
          <table:table-cell office:value-type="float" office:value="0.094351083192628" calcext:value-type="float">
            <text:p>0.09435108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71174" calcext:value-type="float">
            <text:p>71174</text:p>
          </table:table-cell>
          <table:table-cell office:value-type="float" office:value="182.13" calcext:value-type="float">
            <text:p>182.13</text:p>
          </table:table-cell>
          <table:table-cell office:value-type="float" office:value="6642.5919" calcext:value-type="float">
            <text:p>6642.5919</text:p>
          </table:table-cell>
          <table:table-cell office:value-type="float" office:value="0.093328910838227" calcext:value-type="float">
            <text:p>0.09332891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2227" calcext:value-type="float">
            <text:p>52227</text:p>
          </table:table-cell>
          <table:table-cell office:value-type="float" office:value="170.7" calcext:value-type="float">
            <text:p>170.7</text:p>
          </table:table-cell>
          <table:table-cell office:value-type="float" office:value="3888.1798" calcext:value-type="float">
            <text:p>3888.1798</text:p>
          </table:table-cell>
          <table:table-cell office:value-type="float" office:value="0.074447695636357" calcext:value-type="float">
            <text:p>0.07444769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5332" calcext:value-type="float">
            <text:p>45332</text:p>
          </table:table-cell>
          <table:table-cell office:value-type="float" office:value="136.28" calcext:value-type="float">
            <text:p>136.28</text:p>
          </table:table-cell>
          <table:table-cell office:value-type="float" office:value="4000.7896" calcext:value-type="float">
            <text:p>4000.7896</text:p>
          </table:table-cell>
          <table:table-cell office:value-type="float" office:value="0.088255307509044" calcext:value-type="float">
            <text:p>0.08825530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42484" calcext:value-type="float">
            <text:p>42484</text:p>
          </table:table-cell>
          <table:table-cell office:value-type="float" office:value="96.74" calcext:value-type="float">
            <text:p>96.74</text:p>
          </table:table-cell>
          <table:table-cell office:value-type="float" office:value="3381.2159" calcext:value-type="float">
            <text:p>3381.2159</text:p>
          </table:table-cell>
          <table:table-cell office:value-type="float" office:value="0.079587983711515" calcext:value-type="float">
            <text:p>0.07958798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23636" calcext:value-type="float">
            <text:p>623636</text:p>
          </table:table-cell>
          <table:table-cell/>
          <table:table-cell office:value-type="float" office:value="51814.4404" calcext:value-type="float">
            <text:p>51814.4404</text:p>
          </table:table-cell>
          <table:table-cell office:value-type="float" office:value="0.083084428095876" calcext:value-type="float">
            <text:p>0.08308442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51814.4404" calcext:value-type="float">
            <text:p>51814.440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OOKE-A260&amp;03-HOCH-A280</text:p>
          </table:table-cell>
          <table:table-cell office:value-type="string" calcext:value-type="string">
            <text:p>Cooke &amp;Hochstetter Complex</text:p>
          </table:table-cell>
          <table:table-cell office:value-type="string" calcext:value-type="string">
            <text:p>554,74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754359" calcext:value-type="float">
            <text:p>754359</text:p>
          </table:table-cell>
          <table:table-cell office:value-type="float" office:value="229.02" calcext:value-type="float">
            <text:p>229.02</text:p>
          </table:table-cell>
          <table:table-cell office:value-type="float" office:value="56425.3107" calcext:value-type="float">
            <text:p>56425.3107</text:p>
          </table:table-cell>
          <table:table-cell office:value-type="float" office:value="0.074799015720632" calcext:value-type="float">
            <text:p>0.07479901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738736.33" calcext:value-type="float">
            <text:p>738736.33</text:p>
          </table:table-cell>
          <table:table-cell office:value-type="float" office:value="256.47" calcext:value-type="float">
            <text:p>256.47</text:p>
          </table:table-cell>
          <table:table-cell office:value-type="float" office:value="44904.6581" calcext:value-type="float">
            <text:p>44904.6581</text:p>
          </table:table-cell>
          <table:table-cell office:value-type="float" office:value="0.060785771968193" calcext:value-type="float">
            <text:p>0.0607857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895629.22" calcext:value-type="float">
            <text:p>895629.22</text:p>
          </table:table-cell>
          <table:table-cell office:value-type="float" office:value="1447.82" calcext:value-type="float">
            <text:p>1447.82</text:p>
          </table:table-cell>
          <table:table-cell office:value-type="float" office:value="58155.4802" calcext:value-type="float">
            <text:p>58155.4802</text:p>
          </table:table-cell>
          <table:table-cell office:value-type="float" office:value="0.064932540052679" calcext:value-type="float">
            <text:p>0.06493254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885797.4" calcext:value-type="float">
            <text:p>885797.4</text:p>
          </table:table-cell>
          <table:table-cell office:value-type="float" office:value="1758.67" calcext:value-type="float">
            <text:p>1758.67</text:p>
          </table:table-cell>
          <table:table-cell office:value-type="float" office:value="53224.1913" calcext:value-type="float">
            <text:p>53224.1913</text:p>
          </table:table-cell>
          <table:table-cell office:value-type="float" office:value="0.060086190476513" calcext:value-type="float">
            <text:p>0.06008619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029884.35" calcext:value-type="float">
            <text:p>1029884.35</text:p>
          </table:table-cell>
          <table:table-cell office:value-type="float" office:value="2195.27" calcext:value-type="float">
            <text:p>2195.27</text:p>
          </table:table-cell>
          <table:table-cell office:value-type="float" office:value="73351.1371" calcext:value-type="float">
            <text:p>73351.1371</text:p>
          </table:table-cell>
          <table:table-cell office:value-type="float" office:value="0.071222693208223" calcext:value-type="float">
            <text:p>0.07122269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185862.45" calcext:value-type="float">
            <text:p>1185862.45</text:p>
          </table:table-cell>
          <table:table-cell office:value-type="float" office:value="2351.35" calcext:value-type="float">
            <text:p>2351.35</text:p>
          </table:table-cell>
          <table:table-cell office:value-type="float" office:value="80442.7117" calcext:value-type="float">
            <text:p>80442.7117</text:p>
          </table:table-cell>
          <table:table-cell office:value-type="float" office:value="0.067834774345035" calcext:value-type="float">
            <text:p>0.06783477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399534.68" calcext:value-type="float">
            <text:p>1399534.68</text:p>
          </table:table-cell>
          <table:table-cell office:value-type="float" office:value="2835.14" calcext:value-type="float">
            <text:p>2835.14</text:p>
          </table:table-cell>
          <table:table-cell office:value-type="float" office:value="172961.7361" calcext:value-type="float">
            <text:p>172961.7361</text:p>
          </table:table-cell>
          <table:table-cell office:value-type="float" office:value="0.12358517339492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037477.83" calcext:value-type="float">
            <text:p>1037477.83</text:p>
          </table:table-cell>
          <table:table-cell office:value-type="float" office:value="3941.92" calcext:value-type="float">
            <text:p>3941.92</text:p>
          </table:table-cell>
          <table:table-cell office:value-type="float" office:value="97887.1577" calcext:value-type="float">
            <text:p>97887.1577</text:p>
          </table:table-cell>
          <table:table-cell office:value-type="float" office:value="0.094351083820268" calcext:value-type="float">
            <text:p>0.0943510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437834.03" calcext:value-type="float">
            <text:p>1437834.03</text:p>
          </table:table-cell>
          <table:table-cell office:value-type="float" office:value="3829.53" calcext:value-type="float">
            <text:p>3829.53</text:p>
          </table:table-cell>
          <table:table-cell office:value-type="float" office:value="134191.4827" calcext:value-type="float">
            <text:p>134191.4827</text:p>
          </table:table-cell>
          <table:table-cell office:value-type="float" office:value="0.093328909943799" calcext:value-type="float">
            <text:p>0.09332890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916915.68" calcext:value-type="float">
            <text:p>916915.68</text:p>
          </table:table-cell>
          <table:table-cell office:value-type="float" office:value="1947.79" calcext:value-type="float">
            <text:p>1947.79</text:p>
          </table:table-cell>
          <table:table-cell office:value-type="float" office:value="68262.2589" calcext:value-type="float">
            <text:p>68262.2589</text:p>
          </table:table-cell>
          <table:table-cell office:value-type="float" office:value="0.074447695015969" calcext:value-type="float">
            <text:p>0.0744476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819547.47" calcext:value-type="float">
            <text:p>819547.47</text:p>
          </table:table-cell>
          <table:table-cell office:value-type="float" office:value="1579.31" calcext:value-type="float">
            <text:p>1579.31</text:p>
          </table:table-cell>
          <table:table-cell office:value-type="float" office:value="72329.4129" calcext:value-type="float">
            <text:p>72329.4129</text:p>
          </table:table-cell>
          <table:table-cell office:value-type="float" office:value="0.08825530618745" calcext:value-type="float">
            <text:p>0.0882553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33177.75" calcext:value-type="float">
            <text:p>733177.75</text:p>
          </table:table-cell>
          <table:table-cell office:value-type="float" office:value="1497.71" calcext:value-type="float">
            <text:p>1497.71</text:p>
          </table:table-cell>
          <table:table-cell office:value-type="float" office:value="58352.139" calcext:value-type="float">
            <text:p>58352.139</text:p>
          </table:table-cell>
          <table:table-cell office:value-type="float" office:value="0.079587983950686" calcext:value-type="float">
            <text:p>0.0795879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834756.19" calcext:value-type="float">
            <text:p>11834756.19</text:p>
          </table:table-cell>
          <table:table-cell/>
          <table:table-cell office:value-type="float" office:value="970487.6764" calcext:value-type="float">
            <text:p>970487.6764</text:p>
          </table:table-cell>
          <table:table-cell office:value-type="float" office:value="0.082003182897847" calcext:value-type="float">
            <text:p>0.0820031829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2414" calcext:value-type="float">
            <text:p>12414</text:p>
          </table:table-cell>
          <table:table-cell/>
          <table:table-cell office:value-type="float" office:value="7088.768" calcext:value-type="float">
            <text:p>7088.768</text:p>
          </table:table-cell>
          <table:table-cell office:value-type="float" office:value="0.57103012727566" calcext:value-type="float">
            <text:p>0.5710301273</text:p>
          </table:table-cell>
          <table:table-cell office:value-type="string" calcext:value-type="string">
            <text:p>2012: Pharmacy School move to Kapoor - decrease in gas usage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1915" calcext:value-type="float">
            <text:p>11915</text:p>
          </table:table-cell>
          <table:table-cell/>
          <table:table-cell office:value-type="float" office:value="6539.4947" calcext:value-type="float">
            <text:p>6539.4947</text:p>
          </table:table-cell>
          <table:table-cell office:value-type="float" office:value="0.54884554762904" calcext:value-type="float">
            <text:p>0.54884554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float" office:value="6003.1053" calcext:value-type="float">
            <text:p>6003.1053</text:p>
          </table:table-cell>
          <table:table-cell office:value-type="float" office:value="0.52951444826674" calcext:value-type="float">
            <text:p>0.52951444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2009" calcext:value-type="float">
            <text:p>12009</text:p>
          </table:table-cell>
          <table:table-cell/>
          <table:table-cell office:value-type="float" office:value="6231.899" calcext:value-type="float">
            <text:p>6231.899</text:p>
          </table:table-cell>
          <table:table-cell office:value-type="float" office:value="0.51893571488051" calcext:value-type="float">
            <text:p>0.518935714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3675" calcext:value-type="float">
            <text:p>13675</text:p>
          </table:table-cell>
          <table:table-cell/>
          <table:table-cell office:value-type="float" office:value="6778.8663" calcext:value-type="float">
            <text:p>6778.8663</text:p>
          </table:table-cell>
          <table:table-cell office:value-type="float" office:value="0.49571234369287" calcext:value-type="float">
            <text:p>0.49571234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10921.1616" calcext:value-type="float">
            <text:p>10921.1616</text:p>
          </table:table-cell>
          <table:table-cell office:value-type="float" office:value="0.53203885614069" calcext:value-type="float">
            <text:p>0.53203885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2521" calcext:value-type="float">
            <text:p>22521</text:p>
          </table:table-cell>
          <table:table-cell/>
          <table:table-cell office:value-type="float" office:value="12721.4075" calcext:value-type="float">
            <text:p>12721.4075</text:p>
          </table:table-cell>
          <table:table-cell office:value-type="float" office:value="0.56486867812264" calcext:value-type="float">
            <text:p>0.56486867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6298" calcext:value-type="float">
            <text:p>16298</text:p>
          </table:table-cell>
          <table:table-cell/>
          <table:table-cell office:value-type="float" office:value="9980.1351" calcext:value-type="float">
            <text:p>9980.1351</text:p>
          </table:table-cell>
          <table:table-cell office:value-type="float" office:value="0.61235336237575" calcext:value-type="float">
            <text:p>0.61235336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8920" calcext:value-type="float">
            <text:p>8920</text:p>
          </table:table-cell>
          <table:table-cell/>
          <table:table-cell office:value-type="float" office:value="5196.1227" calcext:value-type="float">
            <text:p>5196.1227</text:p>
          </table:table-cell>
          <table:table-cell office:value-type="float" office:value="0.58252496636771" calcext:value-type="float">
            <text:p>0.58252496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3653" calcext:value-type="float">
            <text:p>13653</text:p>
          </table:table-cell>
          <table:table-cell/>
          <table:table-cell office:value-type="float" office:value="8475.9764" calcext:value-type="float">
            <text:p>8475.9764</text:p>
          </table:table-cell>
          <table:table-cell office:value-type="float" office:value="0.62081420933128" calcext:value-type="float">
            <text:p>0.62081420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2012" calcext:value-type="float">
            <text:p>12012</text:p>
          </table:table-cell>
          <table:table-cell/>
          <table:table-cell office:value-type="float" office:value="7487.3923" calcext:value-type="float">
            <text:p>7487.3923</text:p>
          </table:table-cell>
          <table:table-cell office:value-type="float" office:value="0.62332603230103" calcext:value-type="float">
            <text:p>0.62332603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0679" calcext:value-type="float">
            <text:p>10679</text:p>
          </table:table-cell>
          <table:table-cell/>
          <table:table-cell office:value-type="float" office:value="6850.0482" calcext:value-type="float">
            <text:p>6850.0482</text:p>
          </table:table-cell>
          <table:table-cell office:value-type="float" office:value="0.6414503417923" calcext:value-type="float">
            <text:p>0.64145034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5960" calcext:value-type="float">
            <text:p>165960</text:p>
          </table:table-cell>
          <table:table-cell/>
          <table:table-cell office:value-type="float" office:value="94274.3771" calcext:value-type="float">
            <text:p>94274.3771</text:p>
          </table:table-cell>
          <table:table-cell office:value-type="float" office:value="0.56805481501567" calcext:value-type="float">
            <text:p>0.5680548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064762.0535" calcext:value-type="float">
            <text:p>1064762.0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RK801-A801-825-A825</text:p>
          </table:table-cell>
          <table:table-cell office:value-type="string" calcext:value-type="string">
            <text:p>Creekside Village</text:p>
          </table:table-cell>
          <table:table-cell office:value-type="string" calcext:value-type="string">
            <text:p>128,39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5332.16" calcext:value-type="float">
            <text:p>55332.16</text:p>
          </table:table-cell>
          <table:table-cell office:value-type="float" office:value="229.44" calcext:value-type="float">
            <text:p>229.44</text:p>
          </table:table-cell>
          <table:table-cell office:value-type="float" office:value="4138.7931" calcext:value-type="float">
            <text:p>4138.7931</text:p>
          </table:table-cell>
          <table:table-cell office:value-type="float" office:value="0.074799051763025" calcext:value-type="float">
            <text:p>0.0747990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7897.11" calcext:value-type="float">
            <text:p>47897.11</text:p>
          </table:table-cell>
          <table:table-cell office:value-type="float" office:value="220.08" calcext:value-type="float">
            <text:p>220.08</text:p>
          </table:table-cell>
          <table:table-cell office:value-type="float" office:value="2911.4626" calcext:value-type="float">
            <text:p>2911.4626</text:p>
          </table:table-cell>
          <table:table-cell office:value-type="float" office:value="0.060785767659051" calcext:value-type="float">
            <text:p>0.06078576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4825.68" calcext:value-type="float">
            <text:p>44825.68</text:p>
          </table:table-cell>
          <table:table-cell office:value-type="float" office:value="228.21" calcext:value-type="float">
            <text:p>228.21</text:p>
          </table:table-cell>
          <table:table-cell office:value-type="float" office:value="2910.6454" calcext:value-type="float">
            <text:p>2910.6454</text:p>
          </table:table-cell>
          <table:table-cell office:value-type="float" office:value="0.064932543131526" calcext:value-type="float">
            <text:p>0.06493254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0278.84" calcext:value-type="float">
            <text:p>40278.84</text:p>
          </table:table-cell>
          <table:table-cell office:value-type="float" office:value="157.69" calcext:value-type="float">
            <text:p>157.69</text:p>
          </table:table-cell>
          <table:table-cell office:value-type="float" office:value="2420.202" calcext:value-type="float">
            <text:p>2420.202</text:p>
          </table:table-cell>
          <table:table-cell office:value-type="float" office:value="0.060086189175259" calcext:value-type="float">
            <text:p>0.06008618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9088.05" calcext:value-type="float">
            <text:p>39088.05</text:p>
          </table:table-cell>
          <table:table-cell office:value-type="float" office:value="112.29" calcext:value-type="float">
            <text:p>112.29</text:p>
          </table:table-cell>
          <table:table-cell office:value-type="float" office:value="2783.9561" calcext:value-type="float">
            <text:p>2783.9561</text:p>
          </table:table-cell>
          <table:table-cell office:value-type="float" office:value="0.071222690822387" calcext:value-type="float">
            <text:p>0.07122269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8531.56" calcext:value-type="float">
            <text:p>38531.56</text:p>
          </table:table-cell>
          <table:table-cell office:value-type="float" office:value="109.93" calcext:value-type="float">
            <text:p>109.93</text:p>
          </table:table-cell>
          <table:table-cell office:value-type="float" office:value="2613.7795" calcext:value-type="float">
            <text:p>2613.7795</text:p>
          </table:table-cell>
          <table:table-cell office:value-type="float" office:value="0.067834769731617" calcext:value-type="float">
            <text:p>0.06783476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0552.84" calcext:value-type="float">
            <text:p>40552.84</text:p>
          </table:table-cell>
          <table:table-cell office:value-type="float" office:value="115.23" calcext:value-type="float">
            <text:p>115.23</text:p>
          </table:table-cell>
          <table:table-cell office:value-type="float" office:value="5011.7299" calcext:value-type="float">
            <text:p>5011.7299</text:p>
          </table:table-cell>
          <table:table-cell office:value-type="float" office:value="0.12358517677184" calcext:value-type="float">
            <text:p>0.12358517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0719.17" calcext:value-type="float">
            <text:p>40719.17</text:p>
          </table:table-cell>
          <table:table-cell office:value-type="float" office:value="120.02" calcext:value-type="float">
            <text:p>120.02</text:p>
          </table:table-cell>
          <table:table-cell office:value-type="float" office:value="3841.8979" calcext:value-type="float">
            <text:p>3841.8979</text:p>
          </table:table-cell>
          <table:table-cell office:value-type="float" office:value="0.094351085741679" calcext:value-type="float">
            <text:p>0.09435108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1193.22" calcext:value-type="float">
            <text:p>41193.22</text:p>
          </table:table-cell>
          <table:table-cell office:value-type="float" office:value="115.34" calcext:value-type="float">
            <text:p>115.34</text:p>
          </table:table-cell>
          <table:table-cell office:value-type="float" office:value="3844.5183" calcext:value-type="float">
            <text:p>3844.5183</text:p>
          </table:table-cell>
          <table:table-cell office:value-type="float" office:value="0.093328909466169" calcext:value-type="float">
            <text:p>0.09332890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6852.5" calcext:value-type="float">
            <text:p>36852.5</text:p>
          </table:table-cell>
          <table:table-cell office:value-type="float" office:value="116.02" calcext:value-type="float">
            <text:p>116.02</text:p>
          </table:table-cell>
          <table:table-cell office:value-type="float" office:value="2743.5837" calcext:value-type="float">
            <text:p>2743.5837</text:p>
          </table:table-cell>
          <table:table-cell office:value-type="float" office:value="0.074447695543043" calcext:value-type="float">
            <text:p>0.07444769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9191.66" calcext:value-type="float">
            <text:p>39191.66</text:p>
          </table:table-cell>
          <table:table-cell office:value-type="float" office:value="170.34" calcext:value-type="float">
            <text:p>170.34</text:p>
          </table:table-cell>
          <table:table-cell office:value-type="float" office:value="3458.8718" calcext:value-type="float">
            <text:p>3458.8718</text:p>
          </table:table-cell>
          <table:table-cell office:value-type="float" office:value="0.088255302276045" calcext:value-type="float">
            <text:p>0.08825530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50398.55" calcext:value-type="float">
            <text:p>50398.55</text:p>
          </table:table-cell>
          <table:table-cell office:value-type="float" office:value="218.78" calcext:value-type="float">
            <text:p>218.78</text:p>
          </table:table-cell>
          <table:table-cell office:value-type="float" office:value="4011.1191" calcext:value-type="float">
            <text:p>4011.1191</text:p>
          </table:table-cell>
          <table:table-cell office:value-type="float" office:value="0.0795879861623" calcext:value-type="float">
            <text:p>0.07958798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14861.34" calcext:value-type="float">
            <text:p>514861.34</text:p>
          </table:table-cell>
          <table:table-cell/>
          <table:table-cell office:value-type="float" office:value="40690.5594" calcext:value-type="float">
            <text:p>40690.5594</text:p>
          </table:table-cell>
          <table:table-cell office:value-type="float" office:value="0.07903207376184" calcext:value-type="float">
            <text:p>0.0790320738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726.35" calcext:value-type="float">
            <text:p>726.35</text:p>
          </table:table-cell>
          <table:table-cell office:value-type="float" office:value="0.57102987421384" calcext:value-type="float">
            <text:p>0.5710298742</text:p>
          </table:table-cell>
          <table:table-cell office:value-type="string" calcext:value-type="string">
            <text:p>13-14: Big increase in gas -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538.42" calcext:value-type="float">
            <text:p>538.42</text:p>
          </table:table-cell>
          <table:table-cell office:value-type="float" office:value="0.54884811416922" calcext:value-type="float">
            <text:p>0.54884811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421" calcext:value-type="float">
            <text:p>2421</text:p>
          </table:table-cell>
          <table:table-cell/>
          <table:table-cell office:value-type="float" office:value="1281.95" calcext:value-type="float">
            <text:p>1281.95</text:p>
          </table:table-cell>
          <table:table-cell office:value-type="float" office:value="0.52951259809996" calcext:value-type="float">
            <text:p>0.52951259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958" calcext:value-type="float">
            <text:p>3958</text:p>
          </table:table-cell>
          <table:table-cell/>
          <table:table-cell office:value-type="float" office:value="2053.95" calcext:value-type="float">
            <text:p>2053.95</text:p>
          </table:table-cell>
          <table:table-cell office:value-type="float" office:value="0.51893633148055" calcext:value-type="float">
            <text:p>0.51893633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7608" calcext:value-type="float">
            <text:p>7608</text:p>
          </table:table-cell>
          <table:table-cell/>
          <table:table-cell office:value-type="float" office:value="3771.38" calcext:value-type="float">
            <text:p>3771.38</text:p>
          </table:table-cell>
          <table:table-cell office:value-type="float" office:value="0.49571240799159" calcext:value-type="float">
            <text:p>0.4957124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1632" calcext:value-type="float">
            <text:p>11632</text:p>
          </table:table-cell>
          <table:table-cell/>
          <table:table-cell office:value-type="float" office:value="6188.68" calcext:value-type="float">
            <text:p>6188.68</text:p>
          </table:table-cell>
          <table:table-cell office:value-type="float" office:value="0.53203920220083" calcext:value-type="float">
            <text:p>0.53203920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8538" calcext:value-type="float">
            <text:p>18538</text:p>
          </table:table-cell>
          <table:table-cell/>
          <table:table-cell office:value-type="float" office:value="10471.54" calcext:value-type="float">
            <text:p>10471.54</text:p>
          </table:table-cell>
          <table:table-cell office:value-type="float" office:value="0.56486891789837" calcext:value-type="float">
            <text:p>0.56486891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524" calcext:value-type="float">
            <text:p>9524</text:p>
          </table:table-cell>
          <table:table-cell/>
          <table:table-cell office:value-type="float" office:value="5832.05" calcext:value-type="float">
            <text:p>5832.05</text:p>
          </table:table-cell>
          <table:table-cell office:value-type="float" office:value="0.61235300293994" calcext:value-type="float">
            <text:p>0.61235300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0393" calcext:value-type="float">
            <text:p>10393</text:p>
          </table:table-cell>
          <table:table-cell/>
          <table:table-cell office:value-type="float" office:value="6054.18" calcext:value-type="float">
            <text:p>6054.18</text:p>
          </table:table-cell>
          <table:table-cell office:value-type="float" office:value="0.58252477629173" calcext:value-type="float">
            <text:p>0.58252477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466" calcext:value-type="float">
            <text:p>5466</text:p>
          </table:table-cell>
          <table:table-cell/>
          <table:table-cell office:value-type="float" office:value="3393.37" calcext:value-type="float">
            <text:p>3393.37</text:p>
          </table:table-cell>
          <table:table-cell office:value-type="float" office:value="0.62081412367362" calcext:value-type="float">
            <text:p>0.62081412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float" office:value="1675.5" calcext:value-type="float">
            <text:p>1675.5</text:p>
          </table:table-cell>
          <table:table-cell office:value-type="float" office:value="0.62332589285714" calcext:value-type="float">
            <text:p>0.62332589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903.16" calcext:value-type="float">
            <text:p>903.16</text:p>
          </table:table-cell>
          <table:table-cell office:value-type="float" office:value="0.64144886363636" calcext:value-type="float">
            <text:p>0.64144886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5889" calcext:value-type="float">
            <text:p>75889</text:p>
          </table:table-cell>
          <table:table-cell/>
          <table:table-cell office:value-type="float" office:value="42890.53" calcext:value-type="float">
            <text:p>42890.53</text:p>
          </table:table-cell>
          <table:table-cell office:value-type="float" office:value="0.56517453122323" calcext:value-type="float">
            <text:p>0.56517453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83581.0894" calcext:value-type="float">
            <text:p>83581.089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CROFTS-A270</text:p>
          </table:table-cell>
          <table:table-cell office:value-type="string" calcext:value-type="string">
            <text:p>CROFTS HALL</text:p>
          </table:table-cell>
          <table:table-cell office:value-type="string" calcext:value-type="string">
            <text:p>78,457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36521" calcext:value-type="float">
            <text:p>136521</text:p>
          </table:table-cell>
          <table:table-cell/>
          <table:table-cell office:value-type="float" office:value="10211.64" calcext:value-type="float">
            <text:p>10211.64</text:p>
          </table:table-cell>
          <table:table-cell office:value-type="float" office:value="0.074799041905641" calcext:value-type="float">
            <text:p>0.07479904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18892" calcext:value-type="float">
            <text:p>118892</text:p>
          </table:table-cell>
          <table:table-cell/>
          <table:table-cell office:value-type="float" office:value="7226.94" calcext:value-type="float">
            <text:p>7226.94</text:p>
          </table:table-cell>
          <table:table-cell office:value-type="float" office:value="0.060785755139118" calcext:value-type="float">
            <text:p>0.06078575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23933" calcext:value-type="float">
            <text:p>123933</text:p>
          </table:table-cell>
          <table:table-cell/>
          <table:table-cell office:value-type="float" office:value="8047.28" calcext:value-type="float">
            <text:p>8047.28</text:p>
          </table:table-cell>
          <table:table-cell office:value-type="float" office:value="0.064932503852888" calcext:value-type="float">
            <text:p>0.06493250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23009" calcext:value-type="float">
            <text:p>123009</text:p>
          </table:table-cell>
          <table:table-cell/>
          <table:table-cell office:value-type="float" office:value="7391.14" calcext:value-type="float">
            <text:p>7391.14</text:p>
          </table:table-cell>
          <table:table-cell office:value-type="float" office:value="0.06008617255648" calcext:value-type="float">
            <text:p>0.06008617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59637" calcext:value-type="float">
            <text:p>159637</text:p>
          </table:table-cell>
          <table:table-cell/>
          <table:table-cell office:value-type="float" office:value="11369.78" calcext:value-type="float">
            <text:p>11369.78</text:p>
          </table:table-cell>
          <table:table-cell office:value-type="float" office:value="0.071222711526776" calcext:value-type="float">
            <text:p>0.07122271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94838" calcext:value-type="float">
            <text:p>194838</text:p>
          </table:table-cell>
          <table:table-cell/>
          <table:table-cell office:value-type="float" office:value="13222.34" calcext:value-type="float">
            <text:p>13222.34</text:p>
          </table:table-cell>
          <table:table-cell office:value-type="float" office:value="0.067863250495283" calcext:value-type="float">
            <text:p>0.06786325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43984" calcext:value-type="float">
            <text:p>243984</text:p>
          </table:table-cell>
          <table:table-cell/>
          <table:table-cell office:value-type="float" office:value="30152.8" calcext:value-type="float">
            <text:p>30152.8</text:p>
          </table:table-cell>
          <table:table-cell office:value-type="float" office:value="0.1235851531248" calcext:value-type="float">
            <text:p>0.12358515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12440" calcext:value-type="float">
            <text:p>212440</text:p>
          </table:table-cell>
          <table:table-cell/>
          <table:table-cell office:value-type="float" office:value="20043.94" calcext:value-type="float">
            <text:p>20043.94</text:p>
          </table:table-cell>
          <table:table-cell office:value-type="float" office:value="0.094351063829787" calcext:value-type="float">
            <text:p>0.09435106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06800" calcext:value-type="float">
            <text:p>206800</text:p>
          </table:table-cell>
          <table:table-cell/>
          <table:table-cell office:value-type="float" office:value="19300.42" calcext:value-type="float">
            <text:p>19300.42</text:p>
          </table:table-cell>
          <table:table-cell office:value-type="float" office:value="0.093328916827853" calcext:value-type="float">
            <text:p>0.09332891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46066" calcext:value-type="float">
            <text:p>146066</text:p>
          </table:table-cell>
          <table:table-cell/>
          <table:table-cell office:value-type="float" office:value="10874.28" calcext:value-type="float">
            <text:p>10874.28</text:p>
          </table:table-cell>
          <table:table-cell office:value-type="float" office:value="0.074447715416319" calcext:value-type="float">
            <text:p>0.07444771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6495" calcext:value-type="float">
            <text:p>136495</text:p>
          </table:table-cell>
          <table:table-cell/>
          <table:table-cell office:value-type="float" office:value="12046.41" calcext:value-type="float">
            <text:p>12046.41</text:p>
          </table:table-cell>
          <table:table-cell office:value-type="float" office:value="0.088255320707718" calcext:value-type="float">
            <text:p>0.08825532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25372" calcext:value-type="float">
            <text:p>125372</text:p>
          </table:table-cell>
          <table:table-cell/>
          <table:table-cell office:value-type="float" office:value="9978.1" calcext:value-type="float">
            <text:p>9978.1</text:p>
          </table:table-cell>
          <table:table-cell office:value-type="float" office:value="0.079587946271895" calcext:value-type="float">
            <text:p>0.07958794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927987" calcext:value-type="float">
            <text:p>1927987</text:p>
          </table:table-cell>
          <table:table-cell/>
          <table:table-cell office:value-type="float" office:value="159865.07" calcext:value-type="float">
            <text:p>159865.07</text:p>
          </table:table-cell>
          <table:table-cell office:value-type="float" office:value="0.082918126522637" calcext:value-type="float">
            <text:p>0.08291812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59865.07" calcext:value-type="float">
            <text:p>159865.0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DAVIS-A435</text:p>
          </table:table-cell>
          <table:table-cell office:value-type="string" calcext:value-type="string">
            <text:p>Davis Hall School of Engineering &amp; Applied Science</text:p>
          </table:table-cell>
          <table:table-cell office:value-type="string" calcext:value-type="string">
            <text:p>146,911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04033.89" calcext:value-type="float">
            <text:p>404033.89</text:p>
          </table:table-cell>
          <table:table-cell office:value-type="float" office:value="3825" calcext:value-type="float">
            <text:p>3825</text:p>
          </table:table-cell>
          <table:table-cell office:value-type="float" office:value="30221.3519" calcext:value-type="float">
            <text:p>30221.3519</text:p>
          </table:table-cell>
          <table:table-cell office:value-type="float" office:value="0.074799051881514" calcext:value-type="float">
            <text:p>0.0747990519</text:p>
          </table:table-cell>
          <table:table-cell office:value-type="string" calcext:value-type="string">
            <text:p>New Build: Occupancy began spring 20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40392" calcext:value-type="float">
            <text:p>340392</text:p>
          </table:table-cell>
          <table:table-cell office:value-type="float" office:value="21.41" calcext:value-type="float">
            <text:p>21.41</text:p>
          </table:table-cell>
          <table:table-cell office:value-type="float" office:value="20690.99" calcext:value-type="float">
            <text:p>20690.99</text:p>
          </table:table-cell>
          <table:table-cell office:value-type="float" office:value="0.060785770523397" calcext:value-type="float">
            <text:p>0.06078577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68200" calcext:value-type="float">
            <text:p>368200</text:p>
          </table:table-cell>
          <table:table-cell office:value-type="float" office:value="21.02" calcext:value-type="float">
            <text:p>21.02</text:p>
          </table:table-cell>
          <table:table-cell office:value-type="float" office:value="23908.16" calcext:value-type="float">
            <text:p>23908.16</text:p>
          </table:table-cell>
          <table:table-cell office:value-type="float" office:value="0.064932536664856" calcext:value-type="float">
            <text:p>0.06493253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93728.4" calcext:value-type="float">
            <text:p>393728.4</text:p>
          </table:table-cell>
          <table:table-cell office:value-type="float" office:value="696.3" calcext:value-type="float">
            <text:p>696.3</text:p>
          </table:table-cell>
          <table:table-cell office:value-type="float" office:value="23657.6396" calcext:value-type="float">
            <text:p>23657.6396</text:p>
          </table:table-cell>
          <table:table-cell office:value-type="float" office:value="0.060086190378952" calcext:value-type="float">
            <text:p>0.0600861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78738.46" calcext:value-type="float">
            <text:p>378738.46</text:p>
          </table:table-cell>
          <table:table-cell office:value-type="float" office:value="0" calcext:value-type="float">
            <text:p>0</text:p>
          </table:table-cell>
          <table:table-cell office:value-type="float" office:value="26974.7731" calcext:value-type="float">
            <text:p>26974.7731</text:p>
          </table:table-cell>
          <table:table-cell office:value-type="float" office:value="0.071222693095388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82479.38" calcext:value-type="float">
            <text:p>382479.38</text:p>
          </table:table-cell>
          <table:table-cell office:value-type="float" office:value="0" calcext:value-type="float">
            <text:p>0</text:p>
          </table:table-cell>
          <table:table-cell office:value-type="float" office:value="25945.4023" calcext:value-type="float">
            <text:p>25945.4023</text:p>
          </table:table-cell>
          <table:table-cell office:value-type="float" office:value="0.067834773994875" calcext:value-type="float">
            <text:p>0.06783477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380848.16" calcext:value-type="float">
            <text:p>380848.16</text:p>
          </table:table-cell>
          <table:table-cell office:value-type="float" office:value="0" calcext:value-type="float">
            <text:p>0</text:p>
          </table:table-cell>
          <table:table-cell office:value-type="float" office:value="47067.1858" calcext:value-type="float">
            <text:p>47067.1858</text:p>
          </table:table-cell>
          <table:table-cell office:value-type="float" office:value="0.12358517315667" calcext:value-type="float">
            <text:p>0.12358517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349775.56" calcext:value-type="float">
            <text:p>349775.56</text:p>
          </table:table-cell>
          <table:table-cell office:value-type="float" office:value="0" calcext:value-type="float">
            <text:p>0</text:p>
          </table:table-cell>
          <table:table-cell office:value-type="float" office:value="33001.7032" calcext:value-type="float">
            <text:p>33001.7032</text:p>
          </table:table-cell>
          <table:table-cell office:value-type="float" office:value="0.094351083877902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63244.41" calcext:value-type="float">
            <text:p>363244.41</text:p>
          </table:table-cell>
          <table:table-cell office:value-type="float" office:value="0" calcext:value-type="float">
            <text:p>0</text:p>
          </table:table-cell>
          <table:table-cell office:value-type="float" office:value="33901.2048" calcext:value-type="float">
            <text:p>33901.2048</text:p>
          </table:table-cell>
          <table:table-cell office:value-type="float" office:value="0.093328909865399" calcext:value-type="float">
            <text:p>0.09332890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75629.74" calcext:value-type="float">
            <text:p>375629.74</text:p>
          </table:table-cell>
          <table:table-cell office:value-type="float" office:value="0" calcext:value-type="float">
            <text:p>0</text:p>
          </table:table-cell>
          <table:table-cell office:value-type="float" office:value="27964.7684" calcext:value-type="float">
            <text:p>27964.7684</text:p>
          </table:table-cell>
          <table:table-cell office:value-type="float" office:value="0.074447695222428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20343.18" calcext:value-type="float">
            <text:p>420343.18</text:p>
          </table:table-cell>
          <table:table-cell office:value-type="float" office:value="0" calcext:value-type="float">
            <text:p>0</text:p>
          </table:table-cell>
          <table:table-cell office:value-type="float" office:value="37097.516" calcext:value-type="float">
            <text:p>37097.516</text:p>
          </table:table-cell>
          <table:table-cell office:value-type="float" office:value="0.088255306057303" calcext:value-type="float">
            <text:p>0.08825530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95532.51" calcext:value-type="float">
            <text:p>395532.51</text:p>
          </table:table-cell>
          <table:table-cell office:value-type="float" office:value="0" calcext:value-type="float">
            <text:p>0</text:p>
          </table:table-cell>
          <table:table-cell office:value-type="float" office:value="31479.6351" calcext:value-type="float">
            <text:p>31479.6351</text:p>
          </table:table-cell>
          <table:table-cell office:value-type="float" office:value="0.07958798405724" calcext:value-type="float">
            <text:p>0.0795879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552945.69" calcext:value-type="float">
            <text:p>4552945.69</text:p>
          </table:table-cell>
          <table:table-cell/>
          <table:table-cell office:value-type="float" office:value="361910.3302" calcext:value-type="float">
            <text:p>361910.3302</text:p>
          </table:table-cell>
          <table:table-cell office:value-type="float" office:value="0.079489270209151" calcext:value-type="float">
            <text:p>0.0794892702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539.6235" calcext:value-type="float">
            <text:p>539.6235</text:p>
          </table:table-cell>
          <table:table-cell office:value-type="float" office:value="0.57103015873016" calcext:value-type="float">
            <text:p>0.5710301587</text:p>
          </table:table-cell>
          <table:table-cell office:value-type="string" calcext:value-type="string">
            <text:p>New Build: Occupancy began spring 20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479.1422" calcext:value-type="float">
            <text:p>479.1422</text:p>
          </table:table-cell>
          <table:table-cell office:value-type="float" office:value="0.54884558991982" calcext:value-type="float">
            <text:p>0.54884558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766.2074" calcext:value-type="float">
            <text:p>766.2074</text:p>
          </table:table-cell>
          <table:table-cell office:value-type="float" office:value="0.52951444367657" calcext:value-type="float">
            <text:p>0.52951444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167" calcext:value-type="float">
            <text:p>2167</text:p>
          </table:table-cell>
          <table:table-cell/>
          <table:table-cell office:value-type="float" office:value="1124.5337" calcext:value-type="float">
            <text:p>1124.5337</text:p>
          </table:table-cell>
          <table:table-cell office:value-type="float" office:value="0.51893571758191" calcext:value-type="float">
            <text:p>0.51893571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4643" calcext:value-type="float">
            <text:p>4643</text:p>
          </table:table-cell>
          <table:table-cell/>
          <table:table-cell office:value-type="float" office:value="2301.5924" calcext:value-type="float">
            <text:p>2301.5924</text:p>
          </table:table-cell>
          <table:table-cell office:value-type="float" office:value="0.49571234115873" calcext:value-type="float">
            <text:p>0.49571234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7984" calcext:value-type="float">
            <text:p>7984</text:p>
          </table:table-cell>
          <table:table-cell/>
          <table:table-cell office:value-type="float" office:value="4247.7982" calcext:value-type="float">
            <text:p>4247.7982</text:p>
          </table:table-cell>
          <table:table-cell office:value-type="float" office:value="0.53203885270541" calcext:value-type="float">
            <text:p>0.53203885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9621" calcext:value-type="float">
            <text:p>9621</text:p>
          </table:table-cell>
          <table:table-cell/>
          <table:table-cell office:value-type="float" office:value="5434.6016" calcext:value-type="float">
            <text:p>5434.6016</text:p>
          </table:table-cell>
          <table:table-cell office:value-type="float" office:value="0.56486868308908" calcext:value-type="float">
            <text:p>0.56486868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106" calcext:value-type="float">
            <text:p>9106</text:p>
          </table:table-cell>
          <table:table-cell/>
          <table:table-cell office:value-type="float" office:value="5576.0897" calcext:value-type="float">
            <text:p>5576.0897</text:p>
          </table:table-cell>
          <table:table-cell office:value-type="float" office:value="0.6123533604217" calcext:value-type="float">
            <text:p>0.61235336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4496.5102" calcext:value-type="float">
            <text:p>4496.5102</text:p>
          </table:table-cell>
          <table:table-cell office:value-type="float" office:value="0.58252496437362" calcext:value-type="float">
            <text:p>0.58252496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float" office:value="1957.4263" calcext:value-type="float">
            <text:p>1957.4263</text:p>
          </table:table-cell>
          <table:table-cell office:value-type="float" office:value="0.6208139232477" calcext:value-type="float">
            <text:p>0.62081392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float" office:value="932.4957" calcext:value-type="float">
            <text:p>932.4957</text:p>
          </table:table-cell>
          <table:table-cell office:value-type="float" office:value="0.6233260026738" calcext:value-type="float">
            <text:p>0.62332600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693.4078" calcext:value-type="float">
            <text:p>693.4078</text:p>
          </table:table-cell>
          <table:table-cell office:value-type="float" office:value="0.64145032377428" calcext:value-type="float">
            <text:p>0.64145032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0235" calcext:value-type="float">
            <text:p>50235</text:p>
          </table:table-cell>
          <table:table-cell/>
          <table:table-cell office:value-type="float" office:value="28549.4287" calcext:value-type="float">
            <text:p>28549.4287</text:p>
          </table:table-cell>
          <table:table-cell office:value-type="float" office:value="0.56831748183537" calcext:value-type="float">
            <text:p>0.56831748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390459.7589" calcext:value-type="float">
            <text:p>390459.758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DORSHE-A400</text:p>
          </table:table-cell>
          <table:table-cell office:value-type="string" calcext:value-type="string">
            <text:p>DORSHEIMER GREENHOUSE</text:p>
          </table:table-cell>
          <table:table-cell office:value-type="string" calcext:value-type="string">
            <text:p>8,800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office:value-type="float" office:value="3515.56" calcext:value-type="float">
            <text:p>3515.56</text:p>
          </table:table-cell>
          <table:table-cell office:value-type="float" office:value="0.07479914893617" calcext:value-type="float">
            <text:p>0.07479914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53505.39" calcext:value-type="float">
            <text:p>53505.39</text:p>
          </table:table-cell>
          <table:table-cell office:value-type="float" office:value="0" calcext:value-type="float">
            <text:p>0</text:p>
          </table:table-cell>
          <table:table-cell office:value-type="float" office:value="3252.3662" calcext:value-type="float">
            <text:p>3252.3662</text:p>
          </table:table-cell>
          <table:table-cell office:value-type="float" office:value="0.060785767564726" calcext:value-type="float">
            <text:p>0.06078576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52347.95" calcext:value-type="float">
            <text:p>52347.95</text:p>
          </table:table-cell>
          <table:table-cell office:value-type="float" office:value="0" calcext:value-type="float">
            <text:p>0</text:p>
          </table:table-cell>
          <table:table-cell office:value-type="float" office:value="3399.0853" calcext:value-type="float">
            <text:p>3399.0853</text:p>
          </table:table-cell>
          <table:table-cell office:value-type="float" office:value="0.064932538905535" calcext:value-type="float">
            <text:p>0.06493253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60142.94" calcext:value-type="float">
            <text:p>60142.94</text:p>
          </table:table-cell>
          <table:table-cell office:value-type="float" office:value="0" calcext:value-type="float">
            <text:p>0</text:p>
          </table:table-cell>
          <table:table-cell office:value-type="float" office:value="3613.7601" calcext:value-type="float">
            <text:p>3613.7601</text:p>
          </table:table-cell>
          <table:table-cell office:value-type="float" office:value="0.060086189667482" calcext:value-type="float">
            <text:p>0.06008618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77301.87" calcext:value-type="float">
            <text:p>77301.87</text:p>
          </table:table-cell>
          <table:table-cell office:value-type="float" office:value="0" calcext:value-type="float">
            <text:p>0</text:p>
          </table:table-cell>
          <table:table-cell office:value-type="float" office:value="5505.6474" calcext:value-type="float">
            <text:p>5505.6474</text:p>
          </table:table-cell>
          <table:table-cell office:value-type="float" office:value="0.071222693577788" calcext:value-type="float">
            <text:p>0.07122269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94990.19" calcext:value-type="float">
            <text:p>94990.19</text:p>
          </table:table-cell>
          <table:table-cell office:value-type="float" office:value="0" calcext:value-type="float">
            <text:p>0</text:p>
          </table:table-cell>
          <table:table-cell office:value-type="float" office:value="6443.6381" calcext:value-type="float">
            <text:p>6443.6381</text:p>
          </table:table-cell>
          <table:table-cell office:value-type="float" office:value="0.067834774306694" calcext:value-type="float">
            <text:p>0.06783477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10584" calcext:value-type="float">
            <text:p>110584</text:p>
          </table:table-cell>
          <table:table-cell office:value-type="float" office:value="0" calcext:value-type="float">
            <text:p>0</text:p>
          </table:table-cell>
          <table:table-cell office:value-type="float" office:value="13666.5428" calcext:value-type="float">
            <text:p>13666.5428</text:p>
          </table:table-cell>
          <table:table-cell office:value-type="float" office:value="0.12358517326195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89163.56" calcext:value-type="float">
            <text:p>89163.56</text:p>
          </table:table-cell>
          <table:table-cell office:value-type="float" office:value="0" calcext:value-type="float">
            <text:p>0</text:p>
          </table:table-cell>
          <table:table-cell office:value-type="float" office:value="8412.6785" calcext:value-type="float">
            <text:p>8412.6785</text:p>
          </table:table-cell>
          <table:table-cell office:value-type="float" office:value="0.094351083559248" calcext:value-type="float">
            <text:p>0.09435108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82250.5" calcext:value-type="float">
            <text:p>82250.5</text:p>
          </table:table-cell>
          <table:table-cell office:value-type="float" office:value="0" calcext:value-type="float">
            <text:p>0</text:p>
          </table:table-cell>
          <table:table-cell office:value-type="float" office:value="7676.3495" calcext:value-type="float">
            <text:p>7676.3495</text:p>
          </table:table-cell>
          <table:table-cell office:value-type="float" office:value="0.093328909854651" calcext:value-type="float">
            <text:p>0.09332890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68281.75" calcext:value-type="float">
            <text:p>68281.75</text:p>
          </table:table-cell>
          <table:table-cell office:value-type="float" office:value="0" calcext:value-type="float">
            <text:p>0</text:p>
          </table:table-cell>
          <table:table-cell office:value-type="float" office:value="5083.4189" calcext:value-type="float">
            <text:p>5083.4189</text:p>
          </table:table-cell>
          <table:table-cell office:value-type="float" office:value="0.07444769502832" calcext:value-type="float">
            <text:p>0.0744476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0796.75" calcext:value-type="float">
            <text:p>50796.75</text:p>
          </table:table-cell>
          <table:table-cell office:value-type="float" office:value="0" calcext:value-type="float">
            <text:p>0</text:p>
          </table:table-cell>
          <table:table-cell office:value-type="float" office:value="4483.0827" calcext:value-type="float">
            <text:p>4483.0827</text:p>
          </table:table-cell>
          <table:table-cell office:value-type="float" office:value="0.088255305703613" calcext:value-type="float">
            <text:p>0.08825530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8128.06" calcext:value-type="float">
            <text:p>38128.06</text:p>
          </table:table-cell>
          <table:table-cell office:value-type="float" office:value="0" calcext:value-type="float">
            <text:p>0</text:p>
          </table:table-cell>
          <table:table-cell office:value-type="float" office:value="3034.5354" calcext:value-type="float">
            <text:p>3034.5354</text:p>
          </table:table-cell>
          <table:table-cell office:value-type="float" office:value="0.079587983233346" calcext:value-type="float">
            <text:p>0.07958798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24492.96" calcext:value-type="float">
            <text:p>824492.96</text:p>
          </table:table-cell>
          <table:table-cell/>
          <table:table-cell office:value-type="float" office:value="68086.6649" calcext:value-type="float">
            <text:p>68086.6649</text:p>
          </table:table-cell>
          <table:table-cell office:value-type="float" office:value="0.082580043982425" calcext:value-type="float">
            <text:p>0.082580044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65.6685" calcext:value-type="float">
            <text:p>65.6685</text:p>
          </table:table-cell>
          <table:table-cell office:value-type="float" office:value="0.57103043478261" calcext:value-type="float">
            <text:p>0.57103043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7.3322" calcext:value-type="float">
            <text:p>127.3322</text:p>
          </table:table-cell>
          <table:table-cell office:value-type="float" office:value="0.54884568965517" calcext:value-type="float">
            <text:p>0.54884568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.0608" calcext:value-type="float">
            <text:p>10.0608</text:p>
          </table:table-cell>
          <table:table-cell office:value-type="float" office:value="0.52951578947368" calcext:value-type="float">
            <text:p>0.52951578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.0983" calcext:value-type="float">
            <text:p>30.0983</text:p>
          </table:table-cell>
          <table:table-cell office:value-type="float" office:value="0.51893620689655" calcext:value-type="float">
            <text:p>0.51893620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49.7051" calcext:value-type="float">
            <text:p>149.7051</text:p>
          </table:table-cell>
          <table:table-cell office:value-type="float" office:value="0.49571225165563" calcext:value-type="float">
            <text:p>0.495712251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312.3068" calcext:value-type="float">
            <text:p>312.3068</text:p>
          </table:table-cell>
          <table:table-cell office:value-type="float" office:value="0.53203884156729" calcext:value-type="float">
            <text:p>0.53203884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694.2236" calcext:value-type="float">
            <text:p>694.2236</text:p>
          </table:table-cell>
          <table:table-cell office:value-type="float" office:value="0.56486867371847" calcext:value-type="float">
            <text:p>0.56486867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503.9668" calcext:value-type="float">
            <text:p>503.9668</text:p>
          </table:table-cell>
          <table:table-cell office:value-type="float" office:value="0.61235334143378" calcext:value-type="float">
            <text:p>0.612353341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372.2335" calcext:value-type="float">
            <text:p>372.2335</text:p>
          </table:table-cell>
          <table:table-cell office:value-type="float" office:value="0.58252503912363" calcext:value-type="float">
            <text:p>0.58252503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206.1102" calcext:value-type="float">
            <text:p>206.1102</text:p>
          </table:table-cell>
          <table:table-cell office:value-type="float" office:value="0.62081385542169" calcext:value-type="float">
            <text:p>0.62081385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97.8622" calcext:value-type="float">
            <text:p>97.8622</text:p>
          </table:table-cell>
          <table:table-cell office:value-type="float" office:value="0.62332611464968" calcext:value-type="float">
            <text:p>0.62332611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33.4879" calcext:value-type="float">
            <text:p>233.4879</text:p>
          </table:table-cell>
          <table:table-cell office:value-type="float" office:value="0.64145027472527" calcext:value-type="float">
            <text:p>0.64145027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857" calcext:value-type="float">
            <text:p>4857</text:p>
          </table:table-cell>
          <table:table-cell/>
          <table:table-cell office:value-type="float" office:value="2803.0559" calcext:value-type="float">
            <text:p>2803.0559</text:p>
          </table:table-cell>
          <table:table-cell office:value-type="float" office:value="0.57711671813877" calcext:value-type="float">
            <text:p>0.57711671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70889.7208" calcext:value-type="float">
            <text:p>70889.720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FARGO-A141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140,39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92235" calcext:value-type="float">
            <text:p>92235</text:p>
          </table:table-cell>
          <table:table-cell office:value-type="float" office:value="192.53" calcext:value-type="float">
            <text:p>192.53</text:p>
          </table:table-cell>
          <table:table-cell office:value-type="float" office:value="6899.0905" calcext:value-type="float">
            <text:p>6899.0905</text:p>
          </table:table-cell>
          <table:table-cell office:value-type="float" office:value="0.074799051336261" calcext:value-type="float">
            <text:p>0.07479905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02255" calcext:value-type="float">
            <text:p>102255</text:p>
          </table:table-cell>
          <table:table-cell office:value-type="float" office:value="265.6" calcext:value-type="float">
            <text:p>265.6</text:p>
          </table:table-cell>
          <table:table-cell office:value-type="float" office:value="6215.6487" calcext:value-type="float">
            <text:p>6215.6487</text:p>
          </table:table-cell>
          <table:table-cell office:value-type="float" office:value="0.060785767933108" calcext:value-type="float">
            <text:p>0.06078576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27887" calcext:value-type="float">
            <text:p>127887</text:p>
          </table:table-cell>
          <table:table-cell office:value-type="float" office:value="287.7" calcext:value-type="float">
            <text:p>287.7</text:p>
          </table:table-cell>
          <table:table-cell office:value-type="float" office:value="8304.0277" calcext:value-type="float">
            <text:p>8304.0277</text:p>
          </table:table-cell>
          <table:table-cell office:value-type="float" office:value="0.064932539663922" calcext:value-type="float">
            <text:p>0.06493253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73659" calcext:value-type="float">
            <text:p>173659</text:p>
          </table:table-cell>
          <table:table-cell office:value-type="float" office:value="491.08" calcext:value-type="float">
            <text:p>491.08</text:p>
          </table:table-cell>
          <table:table-cell office:value-type="float" office:value="10434.5077" calcext:value-type="float">
            <text:p>10434.5077</text:p>
          </table:table-cell>
          <table:table-cell office:value-type="float" office:value="0.060086190177301" calcext:value-type="float">
            <text:p>0.06008619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11778" calcext:value-type="float">
            <text:p>311778</text:p>
          </table:table-cell>
          <table:table-cell office:value-type="float" office:value="744.1" calcext:value-type="float">
            <text:p>744.1</text:p>
          </table:table-cell>
          <table:table-cell office:value-type="float" office:value="22205.6688" calcext:value-type="float">
            <text:p>22205.6688</text:p>
          </table:table-cell>
          <table:table-cell office:value-type="float" office:value="0.071222693070069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26673" calcext:value-type="float">
            <text:p>326673</text:p>
          </table:table-cell>
          <table:table-cell office:value-type="float" office:value="0" calcext:value-type="float">
            <text:p>0</text:p>
          </table:table-cell>
          <table:table-cell office:value-type="float" office:value="22159.7892" calcext:value-type="float">
            <text:p>22159.7892</text:p>
          </table:table-cell>
          <table:table-cell office:value-type="float" office:value="0.067834774223765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52826" calcext:value-type="float">
            <text:p>452826</text:p>
          </table:table-cell>
          <table:table-cell office:value-type="float" office:value="0" calcext:value-type="float">
            <text:p>0</text:p>
          </table:table-cell>
          <table:table-cell office:value-type="float" office:value="55962.5797" calcext:value-type="float">
            <text:p>55962.5797</text:p>
          </table:table-cell>
          <table:table-cell office:value-type="float" office:value="0.12358517333369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52826" calcext:value-type="float">
            <text:p>452826</text:p>
          </table:table-cell>
          <table:table-cell office:value-type="float" office:value="1051.61" calcext:value-type="float">
            <text:p>1051.61</text:p>
          </table:table-cell>
          <table:table-cell office:value-type="float" office:value="42724.6239" calcext:value-type="float">
            <text:p>42724.6239</text:p>
          </table:table-cell>
          <table:table-cell office:value-type="float" office:value="0.094351083860026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92407" calcext:value-type="float">
            <text:p>392407</text:p>
          </table:table-cell>
          <table:table-cell office:value-type="float" office:value="868.52" calcext:value-type="float">
            <text:p>868.52</text:p>
          </table:table-cell>
          <table:table-cell office:value-type="float" office:value="36622.9176" calcext:value-type="float">
            <text:p>36622.9176</text:p>
          </table:table-cell>
          <table:table-cell office:value-type="float" office:value="0.093328910034734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46980" calcext:value-type="float">
            <text:p>246980</text:p>
          </table:table-cell>
          <table:table-cell office:value-type="float" office:value="627.97" calcext:value-type="float">
            <text:p>627.97</text:p>
          </table:table-cell>
          <table:table-cell office:value-type="float" office:value="18387.0918" calcext:value-type="float">
            <text:p>18387.0918</text:p>
          </table:table-cell>
          <table:table-cell office:value-type="float" office:value="0.074447695359948" calcext:value-type="float">
            <text:p>0.07444769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49966" calcext:value-type="float">
            <text:p>149966</text:p>
          </table:table-cell>
          <table:table-cell office:value-type="float" office:value="484.64" calcext:value-type="float">
            <text:p>484.64</text:p>
          </table:table-cell>
          <table:table-cell office:value-type="float" office:value="13235.2953" calcext:value-type="float">
            <text:p>13235.2953</text:p>
          </table:table-cell>
          <table:table-cell office:value-type="float" office:value="0.088255306536148" calcext:value-type="float">
            <text:p>0.08825530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84370" calcext:value-type="float">
            <text:p>84370</text:p>
          </table:table-cell>
          <table:table-cell office:value-type="float" office:value="164.56" calcext:value-type="float">
            <text:p>164.56</text:p>
          </table:table-cell>
          <table:table-cell office:value-type="float" office:value="6714.8382" calcext:value-type="float">
            <text:p>6714.8382</text:p>
          </table:table-cell>
          <table:table-cell office:value-type="float" office:value="0.079587983880526" calcext:value-type="float">
            <text:p>0.0795879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913862" calcext:value-type="float">
            <text:p>2913862</text:p>
          </table:table-cell>
          <table:table-cell/>
          <table:table-cell office:value-type="float" office:value="249866.0791" calcext:value-type="float">
            <text:p>249866.0791</text:p>
          </table:table-cell>
          <table:table-cell office:value-type="float" office:value="0.085750827973322" calcext:value-type="float">
            <text:p>0.085750828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59.8884" calcext:value-type="float">
            <text:p>159.8884</text:p>
          </table:table-cell>
          <table:table-cell office:value-type="float" office:value="0.57103" calcext:value-type="float">
            <text:p>0.57103</text:p>
          </table:table-cell>
          <table:table-cell office:value-type="string" calcext:value-type="string">
            <text:p>13-14 very cold win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210.2078" calcext:value-type="float">
            <text:p>210.2078</text:p>
          </table:table-cell>
          <table:table-cell office:value-type="float" office:value="0.5488454308094" calcext:value-type="float">
            <text:p>0.54884543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float" office:value="922.9437" calcext:value-type="float">
            <text:p>922.9437</text:p>
          </table:table-cell>
          <table:table-cell office:value-type="float" office:value="0.52951445783133" calcext:value-type="float">
            <text:p>0.529514457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209" calcext:value-type="float">
            <text:p>2209</text:p>
          </table:table-cell>
          <table:table-cell/>
          <table:table-cell office:value-type="float" office:value="1146.3291" calcext:value-type="float">
            <text:p>1146.3291</text:p>
          </table:table-cell>
          <table:table-cell office:value-type="float" office:value="0.51893576278859" calcext:value-type="float">
            <text:p>0.51893576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783" calcext:value-type="float">
            <text:p>2783</text:p>
          </table:table-cell>
          <table:table-cell/>
          <table:table-cell office:value-type="float" office:value="1379.5675" calcext:value-type="float">
            <text:p>1379.5675</text:p>
          </table:table-cell>
          <table:table-cell office:value-type="float" office:value="0.49571236076177" calcext:value-type="float">
            <text:p>0.49571236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1666.3457" calcext:value-type="float">
            <text:p>1666.3457</text:p>
          </table:table-cell>
          <table:table-cell office:value-type="float" office:value="0.53203885696041" calcext:value-type="float">
            <text:p>0.5320388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895.6993" calcext:value-type="float">
            <text:p>1895.6993</text:p>
          </table:table-cell>
          <table:table-cell office:value-type="float" office:value="0.5648686829559" calcext:value-type="float">
            <text:p>0.5648686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975" calcext:value-type="float">
            <text:p>4975</text:p>
          </table:table-cell>
          <table:table-cell/>
          <table:table-cell office:value-type="float" office:value="3046.458" calcext:value-type="float">
            <text:p>3046.458</text:p>
          </table:table-cell>
          <table:table-cell office:value-type="float" office:value="0.61235336683417" calcext:value-type="float">
            <text:p>0.61235336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002" calcext:value-type="float">
            <text:p>4002</text:p>
          </table:table-cell>
          <table:table-cell/>
          <table:table-cell office:value-type="float" office:value="2331.2649" calcext:value-type="float">
            <text:p>2331.2649</text:p>
          </table:table-cell>
          <table:table-cell office:value-type="float" office:value="0.58252496251874" calcext:value-type="float">
            <text:p>0.58252496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float" office:value="1855.6129" calcext:value-type="float">
            <text:p>1855.6129</text:p>
          </table:table-cell>
          <table:table-cell office:value-type="float" office:value="0.62081395115423" calcext:value-type="float">
            <text:p>0.62081395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978.6219" calcext:value-type="float">
            <text:p>978.6219</text:p>
          </table:table-cell>
          <table:table-cell office:value-type="float" office:value="0.62332605095541" calcext:value-type="float">
            <text:p>0.6233260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301.4817" calcext:value-type="float">
            <text:p>301.4817</text:p>
          </table:table-cell>
          <table:table-cell office:value-type="float" office:value="0.64145042553191" calcext:value-type="float">
            <text:p>0.64145042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7892" calcext:value-type="float">
            <text:p>27892</text:p>
          </table:table-cell>
          <table:table-cell/>
          <table:table-cell office:value-type="float" office:value="15894.4209" calcext:value-type="float">
            <text:p>15894.4209</text:p>
          </table:table-cell>
          <table:table-cell office:value-type="float" office:value="0.56985590491897" calcext:value-type="float">
            <text:p>0.569855904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65760.5" calcext:value-type="float">
            <text:p>26576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FILMOR-A142</text:p>
          </table:table-cell>
          <table:table-cell office:value-type="string" calcext:value-type="string">
            <text:p>Millard Fillmore Academic Core <text:s/>(MFAC)</text:p>
          </table:table-cell>
          <table:table-cell office:value-type="string" calcext:value-type="string">
            <text:p>200,04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331797" calcext:value-type="float">
            <text:p>331797</text:p>
          </table:table-cell>
          <table:table-cell office:value-type="float" office:value="985.8" calcext:value-type="float">
            <text:p>985.8</text:p>
          </table:table-cell>
          <table:table-cell office:value-type="float" office:value="24818.1009" calcext:value-type="float">
            <text:p>24818.1009</text:p>
          </table:table-cell>
          <table:table-cell office:value-type="float" office:value="0.074799051528495" calcext:value-type="float">
            <text:p>0.07479905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21250" calcext:value-type="float">
            <text:p>321250</text:p>
          </table:table-cell>
          <table:table-cell office:value-type="float" office:value="986.5" calcext:value-type="float">
            <text:p>986.5</text:p>
          </table:table-cell>
          <table:table-cell office:value-type="float" office:value="19527.4281" calcext:value-type="float">
            <text:p>19527.4281</text:p>
          </table:table-cell>
          <table:table-cell office:value-type="float" office:value="0.060785768404669" calcext:value-type="float">
            <text:p>0.06078576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23252" calcext:value-type="float">
            <text:p>323252</text:p>
          </table:table-cell>
          <table:table-cell office:value-type="float" office:value="1025.17" calcext:value-type="float">
            <text:p>1025.17</text:p>
          </table:table-cell>
          <table:table-cell office:value-type="float" office:value="20989.5733" calcext:value-type="float">
            <text:p>20989.5733</text:p>
          </table:table-cell>
          <table:table-cell office:value-type="float" office:value="0.064932539628525" calcext:value-type="float">
            <text:p>0.06493253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31083" calcext:value-type="float">
            <text:p>331083</text:p>
          </table:table-cell>
          <table:table-cell office:value-type="float" office:value="955.41" calcext:value-type="float">
            <text:p>955.41</text:p>
          </table:table-cell>
          <table:table-cell office:value-type="float" office:value="19893.5162" calcext:value-type="float">
            <text:p>19893.5162</text:p>
          </table:table-cell>
          <table:table-cell office:value-type="float" office:value="0.060086190471876" calcext:value-type="float">
            <text:p>0.06008619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468133" calcext:value-type="float">
            <text:p>468133</text:p>
          </table:table-cell>
          <table:table-cell office:value-type="float" office:value="1141.44" calcext:value-type="float">
            <text:p>1141.44</text:p>
          </table:table-cell>
          <table:table-cell office:value-type="float" office:value="33341.693" calcext:value-type="float">
            <text:p>33341.693</text:p>
          </table:table-cell>
          <table:table-cell office:value-type="float" office:value="0.071222693123535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565146" calcext:value-type="float">
            <text:p>565146</text:p>
          </table:table-cell>
          <table:table-cell office:value-type="float" office:value="1262.56" calcext:value-type="float">
            <text:p>1262.56</text:p>
          </table:table-cell>
          <table:table-cell office:value-type="float" office:value="38336.5513" calcext:value-type="float">
            <text:p>38336.5513</text:p>
          </table:table-cell>
          <table:table-cell office:value-type="float" office:value="0.067834774199941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653845" calcext:value-type="float">
            <text:p>653845</text:p>
          </table:table-cell>
          <table:table-cell office:value-type="float" office:value="1362.39" calcext:value-type="float">
            <text:p>1362.39</text:p>
          </table:table-cell>
          <table:table-cell office:value-type="float" office:value="80805.5477" calcext:value-type="float">
            <text:p>80805.5477</text:p>
          </table:table-cell>
          <table:table-cell office:value-type="float" office:value="0.12358517339736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590955" calcext:value-type="float">
            <text:p>590955</text:p>
          </table:table-cell>
          <table:table-cell office:value-type="float" office:value="1158.05" calcext:value-type="float">
            <text:p>1158.05</text:p>
          </table:table-cell>
          <table:table-cell office:value-type="float" office:value="55757.2448" calcext:value-type="float">
            <text:p>55757.2448</text:p>
          </table:table-cell>
          <table:table-cell office:value-type="float" office:value="0.09435108392348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579946" calcext:value-type="float">
            <text:p>579946</text:p>
          </table:table-cell>
          <table:table-cell office:value-type="float" office:value="1101.77" calcext:value-type="float">
            <text:p>1101.77</text:p>
          </table:table-cell>
          <table:table-cell office:value-type="float" office:value="54125.7281" calcext:value-type="float">
            <text:p>54125.7281</text:p>
          </table:table-cell>
          <table:table-cell office:value-type="float" office:value="0.093328910105424" calcext:value-type="float">
            <text:p>0.09332891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97253" calcext:value-type="float">
            <text:p>397253</text:p>
          </table:table-cell>
          <table:table-cell office:value-type="float" office:value="851.55" calcext:value-type="float">
            <text:p>851.55</text:p>
          </table:table-cell>
          <table:table-cell office:value-type="float" office:value="29574.5703" calcext:value-type="float">
            <text:p>29574.5703</text:p>
          </table:table-cell>
          <table:table-cell office:value-type="float" office:value="0.074447695297455" calcext:value-type="float">
            <text:p>0.07444769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41022" calcext:value-type="float">
            <text:p>241022</text:p>
          </table:table-cell>
          <table:table-cell office:value-type="float" office:value="659.93" calcext:value-type="float">
            <text:p>659.93</text:p>
          </table:table-cell>
          <table:table-cell office:value-type="float" office:value="21271.4704" calcext:value-type="float">
            <text:p>21271.4704</text:p>
          </table:table-cell>
          <table:table-cell office:value-type="float" office:value="0.088255306154625" calcext:value-type="float">
            <text:p>0.0882553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75573" calcext:value-type="float">
            <text:p>175573</text:p>
          </table:table-cell>
          <table:table-cell office:value-type="float" office:value="432.11" calcext:value-type="float">
            <text:p>432.11</text:p>
          </table:table-cell>
          <table:table-cell office:value-type="float" office:value="13973.5012" calcext:value-type="float">
            <text:p>13973.5012</text:p>
          </table:table-cell>
          <table:table-cell office:value-type="float" office:value="0.079587984485086" calcext:value-type="float">
            <text:p>0.0795879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979255" calcext:value-type="float">
            <text:p>4979255</text:p>
          </table:table-cell>
          <table:table-cell/>
          <table:table-cell office:value-type="float" office:value="412414.9253" calcext:value-type="float">
            <text:p>412414.9253</text:p>
          </table:table-cell>
          <table:table-cell office:value-type="float" office:value="0.082826632759318" calcext:value-type="float">
            <text:p>0.0828266328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86.9" calcext:value-type="float">
            <text:p>486.9</text:p>
          </table:table-cell>
          <table:table-cell/>
          <table:table-cell office:value-type="float" office:value="278.0346" calcext:value-type="float">
            <text:p>278.0346</text:p>
          </table:table-cell>
          <table:table-cell office:value-type="float" office:value="0.57103019100431" calcext:value-type="float">
            <text:p>0.5710301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120.1" calcext:value-type="float">
            <text:p>1120.1</text:p>
          </table:table-cell>
          <table:table-cell/>
          <table:table-cell office:value-type="float" office:value="614.7619" calcext:value-type="float">
            <text:p>614.7619</text:p>
          </table:table-cell>
          <table:table-cell office:value-type="float" office:value="0.54884554950451" calcext:value-type="float">
            <text:p>0.54884554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309" calcext:value-type="float">
            <text:p>3309</text:p>
          </table:table-cell>
          <table:table-cell/>
          <table:table-cell office:value-type="float" office:value="1752.1633" calcext:value-type="float">
            <text:p>1752.1633</text:p>
          </table:table-cell>
          <table:table-cell office:value-type="float" office:value="0.5295144454518" calcext:value-type="float">
            <text:p>0.52951444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652.7" calcext:value-type="float">
            <text:p>4652.7</text:p>
          </table:table-cell>
          <table:table-cell/>
          <table:table-cell office:value-type="float" office:value="2414.4522" calcext:value-type="float">
            <text:p>2414.4522</text:p>
          </table:table-cell>
          <table:table-cell office:value-type="float" office:value="0.51893571474628" calcext:value-type="float">
            <text:p>0.51893571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7386.4" calcext:value-type="float">
            <text:p>7386.4</text:p>
          </table:table-cell>
          <table:table-cell/>
          <table:table-cell office:value-type="float" office:value="3661.5297" calcext:value-type="float">
            <text:p>3661.5297</text:p>
          </table:table-cell>
          <table:table-cell office:value-type="float" office:value="0.49571234972382" calcext:value-type="float">
            <text:p>0.49571234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8756.3" calcext:value-type="float">
            <text:p>8756.3</text:p>
          </table:table-cell>
          <table:table-cell/>
          <table:table-cell office:value-type="float" office:value="4658.6919" calcext:value-type="float">
            <text:p>4658.6919</text:p>
          </table:table-cell>
          <table:table-cell office:value-type="float" office:value="0.53203886344689" calcext:value-type="float">
            <text:p>0.53203886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9485.5" calcext:value-type="float">
            <text:p>9485.5</text:p>
          </table:table-cell>
          <table:table-cell/>
          <table:table-cell office:value-type="float" office:value="5358.0619" calcext:value-type="float">
            <text:p>5358.0619</text:p>
          </table:table-cell>
          <table:table-cell office:value-type="float" office:value="0.56486868378051" calcext:value-type="float">
            <text:p>0.5648686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0468.9" calcext:value-type="float">
            <text:p>10468.9</text:p>
          </table:table-cell>
          <table:table-cell/>
          <table:table-cell office:value-type="float" office:value="6410.6661" calcext:value-type="float">
            <text:p>6410.6661</text:p>
          </table:table-cell>
          <table:table-cell office:value-type="float" office:value="0.61235336090707" calcext:value-type="float">
            <text:p>0.61235336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9118" calcext:value-type="float">
            <text:p>9118</text:p>
          </table:table-cell>
          <table:table-cell/>
          <table:table-cell office:value-type="float" office:value="5311.4627" calcext:value-type="float">
            <text:p>5311.4627</text:p>
          </table:table-cell>
          <table:table-cell office:value-type="float" office:value="0.58252497258171" calcext:value-type="float">
            <text:p>0.58252497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697.6" calcext:value-type="float">
            <text:p>5697.6</text:p>
          </table:table-cell>
          <table:table-cell/>
          <table:table-cell office:value-type="float" office:value="3537.1495" calcext:value-type="float">
            <text:p>3537.1495</text:p>
          </table:table-cell>
          <table:table-cell office:value-type="float" office:value="0.62081393920247" calcext:value-type="float">
            <text:p>0.62081393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457.7" calcext:value-type="float">
            <text:p>2457.7</text:p>
          </table:table-cell>
          <table:table-cell/>
          <table:table-cell office:value-type="float" office:value="1531.9484" calcext:value-type="float">
            <text:p>1531.9484</text:p>
          </table:table-cell>
          <table:table-cell office:value-type="float" office:value="0.62332603653823" calcext:value-type="float">
            <text:p>0.62332603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76.2" calcext:value-type="float">
            <text:p>676.2</text:p>
          </table:table-cell>
          <table:table-cell/>
          <table:table-cell office:value-type="float" office:value="433.7487" calcext:value-type="float">
            <text:p>433.7487</text:p>
          </table:table-cell>
          <table:table-cell office:value-type="float" office:value="0.64145031055901" calcext:value-type="float">
            <text:p>0.64145031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3615.3" calcext:value-type="float">
            <text:p>63615.3</text:p>
          </table:table-cell>
          <table:table-cell/>
          <table:table-cell office:value-type="float" office:value="35962.6709" calcext:value-type="float">
            <text:p>35962.6709</text:p>
          </table:table-cell>
          <table:table-cell office:value-type="float" office:value="0.56531480477181" calcext:value-type="float">
            <text:p>0.56531480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448377.5962" calcext:value-type="float">
            <text:p>448377.596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FLT300-A730-310-A724</text:p>
          </table:table-cell>
          <table:table-cell office:value-type="string" calcext:value-type="string">
            <text:p>Flint Village</text:p>
          </table:table-cell>
          <table:table-cell office:value-type="string" calcext:value-type="string">
            <text:p>232,87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39648" calcext:value-type="float">
            <text:p>139648</text:p>
          </table:table-cell>
          <table:table-cell office:value-type="float" office:value="455.44" calcext:value-type="float">
            <text:p>455.44</text:p>
          </table:table-cell>
          <table:table-cell office:value-type="float" office:value="10445.5381" calcext:value-type="float">
            <text:p>10445.5381</text:p>
          </table:table-cell>
          <table:table-cell office:value-type="float" office:value="0.074799052618011" calcext:value-type="float">
            <text:p>0.07479905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17988" calcext:value-type="float">
            <text:p>117988</text:p>
          </table:table-cell>
          <table:table-cell office:value-type="float" office:value="464.71" calcext:value-type="float">
            <text:p>464.71</text:p>
          </table:table-cell>
          <table:table-cell office:value-type="float" office:value="7171.9912" calcext:value-type="float">
            <text:p>7171.9912</text:p>
          </table:table-cell>
          <table:table-cell office:value-type="float" office:value="0.060785768044208" calcext:value-type="float">
            <text:p>0.0607857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27614" calcext:value-type="float">
            <text:p>127614</text:p>
          </table:table-cell>
          <table:table-cell office:value-type="float" office:value="479.99" calcext:value-type="float">
            <text:p>479.99</text:p>
          </table:table-cell>
          <table:table-cell office:value-type="float" office:value="8286.301" calcext:value-type="float">
            <text:p>8286.301</text:p>
          </table:table-cell>
          <table:table-cell office:value-type="float" office:value="0.064932538749667" calcext:value-type="float">
            <text:p>0.06493253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17124" calcext:value-type="float">
            <text:p>117124</text:p>
          </table:table-cell>
          <table:table-cell office:value-type="float" office:value="409.83" calcext:value-type="float">
            <text:p>409.83</text:p>
          </table:table-cell>
          <table:table-cell office:value-type="float" office:value="7037.535" calcext:value-type="float">
            <text:p>7037.535</text:p>
          </table:table-cell>
          <table:table-cell office:value-type="float" office:value="0.060086190703869" calcext:value-type="float">
            <text:p>0.06008619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16647" calcext:value-type="float">
            <text:p>116647</text:p>
          </table:table-cell>
          <table:table-cell office:value-type="float" office:value="302.78" calcext:value-type="float">
            <text:p>302.78</text:p>
          </table:table-cell>
          <table:table-cell office:value-type="float" office:value="8307.9135" calcext:value-type="float">
            <text:p>8307.9135</text:p>
          </table:table-cell>
          <table:table-cell office:value-type="float" office:value="0.071222693254006" calcext:value-type="float">
            <text:p>0.07122269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22743" calcext:value-type="float">
            <text:p>122743</text:p>
          </table:table-cell>
          <table:table-cell office:value-type="float" office:value="315.9" calcext:value-type="float">
            <text:p>315.9</text:p>
          </table:table-cell>
          <table:table-cell office:value-type="float" office:value="8326.2438" calcext:value-type="float">
            <text:p>8326.2438</text:p>
          </table:table-cell>
          <table:table-cell office:value-type="float" office:value="0.067834775099191" calcext:value-type="float">
            <text:p>0.06783477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23007" calcext:value-type="float">
            <text:p>123007</text:p>
          </table:table-cell>
          <table:table-cell office:value-type="float" office:value="326.36" calcext:value-type="float">
            <text:p>326.36</text:p>
          </table:table-cell>
          <table:table-cell office:value-type="float" office:value="14558.2533" calcext:value-type="float">
            <text:p>14558.2533</text:p>
          </table:table-cell>
          <table:table-cell office:value-type="float" office:value="0.11835304738755" calcext:value-type="float">
            <text:p>0.118353047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30312" calcext:value-type="float">
            <text:p>130312</text:p>
          </table:table-cell>
          <table:table-cell office:value-type="float" office:value="336.5" calcext:value-type="float">
            <text:p>336.5</text:p>
          </table:table-cell>
          <table:table-cell office:value-type="float" office:value="12295.0784" calcext:value-type="float">
            <text:p>12295.0784</text:p>
          </table:table-cell>
          <table:table-cell office:value-type="float" office:value="0.094351083553318" calcext:value-type="float">
            <text:p>0.09435108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27144" calcext:value-type="float">
            <text:p>127144</text:p>
          </table:table-cell>
          <table:table-cell office:value-type="float" office:value="350.26" calcext:value-type="float">
            <text:p>350.26</text:p>
          </table:table-cell>
          <table:table-cell office:value-type="float" office:value="11866.2111" calcext:value-type="float">
            <text:p>11866.2111</text:p>
          </table:table-cell>
          <table:table-cell office:value-type="float" office:value="0.093328911313157" calcext:value-type="float">
            <text:p>0.09332891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01650" calcext:value-type="float">
            <text:p>101650</text:p>
          </table:table-cell>
          <table:table-cell office:value-type="float" office:value="290.45" calcext:value-type="float">
            <text:p>290.45</text:p>
          </table:table-cell>
          <table:table-cell office:value-type="float" office:value="7567.6082" calcext:value-type="float">
            <text:p>7567.6082</text:p>
          </table:table-cell>
          <table:table-cell office:value-type="float" office:value="0.074447695031972" calcext:value-type="float">
            <text:p>0.0744476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97904" calcext:value-type="float">
            <text:p>97904</text:p>
          </table:table-cell>
          <table:table-cell office:value-type="float" office:value="424.67" calcext:value-type="float">
            <text:p>424.67</text:p>
          </table:table-cell>
          <table:table-cell office:value-type="float" office:value="8640.5476" calcext:value-type="float">
            <text:p>8640.5476</text:p>
          </table:table-cell>
          <table:table-cell office:value-type="float" office:value="0.088255307239745" calcext:value-type="float">
            <text:p>0.08825530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9650" calcext:value-type="float">
            <text:p>79650</text:p>
          </table:table-cell>
          <table:table-cell office:value-type="float" office:value="377.39" calcext:value-type="float">
            <text:p>377.39</text:p>
          </table:table-cell>
          <table:table-cell office:value-type="float" office:value="6339.1828" calcext:value-type="float">
            <text:p>6339.1828</text:p>
          </table:table-cell>
          <table:table-cell office:value-type="float" office:value="0.079587982423101" calcext:value-type="float">
            <text:p>0.07958798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401431" calcext:value-type="float">
            <text:p>1401431</text:p>
          </table:table-cell>
          <table:table-cell/>
          <table:table-cell office:value-type="float" office:value="110842.404" calcext:value-type="float">
            <text:p>110842.404</text:p>
          </table:table-cell>
          <table:table-cell office:value-type="float" office:value="0.079092302082657" calcext:value-type="float">
            <text:p>0.0790923021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float" office:value="897.09" calcext:value-type="float">
            <text:p>897.09</text:p>
          </table:table-cell>
          <table:table-cell office:value-type="float" office:value="0.57103119032463" calcext:value-type="float">
            <text:p>0.5710311903</text:p>
          </table:table-cell>
          <table:table-cell office:value-type="string" calcext:value-type="string">
            <text:p>13-14 very cold win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037" calcext:value-type="float">
            <text:p>2037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0.54884634266078" calcext:value-type="float">
            <text:p>0.54884634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197" calcext:value-type="float">
            <text:p>2197</text:p>
          </table:table-cell>
          <table:table-cell/>
          <table:table-cell office:value-type="float" office:value="1163.34" calcext:value-type="float">
            <text:p>1163.34</text:p>
          </table:table-cell>
          <table:table-cell office:value-type="float" office:value="0.52951297223487" calcext:value-type="float">
            <text:p>0.52951297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float" office:value="2096.5" calcext:value-type="float">
            <text:p>2096.5</text:p>
          </table:table-cell>
          <table:table-cell office:value-type="float" office:value="0.51893564356436" calcext:value-type="float">
            <text:p>0.51893564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7149" calcext:value-type="float">
            <text:p>7149</text:p>
          </table:table-cell>
          <table:table-cell/>
          <table:table-cell office:value-type="float" office:value="3543.85" calcext:value-type="float">
            <text:p>3543.85</text:p>
          </table:table-cell>
          <table:table-cell office:value-type="float" office:value="0.4957126870891" calcext:value-type="float">
            <text:p>0.495712687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9323" calcext:value-type="float">
            <text:p>9323</text:p>
          </table:table-cell>
          <table:table-cell/>
          <table:table-cell office:value-type="float" office:value="4960.2" calcext:value-type="float">
            <text:p>4960.2</text:p>
          </table:table-cell>
          <table:table-cell office:value-type="float" office:value="0.53203904322643" calcext:value-type="float">
            <text:p>0.53203904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2142" calcext:value-type="float">
            <text:p>12142</text:p>
          </table:table-cell>
          <table:table-cell/>
          <table:table-cell office:value-type="float" office:value="6858.64" calcext:value-type="float">
            <text:p>6858.64</text:p>
          </table:table-cell>
          <table:table-cell office:value-type="float" office:value="0.56486904957997" calcext:value-type="float">
            <text:p>0.56486904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1723" calcext:value-type="float">
            <text:p>11723</text:p>
          </table:table-cell>
          <table:table-cell/>
          <table:table-cell office:value-type="float" office:value="7178.62" calcext:value-type="float">
            <text:p>7178.62</text:p>
          </table:table-cell>
          <table:table-cell office:value-type="float" office:value="0.61235349313316" calcext:value-type="float">
            <text:p>0.6123534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0728" calcext:value-type="float">
            <text:p>10728</text:p>
          </table:table-cell>
          <table:table-cell/>
          <table:table-cell office:value-type="float" office:value="6249.33" calcext:value-type="float">
            <text:p>6249.33</text:p>
          </table:table-cell>
          <table:table-cell office:value-type="float" office:value="0.58252516778523" calcext:value-type="float">
            <text:p>0.582525167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6798" calcext:value-type="float">
            <text:p>6798</text:p>
          </table:table-cell>
          <table:table-cell/>
          <table:table-cell office:value-type="float" office:value="4220.29" calcext:value-type="float">
            <text:p>4220.29</text:p>
          </table:table-cell>
          <table:table-cell office:value-type="float" office:value="0.62081347455134" calcext:value-type="float">
            <text:p>0.62081347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022" calcext:value-type="float">
            <text:p>4022</text:p>
          </table:table-cell>
          <table:table-cell/>
          <table:table-cell office:value-type="float" office:value="2507.02" calcext:value-type="float">
            <text:p>2507.02</text:p>
          </table:table-cell>
          <table:table-cell office:value-type="float" office:value="0.62332670313277" calcext:value-type="float">
            <text:p>0.62332670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322.65" calcext:value-type="float">
            <text:p>322.65</text:p>
          </table:table-cell>
          <table:table-cell office:value-type="float" office:value="0.64145129224652" calcext:value-type="float">
            <text:p>0.64145129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2233" calcext:value-type="float">
            <text:p>72233</text:p>
          </table:table-cell>
          <table:table-cell/>
          <table:table-cell office:value-type="float" office:value="41115.53" calcext:value-type="float">
            <text:p>41115.53</text:p>
          </table:table-cell>
          <table:table-cell office:value-type="float" office:value="0.5692070106461" calcext:value-type="float">
            <text:p>0.569207010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51957.934" calcext:value-type="float">
            <text:p>151957.9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FRNCZK-A150</text:p>
          </table:table-cell>
          <table:table-cell office:value-type="string" calcext:value-type="string">
            <text:p>FRONCZAK HALL</text:p>
          </table:table-cell>
          <table:table-cell office:value-type="string" calcext:value-type="string">
            <text:p>135,90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53704" calcext:value-type="float">
            <text:p>253704</text:p>
          </table:table-cell>
          <table:table-cell office:value-type="float" office:value="569.69" calcext:value-type="float">
            <text:p>569.69</text:p>
          </table:table-cell>
          <table:table-cell office:value-type="float" office:value="18976.8186" calcext:value-type="float">
            <text:p>18976.8186</text:p>
          </table:table-cell>
          <table:table-cell office:value-type="float" office:value="0.074799051650743" calcext:value-type="float">
            <text:p>0.074799051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49141" calcext:value-type="float">
            <text:p>249141</text:p>
          </table:table-cell>
          <table:table-cell office:value-type="float" office:value="563.44" calcext:value-type="float">
            <text:p>563.44</text:p>
          </table:table-cell>
          <table:table-cell office:value-type="float" office:value="15144.2271" calcext:value-type="float">
            <text:p>15144.2271</text:p>
          </table:table-cell>
          <table:table-cell office:value-type="float" office:value="0.060785768299878" calcext:value-type="float">
            <text:p>0.06078576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51748" calcext:value-type="float">
            <text:p>251748</text:p>
          </table:table-cell>
          <table:table-cell office:value-type="float" office:value="700.5" calcext:value-type="float">
            <text:p>700.5</text:p>
          </table:table-cell>
          <table:table-cell office:value-type="float" office:value="16346.6369" calcext:value-type="float">
            <text:p>16346.6369</text:p>
          </table:table-cell>
          <table:table-cell office:value-type="float" office:value="0.064932539285317" calcext:value-type="float">
            <text:p>0.06493253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99746" calcext:value-type="float">
            <text:p>299746</text:p>
          </table:table-cell>
          <table:table-cell office:value-type="float" office:value="726.23" calcext:value-type="float">
            <text:p>726.23</text:p>
          </table:table-cell>
          <table:table-cell office:value-type="float" office:value="18010.5952" calcext:value-type="float">
            <text:p>18010.5952</text:p>
          </table:table-cell>
          <table:table-cell office:value-type="float" office:value="0.060086190307794" calcext:value-type="float">
            <text:p>0.0600861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43136" calcext:value-type="float">
            <text:p>343136</text:p>
          </table:table-cell>
          <table:table-cell office:value-type="float" office:value="1062.52" calcext:value-type="float">
            <text:p>1062.52</text:p>
          </table:table-cell>
          <table:table-cell office:value-type="float" office:value="24439.07" calcext:value-type="float">
            <text:p>24439.07</text:p>
          </table:table-cell>
          <table:table-cell office:value-type="float" office:value="0.071222693042992" calcext:value-type="float">
            <text:p>0.0712226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32556" calcext:value-type="float">
            <text:p>432556</text:p>
          </table:table-cell>
          <table:table-cell office:value-type="float" office:value="878.94" calcext:value-type="float">
            <text:p>878.94</text:p>
          </table:table-cell>
          <table:table-cell office:value-type="float" office:value="29342.3386" calcext:value-type="float">
            <text:p>29342.3386</text:p>
          </table:table-cell>
          <table:table-cell office:value-type="float" office:value="0.067834774225765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87943" calcext:value-type="float">
            <text:p>487943</text:p>
          </table:table-cell>
          <table:table-cell office:value-type="float" office:value="871.32" calcext:value-type="float">
            <text:p>871.32</text:p>
          </table:table-cell>
          <table:table-cell office:value-type="float" office:value="60302.5202" calcext:value-type="float">
            <text:p>60302.5202</text:p>
          </table:table-cell>
          <table:table-cell office:value-type="float" office:value="0.12358517326819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34221" calcext:value-type="float">
            <text:p>434221</text:p>
          </table:table-cell>
          <table:table-cell office:value-type="float" office:value="896.52" calcext:value-type="float">
            <text:p>896.52</text:p>
          </table:table-cell>
          <table:table-cell office:value-type="float" office:value="40969.222" calcext:value-type="float">
            <text:p>40969.222</text:p>
          </table:table-cell>
          <table:table-cell office:value-type="float" office:value="0.094351083895067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542860" calcext:value-type="float">
            <text:p>542860</text:p>
          </table:table-cell>
          <table:table-cell office:value-type="float" office:value="1212.67" calcext:value-type="float">
            <text:p>1212.67</text:p>
          </table:table-cell>
          <table:table-cell office:value-type="float" office:value="50664.5321" calcext:value-type="float">
            <text:p>50664.5321</text:p>
          </table:table-cell>
          <table:table-cell office:value-type="float" office:value="0.093328910032052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23808" calcext:value-type="float">
            <text:p>323808</text:p>
          </table:table-cell>
          <table:table-cell office:value-type="float" office:value="844.57" calcext:value-type="float">
            <text:p>844.57</text:p>
          </table:table-cell>
          <table:table-cell office:value-type="float" office:value="24106.7593" calcext:value-type="float">
            <text:p>24106.7593</text:p>
          </table:table-cell>
          <table:table-cell office:value-type="float" office:value="0.074447695239154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77670" calcext:value-type="float">
            <text:p>277670</text:p>
          </table:table-cell>
          <table:table-cell office:value-type="float" office:value="832.01" calcext:value-type="float">
            <text:p>832.01</text:p>
          </table:table-cell>
          <table:table-cell office:value-type="float" office:value="24505.8508" calcext:value-type="float">
            <text:p>24505.8508</text:p>
          </table:table-cell>
          <table:table-cell office:value-type="float" office:value="0.088255305938704" calcext:value-type="float">
            <text:p>0.08825530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49148" calcext:value-type="float">
            <text:p>249148</text:p>
          </table:table-cell>
          <table:table-cell office:value-type="float" office:value="251.38" calcext:value-type="float">
            <text:p>251.38</text:p>
          </table:table-cell>
          <table:table-cell office:value-type="float" office:value="19829.1871" calcext:value-type="float">
            <text:p>19829.1871</text:p>
          </table:table-cell>
          <table:table-cell office:value-type="float" office:value="0.079587984250325" calcext:value-type="float">
            <text:p>0.07958798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145681" calcext:value-type="float">
            <text:p>4145681</text:p>
          </table:table-cell>
          <table:table-cell/>
          <table:table-cell office:value-type="float" office:value="342637.7579" calcext:value-type="float">
            <text:p>342637.7579</text:p>
          </table:table-cell>
          <table:table-cell office:value-type="float" office:value="0.082649330206545" calcext:value-type="float">
            <text:p>0.08264933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342637.7579" calcext:value-type="float">
            <text:p>342637.757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FURNAS-A250</text:p>
          </table:table-cell>
          <table:table-cell office:value-type="string" calcext:value-type="string">
            <text:p>FURNAS HALL</text:p>
          </table:table-cell>
          <table:table-cell office:value-type="string" calcext:value-type="string">
            <text:p>104,91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56058" calcext:value-type="float">
            <text:p>256058</text:p>
          </table:table-cell>
          <table:table-cell office:value-type="float" office:value="654.83" calcext:value-type="float">
            <text:p>654.83</text:p>
          </table:table-cell>
          <table:table-cell office:value-type="float" office:value="19152.8956" calcext:value-type="float">
            <text:p>19152.8956</text:p>
          </table:table-cell>
          <table:table-cell office:value-type="float" office:value="0.074799051777332" calcext:value-type="float">
            <text:p>0.0747990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55974" calcext:value-type="float">
            <text:p>255974</text:p>
          </table:table-cell>
          <table:table-cell office:value-type="float" office:value="673.08" calcext:value-type="float">
            <text:p>673.08</text:p>
          </table:table-cell>
          <table:table-cell office:value-type="float" office:value="15559.5763" calcext:value-type="float">
            <text:p>15559.5763</text:p>
          </table:table-cell>
          <table:table-cell office:value-type="float" office:value="0.060785768476486" calcext:value-type="float">
            <text:p>0.06078576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73324" calcext:value-type="float">
            <text:p>273324</text:p>
          </table:table-cell>
          <table:table-cell office:value-type="float" office:value="671.98" calcext:value-type="float">
            <text:p>671.98</text:p>
          </table:table-cell>
          <table:table-cell office:value-type="float" office:value="17747.6215" calcext:value-type="float">
            <text:p>17747.6215</text:p>
          </table:table-cell>
          <table:table-cell office:value-type="float" office:value="0.064932539769651" calcext:value-type="float">
            <text:p>0.06493253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19964" calcext:value-type="float">
            <text:p>319964</text:p>
          </table:table-cell>
          <table:table-cell office:value-type="float" office:value="718.43" calcext:value-type="float">
            <text:p>718.43</text:p>
          </table:table-cell>
          <table:table-cell office:value-type="float" office:value="19225.4178" calcext:value-type="float">
            <text:p>19225.4178</text:p>
          </table:table-cell>
          <table:table-cell office:value-type="float" office:value="0.060086190321411" calcext:value-type="float">
            <text:p>0.0600861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88844" calcext:value-type="float">
            <text:p>388844</text:p>
          </table:table-cell>
          <table:table-cell office:value-type="float" office:value="683.27" calcext:value-type="float">
            <text:p>683.27</text:p>
          </table:table-cell>
          <table:table-cell office:value-type="float" office:value="27694.5169" calcext:value-type="float">
            <text:p>27694.5169</text:p>
          </table:table-cell>
          <table:table-cell office:value-type="float" office:value="0.071222693162296" calcext:value-type="float">
            <text:p>0.07122269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34679" calcext:value-type="float">
            <text:p>434679</text:p>
          </table:table-cell>
          <table:table-cell office:value-type="float" office:value="724.54" calcext:value-type="float">
            <text:p>724.54</text:p>
          </table:table-cell>
          <table:table-cell office:value-type="float" office:value="29486.3518" calcext:value-type="float">
            <text:p>29486.3518</text:p>
          </table:table-cell>
          <table:table-cell office:value-type="float" office:value="0.067834774166684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58034" calcext:value-type="float">
            <text:p>458034</text:p>
          </table:table-cell>
          <table:table-cell office:value-type="float" office:value="1137.09" calcext:value-type="float">
            <text:p>1137.09</text:p>
          </table:table-cell>
          <table:table-cell office:value-type="float" office:value="56606.2113" calcext:value-type="float">
            <text:p>56606.2113</text:p>
          </table:table-cell>
          <table:table-cell office:value-type="float" office:value="0.12358517337141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02572" calcext:value-type="float">
            <text:p>402572</text:p>
          </table:table-cell>
          <table:table-cell office:value-type="float" office:value="796.49" calcext:value-type="float">
            <text:p>796.49</text:p>
          </table:table-cell>
          <table:table-cell office:value-type="float" office:value="37983.1046" calcext:value-type="float">
            <text:p>37983.1046</text:p>
          </table:table-cell>
          <table:table-cell office:value-type="float" office:value="0.094351084029689" calcext:value-type="float">
            <text:p>0.0943510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97289" calcext:value-type="float">
            <text:p>397289</text:p>
          </table:table-cell>
          <table:table-cell office:value-type="float" office:value="730.76" calcext:value-type="float">
            <text:p>730.76</text:p>
          </table:table-cell>
          <table:table-cell office:value-type="float" office:value="37078.5493" calcext:value-type="float">
            <text:p>37078.5493</text:p>
          </table:table-cell>
          <table:table-cell office:value-type="float" office:value="0.093328909937099" calcext:value-type="float">
            <text:p>0.09332890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28461" calcext:value-type="float">
            <text:p>328461</text:p>
          </table:table-cell>
          <table:table-cell office:value-type="float" office:value="670.19" calcext:value-type="float">
            <text:p>670.19</text:p>
          </table:table-cell>
          <table:table-cell office:value-type="float" office:value="24453.1644" calcext:value-type="float">
            <text:p>24453.1644</text:p>
          </table:table-cell>
          <table:table-cell office:value-type="float" office:value="0.074447695160156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69530" calcext:value-type="float">
            <text:p>269530</text:p>
          </table:table-cell>
          <table:table-cell office:value-type="float" office:value="571.17" calcext:value-type="float">
            <text:p>571.17</text:p>
          </table:table-cell>
          <table:table-cell office:value-type="float" office:value="23787.4527" calcext:value-type="float">
            <text:p>23787.4527</text:p>
          </table:table-cell>
          <table:table-cell office:value-type="float" office:value="0.088255306273884" calcext:value-type="float">
            <text:p>0.08825530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40162" calcext:value-type="float">
            <text:p>240162</text:p>
          </table:table-cell>
          <table:table-cell office:value-type="float" office:value="483.45" calcext:value-type="float">
            <text:p>483.45</text:p>
          </table:table-cell>
          <table:table-cell office:value-type="float" office:value="19114.0095" calcext:value-type="float">
            <text:p>19114.0095</text:p>
          </table:table-cell>
          <table:table-cell office:value-type="float" office:value="0.079587984360557" calcext:value-type="float">
            <text:p>0.07958798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024891" calcext:value-type="float">
            <text:p>4024891</text:p>
          </table:table-cell>
          <table:table-cell/>
          <table:table-cell office:value-type="float" office:value="327888.8717" calcext:value-type="float">
            <text:p>327888.8717</text:p>
          </table:table-cell>
          <table:table-cell office:value-type="float" office:value="0.081465279854784" calcext:value-type="float">
            <text:p>0.0814652799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1270.542" calcext:value-type="float">
            <text:p>1270.542</text:p>
          </table:table-cell>
          <table:table-cell office:value-type="float" office:value="0.57103011235955" calcext:value-type="float">
            <text:p>0.5710301124</text:p>
          </table:table-cell>
          <table:table-cell office:value-type="string" calcext:value-type="string">
            <text:p>12-13: <text:s/>Per J Russo March 2013 new line PRV serving <text:s/>bldg equip in Furnas, <text:s/>could explain additional usage in Furnas after Davis &amp; Jarvis are subtracted.. <text:s/>Additional usage of ~ 3,000 to 4,500 ccf per mo, email C Martin asking if this sounds reasonable?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354.002" calcext:value-type="float">
            <text:p>1354.002</text:p>
          </table:table-cell>
          <table:table-cell office:value-type="float" office:value="0.54884556141062" calcext:value-type="float">
            <text:p>0.548845561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2326.157" calcext:value-type="float">
            <text:p>2326.157</text:p>
          </table:table-cell>
          <table:table-cell office:value-type="float" office:value="0.52951445481448" calcext:value-type="float">
            <text:p>0.52951445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8383" calcext:value-type="float">
            <text:p>8383</text:p>
          </table:table-cell>
          <table:table-cell/>
          <table:table-cell office:value-type="float" office:value="4350.2382" calcext:value-type="float">
            <text:p>4350.2382</text:p>
          </table:table-cell>
          <table:table-cell office:value-type="float" office:value="0.51893572706668" calcext:value-type="float">
            <text:p>0.518935727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3197" calcext:value-type="float">
            <text:p>23197</text:p>
          </table:table-cell>
          <table:table-cell/>
          <table:table-cell office:value-type="float" office:value="11499.0393" calcext:value-type="float">
            <text:p>11499.0393</text:p>
          </table:table-cell>
          <table:table-cell office:value-type="float" office:value="0.49571234642411" calcext:value-type="float">
            <text:p>0.49571234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9456" calcext:value-type="float">
            <text:p>39456</text:p>
          </table:table-cell>
          <table:table-cell/>
          <table:table-cell office:value-type="float" office:value="20992.1252" calcext:value-type="float">
            <text:p>20992.1252</text:p>
          </table:table-cell>
          <table:table-cell office:value-type="float" office:value="0.53203885847526" calcext:value-type="float">
            <text:p>0.53203885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2149" calcext:value-type="float">
            <text:p>52149</text:p>
          </table:table-cell>
          <table:table-cell/>
          <table:table-cell office:value-type="float" office:value="29457.3367" calcext:value-type="float">
            <text:p>29457.3367</text:p>
          </table:table-cell>
          <table:table-cell office:value-type="float" office:value="0.56486867821051" calcext:value-type="float">
            <text:p>0.56486867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2884" calcext:value-type="float">
            <text:p>42884</text:p>
          </table:table-cell>
          <table:table-cell/>
          <table:table-cell office:value-type="float" office:value="26260.1615" calcext:value-type="float">
            <text:p>26260.1615</text:p>
          </table:table-cell>
          <table:table-cell office:value-type="float" office:value="0.61235336022759" calcext:value-type="float">
            <text:p>0.61235336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7031" calcext:value-type="float">
            <text:p>37031</text:p>
          </table:table-cell>
          <table:table-cell/>
          <table:table-cell office:value-type="float" office:value="21571.4821" calcext:value-type="float">
            <text:p>21571.4821</text:p>
          </table:table-cell>
          <table:table-cell office:value-type="float" office:value="0.58252496826983" calcext:value-type="float">
            <text:p>0.58252496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3507" calcext:value-type="float">
            <text:p>13507</text:p>
          </table:table-cell>
          <table:table-cell/>
          <table:table-cell office:value-type="float" office:value="8385.3338" calcext:value-type="float">
            <text:p>8385.3338</text:p>
          </table:table-cell>
          <table:table-cell office:value-type="float" office:value="0.62081393351595" calcext:value-type="float">
            <text:p>0.62081393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6774" calcext:value-type="float">
            <text:p>6774</text:p>
          </table:table-cell>
          <table:table-cell/>
          <table:table-cell office:value-type="float" office:value="4222.4106" calcext:value-type="float">
            <text:p>4222.4106</text:p>
          </table:table-cell>
          <table:table-cell office:value-type="float" office:value="0.62332604074402" calcext:value-type="float">
            <text:p>0.62332604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float" office:value="1917.2951" calcext:value-type="float">
            <text:p>1917.2951</text:p>
          </table:table-cell>
          <table:table-cell office:value-type="float" office:value="0.64145035128806" calcext:value-type="float">
            <text:p>0.64145035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35455" calcext:value-type="float">
            <text:p>235455</text:p>
          </table:table-cell>
          <table:table-cell/>
          <table:table-cell office:value-type="float" office:value="133606.1235" calcext:value-type="float">
            <text:p>133606.1235</text:p>
          </table:table-cell>
          <table:table-cell office:value-type="float" office:value="0.56743803911575" calcext:value-type="float">
            <text:p>0.56743803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461494.9952" calcext:value-type="float">
            <text:p>461494.995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GOV-A171-A174</text:p>
          </table:table-cell>
          <table:table-cell office:value-type="string" calcext:value-type="string">
            <text:p>GOVERNORS RES.- Clintion, Dewey,Lehman,Roosevelt</text:p>
          </table:table-cell>
          <table:table-cell office:value-type="string" calcext:value-type="string">
            <text:p>230,02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09967" calcext:value-type="float">
            <text:p>109967</text:p>
          </table:table-cell>
          <table:table-cell office:value-type="float" office:value="205.9" calcext:value-type="float">
            <text:p>205.9</text:p>
          </table:table-cell>
          <table:table-cell office:value-type="float" office:value="8225.4273" calcext:value-type="float">
            <text:p>8225.4273</text:p>
          </table:table-cell>
          <table:table-cell office:value-type="float" office:value="0.074799051533642" calcext:value-type="float">
            <text:p>0.074799051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3-14: ele up 19% <text:s/>gas down 11%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51929" calcext:value-type="float">
            <text:p>151929</text:p>
          </table:table-cell>
          <table:table-cell office:value-type="float" office:value="360.92" calcext:value-type="float">
            <text:p>360.92</text:p>
          </table:table-cell>
          <table:table-cell office:value-type="float" office:value="9235.121" calcext:value-type="float">
            <text:p>9235.121</text:p>
          </table:table-cell>
          <table:table-cell office:value-type="float" office:value="0.060785768352322" calcext:value-type="float">
            <text:p>0.06078576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63328" calcext:value-type="float">
            <text:p>463328</text:p>
          </table:table-cell>
          <table:table-cell office:value-type="float" office:value="1284.24" calcext:value-type="float">
            <text:p>1284.24</text:p>
          </table:table-cell>
          <table:table-cell office:value-type="float" office:value="30085.0637" calcext:value-type="float">
            <text:p>30085.0637</text:p>
          </table:table-cell>
          <table:table-cell office:value-type="float" office:value="0.064932539583189" calcext:value-type="float">
            <text:p>0.06493253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81774" calcext:value-type="float">
            <text:p>381774</text:p>
          </table:table-cell>
          <table:table-cell office:value-type="float" office:value="1197.65" calcext:value-type="float">
            <text:p>1197.65</text:p>
          </table:table-cell>
          <table:table-cell office:value-type="float" office:value="22939.3452" calcext:value-type="float">
            <text:p>22939.3452</text:p>
          </table:table-cell>
          <table:table-cell office:value-type="float" office:value="0.060086190259159" calcext:value-type="float">
            <text:p>0.0600861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571067" calcext:value-type="float">
            <text:p>571067</text:p>
          </table:table-cell>
          <table:table-cell office:value-type="float" office:value="1433.26" calcext:value-type="float">
            <text:p>1433.26</text:p>
          </table:table-cell>
          <table:table-cell office:value-type="float" office:value="40672.9297" calcext:value-type="float">
            <text:p>40672.9297</text:p>
          </table:table-cell>
          <table:table-cell office:value-type="float" office:value="0.071222693134081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631536" calcext:value-type="float">
            <text:p>631536</text:p>
          </table:table-cell>
          <table:table-cell office:value-type="float" office:value="1575.96" calcext:value-type="float">
            <text:p>1575.96</text:p>
          </table:table-cell>
          <table:table-cell office:value-type="float" office:value="42840.1019" calcext:value-type="float">
            <text:p>42840.1019</text:p>
          </table:table-cell>
          <table:table-cell office:value-type="float" office:value="0.067834774106306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827511" calcext:value-type="float">
            <text:p>827511</text:p>
          </table:table-cell>
          <table:table-cell office:value-type="float" office:value="1750.15" calcext:value-type="float">
            <text:p>1750.15</text:p>
          </table:table-cell>
          <table:table-cell office:value-type="float" office:value="102268.0904" calcext:value-type="float">
            <text:p>102268.0904</text:p>
          </table:table-cell>
          <table:table-cell office:value-type="float" office:value="0.1235851733693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843928" calcext:value-type="float">
            <text:p>843928</text:p>
          </table:table-cell>
          <table:table-cell office:value-type="float" office:value="1782.29" calcext:value-type="float">
            <text:p>1782.29</text:p>
          </table:table-cell>
          <table:table-cell office:value-type="float" office:value="79625.5215" calcext:value-type="float">
            <text:p>79625.5215</text:p>
          </table:table-cell>
          <table:table-cell office:value-type="float" office:value="0.094351083860235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793026" calcext:value-type="float">
            <text:p>793026</text:p>
          </table:table-cell>
          <table:table-cell office:value-type="float" office:value="1695.45" calcext:value-type="float">
            <text:p>1695.45</text:p>
          </table:table-cell>
          <table:table-cell office:value-type="float" office:value="74012.2522" calcext:value-type="float">
            <text:p>74012.2522</text:p>
          </table:table-cell>
          <table:table-cell office:value-type="float" office:value="0.093328910023127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33758" calcext:value-type="float">
            <text:p>533758</text:p>
          </table:table-cell>
          <table:table-cell office:value-type="float" office:value="1249.2" calcext:value-type="float">
            <text:p>1249.2</text:p>
          </table:table-cell>
          <table:table-cell office:value-type="float" office:value="39737.0529" calcext:value-type="float">
            <text:p>39737.0529</text:p>
          </table:table-cell>
          <table:table-cell office:value-type="float" office:value="0.074447695210189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73163" calcext:value-type="float">
            <text:p>273163</text:p>
          </table:table-cell>
          <table:table-cell office:value-type="float" office:value="989.53" calcext:value-type="float">
            <text:p>989.53</text:p>
          </table:table-cell>
          <table:table-cell office:value-type="float" office:value="24108.0842" calcext:value-type="float">
            <text:p>24108.0842</text:p>
          </table:table-cell>
          <table:table-cell office:value-type="float" office:value="0.088255306172505" calcext:value-type="float">
            <text:p>0.0882553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4827" calcext:value-type="float">
            <text:p>74827</text:p>
          </table:table-cell>
          <table:table-cell office:value-type="float" office:value="288.35" calcext:value-type="float">
            <text:p>288.35</text:p>
          </table:table-cell>
          <table:table-cell office:value-type="float" office:value="5955.3301" calcext:value-type="float">
            <text:p>5955.3301</text:p>
          </table:table-cell>
          <table:table-cell office:value-type="float" office:value="0.079587984283748" calcext:value-type="float">
            <text:p>0.07958798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655814" calcext:value-type="float">
            <text:p>5655814</text:p>
          </table:table-cell>
          <table:table-cell/>
          <table:table-cell office:value-type="float" office:value="479704.3201" calcext:value-type="float">
            <text:p>479704.3201</text:p>
          </table:table-cell>
          <table:table-cell office:value-type="float" office:value="0.084816141425443" calcext:value-type="float">
            <text:p>0.0848161414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233.55" calcext:value-type="float">
            <text:p>233.55</text:p>
          </table:table-cell>
          <table:table-cell office:value-type="float" office:value="0.57102689486553" calcext:value-type="float">
            <text:p>0.5710268949</text:p>
          </table:table-cell>
          <table:table-cell office:value-type="string" calcext:value-type="string">
            <text:p>13-14: ele up 19% <text:s/>gas down 11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137" calcext:value-type="float">
            <text:p>3137</text:p>
          </table:table-cell>
          <table:table-cell/>
          <table:table-cell office:value-type="float" office:value="1721.73" calcext:value-type="float">
            <text:p>1721.73</text:p>
          </table:table-cell>
          <table:table-cell office:value-type="float" office:value="0.54884603124004" calcext:value-type="float">
            <text:p>0.54884603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189" calcext:value-type="float">
            <text:p>4189</text:p>
          </table:table-cell>
          <table:table-cell/>
          <table:table-cell office:value-type="float" office:value="2218.14" calcext:value-type="float">
            <text:p>2218.14</text:p>
          </table:table-cell>
          <table:table-cell office:value-type="float" office:value="0.52951539746956" calcext:value-type="float">
            <text:p>0.52951539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5138" calcext:value-type="float">
            <text:p>5138</text:p>
          </table:table-cell>
          <table:table-cell/>
          <table:table-cell office:value-type="float" office:value="2666.29" calcext:value-type="float">
            <text:p>2666.29</text:p>
          </table:table-cell>
          <table:table-cell office:value-type="float" office:value="0.51893538341767" calcext:value-type="float">
            <text:p>0.51893538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8231" calcext:value-type="float">
            <text:p>8231</text:p>
          </table:table-cell>
          <table:table-cell/>
          <table:table-cell office:value-type="float" office:value="4080.21" calcext:value-type="float">
            <text:p>4080.21</text:p>
          </table:table-cell>
          <table:table-cell office:value-type="float" office:value="0.49571255011542" calcext:value-type="float">
            <text:p>0.49571255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7325" calcext:value-type="float">
            <text:p>7325</text:p>
          </table:table-cell>
          <table:table-cell/>
          <table:table-cell office:value-type="float" office:value="3897.18" calcext:value-type="float">
            <text:p>3897.18</text:p>
          </table:table-cell>
          <table:table-cell office:value-type="float" office:value="0.53203822525597" calcext:value-type="float">
            <text:p>0.53203822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9784" calcext:value-type="float">
            <text:p>9784</text:p>
          </table:table-cell>
          <table:table-cell/>
          <table:table-cell office:value-type="float" office:value="5526.68" calcext:value-type="float">
            <text:p>5526.68</text:p>
          </table:table-cell>
          <table:table-cell office:value-type="float" office:value="0.5648691741619" calcext:value-type="float">
            <text:p>0.5648691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0490" calcext:value-type="float">
            <text:p>10490</text:p>
          </table:table-cell>
          <table:table-cell/>
          <table:table-cell office:value-type="float" office:value="6423.59" calcext:value-type="float">
            <text:p>6423.59</text:p>
          </table:table-cell>
          <table:table-cell office:value-type="float" office:value="0.61235367016206" calcext:value-type="float">
            <text:p>0.61235367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9596" calcext:value-type="float">
            <text:p>9596</text:p>
          </table:table-cell>
          <table:table-cell/>
          <table:table-cell office:value-type="float" office:value="5589.91" calcext:value-type="float">
            <text:p>5589.91</text:p>
          </table:table-cell>
          <table:table-cell office:value-type="float" office:value="0.58252501042101" calcext:value-type="float">
            <text:p>0.58252501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7407" calcext:value-type="float">
            <text:p>7407</text:p>
          </table:table-cell>
          <table:table-cell/>
          <table:table-cell office:value-type="float" office:value="4598.37" calcext:value-type="float">
            <text:p>4598.37</text:p>
          </table:table-cell>
          <table:table-cell office:value-type="float" office:value="0.62081409477521" calcext:value-type="float">
            <text:p>0.62081409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float" office:value="1934.18" calcext:value-type="float">
            <text:p>1934.18</text:p>
          </table:table-cell>
          <table:table-cell office:value-type="float" office:value="0.62332581372865" calcext:value-type="float">
            <text:p>0.62332581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9.01" calcext:value-type="float">
            <text:p>59.01</text:p>
          </table:table-cell>
          <table:table-cell office:value-type="float" office:value="0.64141304347826" calcext:value-type="float">
            <text:p>0.64141304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8901" calcext:value-type="float">
            <text:p>68901</text:p>
          </table:table-cell>
          <table:table-cell/>
          <table:table-cell office:value-type="float" office:value="38948.84" calcext:value-type="float">
            <text:p>38948.84</text:p>
          </table:table-cell>
          <table:table-cell office:value-type="float" office:value="0.56528700599411" calcext:value-type="float">
            <text:p>0.56528700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518653.1601" calcext:value-type="float">
            <text:p>518653.16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GREIN-A140</text:p>
          </table:table-cell>
          <table:table-cell office:value-type="string" calcext:value-type="string">
            <text:p>Greiner Hall</text:p>
          </table:table-cell>
          <table:table-cell office:value-type="string" calcext:value-type="string">
            <text:p>198,210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11306" calcext:value-type="float">
            <text:p>111306</text:p>
          </table:table-cell>
          <table:table-cell office:value-type="float" office:value="0" calcext:value-type="float">
            <text:p>0</text:p>
          </table:table-cell>
          <table:table-cell office:value-type="float" office:value="8325.5833" calcext:value-type="float">
            <text:p>8325.5833</text:p>
          </table:table-cell>
          <table:table-cell office:value-type="float" office:value="0.074799052162507" calcext:value-type="float">
            <text:p>0.0747990522</text:p>
          </table:table-cell>
          <table:table-cell office:value-type="string" calcext:value-type="string">
            <text:p>New build - occupancy began Fall 2011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08672" calcext:value-type="float">
            <text:p>108672</text:p>
          </table:table-cell>
          <table:table-cell office:value-type="float" office:value="230.7" calcext:value-type="float">
            <text:p>230.7</text:p>
          </table:table-cell>
          <table:table-cell office:value-type="float" office:value="6605.71" calcext:value-type="float">
            <text:p>6605.71</text:p>
          </table:table-cell>
          <table:table-cell office:value-type="float" office:value="0.060785758981154" calcext:value-type="float">
            <text:p>0.0607857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63873.39" calcext:value-type="float">
            <text:p>163873.39</text:p>
          </table:table-cell>
          <table:table-cell office:value-type="float" office:value="195" calcext:value-type="float">
            <text:p>195</text:p>
          </table:table-cell>
          <table:table-cell office:value-type="float" office:value="10640.7154" calcext:value-type="float">
            <text:p>10640.7154</text:p>
          </table:table-cell>
          <table:table-cell office:value-type="float" office:value="0.064932539688109" calcext:value-type="float">
            <text:p>0.06493253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60504.36" calcext:value-type="float">
            <text:p>160504.36</text:p>
          </table:table-cell>
          <table:table-cell office:value-type="float" office:value="194" calcext:value-type="float">
            <text:p>194</text:p>
          </table:table-cell>
          <table:table-cell office:value-type="float" office:value="9644.0955" calcext:value-type="float">
            <text:p>9644.0955</text:p>
          </table:table-cell>
          <table:table-cell office:value-type="float" office:value="0.060086190181999" calcext:value-type="float">
            <text:p>0.06008619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40684.85" calcext:value-type="float">
            <text:p>140684.85</text:p>
          </table:table-cell>
          <table:table-cell office:value-type="float" office:value="147.9" calcext:value-type="float">
            <text:p>147.9</text:p>
          </table:table-cell>
          <table:table-cell office:value-type="float" office:value="10019.9539" calcext:value-type="float">
            <text:p>10019.9539</text:p>
          </table:table-cell>
          <table:table-cell office:value-type="float" office:value="0.071222693132914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35134.95" calcext:value-type="float">
            <text:p>135134.95</text:p>
          </table:table-cell>
          <table:table-cell office:value-type="float" office:value="160.2" calcext:value-type="float">
            <text:p>160.2</text:p>
          </table:table-cell>
          <table:table-cell office:value-type="float" office:value="9166.8488" calcext:value-type="float">
            <text:p>9166.8488</text:p>
          </table:table-cell>
          <table:table-cell office:value-type="float" office:value="0.06783477405364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07166.1" calcext:value-type="float">
            <text:p>107166.1</text:p>
          </table:table-cell>
          <table:table-cell office:value-type="float" office:value="161.1" calcext:value-type="float">
            <text:p>161.1</text:p>
          </table:table-cell>
          <table:table-cell office:value-type="float" office:value="13244.141" calcext:value-type="float">
            <text:p>13244.141</text:p>
          </table:table-cell>
          <table:table-cell office:value-type="float" office:value="0.12358517292315" calcext:value-type="float">
            <text:p>0.12358517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39784.73" calcext:value-type="float">
            <text:p>139784.73</text:p>
          </table:table-cell>
          <table:table-cell office:value-type="float" office:value="152.7" calcext:value-type="float">
            <text:p>152.7</text:p>
          </table:table-cell>
          <table:table-cell office:value-type="float" office:value="13188.8408" calcext:value-type="float">
            <text:p>13188.8408</text:p>
          </table:table-cell>
          <table:table-cell office:value-type="float" office:value="0.094351083984638" calcext:value-type="float">
            <text:p>0.0943510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40793.35" calcext:value-type="float">
            <text:p>140793.35</text:p>
          </table:table-cell>
          <table:table-cell office:value-type="float" office:value="0" calcext:value-type="float">
            <text:p>0</text:p>
          </table:table-cell>
          <table:table-cell office:value-type="float" office:value="13140.0899" calcext:value-type="float">
            <text:p>13140.0899</text:p>
          </table:table-cell>
          <table:table-cell office:value-type="float" office:value="0.09332891006571" calcext:value-type="float">
            <text:p>0.09332891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49227.29" calcext:value-type="float">
            <text:p>149227.29</text:p>
          </table:table-cell>
          <table:table-cell office:value-type="float" office:value="0" calcext:value-type="float">
            <text:p>0</text:p>
          </table:table-cell>
          <table:table-cell office:value-type="float" office:value="11109.6278" calcext:value-type="float">
            <text:p>11109.6278</text:p>
          </table:table-cell>
          <table:table-cell office:value-type="float" office:value="0.074447695190337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2511.61" calcext:value-type="float">
            <text:p>132511.61</text:p>
          </table:table-cell>
          <table:table-cell office:value-type="float" office:value="0" calcext:value-type="float">
            <text:p>0</text:p>
          </table:table-cell>
          <table:table-cell office:value-type="float" office:value="11694.8527" calcext:value-type="float">
            <text:p>11694.8527</text:p>
          </table:table-cell>
          <table:table-cell office:value-type="float" office:value="0.088255306082237" calcext:value-type="float">
            <text:p>0.08825530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05660.96" calcext:value-type="float">
            <text:p>105660.96</text:p>
          </table:table-cell>
          <table:table-cell office:value-type="float" office:value="0" calcext:value-type="float">
            <text:p>0</text:p>
          </table:table-cell>
          <table:table-cell office:value-type="float" office:value="8409.3428" calcext:value-type="float">
            <text:p>8409.3428</text:p>
          </table:table-cell>
          <table:table-cell office:value-type="float" office:value="0.079587984057688" calcext:value-type="float">
            <text:p>0.0795879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595319.59" calcext:value-type="float">
            <text:p>1595319.59</text:p>
          </table:table-cell>
          <table:table-cell/>
          <table:table-cell office:value-type="float" office:value="125189.8019" calcext:value-type="float">
            <text:p>125189.8019</text:p>
          </table:table-cell>
          <table:table-cell office:value-type="float" office:value="0.078473180348773" calcext:value-type="float">
            <text:p>0.0784731803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542.4786" calcext:value-type="float">
            <text:p>542.4786</text:p>
          </table:table-cell>
          <table:table-cell office:value-type="float" office:value="0.57103010526316" calcext:value-type="float">
            <text:p>0.5710301053</text:p>
          </table:table-cell>
          <table:table-cell office:value-type="string" calcext:value-type="string">
            <text:p>New build - occupancy began Fall 2011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466.5187" calcext:value-type="float">
            <text:p>466.5187</text:p>
          </table:table-cell>
          <table:table-cell office:value-type="float" office:value="0.54884552941176" calcext:value-type="float">
            <text:p>0.54884552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1466.755" calcext:value-type="float">
            <text:p>1466.755</text:p>
          </table:table-cell>
          <table:table-cell office:value-type="float" office:value="0.52951444043321" calcext:value-type="float">
            <text:p>0.52951444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5850" calcext:value-type="float">
            <text:p>5850</text:p>
          </table:table-cell>
          <table:table-cell/>
          <table:table-cell office:value-type="float" office:value="3035.774" calcext:value-type="float">
            <text:p>3035.774</text:p>
          </table:table-cell>
          <table:table-cell office:value-type="float" office:value="0.51893572649573" calcext:value-type="float">
            <text:p>0.51893572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9740" calcext:value-type="float">
            <text:p>9740</text:p>
          </table:table-cell>
          <table:table-cell/>
          <table:table-cell office:value-type="float" office:value="4828.2382" calcext:value-type="float">
            <text:p>4828.2382</text:p>
          </table:table-cell>
          <table:table-cell office:value-type="float" office:value="0.49571234086242" calcext:value-type="float">
            <text:p>0.49571234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5890" calcext:value-type="float">
            <text:p>15890</text:p>
          </table:table-cell>
          <table:table-cell/>
          <table:table-cell office:value-type="float" office:value="8454.0975" calcext:value-type="float">
            <text:p>8454.0975</text:p>
          </table:table-cell>
          <table:table-cell office:value-type="float" office:value="0.53203886091882" calcext:value-type="float">
            <text:p>0.53203886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0080" calcext:value-type="float">
            <text:p>20080</text:p>
          </table:table-cell>
          <table:table-cell/>
          <table:table-cell office:value-type="float" office:value="11342.5631" calcext:value-type="float">
            <text:p>11342.5631</text:p>
          </table:table-cell>
          <table:table-cell office:value-type="float" office:value="0.56486868027888" calcext:value-type="float">
            <text:p>0.56486868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2430" calcext:value-type="float">
            <text:p>22430</text:p>
          </table:table-cell>
          <table:table-cell/>
          <table:table-cell office:value-type="float" office:value="13735.0859" calcext:value-type="float">
            <text:p>13735.0859</text:p>
          </table:table-cell>
          <table:table-cell office:value-type="float" office:value="0.61235336156933" calcext:value-type="float">
            <text:p>0.61235336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8520" calcext:value-type="float">
            <text:p>18520</text:p>
          </table:table-cell>
          <table:table-cell/>
          <table:table-cell office:value-type="float" office:value="10788.3624" calcext:value-type="float">
            <text:p>10788.3624</text:p>
          </table:table-cell>
          <table:table-cell office:value-type="float" office:value="0.58252496760259" calcext:value-type="float">
            <text:p>0.58252496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6640" calcext:value-type="float">
            <text:p>6640</text:p>
          </table:table-cell>
          <table:table-cell/>
          <table:table-cell office:value-type="float" office:value="4122.2045" calcext:value-type="float">
            <text:p>4122.2045</text:p>
          </table:table-cell>
          <table:table-cell office:value-type="float" office:value="0.62081393072289" calcext:value-type="float">
            <text:p>0.62081393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840" calcext:value-type="float">
            <text:p>3840</text:p>
          </table:table-cell>
          <table:table-cell/>
          <table:table-cell office:value-type="float" office:value="2393.572" calcext:value-type="float">
            <text:p>2393.572</text:p>
          </table:table-cell>
          <table:table-cell office:value-type="float" office:value="0.62332604166667" calcext:value-type="float">
            <text:p>0.623326041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481.0878" calcext:value-type="float">
            <text:p>481.0878</text:p>
          </table:table-cell>
          <table:table-cell office:value-type="float" office:value="0.6414504" calcext:value-type="float">
            <text:p>0.64145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08310" calcext:value-type="float">
            <text:p>108310</text:p>
          </table:table-cell>
          <table:table-cell/>
          <table:table-cell office:value-type="float" office:value="61656.7377" calcext:value-type="float">
            <text:p>61656.7377</text:p>
          </table:table-cell>
          <table:table-cell office:value-type="float" office:value="0.56926172744899" calcext:value-type="float">
            <text:p>0.56926172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86846.5396" calcext:value-type="float">
            <text:p>186846.539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HAD090-A090-A113</text:p>
          </table:table-cell>
          <table:table-cell office:value-type="string" calcext:value-type="string">
            <text:p>Hadley Village</text:p>
          </table:table-cell>
          <table:table-cell office:value-type="string" calcext:value-type="string">
            <text:p>217,306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97039" calcext:value-type="float">
            <text:p>97039</text:p>
          </table:table-cell>
          <table:table-cell office:value-type="float" office:value="300.58" calcext:value-type="float">
            <text:p>300.58</text:p>
          </table:table-cell>
          <table:table-cell office:value-type="float" office:value="7258.4254" calcext:value-type="float">
            <text:p>7258.4254</text:p>
          </table:table-cell>
          <table:table-cell office:value-type="float" office:value="0.074799053988603" calcext:value-type="float">
            <text:p>0.0747990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17574" calcext:value-type="float">
            <text:p>117574</text:p>
          </table:table-cell>
          <table:table-cell office:value-type="float" office:value="447.18" calcext:value-type="float">
            <text:p>447.18</text:p>
          </table:table-cell>
          <table:table-cell office:value-type="float" office:value="7146.826" calcext:value-type="float">
            <text:p>7146.826</text:p>
          </table:table-cell>
          <table:table-cell office:value-type="float" office:value="0.060785768962526" calcext:value-type="float">
            <text:p>0.0607857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43316" calcext:value-type="float">
            <text:p>143316</text:p>
          </table:table-cell>
          <table:table-cell office:value-type="float" office:value="485.18" calcext:value-type="float">
            <text:p>485.18</text:p>
          </table:table-cell>
          <table:table-cell office:value-type="float" office:value="9305.8718" calcext:value-type="float">
            <text:p>9305.8718</text:p>
          </table:table-cell>
          <table:table-cell office:value-type="float" office:value="0.06493253928382" calcext:value-type="float">
            <text:p>0.06493253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43340" calcext:value-type="float">
            <text:p>143340</text:p>
          </table:table-cell>
          <table:table-cell office:value-type="float" office:value="392.14" calcext:value-type="float">
            <text:p>392.14</text:p>
          </table:table-cell>
          <table:table-cell office:value-type="float" office:value="8612.7545" calcext:value-type="float">
            <text:p>8612.7545</text:p>
          </table:table-cell>
          <table:table-cell office:value-type="float" office:value="0.060086190177201" calcext:value-type="float">
            <text:p>0.06008619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87836" calcext:value-type="float">
            <text:p>187836</text:p>
          </table:table-cell>
          <table:table-cell office:value-type="float" office:value="405.9" calcext:value-type="float">
            <text:p>405.9</text:p>
          </table:table-cell>
          <table:table-cell office:value-type="float" office:value="13378.1857" calcext:value-type="float">
            <text:p>13378.1857</text:p>
          </table:table-cell>
          <table:table-cell office:value-type="float" office:value="0.071222692668072" calcext:value-type="float">
            <text:p>0.07122269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94181" calcext:value-type="float">
            <text:p>194181</text:p>
          </table:table-cell>
          <table:table-cell office:value-type="float" office:value="368.2" calcext:value-type="float">
            <text:p>368.2</text:p>
          </table:table-cell>
          <table:table-cell office:value-type="float" office:value="13172.2242" calcext:value-type="float">
            <text:p>13172.2242</text:p>
          </table:table-cell>
          <table:table-cell office:value-type="float" office:value="0.067834773742024" calcext:value-type="float">
            <text:p>0.06783477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00607" calcext:value-type="float">
            <text:p>200607</text:p>
          </table:table-cell>
          <table:table-cell office:value-type="float" office:value="406.19" calcext:value-type="float">
            <text:p>406.19</text:p>
          </table:table-cell>
          <table:table-cell office:value-type="float" office:value="24792.0511" calcext:value-type="float">
            <text:p>24792.0511</text:p>
          </table:table-cell>
          <table:table-cell office:value-type="float" office:value="0.12358517449541" calcext:value-type="float">
            <text:p>0.12358517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06756" calcext:value-type="float">
            <text:p>206756</text:p>
          </table:table-cell>
          <table:table-cell office:value-type="float" office:value="349783.05" calcext:value-type="float">
            <text:p>349783.05</text:p>
          </table:table-cell>
          <table:table-cell office:value-type="float" office:value="19507.6527" calcext:value-type="float">
            <text:p>19507.6527</text:p>
          </table:table-cell>
          <table:table-cell office:value-type="float" office:value="0.09435108388632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12837" calcext:value-type="float">
            <text:p>212837</text:p>
          </table:table-cell>
          <table:table-cell office:value-type="float" office:value="407.95" calcext:value-type="float">
            <text:p>407.95</text:p>
          </table:table-cell>
          <table:table-cell office:value-type="float" office:value="19863.845" calcext:value-type="float">
            <text:p>19863.845</text:p>
          </table:table-cell>
          <table:table-cell office:value-type="float" office:value="0.093328908977292" calcext:value-type="float">
            <text:p>0.0933289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56793" calcext:value-type="float">
            <text:p>156793</text:p>
          </table:table-cell>
          <table:table-cell office:value-type="float" office:value="340.86" calcext:value-type="float">
            <text:p>340.86</text:p>
          </table:table-cell>
          <table:table-cell office:value-type="float" office:value="11672.8776" calcext:value-type="float">
            <text:p>11672.8776</text:p>
          </table:table-cell>
          <table:table-cell office:value-type="float" office:value="0.074447696006837" calcext:value-type="float">
            <text:p>0.0744476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26064" calcext:value-type="float">
            <text:p>126064</text:p>
          </table:table-cell>
          <table:table-cell office:value-type="float" office:value="408.83" calcext:value-type="float">
            <text:p>408.83</text:p>
          </table:table-cell>
          <table:table-cell office:value-type="float" office:value="11125.8169" calcext:value-type="float">
            <text:p>11125.8169</text:p>
          </table:table-cell>
          <table:table-cell office:value-type="float" office:value="0.08825530603503" calcext:value-type="float">
            <text:p>0.0882553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81068" calcext:value-type="float">
            <text:p>81068</text:p>
          </table:table-cell>
          <table:table-cell office:value-type="float" office:value="300.03" calcext:value-type="float">
            <text:p>300.03</text:p>
          </table:table-cell>
          <table:table-cell office:value-type="float" office:value="6452.0387" calcext:value-type="float">
            <text:p>6452.0387</text:p>
          </table:table-cell>
          <table:table-cell office:value-type="float" office:value="0.079587984161445" calcext:value-type="float">
            <text:p>0.07958798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867411" calcext:value-type="float">
            <text:p>1867411</text:p>
          </table:table-cell>
          <table:table-cell/>
          <table:table-cell office:value-type="float" office:value="152288.5696" calcext:value-type="float">
            <text:p>152288.5696</text:p>
          </table:table-cell>
          <table:table-cell office:value-type="float" office:value="0.081550643966433" calcext:value-type="float">
            <text:p>0.081550644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float" office:value="760.0411" calcext:value-type="float">
            <text:p>760.0411</text:p>
          </table:table-cell>
          <table:table-cell office:value-type="float" office:value="0.57103012772352" calcext:value-type="float">
            <text:p>0.5710301277</text:p>
          </table:table-cell>
          <table:table-cell office:value-type="string" calcext:value-type="string">
            <text:p>13-14: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float" office:value="830.4033" calcext:value-type="float">
            <text:p>830.4033</text:p>
          </table:table-cell>
          <table:table-cell office:value-type="float" office:value="0.5488455386649" calcext:value-type="float">
            <text:p>0.54884553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501" calcext:value-type="float">
            <text:p>3501</text:p>
          </table:table-cell>
          <table:table-cell/>
          <table:table-cell office:value-type="float" office:value="1853.8301" calcext:value-type="float">
            <text:p>1853.8301</text:p>
          </table:table-cell>
          <table:table-cell office:value-type="float" office:value="0.52951445301342" calcext:value-type="float">
            <text:p>0.5295144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262" calcext:value-type="float">
            <text:p>4262</text:p>
          </table:table-cell>
          <table:table-cell/>
          <table:table-cell office:value-type="float" office:value="2211.704" calcext:value-type="float">
            <text:p>2211.704</text:p>
          </table:table-cell>
          <table:table-cell office:value-type="float" office:value="0.51893571093383" calcext:value-type="float">
            <text:p>0.51893571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6179" calcext:value-type="float">
            <text:p>6179</text:p>
          </table:table-cell>
          <table:table-cell/>
          <table:table-cell office:value-type="float" office:value="3063.0066" calcext:value-type="float">
            <text:p>3063.0066</text:p>
          </table:table-cell>
          <table:table-cell office:value-type="float" office:value="0.49571234827642" calcext:value-type="float">
            <text:p>0.49571234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7995" calcext:value-type="float">
            <text:p>7995</text:p>
          </table:table-cell>
          <table:table-cell/>
          <table:table-cell office:value-type="float" office:value="4253.6507" calcext:value-type="float">
            <text:p>4253.6507</text:p>
          </table:table-cell>
          <table:table-cell office:value-type="float" office:value="0.53203886178862" calcext:value-type="float">
            <text:p>0.53203886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8476" calcext:value-type="float">
            <text:p>8476</text:p>
          </table:table-cell>
          <table:table-cell/>
          <table:table-cell office:value-type="float" office:value="4787.8269" calcext:value-type="float">
            <text:p>4787.8269</text:p>
          </table:table-cell>
          <table:table-cell office:value-type="float" office:value="0.56486867626239" calcext:value-type="float">
            <text:p>0.56486867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990" calcext:value-type="float">
            <text:p>9990</text:p>
          </table:table-cell>
          <table:table-cell/>
          <table:table-cell office:value-type="float" office:value="6117.4101" calcext:value-type="float">
            <text:p>6117.4101</text:p>
          </table:table-cell>
          <table:table-cell office:value-type="float" office:value="0.61235336336336" calcext:value-type="float">
            <text:p>0.61235336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9074" calcext:value-type="float">
            <text:p>9074</text:p>
          </table:table-cell>
          <table:table-cell/>
          <table:table-cell office:value-type="float" office:value="5285.8316" calcext:value-type="float">
            <text:p>5285.8316</text:p>
          </table:table-cell>
          <table:table-cell office:value-type="float" office:value="0.58252497244875" calcext:value-type="float">
            <text:p>0.58252497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313" calcext:value-type="float">
            <text:p>5313</text:p>
          </table:table-cell>
          <table:table-cell/>
          <table:table-cell office:value-type="float" office:value="3298.3844" calcext:value-type="float">
            <text:p>3298.3844</text:p>
          </table:table-cell>
          <table:table-cell office:value-type="float" office:value="0.62081392810088" calcext:value-type="float">
            <text:p>0.62081392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287" calcext:value-type="float">
            <text:p>4287</text:p>
          </table:table-cell>
          <table:table-cell/>
          <table:table-cell office:value-type="float" office:value="2672.1987" calcext:value-type="float">
            <text:p>2672.1987</text:p>
          </table:table-cell>
          <table:table-cell office:value-type="float" office:value="0.62332603219034" calcext:value-type="float">
            <text:p>0.62332603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486.2194" calcext:value-type="float">
            <text:p>486.2194</text:p>
          </table:table-cell>
          <table:table-cell office:value-type="float" office:value="0.64145039577836" calcext:value-type="float">
            <text:p>0.64145039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2679" calcext:value-type="float">
            <text:p>62679</text:p>
          </table:table-cell>
          <table:table-cell/>
          <table:table-cell office:value-type="float" office:value="35620.5069" calcext:value-type="float">
            <text:p>35620.5069</text:p>
          </table:table-cell>
          <table:table-cell office:value-type="float" office:value="0.56830049777437" calcext:value-type="float">
            <text:p>0.56830049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87909.0765" calcext:value-type="float">
            <text:p>187909.076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HELM-A535</text:p>
          </table:table-cell>
          <table:table-cell office:value-type="string" calcext:value-type="string">
            <text:p>HELM</text:p>
          </table:table-cell>
          <table:table-cell office:value-type="string" calcext:value-type="string">
            <text:p>62,24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31528" calcext:value-type="float">
            <text:p>31528</text:p>
          </table:table-cell>
          <table:table-cell/>
          <table:table-cell office:value-type="float" office:value="2358.26" calcext:value-type="float">
            <text:p>2358.26</text:p>
          </table:table-cell>
          <table:table-cell office:value-type="float" office:value="0.074798908906369" calcext:value-type="float">
            <text:p>0.0747989089</text:p>
          </table:table-cell>
          <table:table-cell office:value-type="string" calcext:value-type="string">
            <text:p>Winter 2010 Helm infrareds heating installed include garage area behind garage. Decrease in electric increased gas usage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2068" calcext:value-type="float">
            <text:p>32068</text:p>
          </table:table-cell>
          <table:table-cell/>
          <table:table-cell office:value-type="float" office:value="1949.28" calcext:value-type="float">
            <text:p>1949.28</text:p>
          </table:table-cell>
          <table:table-cell office:value-type="float" office:value="0.060785830111014" calcext:value-type="float">
            <text:p>0.06078583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6538" calcext:value-type="float">
            <text:p>26538</text:p>
          </table:table-cell>
          <table:table-cell/>
          <table:table-cell office:value-type="float" office:value="1723.18" calcext:value-type="float">
            <text:p>1723.18</text:p>
          </table:table-cell>
          <table:table-cell office:value-type="float" office:value="0.064932549551586" calcext:value-type="float">
            <text:p>0.06493254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1143" calcext:value-type="float">
            <text:p>31143</text:p>
          </table:table-cell>
          <table:table-cell/>
          <table:table-cell office:value-type="float" office:value="1871.26" calcext:value-type="float">
            <text:p>1871.26</text:p>
          </table:table-cell>
          <table:table-cell office:value-type="float" office:value="0.060086054651125" calcext:value-type="float">
            <text:p>0.06008605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49903" calcext:value-type="float">
            <text:p>49903</text:p>
          </table:table-cell>
          <table:table-cell/>
          <table:table-cell office:value-type="float" office:value="3554.23" calcext:value-type="float">
            <text:p>3554.23</text:p>
          </table:table-cell>
          <table:table-cell office:value-type="float" office:value="0.071222772178025" calcext:value-type="float">
            <text:p>0.07122277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58810" calcext:value-type="float">
            <text:p>58810</text:p>
          </table:table-cell>
          <table:table-cell/>
          <table:table-cell office:value-type="float" office:value="3991.04" calcext:value-type="float">
            <text:p>3991.04</text:p>
          </table:table-cell>
          <table:table-cell office:value-type="float" office:value="0.067863288556368" calcext:value-type="float">
            <text:p>0.06786328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87314" calcext:value-type="float">
            <text:p>87314</text:p>
          </table:table-cell>
          <table:table-cell/>
          <table:table-cell office:value-type="float" office:value="10790.72" calcext:value-type="float">
            <text:p>10790.72</text:p>
          </table:table-cell>
          <table:table-cell office:value-type="float" office:value="0.12358522115583" calcext:value-type="float">
            <text:p>0.12358522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69885" calcext:value-type="float">
            <text:p>69885</text:p>
          </table:table-cell>
          <table:table-cell/>
          <table:table-cell office:value-type="float" office:value="6593.73" calcext:value-type="float">
            <text:p>6593.73</text:p>
          </table:table-cell>
          <table:table-cell office:value-type="float" office:value="0.094351148315089" calcext:value-type="float">
            <text:p>0.09435114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71603" calcext:value-type="float">
            <text:p>71603</text:p>
          </table:table-cell>
          <table:table-cell/>
          <table:table-cell office:value-type="float" office:value="6682.63" calcext:value-type="float">
            <text:p>6682.63</text:p>
          </table:table-cell>
          <table:table-cell office:value-type="float" office:value="0.093328910799827" calcext:value-type="float">
            <text:p>0.09332891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47590" calcext:value-type="float">
            <text:p>47590</text:p>
          </table:table-cell>
          <table:table-cell/>
          <table:table-cell office:value-type="float" office:value="3542.97" calcext:value-type="float">
            <text:p>3542.97</text:p>
          </table:table-cell>
          <table:table-cell office:value-type="float" office:value="0.07444778314772" calcext:value-type="float">
            <text:p>0.07444778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5113" calcext:value-type="float">
            <text:p>35113</text:p>
          </table:table-cell>
          <table:table-cell/>
          <table:table-cell office:value-type="float" office:value="3098.91" calcext:value-type="float">
            <text:p>3098.91</text:p>
          </table:table-cell>
          <table:table-cell office:value-type="float" office:value="0.08825534702247" calcext:value-type="float">
            <text:p>0.0882553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7400" calcext:value-type="float">
            <text:p>27400</text:p>
          </table:table-cell>
          <table:table-cell/>
          <table:table-cell office:value-type="float" office:value="2180.71" calcext:value-type="float">
            <text:p>2180.71</text:p>
          </table:table-cell>
          <table:table-cell office:value-type="float" office:value="0.07958795620438" calcext:value-type="float">
            <text:p>0.07958795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68895" calcext:value-type="float">
            <text:p>568895</text:p>
          </table:table-cell>
          <table:table-cell/>
          <table:table-cell office:value-type="float" office:value="48336.92" calcext:value-type="float">
            <text:p>48336.92</text:p>
          </table:table-cell>
          <table:table-cell office:value-type="float" office:value="0.084966329463258" calcext:value-type="float">
            <text:p>0.0849663295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.4" calcext:value-type="float">
            <text:p>18.4</text:p>
          </table:table-cell>
          <table:table-cell office:value-type="string" calcext:value-type="string">
            <text:p>Winter 2010 Helm infrareds heating installed include garage area behind garage. Decrease in electric/ increased gas usage. <text:s/>Total utility cost decreased due to Nat Gas heating less expensive than Electric heatin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.89" calcext:value-type="float">
            <text:p>18.89</text:p>
          </table:table-cell>
          <table:table-cell office:value-type="float" office:value="9.445" calcext:value-type="float">
            <text:p>9.4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5.95" calcext:value-type="float">
            <text:p>135.95</text:p>
          </table:table-cell>
          <table:table-cell office:value-type="float" office:value="0.85503144654088" calcext:value-type="float">
            <text:p>0.85503144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583.61" calcext:value-type="float">
            <text:p>583.61</text:p>
          </table:table-cell>
          <table:table-cell office:value-type="float" office:value="0.78336912751678" calcext:value-type="float">
            <text:p>0.78336912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float" office:value="2361.36" calcext:value-type="float">
            <text:p>2361.36</text:p>
          </table:table-cell>
          <table:table-cell office:value-type="float" office:value="0.81426206896552" calcext:value-type="float">
            <text:p>0.8142620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5734" calcext:value-type="float">
            <text:p>5734</text:p>
          </table:table-cell>
          <table:table-cell/>
          <table:table-cell office:value-type="float" office:value="3876.82" calcext:value-type="float">
            <text:p>3876.82</text:p>
          </table:table-cell>
          <table:table-cell office:value-type="float" office:value="0.67611091733519" calcext:value-type="float">
            <text:p>0.67611091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955" calcext:value-type="float">
            <text:p>5955</text:p>
          </table:table-cell>
          <table:table-cell/>
          <table:table-cell office:value-type="float" office:value="4827.91" calcext:value-type="float">
            <text:p>4827.91</text:p>
          </table:table-cell>
          <table:table-cell office:value-type="float" office:value="0.81073215785055" calcext:value-type="float">
            <text:p>0.81073215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6189" calcext:value-type="float">
            <text:p>6189</text:p>
          </table:table-cell>
          <table:table-cell/>
          <table:table-cell office:value-type="float" office:value="5080.99" calcext:value-type="float">
            <text:p>5080.99</text:p>
          </table:table-cell>
          <table:table-cell office:value-type="float" office:value="0.82097107771853" calcext:value-type="float">
            <text:p>0.82097107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496" calcext:value-type="float">
            <text:p>4496</text:p>
          </table:table-cell>
          <table:table-cell/>
          <table:table-cell office:value-type="float" office:value="4146.06" calcext:value-type="float">
            <text:p>4146.06</text:p>
          </table:table-cell>
          <table:table-cell office:value-type="float" office:value="0.92216637010676" calcext:value-type="float">
            <text:p>0.92216637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1873.98" calcext:value-type="float">
            <text:p>1873.98</text:p>
          </table:table-cell>
          <table:table-cell office:value-type="float" office:value="0.82846153846154" calcext:value-type="float">
            <text:p>0.82846153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651.46" calcext:value-type="float">
            <text:p>651.46</text:p>
          </table:table-cell>
          <table:table-cell office:value-type="float" office:value="0.85381389252949" calcext:value-type="float">
            <text:p>0.85381389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7.13" calcext:value-type="float">
            <text:p>67.13</text:p>
          </table:table-cell>
          <table:table-cell office:value-type="float" office:value="1.0655555555556" calcext:value-type="float">
            <text:p>1.06555555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9269" calcext:value-type="float">
            <text:p>29269</text:p>
          </table:table-cell>
          <table:table-cell/>
          <table:table-cell office:value-type="float" office:value="23642.56" calcext:value-type="float">
            <text:p>23642.56</text:p>
          </table:table-cell>
          <table:table-cell office:value-type="float" office:value="0.80776794560798" calcext:value-type="float">
            <text:p>0.80776794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71979.48" calcext:value-type="float">
            <text:p>71979.4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HRD-A330</text:p>
          </table:table-cell>
          <table:table-cell office:value-type="string" calcext:value-type="string">
            <text:p>HUMAN RESOURCE DEPT (HDR)</text:p>
          </table:table-cell>
          <table:table-cell office:value-type="string" calcext:value-type="string">
            <text:p>3,158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133" calcext:value-type="float">
            <text:p>2133</text:p>
          </table:table-cell>
          <table:table-cell office:value-type="float" office:value="12.7" calcext:value-type="float">
            <text:p>12.7</text:p>
          </table:table-cell>
          <table:table-cell office:value-type="float" office:value="159.5464" calcext:value-type="float">
            <text:p>159.5464</text:p>
          </table:table-cell>
          <table:table-cell office:value-type="float" office:value="0.074799062353493" calcext:value-type="float">
            <text:p>0.0747990624</text:p>
          </table:table-cell>
          <table:table-cell office:value-type="string" calcext:value-type="string">
            <text:p>Electric used increase steady since 12-13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661" calcext:value-type="float">
            <text:p>1661</text:p>
          </table:table-cell>
          <table:table-cell office:value-type="float" office:value="8.96" calcext:value-type="float">
            <text:p>8.96</text:p>
          </table:table-cell>
          <table:table-cell office:value-type="float" office:value="100.9652" calcext:value-type="float">
            <text:p>100.9652</text:p>
          </table:table-cell>
          <table:table-cell office:value-type="float" office:value="0.060785791691752" calcext:value-type="float">
            <text:p>0.060785791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994" calcext:value-type="float">
            <text:p>1994</text:p>
          </table:table-cell>
          <table:table-cell office:value-type="float" office:value="12.16" calcext:value-type="float">
            <text:p>12.16</text:p>
          </table:table-cell>
          <table:table-cell office:value-type="float" office:value="129.4755" calcext:value-type="float">
            <text:p>129.4755</text:p>
          </table:table-cell>
          <table:table-cell office:value-type="float" office:value="0.064932547642929" calcext:value-type="float">
            <text:p>0.06493254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043" calcext:value-type="float">
            <text:p>3043</text:p>
          </table:table-cell>
          <table:table-cell office:value-type="float" office:value="18.85" calcext:value-type="float">
            <text:p>18.85</text:p>
          </table:table-cell>
          <table:table-cell office:value-type="float" office:value="182.8423" calcext:value-type="float">
            <text:p>182.8423</text:p>
          </table:table-cell>
          <table:table-cell office:value-type="float" office:value="0.060086197831088" calcext:value-type="float">
            <text:p>0.060086197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6135" calcext:value-type="float">
            <text:p>6135</text:p>
          </table:table-cell>
          <table:table-cell office:value-type="float" office:value="18.95" calcext:value-type="float">
            <text:p>18.95</text:p>
          </table:table-cell>
          <table:table-cell office:value-type="float" office:value="436.9512" calcext:value-type="float">
            <text:p>436.9512</text:p>
          </table:table-cell>
          <table:table-cell office:value-type="float" office:value="0.071222689486553" calcext:value-type="float">
            <text:p>0.07122268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7916" calcext:value-type="float">
            <text:p>7916</text:p>
          </table:table-cell>
          <table:table-cell office:value-type="float" office:value="25.31" calcext:value-type="float">
            <text:p>25.31</text:p>
          </table:table-cell>
          <table:table-cell office:value-type="float" office:value="536.9801" calcext:value-type="float">
            <text:p>536.9801</text:p>
          </table:table-cell>
          <table:table-cell office:value-type="float" office:value="0.067834777665488" calcext:value-type="float">
            <text:p>0.06783477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9818" calcext:value-type="float">
            <text:p>9818</text:p>
          </table:table-cell>
          <table:table-cell office:value-type="float" office:value="29.02" calcext:value-type="float">
            <text:p>29.02</text:p>
          </table:table-cell>
          <table:table-cell office:value-type="float" office:value="1213.3592" calcext:value-type="float">
            <text:p>1213.3592</text:p>
          </table:table-cell>
          <table:table-cell office:value-type="float" office:value="0.12358517009574" calcext:value-type="float">
            <text:p>0.12358517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201" calcext:value-type="float">
            <text:p>9201</text:p>
          </table:table-cell>
          <table:table-cell office:value-type="float" office:value="24.39" calcext:value-type="float">
            <text:p>24.39</text:p>
          </table:table-cell>
          <table:table-cell office:value-type="float" office:value="868.1243" calcext:value-type="float">
            <text:p>868.1243</text:p>
          </table:table-cell>
          <table:table-cell office:value-type="float" office:value="0.094351081404195" calcext:value-type="float">
            <text:p>0.094351081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8444" calcext:value-type="float">
            <text:p>8444</text:p>
          </table:table-cell>
          <table:table-cell office:value-type="float" office:value="27.78" calcext:value-type="float">
            <text:p>27.78</text:p>
          </table:table-cell>
          <table:table-cell office:value-type="float" office:value="788.0693" calcext:value-type="float">
            <text:p>788.0693</text:p>
          </table:table-cell>
          <table:table-cell office:value-type="float" office:value="0.093328908100426" calcext:value-type="float">
            <text:p>0.09332890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213" calcext:value-type="float">
            <text:p>5213</text:p>
          </table:table-cell>
          <table:table-cell office:value-type="float" office:value="22.38" calcext:value-type="float">
            <text:p>22.38</text:p>
          </table:table-cell>
          <table:table-cell office:value-type="float" office:value="388.0958" calcext:value-type="float">
            <text:p>388.0958</text:p>
          </table:table-cell>
          <table:table-cell office:value-type="float" office:value="0.07444768847113" calcext:value-type="float">
            <text:p>0.07444768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970" calcext:value-type="float">
            <text:p>2970</text:p>
          </table:table-cell>
          <table:table-cell office:value-type="float" office:value="15.53" calcext:value-type="float">
            <text:p>15.53</text:p>
          </table:table-cell>
          <table:table-cell office:value-type="float" office:value="262.1183" calcext:value-type="float">
            <text:p>262.1183</text:p>
          </table:table-cell>
          <table:table-cell office:value-type="float" office:value="0.08825531986532" calcext:value-type="float">
            <text:p>0.08825531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903" calcext:value-type="float">
            <text:p>1903</text:p>
          </table:table-cell>
          <table:table-cell office:value-type="float" office:value="10.13" calcext:value-type="float">
            <text:p>10.13</text:p>
          </table:table-cell>
          <table:table-cell office:value-type="float" office:value="151.4559" calcext:value-type="float">
            <text:p>151.4559</text:p>
          </table:table-cell>
          <table:table-cell office:value-type="float" office:value="0.079587966368891" calcext:value-type="float">
            <text:p>0.07958796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0431" calcext:value-type="float">
            <text:p>60431</text:p>
          </table:table-cell>
          <table:table-cell/>
          <table:table-cell office:value-type="float" office:value="5217.9835" calcext:value-type="float">
            <text:p>5217.9835</text:p>
          </table:table-cell>
          <table:table-cell office:value-type="float" office:value="0.086346138571263" calcext:value-type="float">
            <text:p>0.086346138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5217.9835" calcext:value-type="float">
            <text:p>5217.98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JACOBS-A580&amp;03-ALFIER-A581</text:p>
          </table:table-cell>
          <table:table-cell office:value-type="string" calcext:value-type="string">
            <text:p>JACOBS &amp; Alfeiro Ctr</text:p>
          </table:table-cell>
          <table:table-cell office:value-type="string" calcext:value-type="string">
            <text:p>113,238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71725" calcext:value-type="float">
            <text:p>71725</text:p>
          </table:table-cell>
          <table:table-cell/>
          <table:table-cell office:value-type="float" office:value="5364.96" calcext:value-type="float">
            <text:p>5364.96</text:p>
          </table:table-cell>
          <table:table-cell office:value-type="float" office:value="0.074799024050192" calcext:value-type="float">
            <text:p>0.07479902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73248" calcext:value-type="float">
            <text:p>73248</text:p>
          </table:table-cell>
          <table:table-cell/>
          <table:table-cell office:value-type="float" office:value="4452.44" calcext:value-type="float">
            <text:p>4452.44</text:p>
          </table:table-cell>
          <table:table-cell office:value-type="float" office:value="0.060785823503713" calcext:value-type="float">
            <text:p>0.06078582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81230" calcext:value-type="float">
            <text:p>81230</text:p>
          </table:table-cell>
          <table:table-cell/>
          <table:table-cell office:value-type="float" office:value="5274.47" calcext:value-type="float">
            <text:p>5274.47</text:p>
          </table:table-cell>
          <table:table-cell office:value-type="float" office:value="0.064932537239936" calcext:value-type="float">
            <text:p>0.06493253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86567" calcext:value-type="float">
            <text:p>86567</text:p>
          </table:table-cell>
          <table:table-cell/>
          <table:table-cell office:value-type="float" office:value="5201.48" calcext:value-type="float">
            <text:p>5201.48</text:p>
          </table:table-cell>
          <table:table-cell office:value-type="float" office:value="0.060086176025506" calcext:value-type="float">
            <text:p>0.0600861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00177" calcext:value-type="float">
            <text:p>100177</text:p>
          </table:table-cell>
          <table:table-cell/>
          <table:table-cell office:value-type="float" office:value="7134.88" calcext:value-type="float">
            <text:p>7134.88</text:p>
          </table:table-cell>
          <table:table-cell office:value-type="float" office:value="0.071222735757709" calcext:value-type="float">
            <text:p>0.07122273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10187" calcext:value-type="float">
            <text:p>110187</text:p>
          </table:table-cell>
          <table:table-cell/>
          <table:table-cell office:value-type="float" office:value="7477.65" calcext:value-type="float">
            <text:p>7477.65</text:p>
          </table:table-cell>
          <table:table-cell office:value-type="float" office:value="0.067863268806665" calcext:value-type="float">
            <text:p>0.06786326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21128" calcext:value-type="float">
            <text:p>121128</text:p>
          </table:table-cell>
          <table:table-cell/>
          <table:table-cell office:value-type="float" office:value="14969.62" calcext:value-type="float">
            <text:p>14969.62</text:p>
          </table:table-cell>
          <table:table-cell office:value-type="float" office:value="0.12358513308236" calcext:value-type="float">
            <text:p>0.12358513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21306" calcext:value-type="float">
            <text:p>121306</text:p>
          </table:table-cell>
          <table:table-cell/>
          <table:table-cell office:value-type="float" office:value="11445.35" calcext:value-type="float">
            <text:p>11445.35</text:p>
          </table:table-cell>
          <table:table-cell office:value-type="float" office:value="0.094351062602015" calcext:value-type="float">
            <text:p>0.09435106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21502" calcext:value-type="float">
            <text:p>121502</text:p>
          </table:table-cell>
          <table:table-cell/>
          <table:table-cell office:value-type="float" office:value="11339.65" calcext:value-type="float">
            <text:p>11339.65</text:p>
          </table:table-cell>
          <table:table-cell office:value-type="float" office:value="0.093328916396438" calcext:value-type="float">
            <text:p>0.09332891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05100" calcext:value-type="float">
            <text:p>105100</text:p>
          </table:table-cell>
          <table:table-cell/>
          <table:table-cell office:value-type="float" office:value="7824.45" calcext:value-type="float">
            <text:p>7824.45</text:p>
          </table:table-cell>
          <table:table-cell office:value-type="float" office:value="0.074447668886774" calcext:value-type="float">
            <text:p>0.07444766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87593" calcext:value-type="float">
            <text:p>87593</text:p>
          </table:table-cell>
          <table:table-cell/>
          <table:table-cell office:value-type="float" office:value="7730.55" calcext:value-type="float">
            <text:p>7730.55</text:p>
          </table:table-cell>
          <table:table-cell office:value-type="float" office:value="0.088255340038588" calcext:value-type="float">
            <text:p>0.088255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9938" calcext:value-type="float">
            <text:p>79938</text:p>
          </table:table-cell>
          <table:table-cell/>
          <table:table-cell office:value-type="float" office:value="6362.1" calcext:value-type="float">
            <text:p>6362.1</text:p>
          </table:table-cell>
          <table:table-cell office:value-type="float" office:value="0.079587930646251" calcext:value-type="float">
            <text:p>0.07958793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59701" calcext:value-type="float">
            <text:p>1159701</text:p>
          </table:table-cell>
          <table:table-cell/>
          <table:table-cell office:value-type="float" office:value="94577.6" calcext:value-type="float">
            <text:p>94577.6</text:p>
          </table:table-cell>
          <table:table-cell office:value-type="float" office:value="0.081553434893994" calcext:value-type="float">
            <text:p>0.0815534349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4.2618" calcext:value-type="float">
            <text:p>34.2618</text:p>
          </table:table-cell>
          <table:table-cell office:value-type="float" office:value="0.57103" calcext:value-type="float">
            <text:p>0.57103</text:p>
          </table:table-cell>
          <table:table-cell office:value-type="string" calcext:value-type="string">
            <text:p>Steady increase in ngas usage since Fall 2012 - why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.4423" calcext:value-type="float">
            <text:p>27.4423</text:p>
          </table:table-cell>
          <table:table-cell office:value-type="float" office:value="0.548846" calcext:value-type="float">
            <text:p>0.5488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8.2466" calcext:value-type="float">
            <text:p>58.2466</text:p>
          </table:table-cell>
          <table:table-cell office:value-type="float" office:value="0.52951454545455" calcext:value-type="float">
            <text:p>0.52951454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49.0891" calcext:value-type="float">
            <text:p>249.0891</text:p>
          </table:table-cell>
          <table:table-cell office:value-type="float" office:value="0.518935625" calcext:value-type="float">
            <text:p>0.5189356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639.4689" calcext:value-type="float">
            <text:p>639.4689</text:p>
          </table:table-cell>
          <table:table-cell office:value-type="float" office:value="0.4957123255814" calcext:value-type="float">
            <text:p>0.49571232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float" office:value="1111.9612" calcext:value-type="float">
            <text:p>1111.9612</text:p>
          </table:table-cell>
          <table:table-cell office:value-type="float" office:value="0.53203885167464" calcext:value-type="float">
            <text:p>0.532038851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660" calcext:value-type="float">
            <text:p>2660</text:p>
          </table:table-cell>
          <table:table-cell/>
          <table:table-cell office:value-type="float" office:value="1502.5507" calcext:value-type="float">
            <text:p>1502.5507</text:p>
          </table:table-cell>
          <table:table-cell office:value-type="float" office:value="0.56486868421053" calcext:value-type="float">
            <text:p>0.56486868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230" calcext:value-type="float">
            <text:p>2230</text:p>
          </table:table-cell>
          <table:table-cell/>
          <table:table-cell office:value-type="float" office:value="1365.548" calcext:value-type="float">
            <text:p>1365.548</text:p>
          </table:table-cell>
          <table:table-cell office:value-type="float" office:value="0.6123533632287" calcext:value-type="float">
            <text:p>0.61235336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1130.0984" calcext:value-type="float">
            <text:p>1130.0984</text:p>
          </table:table-cell>
          <table:table-cell office:value-type="float" office:value="0.58252494845361" calcext:value-type="float">
            <text:p>0.58252494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490.443" calcext:value-type="float">
            <text:p>490.443</text:p>
          </table:table-cell>
          <table:table-cell office:value-type="float" office:value="0.62081392405063" calcext:value-type="float">
            <text:p>0.62081392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68.298" calcext:value-type="float">
            <text:p>168.298</text:p>
          </table:table-cell>
          <table:table-cell office:value-type="float" office:value="0.62332592592593" calcext:value-type="float">
            <text:p>0.62332592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4145" calcext:value-type="float">
            <text:p>6.4145</text:p>
          </table:table-cell>
          <table:table-cell office:value-type="float" office:value="0.64145" calcext:value-type="float">
            <text:p>0.641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980" calcext:value-type="float">
            <text:p>11980</text:p>
          </table:table-cell>
          <table:table-cell/>
          <table:table-cell office:value-type="float" office:value="6783.8225" calcext:value-type="float">
            <text:p>6783.8225</text:p>
          </table:table-cell>
          <table:table-cell office:value-type="float" office:value="0.56626231218698" calcext:value-type="float">
            <text:p>0.56626231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01361.4225" calcext:value-type="float">
            <text:p>101361.42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JARVIS-A440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58,851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86383.11" calcext:value-type="float">
            <text:p>86383.11</text:p>
          </table:table-cell>
          <table:table-cell/>
          <table:table-cell office:value-type="float" office:value="6461.37" calcext:value-type="float">
            <text:p>6461.37</text:p>
          </table:table-cell>
          <table:table-cell office:value-type="float" office:value="0.074798997165071" calcext:value-type="float">
            <text:p>0.07479899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49768" calcext:value-type="float">
            <text:p>149768</text:p>
          </table:table-cell>
          <table:table-cell/>
          <table:table-cell office:value-type="float" office:value="9103.76" calcext:value-type="float">
            <text:p>9103.76</text:p>
          </table:table-cell>
          <table:table-cell office:value-type="float" office:value="0.060785748624539" calcext:value-type="float">
            <text:p>0.06078574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19176" calcext:value-type="float">
            <text:p>119176</text:p>
          </table:table-cell>
          <table:table-cell/>
          <table:table-cell office:value-type="float" office:value="7738.4" calcext:value-type="float">
            <text:p>7738.4</text:p>
          </table:table-cell>
          <table:table-cell office:value-type="float" office:value="0.064932536752366" calcext:value-type="float">
            <text:p>0.06493253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39605.6" calcext:value-type="float">
            <text:p>139605.6</text:p>
          </table:table-cell>
          <table:table-cell/>
          <table:table-cell office:value-type="float" office:value="8388.37" calcext:value-type="float">
            <text:p>8388.37</text:p>
          </table:table-cell>
          <table:table-cell office:value-type="float" office:value="0.060086199980517" calcext:value-type="float">
            <text:p>0.06008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98003.54" calcext:value-type="float">
            <text:p>198003.54</text:p>
          </table:table-cell>
          <table:table-cell/>
          <table:table-cell office:value-type="float" office:value="14102.35" calcext:value-type="float">
            <text:p>14102.35</text:p>
          </table:table-cell>
          <table:table-cell office:value-type="float" office:value="0.071222716523149" calcext:value-type="float">
            <text:p>0.07122271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62702.62" calcext:value-type="float">
            <text:p>262702.62</text:p>
          </table:table-cell>
          <table:table-cell/>
          <table:table-cell office:value-type="float" office:value="17827.85" calcext:value-type="float">
            <text:p>17827.85</text:p>
          </table:table-cell>
          <table:table-cell office:value-type="float" office:value="0.067863236384928" calcext:value-type="float">
            <text:p>0.0678632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96303.84" calcext:value-type="float">
            <text:p>296303.84</text:p>
          </table:table-cell>
          <table:table-cell/>
          <table:table-cell office:value-type="float" office:value="36618.76" calcext:value-type="float">
            <text:p>36618.76</text:p>
          </table:table-cell>
          <table:table-cell office:value-type="float" office:value="0.12358516852161" calcext:value-type="float">
            <text:p>0.12358516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27756.44" calcext:value-type="float">
            <text:p>227756.44</text:p>
          </table:table-cell>
          <table:table-cell/>
          <table:table-cell office:value-type="float" office:value="21489.07" calcext:value-type="float">
            <text:p>21489.07</text:p>
          </table:table-cell>
          <table:table-cell office:value-type="float" office:value="0.094351097163268" calcext:value-type="float">
            <text:p>0.09435109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50444.59" calcext:value-type="float">
            <text:p>250444.59</text:p>
          </table:table-cell>
          <table:table-cell/>
          <table:table-cell office:value-type="float" office:value="23373.72" calcext:value-type="float">
            <text:p>23373.72</text:p>
          </table:table-cell>
          <table:table-cell office:value-type="float" office:value="0.093328907603874" calcext:value-type="float">
            <text:p>0.09332890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13446.26" calcext:value-type="float">
            <text:p>213446.26</text:p>
          </table:table-cell>
          <table:table-cell/>
          <table:table-cell office:value-type="float" office:value="15890.58" calcext:value-type="float">
            <text:p>15890.58</text:p>
          </table:table-cell>
          <table:table-cell office:value-type="float" office:value="0.074447685333067" calcext:value-type="float">
            <text:p>0.07444768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8855.82" calcext:value-type="float">
            <text:p>58855.82</text:p>
          </table:table-cell>
          <table:table-cell/>
          <table:table-cell office:value-type="float" office:value="5194.34" calcext:value-type="float">
            <text:p>5194.34</text:p>
          </table:table-cell>
          <table:table-cell office:value-type="float" office:value="0.088255333117439" calcext:value-type="float">
            <text:p>0.08825533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90523.49" calcext:value-type="float">
            <text:p>90523.49</text:p>
          </table:table-cell>
          <table:table-cell/>
          <table:table-cell office:value-type="float" office:value="7204.58" calcext:value-type="float">
            <text:p>7204.58</text:p>
          </table:table-cell>
          <table:table-cell office:value-type="float" office:value="0.079587961091646" calcext:value-type="float">
            <text:p>0.07958796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092969.31" calcext:value-type="float">
            <text:p>2092969.31</text:p>
          </table:table-cell>
          <table:table-cell/>
          <table:table-cell office:value-type="float" office:value="173393.15" calcext:value-type="float">
            <text:p>173393.15</text:p>
          </table:table-cell>
          <table:table-cell office:value-type="float" office:value="0.082845529158762" calcext:value-type="float">
            <text:p>0.08284552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73393.15" calcext:value-type="float">
            <text:p>173393.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KETADD-A431&amp;03-KETTER-A430</text:p>
          </table:table-cell>
          <table:table-cell office:value-type="string" calcext:value-type="string">
            <text:p>KETTER HALL &amp; Ketter Addition</text:p>
          </table:table-cell>
          <table:table-cell office:value-type="string" calcext:value-type="string">
            <text:p>72,640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24912" calcext:value-type="float">
            <text:p>124912</text:p>
          </table:table-cell>
          <table:table-cell office:value-type="float" office:value="1037.87" calcext:value-type="float">
            <text:p>1037.87</text:p>
          </table:table-cell>
          <table:table-cell office:value-type="float" office:value="9343.2992" calcext:value-type="float">
            <text:p>9343.2992</text:p>
          </table:table-cell>
          <table:table-cell office:value-type="float" office:value="0.074799052132701" calcext:value-type="float">
            <text:p>0.0747990521</text:p>
          </table:table-cell>
          <table:table-cell office:value-type="string" calcext:value-type="string">
            <text:p>Fall 2012 - Electric &amp; gas usage increased - why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28655" calcext:value-type="float">
            <text:p>128655</text:p>
          </table:table-cell>
          <table:table-cell office:value-type="float" office:value="1053.37" calcext:value-type="float">
            <text:p>1053.37</text:p>
          </table:table-cell>
          <table:table-cell office:value-type="float" office:value="7820.3931" calcext:value-type="float">
            <text:p>7820.3931</text:p>
          </table:table-cell>
          <table:table-cell office:value-type="float" office:value="0.060785768916871" calcext:value-type="float">
            <text:p>0.06078576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37193" calcext:value-type="float">
            <text:p>137193</text:p>
          </table:table-cell>
          <table:table-cell office:value-type="float" office:value="1015.12" calcext:value-type="float">
            <text:p>1015.12</text:p>
          </table:table-cell>
          <table:table-cell office:value-type="float" office:value="8908.2899" calcext:value-type="float">
            <text:p>8908.2899</text:p>
          </table:table-cell>
          <table:table-cell office:value-type="float" office:value="0.064932539561056" calcext:value-type="float">
            <text:p>0.06493253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77737" calcext:value-type="float">
            <text:p>177737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10679.5392" calcext:value-type="float">
            <text:p>10679.5392</text:p>
          </table:table-cell>
          <table:table-cell office:value-type="float" office:value="0.060086190269893" calcext:value-type="float">
            <text:p>0.0600861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57408" calcext:value-type="float">
            <text:p>157408</text:p>
          </table:table-cell>
          <table:table-cell office:value-type="float" office:value="1094.91" calcext:value-type="float">
            <text:p>1094.91</text:p>
          </table:table-cell>
          <table:table-cell office:value-type="float" office:value="11211.0217" calcext:value-type="float">
            <text:p>11211.0217</text:p>
          </table:table-cell>
          <table:table-cell office:value-type="float" office:value="0.071222693255743" calcext:value-type="float">
            <text:p>0.07122269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91519" calcext:value-type="float">
            <text:p>191519</text:p>
          </table:table-cell>
          <table:table-cell office:value-type="float" office:value="1171.4" calcext:value-type="float">
            <text:p>1171.4</text:p>
          </table:table-cell>
          <table:table-cell office:value-type="float" office:value="12991.6481" calcext:value-type="float">
            <text:p>12991.6481</text:p>
          </table:table-cell>
          <table:table-cell office:value-type="float" office:value="0.067834774095521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11078" calcext:value-type="float">
            <text:p>211078</text:p>
          </table:table-cell>
          <table:table-cell office:value-type="float" office:value="1149.57" calcext:value-type="float">
            <text:p>1149.57</text:p>
          </table:table-cell>
          <table:table-cell office:value-type="float" office:value="26086.1112" calcext:value-type="float">
            <text:p>26086.1112</text:p>
          </table:table-cell>
          <table:table-cell office:value-type="float" office:value="0.12358517325349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94281" calcext:value-type="float">
            <text:p>194281</text:p>
          </table:table-cell>
          <table:table-cell office:value-type="float" office:value="1085.05" calcext:value-type="float">
            <text:p>1085.05</text:p>
          </table:table-cell>
          <table:table-cell office:value-type="float" office:value="18330.6229" calcext:value-type="float">
            <text:p>18330.6229</text:p>
          </table:table-cell>
          <table:table-cell office:value-type="float" office:value="0.094351083739532" calcext:value-type="float">
            <text:p>0.09435108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97323" calcext:value-type="float">
            <text:p>197323</text:p>
          </table:table-cell>
          <table:table-cell office:value-type="float" office:value="1081.24" calcext:value-type="float">
            <text:p>1081.24</text:p>
          </table:table-cell>
          <table:table-cell office:value-type="float" office:value="18415.9405" calcext:value-type="float">
            <text:p>18415.9405</text:p>
          </table:table-cell>
          <table:table-cell office:value-type="float" office:value="0.093328909959812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44881" calcext:value-type="float">
            <text:p>144881</text:p>
          </table:table-cell>
          <table:table-cell office:value-type="float" office:value="1052.74" calcext:value-type="float">
            <text:p>1052.74</text:p>
          </table:table-cell>
          <table:table-cell office:value-type="float" office:value="10786.0565" calcext:value-type="float">
            <text:p>10786.0565</text:p>
          </table:table-cell>
          <table:table-cell office:value-type="float" office:value="0.074447695004866" calcext:value-type="float">
            <text:p>0.0744476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29125" calcext:value-type="float">
            <text:p>129125</text:p>
          </table:table-cell>
          <table:table-cell office:value-type="float" office:value="886.32" calcext:value-type="float">
            <text:p>886.32</text:p>
          </table:table-cell>
          <table:table-cell office:value-type="float" office:value="11395.9664" calcext:value-type="float">
            <text:p>11395.9664</text:p>
          </table:table-cell>
          <table:table-cell office:value-type="float" office:value="0.088255306098742" calcext:value-type="float">
            <text:p>0.08825530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34093" calcext:value-type="float">
            <text:p>134093</text:p>
          </table:table-cell>
          <table:table-cell office:value-type="float" office:value="1054.09" calcext:value-type="float">
            <text:p>1054.09</text:p>
          </table:table-cell>
          <table:table-cell office:value-type="float" office:value="10672.1915" calcext:value-type="float">
            <text:p>10672.1915</text:p>
          </table:table-cell>
          <table:table-cell office:value-type="float" office:value="0.079587983712796" calcext:value-type="float">
            <text:p>0.07958798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928205" calcext:value-type="float">
            <text:p>1928205</text:p>
          </table:table-cell>
          <table:table-cell/>
          <table:table-cell office:value-type="float" office:value="156641.0802" calcext:value-type="float">
            <text:p>156641.0802</text:p>
          </table:table-cell>
          <table:table-cell office:value-type="float" office:value="0.081236735824251" calcext:value-type="float">
            <text:p>0.0812367358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571" calcext:value-type="float">
            <text:p>0.571</text:p>
          </table:table-cell>
          <table:table-cell office:value-type="string" calcext:value-type="string">
            <text:p>Fall 2012 - Electric &amp; gas usage increased - why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5295" calcext:value-type="float">
            <text:p>0.52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4957" calcext:value-type="float">
            <text:p>0.49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float" office:value="1028.4311" calcext:value-type="float">
            <text:p>1028.4311</text:p>
          </table:table-cell>
          <table:table-cell office:value-type="float" office:value="0.53203885152613" calcext:value-type="float">
            <text:p>0.53203885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1609.8757" calcext:value-type="float">
            <text:p>1609.8757</text:p>
          </table:table-cell>
          <table:table-cell office:value-type="float" office:value="0.56486866666667" calcext:value-type="float">
            <text:p>0.56486866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985" calcext:value-type="float">
            <text:p>2985</text:p>
          </table:table-cell>
          <table:table-cell/>
          <table:table-cell office:value-type="float" office:value="1827.8748" calcext:value-type="float">
            <text:p>1827.8748</text:p>
          </table:table-cell>
          <table:table-cell office:value-type="float" office:value="0.61235336683417" calcext:value-type="float">
            <text:p>0.61235336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1056.1178" calcext:value-type="float">
            <text:p>1056.1178</text:p>
          </table:table-cell>
          <table:table-cell office:value-type="float" office:value="0.5825249862107" calcext:value-type="float">
            <text:p>0.58252498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399.1834" calcext:value-type="float">
            <text:p>399.1834</text:p>
          </table:table-cell>
          <table:table-cell office:value-type="float" office:value="0.62081399688958" calcext:value-type="float">
            <text:p>0.62081399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9.8661" calcext:value-type="float">
            <text:p>49.8661</text:p>
          </table:table-cell>
          <table:table-cell office:value-type="float" office:value="0.62332625" calcext:value-type="float">
            <text:p>0.623326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9244" calcext:value-type="float">
            <text:p>1.9244</text:p>
          </table:table-cell>
          <table:table-cell office:value-type="float" office:value="0.64146666666667" calcext:value-type="float">
            <text:p>0.64146666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0310" calcext:value-type="float">
            <text:p>10310</text:p>
          </table:table-cell>
          <table:table-cell/>
          <table:table-cell office:value-type="float" office:value="5974.8695" calcext:value-type="float">
            <text:p>5974.8695</text:p>
          </table:table-cell>
          <table:table-cell office:value-type="float" office:value="0.57952177497575" calcext:value-type="float">
            <text:p>0.5795217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62615.9497" calcext:value-type="float">
            <text:p>162615.949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KNOX-A490</text:p>
          </table:table-cell>
          <table:table-cell office:value-type="string" calcext:value-type="string">
            <text:p>KNOX LECTURE HALLS</text:p>
          </table:table-cell>
          <table:table-cell office:value-type="string" calcext:value-type="string">
            <text:p>46,956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0230" calcext:value-type="float">
            <text:p>50230</text:p>
          </table:table-cell>
          <table:table-cell office:value-type="float" office:value="176.27" calcext:value-type="float">
            <text:p>176.27</text:p>
          </table:table-cell>
          <table:table-cell office:value-type="float" office:value="3757.1564" calcext:value-type="float">
            <text:p>3757.1564</text:p>
          </table:table-cell>
          <table:table-cell office:value-type="float" office:value="0.074799052359148" calcext:value-type="float">
            <text:p>0.0747990524</text:p>
          </table:table-cell>
          <table:table-cell office:value-type="string" calcext:value-type="string">
            <text:p>13-14: Eclectic increase -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1483" calcext:value-type="float">
            <text:p>41483</text:p>
          </table:table-cell>
          <table:table-cell office:value-type="float" office:value="156.47" calcext:value-type="float">
            <text:p>156.47</text:p>
          </table:table-cell>
          <table:table-cell office:value-type="float" office:value="2521.576" calcext:value-type="float">
            <text:p>2521.576</text:p>
          </table:table-cell>
          <table:table-cell office:value-type="float" office:value="0.060785767663862" calcext:value-type="float">
            <text:p>0.06078576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9251" calcext:value-type="float">
            <text:p>49251</text:p>
          </table:table-cell>
          <table:table-cell office:value-type="float" office:value="207.38" calcext:value-type="float">
            <text:p>207.38</text:p>
          </table:table-cell>
          <table:table-cell office:value-type="float" office:value="3197.9925" calcext:value-type="float">
            <text:p>3197.9925</text:p>
          </table:table-cell>
          <table:table-cell office:value-type="float" office:value="0.064932539440824" calcext:value-type="float">
            <text:p>0.06493253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56948" calcext:value-type="float">
            <text:p>56948</text:p>
          </table:table-cell>
          <table:table-cell office:value-type="float" office:value="204.4" calcext:value-type="float">
            <text:p>204.4</text:p>
          </table:table-cell>
          <table:table-cell office:value-type="float" office:value="3421.7884" calcext:value-type="float">
            <text:p>3421.7884</text:p>
          </table:table-cell>
          <table:table-cell office:value-type="float" office:value="0.060086190911007" calcext:value-type="float">
            <text:p>0.06008619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64249" calcext:value-type="float">
            <text:p>64249</text:p>
          </table:table-cell>
          <table:table-cell office:value-type="float" office:value="267.12" calcext:value-type="float">
            <text:p>267.12</text:p>
          </table:table-cell>
          <table:table-cell office:value-type="float" office:value="4575.9868" calcext:value-type="float">
            <text:p>4575.9868</text:p>
          </table:table-cell>
          <table:table-cell office:value-type="float" office:value="0.071222692960202" calcext:value-type="float">
            <text:p>0.0712226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81339" calcext:value-type="float">
            <text:p>81339</text:p>
          </table:table-cell>
          <table:table-cell office:value-type="float" office:value="254.09" calcext:value-type="float">
            <text:p>254.09</text:p>
          </table:table-cell>
          <table:table-cell office:value-type="float" office:value="5517.6127" calcext:value-type="float">
            <text:p>5517.6127</text:p>
          </table:table-cell>
          <table:table-cell office:value-type="float" office:value="0.06783477421655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33491" calcext:value-type="float">
            <text:p>133491</text:p>
          </table:table-cell>
          <table:table-cell office:value-type="float" office:value="305.6" calcext:value-type="float">
            <text:p>305.6</text:p>
          </table:table-cell>
          <table:table-cell office:value-type="float" office:value="16497.5084" calcext:value-type="float">
            <text:p>16497.5084</text:p>
          </table:table-cell>
          <table:table-cell office:value-type="float" office:value="0.1235851735323" calcext:value-type="float">
            <text:p>0.12358517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13580" calcext:value-type="float">
            <text:p>113580</text:p>
          </table:table-cell>
          <table:table-cell office:value-type="float" office:value="237.97" calcext:value-type="float">
            <text:p>237.97</text:p>
          </table:table-cell>
          <table:table-cell office:value-type="float" office:value="10716.3961" calcext:value-type="float">
            <text:p>10716.3961</text:p>
          </table:table-cell>
          <table:table-cell office:value-type="float" office:value="0.094351083817574" calcext:value-type="float">
            <text:p>0.0943510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99383" calcext:value-type="float">
            <text:p>99383</text:p>
          </table:table-cell>
          <table:table-cell office:value-type="float" office:value="272.29" calcext:value-type="float">
            <text:p>272.29</text:p>
          </table:table-cell>
          <table:table-cell office:value-type="float" office:value="9275.3071" calcext:value-type="float">
            <text:p>9275.3071</text:p>
          </table:table-cell>
          <table:table-cell office:value-type="float" office:value="0.093328910377026" calcext:value-type="float">
            <text:p>0.09332891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3854" calcext:value-type="float">
            <text:p>53854</text:p>
          </table:table-cell>
          <table:table-cell office:value-type="float" office:value="203.47" calcext:value-type="float">
            <text:p>203.47</text:p>
          </table:table-cell>
          <table:table-cell office:value-type="float" office:value="4009.3062" calcext:value-type="float">
            <text:p>4009.3062</text:p>
          </table:table-cell>
          <table:table-cell office:value-type="float" office:value="0.074447695621495" calcext:value-type="float">
            <text:p>0.07444769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9602" calcext:value-type="float">
            <text:p>49602</text:p>
          </table:table-cell>
          <table:table-cell office:value-type="float" office:value="204.59" calcext:value-type="float">
            <text:p>204.59</text:p>
          </table:table-cell>
          <table:table-cell office:value-type="float" office:value="4377.6397" calcext:value-type="float">
            <text:p>4377.6397</text:p>
          </table:table-cell>
          <table:table-cell office:value-type="float" office:value="0.088255306237652" calcext:value-type="float">
            <text:p>0.0882553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8055" calcext:value-type="float">
            <text:p>38055</text:p>
          </table:table-cell>
          <table:table-cell office:value-type="float" office:value="171.87" calcext:value-type="float">
            <text:p>171.87</text:p>
          </table:table-cell>
          <table:table-cell office:value-type="float" office:value="3028.7207" calcext:value-type="float">
            <text:p>3028.7207</text:p>
          </table:table-cell>
          <table:table-cell office:value-type="float" office:value="0.079587983182236" calcext:value-type="float">
            <text:p>0.07958798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31465" calcext:value-type="float">
            <text:p>831465</text:p>
          </table:table-cell>
          <table:table-cell/>
          <table:table-cell office:value-type="float" office:value="70896.991" calcext:value-type="float">
            <text:p>70896.991</text:p>
          </table:table-cell>
          <table:table-cell office:value-type="float" office:value="0.085267559067429" calcext:value-type="float">
            <text:p>0.08526755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70896.991" calcext:value-type="float">
            <text:p>70896.99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LOCKWD-A350</text:p>
          </table:table-cell>
          <table:table-cell office:value-type="string" calcext:value-type="string">
            <text:p>LOCKWOOD</text:p>
          </table:table-cell>
          <table:table-cell office:value-type="string" calcext:value-type="string">
            <text:p>237,31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05385" calcext:value-type="float">
            <text:p>205385</text:p>
          </table:table-cell>
          <table:table-cell office:value-type="float" office:value="586.76" calcext:value-type="float">
            <text:p>586.76</text:p>
          </table:table-cell>
          <table:table-cell office:value-type="float" office:value="15362.6032" calcext:value-type="float">
            <text:p>15362.6032</text:p>
          </table:table-cell>
          <table:table-cell office:value-type="float" office:value="0.074799051537357" calcext:value-type="float">
            <text:p>0.0747990515</text:p>
          </table:table-cell>
          <table:table-cell office:value-type="string" calcext:value-type="string">
            <text:p>13-14: Eclectic increase -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15395" calcext:value-type="float">
            <text:p>215395</text:p>
          </table:table-cell>
          <table:table-cell office:value-type="float" office:value="690.54" calcext:value-type="float">
            <text:p>690.54</text:p>
          </table:table-cell>
          <table:table-cell office:value-type="float" office:value="13092.9506" calcext:value-type="float">
            <text:p>13092.9506</text:p>
          </table:table-cell>
          <table:table-cell office:value-type="float" office:value="0.060785768471877" calcext:value-type="float">
            <text:p>0.06078576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39378" calcext:value-type="float">
            <text:p>239378</text:p>
          </table:table-cell>
          <table:table-cell office:value-type="float" office:value="677.71" calcext:value-type="float">
            <text:p>677.71</text:p>
          </table:table-cell>
          <table:table-cell office:value-type="float" office:value="15543.4215" calcext:value-type="float">
            <text:p>15543.4215</text:p>
          </table:table-cell>
          <table:table-cell office:value-type="float" office:value="0.064932539748849" calcext:value-type="float">
            <text:p>0.06493253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04894" calcext:value-type="float">
            <text:p>304894</text:p>
          </table:table-cell>
          <table:table-cell office:value-type="float" office:value="736.14" calcext:value-type="float">
            <text:p>736.14</text:p>
          </table:table-cell>
          <table:table-cell office:value-type="float" office:value="18319.9189" calcext:value-type="float">
            <text:p>18319.9189</text:p>
          </table:table-cell>
          <table:table-cell office:value-type="float" office:value="0.060086190282524" calcext:value-type="float">
            <text:p>0.0600861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99589" calcext:value-type="float">
            <text:p>399589</text:p>
          </table:table-cell>
          <table:table-cell office:value-type="float" office:value="978.58" calcext:value-type="float">
            <text:p>978.58</text:p>
          </table:table-cell>
          <table:table-cell office:value-type="float" office:value="28459.8047" calcext:value-type="float">
            <text:p>28459.8047</text:p>
          </table:table-cell>
          <table:table-cell office:value-type="float" office:value="0.071222693067126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67055" calcext:value-type="float">
            <text:p>467055</text:p>
          </table:table-cell>
          <table:table-cell office:value-type="float" office:value="1102.93" calcext:value-type="float">
            <text:p>1102.93</text:p>
          </table:table-cell>
          <table:table-cell office:value-type="float" office:value="31682.5705" calcext:value-type="float">
            <text:p>31682.5705</text:p>
          </table:table-cell>
          <table:table-cell office:value-type="float" office:value="0.067834774277119" calcext:value-type="float">
            <text:p>0.06783477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77611" calcext:value-type="float">
            <text:p>577611</text:p>
          </table:table-cell>
          <table:table-cell office:value-type="float" office:value="1137.47" calcext:value-type="float">
            <text:p>1137.47</text:p>
          </table:table-cell>
          <table:table-cell office:value-type="float" office:value="71384.1556" calcext:value-type="float">
            <text:p>71384.1556</text:p>
          </table:table-cell>
          <table:table-cell office:value-type="float" office:value="0.12358517341256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505052" calcext:value-type="float">
            <text:p>505052</text:p>
          </table:table-cell>
          <table:table-cell office:value-type="float" office:value="1078.5" calcext:value-type="float">
            <text:p>1078.5</text:p>
          </table:table-cell>
          <table:table-cell office:value-type="float" office:value="47652.2036" calcext:value-type="float">
            <text:p>47652.2036</text:p>
          </table:table-cell>
          <table:table-cell office:value-type="float" office:value="0.094351083848792" calcext:value-type="float">
            <text:p>0.0943510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71331" calcext:value-type="float">
            <text:p>471331</text:p>
          </table:table-cell>
          <table:table-cell office:value-type="float" office:value="1008.91" calcext:value-type="float">
            <text:p>1008.91</text:p>
          </table:table-cell>
          <table:table-cell office:value-type="float" office:value="43988.8084" calcext:value-type="float">
            <text:p>43988.8084</text:p>
          </table:table-cell>
          <table:table-cell office:value-type="float" office:value="0.093328909831944" calcext:value-type="float">
            <text:p>0.09332890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19243" calcext:value-type="float">
            <text:p>319243</text:p>
          </table:table-cell>
          <table:table-cell office:value-type="float" office:value="834.5" calcext:value-type="float">
            <text:p>834.5</text:p>
          </table:table-cell>
          <table:table-cell office:value-type="float" office:value="23766.9056" calcext:value-type="float">
            <text:p>23766.9056</text:p>
          </table:table-cell>
          <table:table-cell office:value-type="float" office:value="0.074447695329263" calcext:value-type="float">
            <text:p>0.07444769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53221" calcext:value-type="float">
            <text:p>253221</text:p>
          </table:table-cell>
          <table:table-cell office:value-type="float" office:value="720.04" calcext:value-type="float">
            <text:p>720.04</text:p>
          </table:table-cell>
          <table:table-cell office:value-type="float" office:value="22348.0969" calcext:value-type="float">
            <text:p>22348.0969</text:p>
          </table:table-cell>
          <table:table-cell office:value-type="float" office:value="0.088255306234475" calcext:value-type="float">
            <text:p>0.0882553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88755" calcext:value-type="float">
            <text:p>188755</text:p>
          </table:table-cell>
          <table:table-cell office:value-type="float" office:value="454.98" calcext:value-type="float">
            <text:p>454.98</text:p>
          </table:table-cell>
          <table:table-cell office:value-type="float" office:value="15022.6299" calcext:value-type="float">
            <text:p>15022.6299</text:p>
          </table:table-cell>
          <table:table-cell office:value-type="float" office:value="0.079587983894466" calcext:value-type="float">
            <text:p>0.0795879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146909" calcext:value-type="float">
            <text:p>4146909</text:p>
          </table:table-cell>
          <table:table-cell/>
          <table:table-cell office:value-type="float" office:value="346624.0694" calcext:value-type="float">
            <text:p>346624.0694</text:p>
          </table:table-cell>
          <table:table-cell office:value-type="float" office:value="0.083586128704536" calcext:value-type="float">
            <text:p>0.083586128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346624.0694" calcext:value-type="float">
            <text:p>346624.069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MAIL_C-A451</text:p>
          </table:table-cell>
          <table:table-cell office:value-type="string" calcext:value-type="string">
            <text:p>MAIL CENTER</text:p>
          </table:table-cell>
          <table:table-cell office:value-type="string" calcext:value-type="string">
            <text:p>10,34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934" calcext:value-type="float">
            <text:p>5934</text:p>
          </table:table-cell>
          <table:table-cell office:value-type="float" office:value="22.47" calcext:value-type="float">
            <text:p>22.47</text:p>
          </table:table-cell>
          <table:table-cell office:value-type="float" office:value="443.8576" calcext:value-type="float">
            <text:p>443.8576</text:p>
          </table:table-cell>
          <table:table-cell office:value-type="float" office:value="0.074799056285811" calcext:value-type="float">
            <text:p>0.07479905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5541" calcext:value-type="float">
            <text:p>5541</text:p>
          </table:table-cell>
          <table:table-cell office:value-type="float" office:value="22.32" calcext:value-type="float">
            <text:p>22.32</text:p>
          </table:table-cell>
          <table:table-cell office:value-type="float" office:value="336.8139" calcext:value-type="float">
            <text:p>336.8139</text:p>
          </table:table-cell>
          <table:table-cell office:value-type="float" office:value="0.060785760693016" calcext:value-type="float">
            <text:p>0.06078576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525" calcext:value-type="float">
            <text:p>4525</text:p>
          </table:table-cell>
          <table:table-cell office:value-type="float" office:value="23.31" calcext:value-type="float">
            <text:p>23.31</text:p>
          </table:table-cell>
          <table:table-cell office:value-type="float" office:value="293.8197" calcext:value-type="float">
            <text:p>293.8197</text:p>
          </table:table-cell>
          <table:table-cell office:value-type="float" office:value="0.06493253038674" calcext:value-type="float">
            <text:p>0.06493253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623" calcext:value-type="float">
            <text:p>4623</text:p>
          </table:table-cell>
          <table:table-cell office:value-type="float" office:value="19.02" calcext:value-type="float">
            <text:p>19.02</text:p>
          </table:table-cell>
          <table:table-cell office:value-type="float" office:value="277.7785" calcext:value-type="float">
            <text:p>277.7785</text:p>
          </table:table-cell>
          <table:table-cell office:value-type="float" office:value="0.060086199437595" calcext:value-type="float">
            <text:p>0.06008619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4475" calcext:value-type="float">
            <text:p>4475</text:p>
          </table:table-cell>
          <table:table-cell office:value-type="float" office:value="14.78" calcext:value-type="float">
            <text:p>14.78</text:p>
          </table:table-cell>
          <table:table-cell office:value-type="float" office:value="318.7216" calcext:value-type="float">
            <text:p>318.7216</text:p>
          </table:table-cell>
          <table:table-cell office:value-type="float" office:value="0.071222703910615" calcext:value-type="float">
            <text:p>0.07122270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853" calcext:value-type="float">
            <text:p>4853</text:p>
          </table:table-cell>
          <table:table-cell office:value-type="float" office:value="15.4" calcext:value-type="float">
            <text:p>15.4</text:p>
          </table:table-cell>
          <table:table-cell office:value-type="float" office:value="329.2022" calcext:value-type="float">
            <text:p>329.2022</text:p>
          </table:table-cell>
          <table:table-cell office:value-type="float" office:value="0.067834782608696" calcext:value-type="float">
            <text:p>0.06783478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304" calcext:value-type="float">
            <text:p>5304</text:p>
          </table:table-cell>
          <table:table-cell office:value-type="float" office:value="17.49" calcext:value-type="float">
            <text:p>17.49</text:p>
          </table:table-cell>
          <table:table-cell office:value-type="float" office:value="655.4958" calcext:value-type="float">
            <text:p>655.4958</text:p>
          </table:table-cell>
          <table:table-cell office:value-type="float" office:value="0.12358518099548" calcext:value-type="float">
            <text:p>0.1235851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5927" calcext:value-type="float">
            <text:p>5927</text:p>
          </table:table-cell>
          <table:table-cell office:value-type="float" office:value="18.47" calcext:value-type="float">
            <text:p>18.47</text:p>
          </table:table-cell>
          <table:table-cell office:value-type="float" office:value="559.2189" calcext:value-type="float">
            <text:p>559.2189</text:p>
          </table:table-cell>
          <table:table-cell office:value-type="float" office:value="0.094351088240256" calcext:value-type="float">
            <text:p>0.09435108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5388" calcext:value-type="float">
            <text:p>5388</text:p>
          </table:table-cell>
          <table:table-cell office:value-type="float" office:value="17.13" calcext:value-type="float">
            <text:p>17.13</text:p>
          </table:table-cell>
          <table:table-cell office:value-type="float" office:value="502.8562" calcext:value-type="float">
            <text:p>502.8562</text:p>
          </table:table-cell>
          <table:table-cell office:value-type="float" office:value="0.093328916109874" calcext:value-type="float">
            <text:p>0.09332891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4745" calcext:value-type="float">
            <text:p>4745</text:p>
          </table:table-cell>
          <table:table-cell office:value-type="float" office:value="15.78" calcext:value-type="float">
            <text:p>15.78</text:p>
          </table:table-cell>
          <table:table-cell office:value-type="float" office:value="353.2543" calcext:value-type="float">
            <text:p>353.2543</text:p>
          </table:table-cell>
          <table:table-cell office:value-type="float" office:value="0.074447692307692" calcext:value-type="float">
            <text:p>0.07444769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166" calcext:value-type="float">
            <text:p>4166</text:p>
          </table:table-cell>
          <table:table-cell office:value-type="float" office:value="18.48" calcext:value-type="float">
            <text:p>18.48</text:p>
          </table:table-cell>
          <table:table-cell office:value-type="float" office:value="367.6716" calcext:value-type="float">
            <text:p>367.6716</text:p>
          </table:table-cell>
          <table:table-cell office:value-type="float" office:value="0.088255304848776" calcext:value-type="float">
            <text:p>0.08825530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4900" calcext:value-type="float">
            <text:p>4900</text:p>
          </table:table-cell>
          <table:table-cell office:value-type="float" office:value="22.58" calcext:value-type="float">
            <text:p>22.58</text:p>
          </table:table-cell>
          <table:table-cell office:value-type="float" office:value="389.9811" calcext:value-type="float">
            <text:p>389.9811</text:p>
          </table:table-cell>
          <table:table-cell office:value-type="float" office:value="0.079587979591837" calcext:value-type="float">
            <text:p>0.07958797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0381" calcext:value-type="float">
            <text:p>60381</text:p>
          </table:table-cell>
          <table:table-cell/>
          <table:table-cell office:value-type="float" office:value="4828.6714" calcext:value-type="float">
            <text:p>4828.6714</text:p>
          </table:table-cell>
          <table:table-cell office:value-type="float" office:value="0.079970046869048" calcext:value-type="float">
            <text:p>0.0799700469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2.2702" calcext:value-type="float">
            <text:p>22.2702</text:p>
          </table:table-cell>
          <table:table-cell office:value-type="float" office:value="0.57103076923077" calcext:value-type="float">
            <text:p>0.5710307692</text:p>
          </table:table-cell>
          <table:table-cell office:value-type="string" calcext:value-type="string">
            <text:p>13-14: Ngas increase -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.1119" calcext:value-type="float">
            <text:p>18.1119</text:p>
          </table:table-cell>
          <table:table-cell office:value-type="float" office:value="0.54884545454545" calcext:value-type="float">
            <text:p>0.54884545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4.54" calcext:value-type="float">
            <text:p>54.54</text:p>
          </table:table-cell>
          <table:table-cell office:value-type="float" office:value="0.5295145631068" calcext:value-type="float">
            <text:p>0.52951456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07.5743" calcext:value-type="float">
            <text:p>207.5743</text:p>
          </table:table-cell>
          <table:table-cell office:value-type="float" office:value="0.51893575" calcext:value-type="float">
            <text:p>0.518935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565.6078" calcext:value-type="float">
            <text:p>565.6078</text:p>
          </table:table-cell>
          <table:table-cell office:value-type="float" office:value="0.49571235758107" calcext:value-type="float">
            <text:p>0.49571235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987.9962" calcext:value-type="float">
            <text:p>987.9962</text:p>
          </table:table-cell>
          <table:table-cell office:value-type="float" office:value="0.53203887991384" calcext:value-type="float">
            <text:p>0.53203887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122.9589" calcext:value-type="float">
            <text:p>1122.9589</text:p>
          </table:table-cell>
          <table:table-cell office:value-type="float" office:value="0.56486866197183" calcext:value-type="float">
            <text:p>0.5648686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1045.2872" calcext:value-type="float">
            <text:p>1045.2872</text:p>
          </table:table-cell>
          <table:table-cell office:value-type="float" office:value="0.61235336848272" calcext:value-type="float">
            <text:p>0.61235336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float" office:value="979.807" calcext:value-type="float">
            <text:p>979.807</text:p>
          </table:table-cell>
          <table:table-cell office:value-type="float" office:value="0.58252497027348" calcext:value-type="float">
            <text:p>0.58252497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473.0602" calcext:value-type="float">
            <text:p>473.0602</text:p>
          </table:table-cell>
          <table:table-cell office:value-type="float" office:value="0.62081391076115" calcext:value-type="float">
            <text:p>0.62081391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8.4855" calcext:value-type="float">
            <text:p>98.4855</text:p>
          </table:table-cell>
          <table:table-cell office:value-type="float" office:value="0.62332594936709" calcext:value-type="float">
            <text:p>0.62332594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.4902" calcext:value-type="float">
            <text:p>4.4902</text:p>
          </table:table-cell>
          <table:table-cell office:value-type="float" office:value="0.64145714285714" calcext:value-type="float">
            <text:p>0.64145714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877" calcext:value-type="float">
            <text:p>9877</text:p>
          </table:table-cell>
          <table:table-cell/>
          <table:table-cell office:value-type="float" office:value="5580.1894" calcext:value-type="float">
            <text:p>5580.1894</text:p>
          </table:table-cell>
          <table:table-cell office:value-type="float" office:value="0.56496804697783" calcext:value-type="float">
            <text:p>0.5649680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0408.8608" calcext:value-type="float">
            <text:p>10408.860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MATH-A620</text:p>
          </table:table-cell>
          <table:table-cell office:value-type="string" calcext:value-type="string">
            <text:p>Math Building</text:p>
          </table:table-cell>
          <table:table-cell office:value-type="string" calcext:value-type="string">
            <text:p>33,629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9547" calcext:value-type="float">
            <text:p>19547</text:p>
          </table:table-cell>
          <table:table-cell office:value-type="float" office:value="39.95" calcext:value-type="float">
            <text:p>39.95</text:p>
          </table:table-cell>
          <table:table-cell office:value-type="float" office:value="1462.0971" calcext:value-type="float">
            <text:p>1462.0971</text:p>
          </table:table-cell>
          <table:table-cell office:value-type="float" office:value="0.074799053563207" calcext:value-type="float">
            <text:p>0.07479905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1015" calcext:value-type="float">
            <text:p>21015</text:p>
          </table:table-cell>
          <table:table-cell office:value-type="float" office:value="48.16" calcext:value-type="float">
            <text:p>48.16</text:p>
          </table:table-cell>
          <table:table-cell office:value-type="float" office:value="1277.4129" calcext:value-type="float">
            <text:p>1277.4129</text:p>
          </table:table-cell>
          <table:table-cell office:value-type="float" office:value="0.060785767309065" calcext:value-type="float">
            <text:p>0.0607857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3589" calcext:value-type="float">
            <text:p>23589</text:p>
          </table:table-cell>
          <table:table-cell office:value-type="float" office:value="59.29" calcext:value-type="float">
            <text:p>59.29</text:p>
          </table:table-cell>
          <table:table-cell office:value-type="float" office:value="1531.6937" calcext:value-type="float">
            <text:p>1531.6937</text:p>
          </table:table-cell>
          <table:table-cell office:value-type="float" office:value="0.064932540590953" calcext:value-type="float">
            <text:p>0.06493254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7115" calcext:value-type="float">
            <text:p>27115</text:p>
          </table:table-cell>
          <table:table-cell office:value-type="float" office:value="60.34" calcext:value-type="float">
            <text:p>60.34</text:p>
          </table:table-cell>
          <table:table-cell office:value-type="float" office:value="1629.2371" calcext:value-type="float">
            <text:p>1629.2371</text:p>
          </table:table-cell>
          <table:table-cell office:value-type="float" office:value="0.060086192144569" calcext:value-type="float">
            <text:p>0.06008619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4870" calcext:value-type="float">
            <text:p>24870</text:p>
          </table:table-cell>
          <table:table-cell office:value-type="float" office:value="60.59" calcext:value-type="float">
            <text:p>60.59</text:p>
          </table:table-cell>
          <table:table-cell office:value-type="float" office:value="1771.3084" calcext:value-type="float">
            <text:p>1771.3084</text:p>
          </table:table-cell>
          <table:table-cell office:value-type="float" office:value="0.071222694008846" calcext:value-type="float">
            <text:p>0.0712226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2535" calcext:value-type="float">
            <text:p>22535</text:p>
          </table:table-cell>
          <table:table-cell office:value-type="float" office:value="60.28" calcext:value-type="float">
            <text:p>60.28</text:p>
          </table:table-cell>
          <table:table-cell office:value-type="float" office:value="1528.6566" calcext:value-type="float">
            <text:p>1528.6566</text:p>
          </table:table-cell>
          <table:table-cell office:value-type="float" office:value="0.067834772575993" calcext:value-type="float">
            <text:p>0.06783477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4187" calcext:value-type="float">
            <text:p>24187</text:p>
          </table:table-cell>
          <table:table-cell office:value-type="float" office:value="56.64" calcext:value-type="float">
            <text:p>56.64</text:p>
          </table:table-cell>
          <table:table-cell office:value-type="float" office:value="2989.1546" calcext:value-type="float">
            <text:p>2989.1546</text:p>
          </table:table-cell>
          <table:table-cell office:value-type="float" office:value="0.12358517385372" calcext:value-type="float">
            <text:p>0.12358517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4737" calcext:value-type="float">
            <text:p>24737</text:p>
          </table:table-cell>
          <table:table-cell office:value-type="float" office:value="60.36" calcext:value-type="float">
            <text:p>60.36</text:p>
          </table:table-cell>
          <table:table-cell office:value-type="float" office:value="2333.9628" calcext:value-type="float">
            <text:p>2333.9628</text:p>
          </table:table-cell>
          <table:table-cell office:value-type="float" office:value="0.094351085418604" calcext:value-type="float">
            <text:p>0.09435108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5682" calcext:value-type="float">
            <text:p>25682</text:p>
          </table:table-cell>
          <table:table-cell office:value-type="float" office:value="59.79" calcext:value-type="float">
            <text:p>59.79</text:p>
          </table:table-cell>
          <table:table-cell office:value-type="float" office:value="2396.8731" calcext:value-type="float">
            <text:p>2396.8731</text:p>
          </table:table-cell>
          <table:table-cell office:value-type="float" office:value="0.093328911299743" calcext:value-type="float">
            <text:p>0.09332891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5391" calcext:value-type="float">
            <text:p>25391</text:p>
          </table:table-cell>
          <table:table-cell office:value-type="float" office:value="60" calcext:value-type="float">
            <text:p>60</text:p>
          </table:table-cell>
          <table:table-cell office:value-type="float" office:value="1890.3014" calcext:value-type="float">
            <text:p>1890.3014</text:p>
          </table:table-cell>
          <table:table-cell office:value-type="float" office:value="0.074447694064826" calcext:value-type="float">
            <text:p>0.07444769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3423" calcext:value-type="float">
            <text:p>23423</text:p>
          </table:table-cell>
          <table:table-cell office:value-type="float" office:value="58.88" calcext:value-type="float">
            <text:p>58.88</text:p>
          </table:table-cell>
          <table:table-cell office:value-type="float" office:value="2067.204" calcext:value-type="float">
            <text:p>2067.204</text:p>
          </table:table-cell>
          <table:table-cell office:value-type="float" office:value="0.088255304615122" calcext:value-type="float">
            <text:p>0.08825530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9175" calcext:value-type="float">
            <text:p>19175</text:p>
          </table:table-cell>
          <table:table-cell office:value-type="float" office:value="41.01" calcext:value-type="float">
            <text:p>41.01</text:p>
          </table:table-cell>
          <table:table-cell office:value-type="float" office:value="1526.0996" calcext:value-type="float">
            <text:p>1526.0996</text:p>
          </table:table-cell>
          <table:table-cell office:value-type="float" office:value="0.079587984354628" calcext:value-type="float">
            <text:p>0.07958798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81266" calcext:value-type="float">
            <text:p>281266</text:p>
          </table:table-cell>
          <table:table-cell/>
          <table:table-cell office:value-type="float" office:value="22404.0013" calcext:value-type="float">
            <text:p>22404.0013</text:p>
          </table:table-cell>
          <table:table-cell office:value-type="float" office:value="0.079654139853377" calcext:value-type="float">
            <text:p>0.0796541399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l 2012: <text:s/>gas usage increased during winter months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1.9538" calcext:value-type="float">
            <text:p>21.9538</text:p>
          </table:table-cell>
          <table:table-cell office:value-type="float" office:value="0.548845" calcext:value-type="float">
            <text:p>0.548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80.0349" calcext:value-type="float">
            <text:p>180.0349</text:p>
          </table:table-cell>
          <table:table-cell office:value-type="float" office:value="0.52951441176471" calcext:value-type="float">
            <text:p>0.52951441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415.1486" calcext:value-type="float">
            <text:p>415.1486</text:p>
          </table:table-cell>
          <table:table-cell office:value-type="float" office:value="0.51893575" calcext:value-type="float">
            <text:p>0.518935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634.5118" calcext:value-type="float">
            <text:p>634.5118</text:p>
          </table:table-cell>
          <table:table-cell office:value-type="float" office:value="0.49571234375" calcext:value-type="float">
            <text:p>0.49571234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1026.835" calcext:value-type="float">
            <text:p>1026.835</text:p>
          </table:table-cell>
          <table:table-cell office:value-type="float" office:value="0.53203886010363" calcext:value-type="float">
            <text:p>0.53203886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1525.1454" calcext:value-type="float">
            <text:p>1525.1454</text:p>
          </table:table-cell>
          <table:table-cell office:value-type="float" office:value="0.56486866666667" calcext:value-type="float">
            <text:p>0.56486866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1328.8068" calcext:value-type="float">
            <text:p>1328.8068</text:p>
          </table:table-cell>
          <table:table-cell office:value-type="float" office:value="0.6123533640553" calcext:value-type="float">
            <text:p>0.61235336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float" office:value="1217.4772" calcext:value-type="float">
            <text:p>1217.4772</text:p>
          </table:table-cell>
          <table:table-cell office:value-type="float" office:value="0.58252497607656" calcext:value-type="float">
            <text:p>0.58252497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627.0221" calcext:value-type="float">
            <text:p>627.0221</text:p>
          </table:table-cell>
          <table:table-cell office:value-type="float" office:value="0.62081396039604" calcext:value-type="float">
            <text:p>0.62081396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92.9632" calcext:value-type="float">
            <text:p>292.9632</text:p>
          </table:table-cell>
          <table:table-cell office:value-type="float" office:value="0.62332595744681" calcext:value-type="float">
            <text:p>0.623325957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8.487" calcext:value-type="float">
            <text:p>38.487</text:p>
          </table:table-cell>
          <table:table-cell office:value-type="float" office:value="0.64145" calcext:value-type="float">
            <text:p>0.641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2890" calcext:value-type="float">
            <text:p>12890</text:p>
          </table:table-cell>
          <table:table-cell/>
          <table:table-cell office:value-type="float" office:value="7308.3858" calcext:value-type="float">
            <text:p>7308.3858</text:p>
          </table:table-cell>
          <table:table-cell office:value-type="float" office:value="0.56698105508146" calcext:value-type="float">
            <text:p>0.56698105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9712.3871" calcext:value-type="float">
            <text:p>29712.38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NCHEM-A800</text:p>
          </table:table-cell>
          <table:table-cell office:value-type="string" calcext:value-type="string">
            <text:p>North Chemical Storage</text:p>
          </table:table-cell>
          <table:table-cell office:value-type="string" calcext:value-type="string">
            <text:p>6,216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8078" calcext:value-type="float">
            <text:p>8078</text:p>
          </table:table-cell>
          <table:table-cell office:value-type="float" office:value="13.5" calcext:value-type="float">
            <text:p>13.5</text:p>
          </table:table-cell>
          <table:table-cell office:value-type="float" office:value="604.2267" calcext:value-type="float">
            <text:p>604.2267</text:p>
          </table:table-cell>
          <table:table-cell office:value-type="float" office:value="0.074799046793761" calcext:value-type="float">
            <text:p>0.0747990468</text:p>
          </table:table-cell>
          <table:table-cell office:value-type="string" calcext:value-type="string">
            <text:p>2011: new smart meter installed, improved meter reading accuracy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7677" calcext:value-type="float">
            <text:p>7677</text:p>
          </table:table-cell>
          <table:table-cell office:value-type="float" office:value="14.15" calcext:value-type="float">
            <text:p>14.15</text:p>
          </table:table-cell>
          <table:table-cell office:value-type="float" office:value="466.6523" calcext:value-type="float">
            <text:p>466.6523</text:p>
          </table:table-cell>
          <table:table-cell office:value-type="float" office:value="0.060785762667709" calcext:value-type="float">
            <text:p>0.06078576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7704" calcext:value-type="float">
            <text:p>7704</text:p>
          </table:table-cell>
          <table:table-cell office:value-type="float" office:value="16.46" calcext:value-type="float">
            <text:p>16.46</text:p>
          </table:table-cell>
          <table:table-cell office:value-type="float" office:value="500.2403" calcext:value-type="float">
            <text:p>500.2403</text:p>
          </table:table-cell>
          <table:table-cell office:value-type="float" office:value="0.064932541536864" calcext:value-type="float">
            <text:p>0.06493254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9483" calcext:value-type="float">
            <text:p>9483</text:p>
          </table:table-cell>
          <table:table-cell office:value-type="float" office:value="16.84" calcext:value-type="float">
            <text:p>16.84</text:p>
          </table:table-cell>
          <table:table-cell office:value-type="float" office:value="569.7973" calcext:value-type="float">
            <text:p>569.7973</text:p>
          </table:table-cell>
          <table:table-cell office:value-type="float" office:value="0.060086185806179" calcext:value-type="float">
            <text:p>0.06008618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9786" calcext:value-type="float">
            <text:p>9786</text:p>
          </table:table-cell>
          <table:table-cell office:value-type="float" office:value="16.24" calcext:value-type="float">
            <text:p>16.24</text:p>
          </table:table-cell>
          <table:table-cell office:value-type="float" office:value="696.9853" calcext:value-type="float">
            <text:p>696.9853</text:p>
          </table:table-cell>
          <table:table-cell office:value-type="float" office:value="0.071222695687717" calcext:value-type="float">
            <text:p>0.07122269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0277" calcext:value-type="float">
            <text:p>10277</text:p>
          </table:table-cell>
          <table:table-cell office:value-type="float" office:value="17.47" calcext:value-type="float">
            <text:p>17.47</text:p>
          </table:table-cell>
          <table:table-cell office:value-type="float" office:value="697.138" calcext:value-type="float">
            <text:p>697.138</text:p>
          </table:table-cell>
          <table:table-cell office:value-type="float" office:value="0.067834776685803" calcext:value-type="float">
            <text:p>0.06783477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0649" calcext:value-type="float">
            <text:p>10649</text:p>
          </table:table-cell>
          <table:table-cell office:value-type="float" office:value="16.76" calcext:value-type="float">
            <text:p>16.76</text:p>
          </table:table-cell>
          <table:table-cell office:value-type="float" office:value="1316.0585" calcext:value-type="float">
            <text:p>1316.0585</text:p>
          </table:table-cell>
          <table:table-cell office:value-type="float" office:value="0.12358517231665" calcext:value-type="float">
            <text:p>0.12358517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454" calcext:value-type="float">
            <text:p>9454</text:p>
          </table:table-cell>
          <table:table-cell office:value-type="float" office:value="16.99" calcext:value-type="float">
            <text:p>16.99</text:p>
          </table:table-cell>
          <table:table-cell office:value-type="float" office:value="891.9951" calcext:value-type="float">
            <text:p>891.9951</text:p>
          </table:table-cell>
          <table:table-cell office:value-type="float" office:value="0.094351078908399" calcext:value-type="float">
            <text:p>0.09435107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0227" calcext:value-type="float">
            <text:p>10227</text:p>
          </table:table-cell>
          <table:table-cell office:value-type="float" office:value="16.76" calcext:value-type="float">
            <text:p>16.76</text:p>
          </table:table-cell>
          <table:table-cell office:value-type="float" office:value="954.4748" calcext:value-type="float">
            <text:p>954.4748</text:p>
          </table:table-cell>
          <table:table-cell office:value-type="float" office:value="0.09332891365992" calcext:value-type="float">
            <text:p>0.09332891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9288" calcext:value-type="float">
            <text:p>9288</text:p>
          </table:table-cell>
          <table:table-cell office:value-type="float" office:value="16.48" calcext:value-type="float">
            <text:p>16.48</text:p>
          </table:table-cell>
          <table:table-cell office:value-type="float" office:value="691.4702" calcext:value-type="float">
            <text:p>691.4702</text:p>
          </table:table-cell>
          <table:table-cell office:value-type="float" office:value="0.074447695951766" calcext:value-type="float">
            <text:p>0.0744476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9027" calcext:value-type="float">
            <text:p>9027</text:p>
          </table:table-cell>
          <table:table-cell office:value-type="float" office:value="15.67" calcext:value-type="float">
            <text:p>15.67</text:p>
          </table:table-cell>
          <table:table-cell office:value-type="float" office:value="796.6806" calcext:value-type="float">
            <text:p>796.6806</text:p>
          </table:table-cell>
          <table:table-cell office:value-type="float" office:value="0.088255300764374" calcext:value-type="float">
            <text:p>0.08825530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8440" calcext:value-type="float">
            <text:p>8440</text:p>
          </table:table-cell>
          <table:table-cell office:value-type="float" office:value="16.09" calcext:value-type="float">
            <text:p>16.09</text:p>
          </table:table-cell>
          <table:table-cell office:value-type="float" office:value="671.7226" calcext:value-type="float">
            <text:p>671.7226</text:p>
          </table:table-cell>
          <table:table-cell office:value-type="float" office:value="0.079587985781991" calcext:value-type="float">
            <text:p>0.07958798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0090" calcext:value-type="float">
            <text:p>110090</text:p>
          </table:table-cell>
          <table:table-cell/>
          <table:table-cell office:value-type="float" office:value="8857.4417" calcext:value-type="float">
            <text:p>8857.4417</text:p>
          </table:table-cell>
          <table:table-cell office:value-type="float" office:value="0.080456369334181" calcext:value-type="float">
            <text:p>0.0804563693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7103" calcext:value-type="float">
            <text:p>5.7103</text:p>
          </table:table-cell>
          <table:table-cell office:value-type="float" office:value="0.57103" calcext:value-type="float">
            <text:p>0.571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44.1062" calcext:value-type="float">
            <text:p>244.1062</text:p>
          </table:table-cell>
          <table:table-cell office:value-type="float" office:value="0.52951453362256" calcext:value-type="float">
            <text:p>0.52951453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471.1936" calcext:value-type="float">
            <text:p>471.1936</text:p>
          </table:table-cell>
          <table:table-cell office:value-type="float" office:value="0.51893568281938" calcext:value-type="float">
            <text:p>0.51893568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509" calcext:value-type="float">
            <text:p>2509</text:p>
          </table:table-cell>
          <table:table-cell/>
          <table:table-cell office:value-type="float" office:value="1243.7423" calcext:value-type="float">
            <text:p>1243.7423</text:p>
          </table:table-cell>
          <table:table-cell office:value-type="float" office:value="0.49571235552013" calcext:value-type="float">
            <text:p>0.49571235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864" calcext:value-type="float">
            <text:p>3864</text:p>
          </table:table-cell>
          <table:table-cell/>
          <table:table-cell office:value-type="float" office:value="2055.7981" calcext:value-type="float">
            <text:p>2055.7981</text:p>
          </table:table-cell>
          <table:table-cell office:value-type="float" office:value="0.53203884575569" calcext:value-type="float">
            <text:p>0.53203884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723" calcext:value-type="float">
            <text:p>4723</text:p>
          </table:table-cell>
          <table:table-cell/>
          <table:table-cell office:value-type="float" office:value="2667.8748" calcext:value-type="float">
            <text:p>2667.8748</text:p>
          </table:table-cell>
          <table:table-cell office:value-type="float" office:value="0.56486868515774" calcext:value-type="float">
            <text:p>0.56486868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145" calcext:value-type="float">
            <text:p>4145</text:p>
          </table:table-cell>
          <table:table-cell/>
          <table:table-cell office:value-type="float" office:value="2538.2047" calcext:value-type="float">
            <text:p>2538.2047</text:p>
          </table:table-cell>
          <table:table-cell office:value-type="float" office:value="0.6123533655006" calcext:value-type="float">
            <text:p>0.61235336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946" calcext:value-type="float">
            <text:p>3946</text:p>
          </table:table-cell>
          <table:table-cell/>
          <table:table-cell office:value-type="float" office:value="2298.6435" calcext:value-type="float">
            <text:p>2298.6435</text:p>
          </table:table-cell>
          <table:table-cell office:value-type="float" office:value="0.58252496198682" calcext:value-type="float">
            <text:p>0.5825249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float" office:value="1065.3167" calcext:value-type="float">
            <text:p>1065.3167</text:p>
          </table:table-cell>
          <table:table-cell office:value-type="float" office:value="0.62081392773893" calcext:value-type="float">
            <text:p>0.62081392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344.6993" calcext:value-type="float">
            <text:p>344.6993</text:p>
          </table:table-cell>
          <table:table-cell office:value-type="float" office:value="0.623326039783" calcext:value-type="float">
            <text:p>0.62332603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.714" calcext:value-type="float">
            <text:p>32.714</text:p>
          </table:table-cell>
          <table:table-cell office:value-type="float" office:value="0.64145098039216" calcext:value-type="float">
            <text:p>0.64145098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2886" calcext:value-type="float">
            <text:p>22886</text:p>
          </table:table-cell>
          <table:table-cell/>
          <table:table-cell office:value-type="float" office:value="12968.0035" calcext:value-type="float">
            <text:p>12968.0035</text:p>
          </table:table-cell>
          <table:table-cell office:value-type="float" office:value="0.56663477671939" calcext:value-type="float">
            <text:p>0.56663477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1825.4452" calcext:value-type="float">
            <text:p>21825.445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NSC-A550</text:p>
          </table:table-cell>
          <table:table-cell office:value-type="string" calcext:value-type="string">
            <text:p>NATURAL SCIENCE &amp; MATH.</text:p>
          </table:table-cell>
          <table:table-cell office:value-type="string" calcext:value-type="string">
            <text:p>307,016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655627" calcext:value-type="float">
            <text:p>655627</text:p>
          </table:table-cell>
          <table:table-cell office:value-type="float" office:value="832.61" calcext:value-type="float">
            <text:p>832.61</text:p>
          </table:table-cell>
          <table:table-cell office:value-type="float" office:value="49040.2787" calcext:value-type="float">
            <text:p>49040.2787</text:p>
          </table:table-cell>
          <table:table-cell office:value-type="float" office:value="0.074799052967617" calcext:value-type="float">
            <text:p>0.0747990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629872" calcext:value-type="float">
            <text:p>629872</text:p>
          </table:table-cell>
          <table:table-cell office:value-type="float" office:value="1363.04" calcext:value-type="float">
            <text:p>1363.04</text:p>
          </table:table-cell>
          <table:table-cell office:value-type="float" office:value="38287.2534" calcext:value-type="float">
            <text:p>38287.2534</text:p>
          </table:table-cell>
          <table:table-cell office:value-type="float" office:value="0.060785768219575" calcext:value-type="float">
            <text:p>0.06078576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811748" calcext:value-type="float">
            <text:p>811748</text:p>
          </table:table-cell>
          <table:table-cell office:value-type="float" office:value="1229.37" calcext:value-type="float">
            <text:p>1229.37</text:p>
          </table:table-cell>
          <table:table-cell office:value-type="float" office:value="52708.8591" calcext:value-type="float">
            <text:p>52708.8591</text:p>
          </table:table-cell>
          <table:table-cell office:value-type="float" office:value="0.064932539531973" calcext:value-type="float">
            <text:p>0.06493253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678686" calcext:value-type="float">
            <text:p>678686</text:p>
          </table:table-cell>
          <table:table-cell office:value-type="float" office:value="1110.84" calcext:value-type="float">
            <text:p>1110.84</text:p>
          </table:table-cell>
          <table:table-cell office:value-type="float" office:value="40779.6562" calcext:value-type="float">
            <text:p>40779.6562</text:p>
          </table:table-cell>
          <table:table-cell office:value-type="float" office:value="0.060086190373752" calcext:value-type="float">
            <text:p>0.0600861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674370" calcext:value-type="float">
            <text:p>674370</text:p>
          </table:table-cell>
          <table:table-cell office:value-type="float" office:value="1131.55" calcext:value-type="float">
            <text:p>1131.55</text:p>
          </table:table-cell>
          <table:table-cell office:value-type="float" office:value="48030.4475" calcext:value-type="float">
            <text:p>48030.4475</text:p>
          </table:table-cell>
          <table:table-cell office:value-type="float" office:value="0.071222693032015" calcext:value-type="float">
            <text:p>0.0712226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672143" calcext:value-type="float">
            <text:p>672143</text:p>
          </table:table-cell>
          <table:table-cell office:value-type="float" office:value="1074.81" calcext:value-type="float">
            <text:p>1074.81</text:p>
          </table:table-cell>
          <table:table-cell office:value-type="float" office:value="45594.6687" calcext:value-type="float">
            <text:p>45594.6687</text:p>
          </table:table-cell>
          <table:table-cell office:value-type="float" office:value="0.067834774296541" calcext:value-type="float">
            <text:p>0.06783477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677414" calcext:value-type="float">
            <text:p>677414</text:p>
          </table:table-cell>
          <table:table-cell office:value-type="float" office:value="1110.43" calcext:value-type="float">
            <text:p>1110.43</text:p>
          </table:table-cell>
          <table:table-cell office:value-type="float" office:value="83718.3267" calcext:value-type="float">
            <text:p>83718.3267</text:p>
          </table:table-cell>
          <table:table-cell office:value-type="float" office:value="0.12358517346851" calcext:value-type="float">
            <text:p>0.12358517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649400" calcext:value-type="float">
            <text:p>649400</text:p>
          </table:table-cell>
          <table:table-cell office:value-type="float" office:value="1161.02" calcext:value-type="float">
            <text:p>1161.02</text:p>
          </table:table-cell>
          <table:table-cell office:value-type="float" office:value="61271.5939" calcext:value-type="float">
            <text:p>61271.5939</text:p>
          </table:table-cell>
          <table:table-cell office:value-type="float" office:value="0.094351083923622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726350" calcext:value-type="float">
            <text:p>726350</text:p>
          </table:table-cell>
          <table:table-cell office:value-type="float" office:value="1149.07" calcext:value-type="float">
            <text:p>1149.07</text:p>
          </table:table-cell>
          <table:table-cell office:value-type="float" office:value="67789.4538" calcext:value-type="float">
            <text:p>67789.4538</text:p>
          </table:table-cell>
          <table:table-cell office:value-type="float" office:value="0.0933289100296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687904" calcext:value-type="float">
            <text:p>687904</text:p>
          </table:table-cell>
          <table:table-cell office:value-type="float" office:value="1150.74" calcext:value-type="float">
            <text:p>1150.74</text:p>
          </table:table-cell>
          <table:table-cell office:value-type="float" office:value="51212.8673" calcext:value-type="float">
            <text:p>51212.8673</text:p>
          </table:table-cell>
          <table:table-cell office:value-type="float" office:value="0.074447695172582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663594" calcext:value-type="float">
            <text:p>663594</text:p>
          </table:table-cell>
          <table:table-cell office:value-type="float" office:value="1145.55" calcext:value-type="float">
            <text:p>1145.55</text:p>
          </table:table-cell>
          <table:table-cell office:value-type="float" office:value="58565.6917" calcext:value-type="float">
            <text:p>58565.6917</text:p>
          </table:table-cell>
          <table:table-cell office:value-type="float" office:value="0.088255306256536" calcext:value-type="float">
            <text:p>0.08825530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75199" calcext:value-type="float">
            <text:p>675199</text:p>
          </table:table-cell>
          <table:table-cell office:value-type="float" office:value="1035.45" calcext:value-type="float">
            <text:p>1035.45</text:p>
          </table:table-cell>
          <table:table-cell office:value-type="float" office:value="53737.7273" calcext:value-type="float">
            <text:p>53737.7273</text:p>
          </table:table-cell>
          <table:table-cell office:value-type="float" office:value="0.079587984135048" calcext:value-type="float">
            <text:p>0.0795879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202307" calcext:value-type="float">
            <text:p>8202307</text:p>
          </table:table-cell>
          <table:table-cell/>
          <table:table-cell office:value-type="float" office:value="650736.8243" calcext:value-type="float">
            <text:p>650736.8243</text:p>
          </table:table-cell>
          <table:table-cell office:value-type="float" office:value="0.079335828846689" calcext:value-type="float">
            <text:p>0.0793358288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9530" calcext:value-type="float">
            <text:p>29530</text:p>
          </table:table-cell>
          <table:table-cell/>
          <table:table-cell office:value-type="float" office:value="16862.5195" calcext:value-type="float">
            <text:p>16862.5195</text:p>
          </table:table-cell>
          <table:table-cell office:value-type="float" office:value="0.57103012190992" calcext:value-type="float">
            <text:p>0.57103012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8580" calcext:value-type="float">
            <text:p>28580</text:p>
          </table:table-cell>
          <table:table-cell/>
          <table:table-cell office:value-type="float" office:value="15686.006" calcext:value-type="float">
            <text:p>15686.006</text:p>
          </table:table-cell>
          <table:table-cell office:value-type="float" office:value="0.5488455563331" calcext:value-type="float">
            <text:p>0.54884555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7590" calcext:value-type="float">
            <text:p>27590</text:p>
          </table:table-cell>
          <table:table-cell/>
          <table:table-cell office:value-type="float" office:value="14609.3036" calcext:value-type="float">
            <text:p>14609.3036</text:p>
          </table:table-cell>
          <table:table-cell office:value-type="float" office:value="0.5295144472635" calcext:value-type="float">
            <text:p>0.52951444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5150" calcext:value-type="float">
            <text:p>35150</text:p>
          </table:table-cell>
          <table:table-cell/>
          <table:table-cell office:value-type="float" office:value="18240.5906" calcext:value-type="float">
            <text:p>18240.5906</text:p>
          </table:table-cell>
          <table:table-cell office:value-type="float" office:value="0.51893572119488" calcext:value-type="float">
            <text:p>0.51893572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62160" calcext:value-type="float">
            <text:p>62160</text:p>
          </table:table-cell>
          <table:table-cell/>
          <table:table-cell office:value-type="float" office:value="30813.4794" calcext:value-type="float">
            <text:p>30813.4794</text:p>
          </table:table-cell>
          <table:table-cell office:value-type="float" office:value="0.49571234555985" calcext:value-type="float">
            <text:p>0.49571234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15910" calcext:value-type="float">
            <text:p>115910</text:p>
          </table:table-cell>
          <table:table-cell/>
          <table:table-cell office:value-type="float" office:value="61668.624" calcext:value-type="float">
            <text:p>61668.624</text:p>
          </table:table-cell>
          <table:table-cell office:value-type="float" office:value="0.53203885773445" calcext:value-type="float">
            <text:p>0.53203885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40535" calcext:value-type="float">
            <text:p>140535</text:p>
          </table:table-cell>
          <table:table-cell/>
          <table:table-cell office:value-type="float" office:value="79383.8197" calcext:value-type="float">
            <text:p>79383.8197</text:p>
          </table:table-cell>
          <table:table-cell office:value-type="float" office:value="0.5648686782652" calcext:value-type="float">
            <text:p>0.56486867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17980" calcext:value-type="float">
            <text:p>117980</text:p>
          </table:table-cell>
          <table:table-cell/>
          <table:table-cell office:value-type="float" office:value="72245.4494" calcext:value-type="float">
            <text:p>72245.4494</text:p>
          </table:table-cell>
          <table:table-cell office:value-type="float" office:value="0.61235335989151" calcext:value-type="float">
            <text:p>0.61235335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14320" calcext:value-type="float">
            <text:p>114320</text:p>
          </table:table-cell>
          <table:table-cell/>
          <table:table-cell office:value-type="float" office:value="66594.2543" calcext:value-type="float">
            <text:p>66594.2543</text:p>
          </table:table-cell>
          <table:table-cell office:value-type="float" office:value="0.58252496763471" calcext:value-type="float">
            <text:p>0.58252496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48290" calcext:value-type="float">
            <text:p>48290</text:p>
          </table:table-cell>
          <table:table-cell/>
          <table:table-cell office:value-type="float" office:value="29979.1048" calcext:value-type="float">
            <text:p>29979.1048</text:p>
          </table:table-cell>
          <table:table-cell office:value-type="float" office:value="0.6208139324912" calcext:value-type="float">
            <text:p>0.62081393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2280" calcext:value-type="float">
            <text:p>32280</text:p>
          </table:table-cell>
          <table:table-cell/>
          <table:table-cell office:value-type="float" office:value="20120.9644" calcext:value-type="float">
            <text:p>20120.9644</text:p>
          </table:table-cell>
          <table:table-cell office:value-type="float" office:value="0.62332603469641" calcext:value-type="float">
            <text:p>0.62332603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6670" calcext:value-type="float">
            <text:p>26670</text:p>
          </table:table-cell>
          <table:table-cell/>
          <table:table-cell office:value-type="float" office:value="17107.4806" calcext:value-type="float">
            <text:p>17107.4806</text:p>
          </table:table-cell>
          <table:table-cell office:value-type="float" office:value="0.64145034120735" calcext:value-type="float">
            <text:p>0.64145034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78995" calcext:value-type="float">
            <text:p>778995</text:p>
          </table:table-cell>
          <table:table-cell/>
          <table:table-cell office:value-type="float" office:value="443311.5963" calcext:value-type="float">
            <text:p>443311.5963</text:p>
          </table:table-cell>
          <table:table-cell office:value-type="float" office:value="0.56908143993222" calcext:value-type="float">
            <text:p>0.569081439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094048.4206" calcext:value-type="float">
            <text:p>1094048.420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OBRIAN-A190</text:p>
          </table:table-cell>
          <table:table-cell office:value-type="string" calcext:value-type="string">
            <text:p>OBRIAN HALL</text:p>
          </table:table-cell>
          <table:table-cell office:value-type="string" calcext:value-type="string">
            <text:p>205,53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16109" calcext:value-type="float">
            <text:p>116109</text:p>
          </table:table-cell>
          <table:table-cell office:value-type="float" office:value="265.36" calcext:value-type="float">
            <text:p>265.36</text:p>
          </table:table-cell>
          <table:table-cell office:value-type="float" office:value="8684.8431" calcext:value-type="float">
            <text:p>8684.8431</text:p>
          </table:table-cell>
          <table:table-cell office:value-type="float" office:value="0.074799051753094" calcext:value-type="float">
            <text:p>0.0747990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17000" calcext:value-type="float">
            <text:p>117000</text:p>
          </table:table-cell>
          <table:table-cell office:value-type="float" office:value="265.32" calcext:value-type="float">
            <text:p>265.32</text:p>
          </table:table-cell>
          <table:table-cell office:value-type="float" office:value="7111.9349" calcext:value-type="float">
            <text:p>7111.9349</text:p>
          </table:table-cell>
          <table:table-cell office:value-type="float" office:value="0.060785768376068" calcext:value-type="float">
            <text:p>0.06078576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32293" calcext:value-type="float">
            <text:p>132293</text:p>
          </table:table-cell>
          <table:table-cell office:value-type="float" office:value="312.02" calcext:value-type="float">
            <text:p>312.02</text:p>
          </table:table-cell>
          <table:table-cell office:value-type="float" office:value="8590.1205" calcext:value-type="float">
            <text:p>8590.1205</text:p>
          </table:table-cell>
          <table:table-cell office:value-type="float" office:value="0.064932539892511" calcext:value-type="float">
            <text:p>0.06493253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49497" calcext:value-type="float">
            <text:p>149497</text:p>
          </table:table-cell>
          <table:table-cell office:value-type="float" office:value="327.64" calcext:value-type="float">
            <text:p>327.64</text:p>
          </table:table-cell>
          <table:table-cell office:value-type="float" office:value="8982.7052" calcext:value-type="float">
            <text:p>8982.7052</text:p>
          </table:table-cell>
          <table:table-cell office:value-type="float" office:value="0.060086190358335" calcext:value-type="float">
            <text:p>0.0600861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43266" calcext:value-type="float">
            <text:p>143266</text:p>
          </table:table-cell>
          <table:table-cell office:value-type="float" office:value="343.54" calcext:value-type="float">
            <text:p>343.54</text:p>
          </table:table-cell>
          <table:table-cell office:value-type="float" office:value="10203.7904" calcext:value-type="float">
            <text:p>10203.7904</text:p>
          </table:table-cell>
          <table:table-cell office:value-type="float" office:value="0.071222693451342" calcext:value-type="float">
            <text:p>0.07122269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52513" calcext:value-type="float">
            <text:p>152513</text:p>
          </table:table-cell>
          <table:table-cell office:value-type="float" office:value="332.32" calcext:value-type="float">
            <text:p>332.32</text:p>
          </table:table-cell>
          <table:table-cell office:value-type="float" office:value="10345.6849" calcext:value-type="float">
            <text:p>10345.6849</text:p>
          </table:table-cell>
          <table:table-cell office:value-type="float" office:value="0.067834774084832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49091" calcext:value-type="float">
            <text:p>149091</text:p>
          </table:table-cell>
          <table:table-cell office:value-type="float" office:value="309.79" calcext:value-type="float">
            <text:p>309.79</text:p>
          </table:table-cell>
          <table:table-cell office:value-type="float" office:value="18425.4371" calcext:value-type="float">
            <text:p>18425.4371</text:p>
          </table:table-cell>
          <table:table-cell office:value-type="float" office:value="0.12358517348465" calcext:value-type="float">
            <text:p>0.12358517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54459" calcext:value-type="float">
            <text:p>154459</text:p>
          </table:table-cell>
          <table:table-cell office:value-type="float" office:value="359.53" calcext:value-type="float">
            <text:p>359.53</text:p>
          </table:table-cell>
          <table:table-cell office:value-type="float" office:value="14573.3741" calcext:value-type="float">
            <text:p>14573.3741</text:p>
          </table:table-cell>
          <table:table-cell office:value-type="float" office:value="0.094351084106462" calcext:value-type="float">
            <text:p>0.0943510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58593" calcext:value-type="float">
            <text:p>158593</text:p>
          </table:table-cell>
          <table:table-cell office:value-type="float" office:value="351.63" calcext:value-type="float">
            <text:p>351.63</text:p>
          </table:table-cell>
          <table:table-cell office:value-type="float" office:value="14801.3118" calcext:value-type="float">
            <text:p>14801.3118</text:p>
          </table:table-cell>
          <table:table-cell office:value-type="float" office:value="0.093328909851002" calcext:value-type="float">
            <text:p>0.09332890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53419" calcext:value-type="float">
            <text:p>153419</text:p>
          </table:table-cell>
          <table:table-cell office:value-type="float" office:value="337.51" calcext:value-type="float">
            <text:p>337.51</text:p>
          </table:table-cell>
          <table:table-cell office:value-type="float" office:value="11421.691" calcext:value-type="float">
            <text:p>11421.691</text:p>
          </table:table-cell>
          <table:table-cell office:value-type="float" office:value="0.07444769552663" calcext:value-type="float">
            <text:p>0.074447695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9574" calcext:value-type="float">
            <text:p>139574</text:p>
          </table:table-cell>
          <table:table-cell office:value-type="float" office:value="329.54" calcext:value-type="float">
            <text:p>329.54</text:p>
          </table:table-cell>
          <table:table-cell office:value-type="float" office:value="12318.1461" calcext:value-type="float">
            <text:p>12318.1461</text:p>
          </table:table-cell>
          <table:table-cell office:value-type="float" office:value="0.088255306145844" calcext:value-type="float">
            <text:p>0.08825530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22342" calcext:value-type="float">
            <text:p>122342</text:p>
          </table:table-cell>
          <table:table-cell office:value-type="float" office:value="268.22" calcext:value-type="float">
            <text:p>268.22</text:p>
          </table:table-cell>
          <table:table-cell office:value-type="float" office:value="9736.9532" calcext:value-type="float">
            <text:p>9736.9532</text:p>
          </table:table-cell>
          <table:table-cell office:value-type="float" office:value="0.07958798450246" calcext:value-type="float">
            <text:p>0.0795879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88156" calcext:value-type="float">
            <text:p>1688156</text:p>
          </table:table-cell>
          <table:table-cell/>
          <table:table-cell office:value-type="float" office:value="135195.9923" calcext:value-type="float">
            <text:p>135195.9923</text:p>
          </table:table-cell>
          <table:table-cell office:value-type="float" office:value="0.080085011278579" calcext:value-type="float">
            <text:p>0.0800850113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299.2198" calcext:value-type="float">
            <text:p>299.2198</text:p>
          </table:table-cell>
          <table:table-cell office:value-type="float" office:value="0.57103015267176" calcext:value-type="float">
            <text:p>0.57103015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371.5684" calcext:value-type="float">
            <text:p>371.5684</text:p>
          </table:table-cell>
          <table:table-cell office:value-type="float" office:value="0.54884549483013" calcext:value-type="float">
            <text:p>0.54884549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1267.6576" calcext:value-type="float">
            <text:p>1267.6576</text:p>
          </table:table-cell>
          <table:table-cell office:value-type="float" office:value="0.52951445279866" calcext:value-type="float">
            <text:p>0.52951445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float" office:value="1714.0447" calcext:value-type="float">
            <text:p>1714.0447</text:p>
          </table:table-cell>
          <table:table-cell office:value-type="float" office:value="0.5189357250984" calcext:value-type="float">
            <text:p>0.51893572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7669" calcext:value-type="float">
            <text:p>7669</text:p>
          </table:table-cell>
          <table:table-cell/>
          <table:table-cell office:value-type="float" office:value="3801.618" calcext:value-type="float">
            <text:p>3801.618</text:p>
          </table:table-cell>
          <table:table-cell office:value-type="float" office:value="0.4957123484157" calcext:value-type="float">
            <text:p>0.49571234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2703" calcext:value-type="float">
            <text:p>12703</text:p>
          </table:table-cell>
          <table:table-cell/>
          <table:table-cell office:value-type="float" office:value="6758.4896" calcext:value-type="float">
            <text:p>6758.4896</text:p>
          </table:table-cell>
          <table:table-cell office:value-type="float" office:value="0.53203885696292" calcext:value-type="float">
            <text:p>0.5320388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1936" calcext:value-type="float">
            <text:p>11936</text:p>
          </table:table-cell>
          <table:table-cell/>
          <table:table-cell office:value-type="float" office:value="6742.2726" calcext:value-type="float">
            <text:p>6742.2726</text:p>
          </table:table-cell>
          <table:table-cell office:value-type="float" office:value="0.56486868297587" calcext:value-type="float">
            <text:p>0.5648686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3119" calcext:value-type="float">
            <text:p>13119</text:p>
          </table:table-cell>
          <table:table-cell/>
          <table:table-cell office:value-type="float" office:value="8033.4637" calcext:value-type="float">
            <text:p>8033.4637</text:p>
          </table:table-cell>
          <table:table-cell office:value-type="float" office:value="0.61235335772544" calcext:value-type="float">
            <text:p>0.61235335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3281" calcext:value-type="float">
            <text:p>13281</text:p>
          </table:table-cell>
          <table:table-cell/>
          <table:table-cell office:value-type="float" office:value="7736.5141" calcext:value-type="float">
            <text:p>7736.5141</text:p>
          </table:table-cell>
          <table:table-cell office:value-type="float" office:value="0.5825249679994" calcext:value-type="float">
            <text:p>0.5825249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7331" calcext:value-type="float">
            <text:p>7331</text:p>
          </table:table-cell>
          <table:table-cell/>
          <table:table-cell office:value-type="float" office:value="4551.1869" calcext:value-type="float">
            <text:p>4551.1869</text:p>
          </table:table-cell>
          <table:table-cell office:value-type="float" office:value="0.62081392715864" calcext:value-type="float">
            <text:p>0.62081392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545" calcext:value-type="float">
            <text:p>4545</text:p>
          </table:table-cell>
          <table:table-cell/>
          <table:table-cell office:value-type="float" office:value="2833.0168" calcext:value-type="float">
            <text:p>2833.0168</text:p>
          </table:table-cell>
          <table:table-cell office:value-type="float" office:value="0.62332602860286" calcext:value-type="float">
            <text:p>0.62332602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628.6213" calcext:value-type="float">
            <text:p>628.6213</text:p>
          </table:table-cell>
          <table:table-cell office:value-type="float" office:value="0.64145030612245" calcext:value-type="float">
            <text:p>0.64145030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8462" calcext:value-type="float">
            <text:p>78462</text:p>
          </table:table-cell>
          <table:table-cell/>
          <table:table-cell office:value-type="float" office:value="44737.6735" calcext:value-type="float">
            <text:p>44737.6735</text:p>
          </table:table-cell>
          <table:table-cell office:value-type="float" office:value="0.57018268078815" calcext:value-type="float">
            <text:p>0.57018268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79933.6658" calcext:value-type="float">
            <text:p>179933.665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PARK-A590</text:p>
          </table:table-cell>
          <table:table-cell office:value-type="string" calcext:value-type="string">
            <text:p>PARK HALL</text:p>
          </table:table-cell>
          <table:table-cell office:value-type="string" calcext:value-type="string">
            <text:p>142,13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61737" calcext:value-type="float">
            <text:p>161737</text:p>
          </table:table-cell>
          <table:table-cell office:value-type="float" office:value="765.77" calcext:value-type="float">
            <text:p>765.77</text:p>
          </table:table-cell>
          <table:table-cell office:value-type="float" office:value="12097.7743" calcext:value-type="float">
            <text:p>12097.7743</text:p>
          </table:table-cell>
          <table:table-cell office:value-type="float" office:value="0.074799052164934" calcext:value-type="float">
            <text:p>0.07479905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59144" calcext:value-type="float">
            <text:p>159144</text:p>
          </table:table-cell>
          <table:table-cell office:value-type="float" office:value="554.89" calcext:value-type="float">
            <text:p>554.89</text:p>
          </table:table-cell>
          <table:table-cell office:value-type="float" office:value="9673.6903" calcext:value-type="float">
            <text:p>9673.6903</text:p>
          </table:table-cell>
          <table:table-cell office:value-type="float" office:value="0.060785768235058" calcext:value-type="float">
            <text:p>0.06078576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65416" calcext:value-type="float">
            <text:p>165416</text:p>
          </table:table-cell>
          <table:table-cell office:value-type="float" office:value="669.17" calcext:value-type="float">
            <text:p>669.17</text:p>
          </table:table-cell>
          <table:table-cell office:value-type="float" office:value="10740.881" calcext:value-type="float">
            <text:p>10740.881</text:p>
          </table:table-cell>
          <table:table-cell office:value-type="float" office:value="0.064932539778498" calcext:value-type="float">
            <text:p>0.06493253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10968" calcext:value-type="float">
            <text:p>210968</text:p>
          </table:table-cell>
          <table:table-cell office:value-type="float" office:value="712.72" calcext:value-type="float">
            <text:p>712.72</text:p>
          </table:table-cell>
          <table:table-cell office:value-type="float" office:value="12676.2634" calcext:value-type="float">
            <text:p>12676.2634</text:p>
          </table:table-cell>
          <table:table-cell office:value-type="float" office:value="0.060086190322703" calcext:value-type="float">
            <text:p>0.0600861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02763" calcext:value-type="float">
            <text:p>302763</text:p>
          </table:table-cell>
          <table:table-cell office:value-type="float" office:value="880.95" calcext:value-type="float">
            <text:p>880.95</text:p>
          </table:table-cell>
          <table:table-cell office:value-type="float" office:value="21563.5963" calcext:value-type="float">
            <text:p>21563.5963</text:p>
          </table:table-cell>
          <table:table-cell office:value-type="float" office:value="0.071222693327784" calcext:value-type="float">
            <text:p>0.07122269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81146" calcext:value-type="float">
            <text:p>381146</text:p>
          </table:table-cell>
          <table:table-cell office:value-type="float" office:value="961.42" calcext:value-type="float">
            <text:p>961.42</text:p>
          </table:table-cell>
          <table:table-cell office:value-type="float" office:value="25854.9528" calcext:value-type="float">
            <text:p>25854.9528</text:p>
          </table:table-cell>
          <table:table-cell office:value-type="float" office:value="0.067834774076076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21288" calcext:value-type="float">
            <text:p>421288</text:p>
          </table:table-cell>
          <table:table-cell office:value-type="float" office:value="1024.84" calcext:value-type="float">
            <text:p>1024.84</text:p>
          </table:table-cell>
          <table:table-cell office:value-type="float" office:value="52064.9505" calcext:value-type="float">
            <text:p>52064.9505</text:p>
          </table:table-cell>
          <table:table-cell office:value-type="float" office:value="0.12358517332561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375468" calcext:value-type="float">
            <text:p>375468</text:p>
          </table:table-cell>
          <table:table-cell office:value-type="float" office:value="1022.64" calcext:value-type="float">
            <text:p>1022.64</text:p>
          </table:table-cell>
          <table:table-cell office:value-type="float" office:value="35425.8128" calcext:value-type="float">
            <text:p>35425.8128</text:p>
          </table:table-cell>
          <table:table-cell office:value-type="float" office:value="0.094351083980526" calcext:value-type="float">
            <text:p>0.0943510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65497" calcext:value-type="float">
            <text:p>365497</text:p>
          </table:table-cell>
          <table:table-cell office:value-type="float" office:value="1020.66" calcext:value-type="float">
            <text:p>1020.66</text:p>
          </table:table-cell>
          <table:table-cell office:value-type="float" office:value="34111.4367" calcext:value-type="float">
            <text:p>34111.4367</text:p>
          </table:table-cell>
          <table:table-cell office:value-type="float" office:value="0.093328910223613" calcext:value-type="float">
            <text:p>0.09332891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52228" calcext:value-type="float">
            <text:p>252228</text:p>
          </table:table-cell>
          <table:table-cell office:value-type="float" office:value="798.28" calcext:value-type="float">
            <text:p>798.28</text:p>
          </table:table-cell>
          <table:table-cell office:value-type="float" office:value="18777.7933" calcext:value-type="float">
            <text:p>18777.7933</text:p>
          </table:table-cell>
          <table:table-cell office:value-type="float" office:value="0.074447695339138" calcext:value-type="float">
            <text:p>0.07444769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97478" calcext:value-type="float">
            <text:p>197478</text:p>
          </table:table-cell>
          <table:table-cell office:value-type="float" office:value="650.79" calcext:value-type="float">
            <text:p>650.79</text:p>
          </table:table-cell>
          <table:table-cell office:value-type="float" office:value="17428.4814" calcext:value-type="float">
            <text:p>17428.4814</text:p>
          </table:table-cell>
          <table:table-cell office:value-type="float" office:value="0.088255306413879" calcext:value-type="float">
            <text:p>0.08825530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61848" calcext:value-type="float">
            <text:p>161848</text:p>
          </table:table-cell>
          <table:table-cell office:value-type="float" office:value="712.29" calcext:value-type="float">
            <text:p>712.29</text:p>
          </table:table-cell>
          <table:table-cell office:value-type="float" office:value="12881.156" calcext:value-type="float">
            <text:p>12881.156</text:p>
          </table:table-cell>
          <table:table-cell office:value-type="float" office:value="0.079587983787257" calcext:value-type="float">
            <text:p>0.0795879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154981" calcext:value-type="float">
            <text:p>3154981</text:p>
          </table:table-cell>
          <table:table-cell/>
          <table:table-cell office:value-type="float" office:value="263296.7888" calcext:value-type="float">
            <text:p>263296.7888</text:p>
          </table:table-cell>
          <table:table-cell office:value-type="float" office:value="0.083454318361981" calcext:value-type="float">
            <text:p>0.083454318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63296.7888" calcext:value-type="float">
            <text:p>263296.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PORTER-A143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143,294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89410" calcext:value-type="float">
            <text:p>89410</text:p>
          </table:table-cell>
          <table:table-cell office:value-type="float" office:value="220.38" calcext:value-type="float">
            <text:p>220.38</text:p>
          </table:table-cell>
          <table:table-cell office:value-type="float" office:value="6687.7832" calcext:value-type="float">
            <text:p>6687.7832</text:p>
          </table:table-cell>
          <table:table-cell office:value-type="float" office:value="0.074799051560228" calcext:value-type="float">
            <text:p>0.07479905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88825" calcext:value-type="float">
            <text:p>88825</text:p>
          </table:table-cell>
          <table:table-cell office:value-type="float" office:value="289.36" calcext:value-type="float">
            <text:p>289.36</text:p>
          </table:table-cell>
          <table:table-cell office:value-type="float" office:value="5399.2959" calcext:value-type="float">
            <text:p>5399.2959</text:p>
          </table:table-cell>
          <table:table-cell office:value-type="float" office:value="0.060785768646214" calcext:value-type="float">
            <text:p>0.06078576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41459" calcext:value-type="float">
            <text:p>141459</text:p>
          </table:table-cell>
          <table:table-cell office:value-type="float" office:value="381.24" calcext:value-type="float">
            <text:p>381.24</text:p>
          </table:table-cell>
          <table:table-cell office:value-type="float" office:value="9185.2921" calcext:value-type="float">
            <text:p>9185.2921</text:p>
          </table:table-cell>
          <table:table-cell office:value-type="float" office:value="0.064932539463732" calcext:value-type="float">
            <text:p>0.06493253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65648" calcext:value-type="float">
            <text:p>165648</text:p>
          </table:table-cell>
          <table:table-cell office:value-type="float" office:value="477.73" calcext:value-type="float">
            <text:p>477.73</text:p>
          </table:table-cell>
          <table:table-cell office:value-type="float" office:value="9953.1573" calcext:value-type="float">
            <text:p>9953.1573</text:p>
          </table:table-cell>
          <table:table-cell office:value-type="float" office:value="0.060086190596928" calcext:value-type="float">
            <text:p>0.06008619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10992" calcext:value-type="float">
            <text:p>310992</text:p>
          </table:table-cell>
          <table:table-cell office:value-type="float" office:value="737.51" calcext:value-type="float">
            <text:p>737.51</text:p>
          </table:table-cell>
          <table:table-cell office:value-type="float" office:value="22149.6878" calcext:value-type="float">
            <text:p>22149.6878</text:p>
          </table:table-cell>
          <table:table-cell office:value-type="float" office:value="0.071222693188249" calcext:value-type="float">
            <text:p>0.07122269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73142" calcext:value-type="float">
            <text:p>373142</text:p>
          </table:table-cell>
          <table:table-cell office:value-type="float" office:value="816.6" calcext:value-type="float">
            <text:p>816.6</text:p>
          </table:table-cell>
          <table:table-cell office:value-type="float" office:value="25312.0033" calcext:value-type="float">
            <text:p>25312.0033</text:p>
          </table:table-cell>
          <table:table-cell office:value-type="float" office:value="0.067834774161043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62126" calcext:value-type="float">
            <text:p>462126</text:p>
          </table:table-cell>
          <table:table-cell office:value-type="float" office:value="999.45" calcext:value-type="float">
            <text:p>999.45</text:p>
          </table:table-cell>
          <table:table-cell office:value-type="float" office:value="57111.9218" calcext:value-type="float">
            <text:p>57111.9218</text:p>
          </table:table-cell>
          <table:table-cell office:value-type="float" office:value="0.12358517330771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55714" calcext:value-type="float">
            <text:p>455714</text:p>
          </table:table-cell>
          <table:table-cell office:value-type="float" office:value="937.68" calcext:value-type="float">
            <text:p>937.68</text:p>
          </table:table-cell>
          <table:table-cell office:value-type="float" office:value="42997.1098" calcext:value-type="float">
            <text:p>42997.1098</text:p>
          </table:table-cell>
          <table:table-cell office:value-type="float" office:value="0.094351083793783" calcext:value-type="float">
            <text:p>0.0943510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36555" calcext:value-type="float">
            <text:p>436555</text:p>
          </table:table-cell>
          <table:table-cell office:value-type="float" office:value="895.91" calcext:value-type="float">
            <text:p>895.91</text:p>
          </table:table-cell>
          <table:table-cell office:value-type="float" office:value="40743.2023" calcext:value-type="float">
            <text:p>40743.2023</text:p>
          </table:table-cell>
          <table:table-cell office:value-type="float" office:value="0.093328909988432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57790" calcext:value-type="float">
            <text:p>257790</text:p>
          </table:table-cell>
          <table:table-cell office:value-type="float" office:value="685.1" calcext:value-type="float">
            <text:p>685.1</text:p>
          </table:table-cell>
          <table:table-cell office:value-type="float" office:value="19191.8714" calcext:value-type="float">
            <text:p>19191.8714</text:p>
          </table:table-cell>
          <table:table-cell office:value-type="float" office:value="0.074447695410993" calcext:value-type="float">
            <text:p>0.07444769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51462" calcext:value-type="float">
            <text:p>151462</text:p>
          </table:table-cell>
          <table:table-cell office:value-type="float" office:value="430.45" calcext:value-type="float">
            <text:p>430.45</text:p>
          </table:table-cell>
          <table:table-cell office:value-type="float" office:value="13367.3252" calcext:value-type="float">
            <text:p>13367.3252</text:p>
          </table:table-cell>
          <table:table-cell office:value-type="float" office:value="0.088255306281444" calcext:value-type="float">
            <text:p>0.08825530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94922" calcext:value-type="float">
            <text:p>94922</text:p>
          </table:table-cell>
          <table:table-cell office:value-type="float" office:value="198.86" calcext:value-type="float">
            <text:p>198.86</text:p>
          </table:table-cell>
          <table:table-cell office:value-type="float" office:value="7554.6506" calcext:value-type="float">
            <text:p>7554.6506</text:p>
          </table:table-cell>
          <table:table-cell office:value-type="float" office:value="0.079587983818293" calcext:value-type="float">
            <text:p>0.0795879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028045" calcext:value-type="float">
            <text:p>3028045</text:p>
          </table:table-cell>
          <table:table-cell/>
          <table:table-cell office:value-type="float" office:value="259653.3007" calcext:value-type="float">
            <text:p>259653.3007</text:p>
          </table:table-cell>
          <table:table-cell office:value-type="float" office:value="0.085749485460091" calcext:value-type="float">
            <text:p>0.0857494855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251.2533" calcext:value-type="float">
            <text:p>251.2533</text:p>
          </table:table-cell>
          <table:table-cell office:value-type="float" office:value="0.57103022727273" calcext:value-type="float">
            <text:p>0.5710302273</text:p>
          </table:table-cell>
          <table:table-cell office:value-type="string" calcext:value-type="string">
            <text:p>12-13: Porter/Redjacket Virtual NGas no longer required, due to new Red Jkt Ngas me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68.9343" calcext:value-type="float">
            <text:p>268.9343</text:p>
          </table:table-cell>
          <table:table-cell office:value-type="float" office:value="0.54884551020408" calcext:value-type="float">
            <text:p>0.54884551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796.3898" calcext:value-type="float">
            <text:p>796.3898</text:p>
          </table:table-cell>
          <table:table-cell office:value-type="float" office:value="0.52951449468085" calcext:value-type="float">
            <text:p>0.52951449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979.2317" calcext:value-type="float">
            <text:p>979.2317</text:p>
          </table:table-cell>
          <table:table-cell office:value-type="float" office:value="0.51893571807101" calcext:value-type="float">
            <text:p>0.51893571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230" calcext:value-type="float">
            <text:p>3230</text:p>
          </table:table-cell>
          <table:table-cell/>
          <table:table-cell office:value-type="float" office:value="1601.1509" calcext:value-type="float">
            <text:p>1601.1509</text:p>
          </table:table-cell>
          <table:table-cell office:value-type="float" office:value="0.49571235294118" calcext:value-type="float">
            <text:p>0.49571235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163" calcext:value-type="float">
            <text:p>4163</text:p>
          </table:table-cell>
          <table:table-cell/>
          <table:table-cell office:value-type="float" office:value="2214.8777" calcext:value-type="float">
            <text:p>2214.8777</text:p>
          </table:table-cell>
          <table:table-cell office:value-type="float" office:value="0.53203884218112" calcext:value-type="float">
            <text:p>0.53203884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511" calcext:value-type="float">
            <text:p>4511</text:p>
          </table:table-cell>
          <table:table-cell/>
          <table:table-cell office:value-type="float" office:value="2548.1227" calcext:value-type="float">
            <text:p>2548.1227</text:p>
          </table:table-cell>
          <table:table-cell office:value-type="float" office:value="0.56486869873642" calcext:value-type="float">
            <text:p>0.56486869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853" calcext:value-type="float">
            <text:p>4853</text:p>
          </table:table-cell>
          <table:table-cell/>
          <table:table-cell office:value-type="float" office:value="2971.7509" calcext:value-type="float">
            <text:p>2971.7509</text:p>
          </table:table-cell>
          <table:table-cell office:value-type="float" office:value="0.61235336905007" calcext:value-type="float">
            <text:p>0.61235336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493" calcext:value-type="float">
            <text:p>4493</text:p>
          </table:table-cell>
          <table:table-cell/>
          <table:table-cell office:value-type="float" office:value="2617.2847" calcext:value-type="float">
            <text:p>2617.2847</text:p>
          </table:table-cell>
          <table:table-cell office:value-type="float" office:value="0.58252497217895" calcext:value-type="float">
            <text:p>0.582524972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414" calcext:value-type="float">
            <text:p>3414</text:p>
          </table:table-cell>
          <table:table-cell/>
          <table:table-cell office:value-type="float" office:value="2119.4588" calcext:value-type="float">
            <text:p>2119.4588</text:p>
          </table:table-cell>
          <table:table-cell office:value-type="float" office:value="0.62081394258934" calcext:value-type="float">
            <text:p>0.62081394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966.1554" calcext:value-type="float">
            <text:p>966.1554</text:p>
          </table:table-cell>
          <table:table-cell office:value-type="float" office:value="0.62332606451613" calcext:value-type="float">
            <text:p>0.62332606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49.0152" calcext:value-type="float">
            <text:p>449.0152</text:p>
          </table:table-cell>
          <table:table-cell office:value-type="float" office:value="0.64145028571429" calcext:value-type="float">
            <text:p>0.64145028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1235" calcext:value-type="float">
            <text:p>31235</text:p>
          </table:table-cell>
          <table:table-cell/>
          <table:table-cell office:value-type="float" office:value="17783.6254" calcext:value-type="float">
            <text:p>17783.6254</text:p>
          </table:table-cell>
          <table:table-cell office:value-type="float" office:value="0.56934930046422" calcext:value-type="float">
            <text:p>0.56934930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77436.9261" calcext:value-type="float">
            <text:p>277436.926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RCHMND-A145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155,707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71292" calcext:value-type="float">
            <text:p>171292</text:p>
          </table:table-cell>
          <table:table-cell office:value-type="float" office:value="343.83" calcext:value-type="float">
            <text:p>343.83</text:p>
          </table:table-cell>
          <table:table-cell office:value-type="float" office:value="12812.4792" calcext:value-type="float">
            <text:p>12812.4792</text:p>
          </table:table-cell>
          <table:table-cell office:value-type="float" office:value="0.074799051911356" calcext:value-type="float">
            <text:p>0.07479905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64922" calcext:value-type="float">
            <text:p>164922</text:p>
          </table:table-cell>
          <table:table-cell office:value-type="float" office:value="374.39" calcext:value-type="float">
            <text:p>374.39</text:p>
          </table:table-cell>
          <table:table-cell office:value-type="float" office:value="10024.9105" calcext:value-type="float">
            <text:p>10024.9105</text:p>
          </table:table-cell>
          <table:table-cell office:value-type="float" office:value="0.060785768423861" calcext:value-type="float">
            <text:p>0.06078576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71891" calcext:value-type="float">
            <text:p>171891</text:p>
          </table:table-cell>
          <table:table-cell office:value-type="float" office:value="450.37" calcext:value-type="float">
            <text:p>450.37</text:p>
          </table:table-cell>
          <table:table-cell office:value-type="float" office:value="11161.3192" calcext:value-type="float">
            <text:p>11161.3192</text:p>
          </table:table-cell>
          <table:table-cell office:value-type="float" office:value="0.064932539807203" calcext:value-type="float">
            <text:p>0.06493253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06727" calcext:value-type="float">
            <text:p>206727</text:p>
          </table:table-cell>
          <table:table-cell office:value-type="float" office:value="567.96" calcext:value-type="float">
            <text:p>567.96</text:p>
          </table:table-cell>
          <table:table-cell office:value-type="float" office:value="12421.4379" calcext:value-type="float">
            <text:p>12421.4379</text:p>
          </table:table-cell>
          <table:table-cell office:value-type="float" office:value="0.060086190483101" calcext:value-type="float">
            <text:p>0.06008619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93432" calcext:value-type="float">
            <text:p>393432</text:p>
          </table:table-cell>
          <table:table-cell office:value-type="float" office:value="985.57" calcext:value-type="float">
            <text:p>985.57</text:p>
          </table:table-cell>
          <table:table-cell office:value-type="float" office:value="28021.2866" calcext:value-type="float">
            <text:p>28021.2866</text:p>
          </table:table-cell>
          <table:table-cell office:value-type="float" office:value="0.071222693121048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506448" calcext:value-type="float">
            <text:p>506448</text:p>
          </table:table-cell>
          <table:table-cell office:value-type="float" office:value="1103.49" calcext:value-type="float">
            <text:p>1103.49</text:p>
          </table:table-cell>
          <table:table-cell office:value-type="float" office:value="34354.7857" calcext:value-type="float">
            <text:p>34354.7857</text:p>
          </table:table-cell>
          <table:table-cell office:value-type="float" office:value="0.067834774152529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623976" calcext:value-type="float">
            <text:p>623976</text:p>
          </table:table-cell>
          <table:table-cell office:value-type="float" office:value="1274.7" calcext:value-type="float">
            <text:p>1274.7</text:p>
          </table:table-cell>
          <table:table-cell office:value-type="float" office:value="77114.1821" calcext:value-type="float">
            <text:p>77114.1821</text:p>
          </table:table-cell>
          <table:table-cell office:value-type="float" office:value="0.12358517330795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561625" calcext:value-type="float">
            <text:p>561625</text:p>
          </table:table-cell>
          <table:table-cell office:value-type="float" office:value="1156.89" calcext:value-type="float">
            <text:p>1156.89</text:p>
          </table:table-cell>
          <table:table-cell office:value-type="float" office:value="52989.9275" calcext:value-type="float">
            <text:p>52989.9275</text:p>
          </table:table-cell>
          <table:table-cell office:value-type="float" office:value="0.094351083908302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97566" calcext:value-type="float">
            <text:p>497566</text:p>
          </table:table-cell>
          <table:table-cell office:value-type="float" office:value="1106.04" calcext:value-type="float">
            <text:p>1106.04</text:p>
          </table:table-cell>
          <table:table-cell office:value-type="float" office:value="46437.2924" calcext:value-type="float">
            <text:p>46437.2924</text:p>
          </table:table-cell>
          <table:table-cell office:value-type="float" office:value="0.093328909933557" calcext:value-type="float">
            <text:p>0.09332890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74394" calcext:value-type="float">
            <text:p>274394</text:p>
          </table:table-cell>
          <table:table-cell office:value-type="float" office:value="755.42" calcext:value-type="float">
            <text:p>755.42</text:p>
          </table:table-cell>
          <table:table-cell office:value-type="float" office:value="20428.0009" calcext:value-type="float">
            <text:p>20428.0009</text:p>
          </table:table-cell>
          <table:table-cell office:value-type="float" office:value="0.074447695284882" calcext:value-type="float">
            <text:p>0.07444769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28817" calcext:value-type="float">
            <text:p>128817</text:p>
          </table:table-cell>
          <table:table-cell office:value-type="float" office:value="477.86" calcext:value-type="float">
            <text:p>477.86</text:p>
          </table:table-cell>
          <table:table-cell office:value-type="float" office:value="11368.7838" calcext:value-type="float">
            <text:p>11368.7838</text:p>
          </table:table-cell>
          <table:table-cell office:value-type="float" office:value="0.088255306364843" calcext:value-type="float">
            <text:p>0.08825530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6308" calcext:value-type="float">
            <text:p>66308</text:p>
          </table:table-cell>
          <table:table-cell office:value-type="float" office:value="142.98" calcext:value-type="float">
            <text:p>142.98</text:p>
          </table:table-cell>
          <table:table-cell office:value-type="float" office:value="5277.32" calcext:value-type="float">
            <text:p>5277.32</text:p>
          </table:table-cell>
          <table:table-cell office:value-type="float" office:value="0.079587983350425" calcext:value-type="float">
            <text:p>0.07958798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767398" calcext:value-type="float">
            <text:p>3767398</text:p>
          </table:table-cell>
          <table:table-cell/>
          <table:table-cell office:value-type="float" office:value="322411.7258" calcext:value-type="float">
            <text:p>322411.7258</text:p>
          </table:table-cell>
          <table:table-cell office:value-type="float" office:value="0.085579417359143" calcext:value-type="float">
            <text:p>0.0855794174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341.1" calcext:value-type="float">
            <text:p>1341.1</text:p>
          </table:table-cell>
          <table:table-cell/>
          <table:table-cell office:value-type="float" office:value="765.811" calcext:value-type="float">
            <text:p>765.811</text:p>
          </table:table-cell>
          <table:table-cell office:value-type="float" office:value="0.57103198866602" calcext:value-type="float">
            <text:p>0.57103198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951.9" calcext:value-type="float">
            <text:p>951.9</text:p>
          </table:table-cell>
          <table:table-cell/>
          <table:table-cell office:value-type="float" office:value="522.4454" calcext:value-type="float">
            <text:p>522.4454</text:p>
          </table:table-cell>
          <table:table-cell office:value-type="float" office:value="0.5488448366425" calcext:value-type="float">
            <text:p>0.54884483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481" calcext:value-type="float">
            <text:p>3481</text:p>
          </table:table-cell>
          <table:table-cell/>
          <table:table-cell office:value-type="float" office:value="1843.2387" calcext:value-type="float">
            <text:p>1843.2387</text:p>
          </table:table-cell>
          <table:table-cell office:value-type="float" office:value="0.52951413386958" calcext:value-type="float">
            <text:p>0.52951413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4240.3" calcext:value-type="float">
            <text:p>4240.3</text:p>
          </table:table-cell>
          <table:table-cell/>
          <table:table-cell office:value-type="float" office:value="2200.4397" calcext:value-type="float">
            <text:p>2200.4397</text:p>
          </table:table-cell>
          <table:table-cell office:value-type="float" office:value="0.51893491026578" calcext:value-type="float">
            <text:p>0.51893491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5041.6" calcext:value-type="float">
            <text:p>5041.6</text:p>
          </table:table-cell>
          <table:table-cell/>
          <table:table-cell office:value-type="float" office:value="2499.1867" calcext:value-type="float">
            <text:p>2499.1867</text:p>
          </table:table-cell>
          <table:table-cell office:value-type="float" office:value="0.49571300777531" calcext:value-type="float">
            <text:p>0.495713007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6103.7" calcext:value-type="float">
            <text:p>6103.7</text:p>
          </table:table-cell>
          <table:table-cell/>
          <table:table-cell office:value-type="float" office:value="3247.4086" calcext:value-type="float">
            <text:p>3247.4086</text:p>
          </table:table-cell>
          <table:table-cell office:value-type="float" office:value="0.53203935317922" calcext:value-type="float">
            <text:p>0.53203935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3912.5" calcext:value-type="float">
            <text:p>3912.5</text:p>
          </table:table-cell>
          <table:table-cell/>
          <table:table-cell office:value-type="float" office:value="2210.0508" calcext:value-type="float">
            <text:p>2210.0508</text:p>
          </table:table-cell>
          <table:table-cell office:value-type="float" office:value="0.56486921405751" calcext:value-type="float">
            <text:p>0.56486921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7992.1" calcext:value-type="float">
            <text:p>7992.1</text:p>
          </table:table-cell>
          <table:table-cell/>
          <table:table-cell office:value-type="float" office:value="4893.9848" calcext:value-type="float">
            <text:p>4893.9848</text:p>
          </table:table-cell>
          <table:table-cell office:value-type="float" office:value="0.61235279838841" calcext:value-type="float">
            <text:p>0.61235279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7858" calcext:value-type="float">
            <text:p>7858</text:p>
          </table:table-cell>
          <table:table-cell/>
          <table:table-cell office:value-type="float" office:value="4577.4861" calcext:value-type="float">
            <text:p>4577.4861</text:p>
          </table:table-cell>
          <table:table-cell office:value-type="float" office:value="0.58252559175363" calcext:value-type="float">
            <text:p>0.58252559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988.4" calcext:value-type="float">
            <text:p>5988.4</text:p>
          </table:table-cell>
          <table:table-cell/>
          <table:table-cell office:value-type="float" office:value="3717.6793" calcext:value-type="float">
            <text:p>3717.6793</text:p>
          </table:table-cell>
          <table:table-cell office:value-type="float" office:value="0.62081345601496" calcext:value-type="float">
            <text:p>0.6208134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749.3" calcext:value-type="float">
            <text:p>2749.3</text:p>
          </table:table-cell>
          <table:table-cell/>
          <table:table-cell office:value-type="float" office:value="1713.7128" calcext:value-type="float">
            <text:p>1713.7128</text:p>
          </table:table-cell>
          <table:table-cell office:value-type="float" office:value="0.62332695595242" calcext:value-type="float">
            <text:p>0.6233269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935.8" calcext:value-type="float">
            <text:p>935.8</text:p>
          </table:table-cell>
          <table:table-cell/>
          <table:table-cell office:value-type="float" office:value="600.2715" calcext:value-type="float">
            <text:p>600.2715</text:p>
          </table:table-cell>
          <table:table-cell office:value-type="float" office:value="0.6414527676854" calcext:value-type="float">
            <text:p>0.64145276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0595.7" calcext:value-type="float">
            <text:p>50595.7</text:p>
          </table:table-cell>
          <table:table-cell/>
          <table:table-cell office:value-type="float" office:value="28791.7154" calcext:value-type="float">
            <text:p>28791.7154</text:p>
          </table:table-cell>
          <table:table-cell office:value-type="float" office:value="0.56905459159573" calcext:value-type="float">
            <text:p>0.56905459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351203.4412" calcext:value-type="float">
            <text:p>351203.44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RED_JK-A144</text:p>
          </table:table-cell>
          <table:table-cell office:value-type="string" calcext:value-type="string">
            <text:p>RED JACKET</text:p>
          </table:table-cell>
          <table:table-cell office:value-type="string" calcext:value-type="string">
            <text:p>173,83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52943" calcext:value-type="float">
            <text:p>252943</text:p>
          </table:table-cell>
          <table:table-cell office:value-type="float" office:value="619.59" calcext:value-type="float">
            <text:p>619.59</text:p>
          </table:table-cell>
          <table:table-cell office:value-type="float" office:value="18919.8965" calcext:value-type="float">
            <text:p>18919.8965</text:p>
          </table:table-cell>
          <table:table-cell office:value-type="float" office:value="0.074799051564977" calcext:value-type="float">
            <text:p>0.0747990516</text:p>
          </table:table-cell>
          <table:table-cell office:value-type="string" calcext:value-type="string">
            <text:p>2012-13: Increase elec usage due to new Red Jkt Kitch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59538" calcext:value-type="float">
            <text:p>259538</text:p>
          </table:table-cell>
          <table:table-cell office:value-type="float" office:value="697.76" calcext:value-type="float">
            <text:p>697.76</text:p>
          </table:table-cell>
          <table:table-cell office:value-type="float" office:value="15776.2167" calcext:value-type="float">
            <text:p>15776.2167</text:p>
          </table:table-cell>
          <table:table-cell office:value-type="float" office:value="0.060785768172676" calcext:value-type="float">
            <text:p>0.06078576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81023" calcext:value-type="float">
            <text:p>281023</text:p>
          </table:table-cell>
          <table:table-cell office:value-type="float" office:value="704.39" calcext:value-type="float">
            <text:p>704.39</text:p>
          </table:table-cell>
          <table:table-cell office:value-type="float" office:value="18247.5371" calcext:value-type="float">
            <text:p>18247.5371</text:p>
          </table:table-cell>
          <table:table-cell office:value-type="float" office:value="0.064932539685364" calcext:value-type="float">
            <text:p>0.06493253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24921" calcext:value-type="float">
            <text:p>324921</text:p>
          </table:table-cell>
          <table:table-cell office:value-type="float" office:value="782.07" calcext:value-type="float">
            <text:p>782.07</text:p>
          </table:table-cell>
          <table:table-cell office:value-type="float" office:value="19523.2651" calcext:value-type="float">
            <text:p>19523.2651</text:p>
          </table:table-cell>
          <table:table-cell office:value-type="float" office:value="0.06008619048938" calcext:value-type="float">
            <text:p>0.06008619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425688" calcext:value-type="float">
            <text:p>425688</text:p>
          </table:table-cell>
          <table:table-cell office:value-type="float" office:value="1008.92" calcext:value-type="float">
            <text:p>1008.92</text:p>
          </table:table-cell>
          <table:table-cell office:value-type="float" office:value="30318.6458" calcext:value-type="float">
            <text:p>30318.6458</text:p>
          </table:table-cell>
          <table:table-cell office:value-type="float" office:value="0.071222693146154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78233" calcext:value-type="float">
            <text:p>478233</text:p>
          </table:table-cell>
          <table:table-cell office:value-type="float" office:value="1105.72" calcext:value-type="float">
            <text:p>1105.72</text:p>
          </table:table-cell>
          <table:table-cell office:value-type="float" office:value="32440.8276" calcext:value-type="float">
            <text:p>32440.8276</text:p>
          </table:table-cell>
          <table:table-cell office:value-type="float" office:value="0.067834774262755" calcext:value-type="float">
            <text:p>0.06783477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20324" calcext:value-type="float">
            <text:p>520324</text:p>
          </table:table-cell>
          <table:table-cell office:value-type="float" office:value="1216.68" calcext:value-type="float">
            <text:p>1216.68</text:p>
          </table:table-cell>
          <table:table-cell office:value-type="float" office:value="64304.3317" calcext:value-type="float">
            <text:p>64304.3317</text:p>
          </table:table-cell>
          <table:table-cell office:value-type="float" office:value="0.12358517327665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549127" calcext:value-type="float">
            <text:p>549127</text:p>
          </table:table-cell>
          <table:table-cell office:value-type="float" office:value="1196.29" calcext:value-type="float">
            <text:p>1196.29</text:p>
          </table:table-cell>
          <table:table-cell office:value-type="float" office:value="51810.7276" calcext:value-type="float">
            <text:p>51810.7276</text:p>
          </table:table-cell>
          <table:table-cell office:value-type="float" office:value="0.094351083811213" calcext:value-type="float">
            <text:p>0.0943510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521246" calcext:value-type="float">
            <text:p>521246</text:p>
          </table:table-cell>
          <table:table-cell office:value-type="float" office:value="1099.97" calcext:value-type="float">
            <text:p>1099.97</text:p>
          </table:table-cell>
          <table:table-cell office:value-type="float" office:value="48647.321" calcext:value-type="float">
            <text:p>48647.321</text:p>
          </table:table-cell>
          <table:table-cell office:value-type="float" office:value="0.093328909958062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78150" calcext:value-type="float">
            <text:p>378150</text:p>
          </table:table-cell>
          <table:table-cell office:value-type="float" office:value="906.41" calcext:value-type="float">
            <text:p>906.41</text:p>
          </table:table-cell>
          <table:table-cell office:value-type="float" office:value="28152.3959" calcext:value-type="float">
            <text:p>28152.3959</text:p>
          </table:table-cell>
          <table:table-cell office:value-type="float" office:value="0.074447695094539" calcext:value-type="float">
            <text:p>0.07444769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44462" calcext:value-type="float">
            <text:p>244462</text:p>
          </table:table-cell>
          <table:table-cell office:value-type="float" office:value="678.14" calcext:value-type="float">
            <text:p>678.14</text:p>
          </table:table-cell>
          <table:table-cell office:value-type="float" office:value="21575.0687" calcext:value-type="float">
            <text:p>21575.0687</text:p>
          </table:table-cell>
          <table:table-cell office:value-type="float" office:value="0.088255306346181" calcext:value-type="float">
            <text:p>0.088255306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12141" calcext:value-type="float">
            <text:p>212141</text:p>
          </table:table-cell>
          <table:table-cell office:value-type="float" office:value="540.26" calcext:value-type="float">
            <text:p>540.26</text:p>
          </table:table-cell>
          <table:table-cell office:value-type="float" office:value="16883.8745" calcext:value-type="float">
            <text:p>16883.8745</text:p>
          </table:table-cell>
          <table:table-cell office:value-type="float" office:value="0.079587983935213" calcext:value-type="float">
            <text:p>0.0795879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4447796" calcext:value-type="float">
            <text:p>4447796</text:p>
          </table:table-cell>
          <table:table-cell/>
          <table:table-cell office:value-type="float" office:value="366600.1082" calcext:value-type="float">
            <text:p>366600.1082</text:p>
          </table:table-cell>
          <table:table-cell office:value-type="float" office:value="0.082422869259292" calcext:value-type="float">
            <text:p>0.0824228693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1227.7166" calcext:value-type="float">
            <text:p>1227.7166</text:p>
          </table:table-cell>
          <table:table-cell office:value-type="float" office:value="0.57103097674419" calcext:value-type="float">
            <text:p>0.5710309767</text:p>
          </table:table-cell>
          <table:table-cell office:value-type="string" calcext:value-type="string">
            <text:p>2012-13: Increase gas usage due to new Red Jkt Kitch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108.6696" calcext:value-type="float">
            <text:p>1108.6696</text:p>
          </table:table-cell>
          <table:table-cell office:value-type="float" office:value="0.54884633663366" calcext:value-type="float">
            <text:p>0.54884633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5319" calcext:value-type="float">
            <text:p>5319</text:p>
          </table:table-cell>
          <table:table-cell/>
          <table:table-cell office:value-type="float" office:value="2816.4915" calcext:value-type="float">
            <text:p>2816.4915</text:p>
          </table:table-cell>
          <table:table-cell office:value-type="float" office:value="0.5295152284264" calcext:value-type="float">
            <text:p>0.52951522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6685" calcext:value-type="float">
            <text:p>6685</text:p>
          </table:table-cell>
          <table:table-cell/>
          <table:table-cell office:value-type="float" office:value="3469.0891" calcext:value-type="float">
            <text:p>3469.0891</text:p>
          </table:table-cell>
          <table:table-cell office:value-type="float" office:value="0.51893629020194" calcext:value-type="float">
            <text:p>0.51893629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float" office:value="3644.4815" calcext:value-type="float">
            <text:p>3644.4815</text:p>
          </table:table-cell>
          <table:table-cell office:value-type="float" office:value="0.49571293525571" calcext:value-type="float">
            <text:p>0.49571293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2273" calcext:value-type="float">
            <text:p>12273</text:p>
          </table:table-cell>
          <table:table-cell/>
          <table:table-cell office:value-type="float" office:value="6529.7177" calcext:value-type="float">
            <text:p>6529.7177</text:p>
          </table:table-cell>
          <table:table-cell office:value-type="float" office:value="0.53203924875744" calcext:value-type="float">
            <text:p>0.53203924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8880" calcext:value-type="float">
            <text:p>8880</text:p>
          </table:table-cell>
          <table:table-cell/>
          <table:table-cell office:value-type="float" office:value="5016.0338" calcext:value-type="float">
            <text:p>5016.0338</text:p>
          </table:table-cell>
          <table:table-cell office:value-type="float" office:value="0.56486867117117" calcext:value-type="float">
            <text:p>0.56486867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3380" calcext:value-type="float">
            <text:p>13380</text:p>
          </table:table-cell>
          <table:table-cell/>
          <table:table-cell office:value-type="float" office:value="8193.2889" calcext:value-type="float">
            <text:p>8193.2889</text:p>
          </table:table-cell>
          <table:table-cell office:value-type="float" office:value="0.61235343049327" calcext:value-type="float">
            <text:p>0.61235343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2673" calcext:value-type="float">
            <text:p>12673</text:p>
          </table:table-cell>
          <table:table-cell/>
          <table:table-cell office:value-type="float" office:value="7382.3366" calcext:value-type="float">
            <text:p>7382.3366</text:p>
          </table:table-cell>
          <table:table-cell office:value-type="float" office:value="0.58252478497593" calcext:value-type="float">
            <text:p>0.5825247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8880" calcext:value-type="float">
            <text:p>8880</text:p>
          </table:table-cell>
          <table:table-cell/>
          <table:table-cell office:value-type="float" office:value="5512.8271" calcext:value-type="float">
            <text:p>5512.8271</text:p>
          </table:table-cell>
          <table:table-cell office:value-type="float" office:value="0.62081386261261" calcext:value-type="float">
            <text:p>0.62081386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793" calcext:value-type="float">
            <text:p>4793</text:p>
          </table:table-cell>
          <table:table-cell/>
          <table:table-cell office:value-type="float" office:value="2987.6051" calcext:value-type="float">
            <text:p>2987.6051</text:p>
          </table:table-cell>
          <table:table-cell office:value-type="float" office:value="0.62332674733987" calcext:value-type="float">
            <text:p>0.62332674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float" office:value="1699.8456" calcext:value-type="float">
            <text:p>1699.8456</text:p>
          </table:table-cell>
          <table:table-cell office:value-type="float" office:value="0.64145116981132" calcext:value-type="float">
            <text:p>0.64145116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7055" calcext:value-type="float">
            <text:p>87055</text:p>
          </table:table-cell>
          <table:table-cell/>
          <table:table-cell office:value-type="float" office:value="49588.1031" calcext:value-type="float">
            <text:p>49588.1031</text:p>
          </table:table-cell>
          <table:table-cell office:value-type="float" office:value="0.5696180931595" calcext:value-type="float">
            <text:p>0.56961809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416188.2113" calcext:value-type="float">
            <text:p>416188.211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LEE-A470</text:p>
          </table:table-cell>
          <table:table-cell office:value-type="string" calcext:value-type="string">
            <text:p>SLEE</text:p>
          </table:table-cell>
          <table:table-cell office:value-type="string" calcext:value-type="string">
            <text:p>39,875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7963" calcext:value-type="float">
            <text:p>47963</text:p>
          </table:table-cell>
          <table:table-cell office:value-type="float" office:value="107.2" calcext:value-type="float">
            <text:p>107.2</text:p>
          </table:table-cell>
          <table:table-cell office:value-type="float" office:value="3587.5869" calcext:value-type="float">
            <text:p>3587.5869</text:p>
          </table:table-cell>
          <table:table-cell office:value-type="float" office:value="0.074799051352084" calcext:value-type="float">
            <text:p>0.074799051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7681" calcext:value-type="float">
            <text:p>47681</text:p>
          </table:table-cell>
          <table:table-cell office:value-type="float" office:value="130.13" calcext:value-type="float">
            <text:p>130.13</text:p>
          </table:table-cell>
          <table:table-cell office:value-type="float" office:value="2898.3262" calcext:value-type="float">
            <text:p>2898.3262</text:p>
          </table:table-cell>
          <table:table-cell office:value-type="float" office:value="0.060785767915941" calcext:value-type="float">
            <text:p>0.06078576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53413" calcext:value-type="float">
            <text:p>53413</text:p>
          </table:table-cell>
          <table:table-cell office:value-type="float" office:value="130.27" calcext:value-type="float">
            <text:p>130.27</text:p>
          </table:table-cell>
          <table:table-cell office:value-type="float" office:value="3468.2417" calcext:value-type="float">
            <text:p>3468.2417</text:p>
          </table:table-cell>
          <table:table-cell office:value-type="float" office:value="0.064932538895026" calcext:value-type="float">
            <text:p>0.06493253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56569" calcext:value-type="float">
            <text:p>56569</text:p>
          </table:table-cell>
          <table:table-cell office:value-type="float" office:value="143.72" calcext:value-type="float">
            <text:p>143.72</text:p>
          </table:table-cell>
          <table:table-cell office:value-type="float" office:value="3399.0157" calcext:value-type="float">
            <text:p>3399.0157</text:p>
          </table:table-cell>
          <table:table-cell office:value-type="float" office:value="0.060086190316251" calcext:value-type="float">
            <text:p>0.06008619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66377" calcext:value-type="float">
            <text:p>66377</text:p>
          </table:table-cell>
          <table:table-cell office:value-type="float" office:value="236.58" calcext:value-type="float">
            <text:p>236.58</text:p>
          </table:table-cell>
          <table:table-cell office:value-type="float" office:value="4727.5487" calcext:value-type="float">
            <text:p>4727.5487</text:p>
          </table:table-cell>
          <table:table-cell office:value-type="float" office:value="0.071222693101526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78823" calcext:value-type="float">
            <text:p>78823</text:p>
          </table:table-cell>
          <table:table-cell office:value-type="float" office:value="172.98" calcext:value-type="float">
            <text:p>172.98</text:p>
          </table:table-cell>
          <table:table-cell office:value-type="float" office:value="5346.9404" calcext:value-type="float">
            <text:p>5346.9404</text:p>
          </table:table-cell>
          <table:table-cell office:value-type="float" office:value="0.067834774114154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90796" calcext:value-type="float">
            <text:p>90796</text:p>
          </table:table-cell>
          <table:table-cell office:value-type="float" office:value="192.95" calcext:value-type="float">
            <text:p>192.95</text:p>
          </table:table-cell>
          <table:table-cell office:value-type="float" office:value="11221.0394" calcext:value-type="float">
            <text:p>11221.0394</text:p>
          </table:table-cell>
          <table:table-cell office:value-type="float" office:value="0.12358517335565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87808" calcext:value-type="float">
            <text:p>87808</text:p>
          </table:table-cell>
          <table:table-cell office:value-type="float" office:value="259.8" calcext:value-type="float">
            <text:p>259.8</text:p>
          </table:table-cell>
          <table:table-cell office:value-type="float" office:value="8284.78" calcext:value-type="float">
            <text:p>8284.78</text:p>
          </table:table-cell>
          <table:table-cell office:value-type="float" office:value="0.094351084183673" calcext:value-type="float">
            <text:p>0.09435108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87638" calcext:value-type="float">
            <text:p>87638</text:p>
          </table:table-cell>
          <table:table-cell office:value-type="float" office:value="186.58" calcext:value-type="float">
            <text:p>186.58</text:p>
          </table:table-cell>
          <table:table-cell office:value-type="float" office:value="8179.159" calcext:value-type="float">
            <text:p>8179.159</text:p>
          </table:table-cell>
          <table:table-cell office:value-type="float" office:value="0.093328909833634" calcext:value-type="float">
            <text:p>0.09332890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63317" calcext:value-type="float">
            <text:p>63317</text:p>
          </table:table-cell>
          <table:table-cell office:value-type="float" office:value="153.47" calcext:value-type="float">
            <text:p>153.47</text:p>
          </table:table-cell>
          <table:table-cell office:value-type="float" office:value="4713.8047" calcext:value-type="float">
            <text:p>4713.8047</text:p>
          </table:table-cell>
          <table:table-cell office:value-type="float" office:value="0.074447694931851" calcext:value-type="float">
            <text:p>0.074447694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9027" calcext:value-type="float">
            <text:p>59027</text:p>
          </table:table-cell>
          <table:table-cell office:value-type="float" office:value="156.95" calcext:value-type="float">
            <text:p>156.95</text:p>
          </table:table-cell>
          <table:table-cell office:value-type="float" office:value="5209.446" calcext:value-type="float">
            <text:p>5209.446</text:p>
          </table:table-cell>
          <table:table-cell office:value-type="float" office:value="0.088255306893456" calcext:value-type="float">
            <text:p>0.08825530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54466" calcext:value-type="float">
            <text:p>54466</text:p>
          </table:table-cell>
          <table:table-cell office:value-type="float" office:value="132.01" calcext:value-type="float">
            <text:p>132.01</text:p>
          </table:table-cell>
          <table:table-cell office:value-type="float" office:value="4334.8391" calcext:value-type="float">
            <text:p>4334.8391</text:p>
          </table:table-cell>
          <table:table-cell office:value-type="float" office:value="0.079587983329049" calcext:value-type="float">
            <text:p>0.07958798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93878" calcext:value-type="float">
            <text:p>793878</text:p>
          </table:table-cell>
          <table:table-cell/>
          <table:table-cell office:value-type="float" office:value="65370.7278" calcext:value-type="float">
            <text:p>65370.7278</text:p>
          </table:table-cell>
          <table:table-cell office:value-type="float" office:value="0.082343543718304" calcext:value-type="float">
            <text:p>0.08234354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65370.7278" calcext:value-type="float">
            <text:p>65370.727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OL201-A601-A202</text:p>
          </table:table-cell>
          <table:table-cell office:value-type="string" calcext:value-type="string">
            <text:p>South Lake Village</text:p>
          </table:table-cell>
          <table:table-cell office:value-type="string" calcext:value-type="string">
            <text:p>246,797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48109" calcext:value-type="float">
            <text:p>148109</text:p>
          </table:table-cell>
          <table:table-cell office:value-type="float" office:value="459.86" calcext:value-type="float">
            <text:p>459.86</text:p>
          </table:table-cell>
          <table:table-cell office:value-type="float" office:value="11078.413" calcext:value-type="float">
            <text:p>11078.413</text:p>
          </table:table-cell>
          <table:table-cell office:value-type="float" office:value="0.074799053399861" calcext:value-type="float">
            <text:p>0.07479905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41793" calcext:value-type="float">
            <text:p>141793</text:p>
          </table:table-cell>
          <table:table-cell office:value-type="float" office:value="503.11" calcext:value-type="float">
            <text:p>503.11</text:p>
          </table:table-cell>
          <table:table-cell office:value-type="float" office:value="8618.9963" calcext:value-type="float">
            <text:p>8618.9963</text:p>
          </table:table-cell>
          <table:table-cell office:value-type="float" office:value="0.060785767280472" calcext:value-type="float">
            <text:p>0.0607857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50015" calcext:value-type="float">
            <text:p>150015</text:p>
          </table:table-cell>
          <table:table-cell office:value-type="float" office:value="524.57" calcext:value-type="float">
            <text:p>524.57</text:p>
          </table:table-cell>
          <table:table-cell office:value-type="float" office:value="9740.8548" calcext:value-type="float">
            <text:p>9740.8548</text:p>
          </table:table-cell>
          <table:table-cell office:value-type="float" office:value="0.064932538746125" calcext:value-type="float">
            <text:p>0.06493253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36524" calcext:value-type="float">
            <text:p>136524</text:p>
          </table:table-cell>
          <table:table-cell office:value-type="float" office:value="436.29" calcext:value-type="float">
            <text:p>436.29</text:p>
          </table:table-cell>
          <table:table-cell office:value-type="float" office:value="8203.2071" calcext:value-type="float">
            <text:p>8203.2071</text:p>
          </table:table-cell>
          <table:table-cell office:value-type="float" office:value="0.060086190706396" calcext:value-type="float">
            <text:p>0.06008619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38799" calcext:value-type="float">
            <text:p>138799</text:p>
          </table:table-cell>
          <table:table-cell office:value-type="float" office:value="391.13" calcext:value-type="float">
            <text:p>391.13</text:p>
          </table:table-cell>
          <table:table-cell office:value-type="float" office:value="9885.6385" calcext:value-type="float">
            <text:p>9885.6385</text:p>
          </table:table-cell>
          <table:table-cell office:value-type="float" office:value="0.071222692526603" calcext:value-type="float">
            <text:p>0.07122269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43402" calcext:value-type="float">
            <text:p>143402</text:p>
          </table:table-cell>
          <table:table-cell office:value-type="float" office:value="410.66" calcext:value-type="float">
            <text:p>410.66</text:p>
          </table:table-cell>
          <table:table-cell office:value-type="float" office:value="9727.6424" calcext:value-type="float">
            <text:p>9727.6424</text:p>
          </table:table-cell>
          <table:table-cell office:value-type="float" office:value="0.067834774968271" calcext:value-type="float">
            <text:p>0.0678347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55582" calcext:value-type="float">
            <text:p>155582</text:p>
          </table:table-cell>
          <table:table-cell office:value-type="float" office:value="449.23" calcext:value-type="float">
            <text:p>449.23</text:p>
          </table:table-cell>
          <table:table-cell office:value-type="float" office:value="19227.6285" calcext:value-type="float">
            <text:p>19227.6285</text:p>
          </table:table-cell>
          <table:table-cell office:value-type="float" office:value="0.12358517373475" calcext:value-type="float">
            <text:p>0.12358517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60053" calcext:value-type="float">
            <text:p>160053</text:p>
          </table:table-cell>
          <table:table-cell office:value-type="float" office:value="452.23" calcext:value-type="float">
            <text:p>452.23</text:p>
          </table:table-cell>
          <table:table-cell office:value-type="float" office:value="15101.1741" calcext:value-type="float">
            <text:p>15101.1741</text:p>
          </table:table-cell>
          <table:table-cell office:value-type="float" office:value="0.094351084328316" calcext:value-type="float">
            <text:p>0.09435108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58797" calcext:value-type="float">
            <text:p>158797</text:p>
          </table:table-cell>
          <table:table-cell office:value-type="float" office:value="437.93" calcext:value-type="float">
            <text:p>437.93</text:p>
          </table:table-cell>
          <table:table-cell office:value-type="float" office:value="14820.3508" calcext:value-type="float">
            <text:p>14820.3508</text:p>
          </table:table-cell>
          <table:table-cell office:value-type="float" office:value="0.093328909236321" calcext:value-type="float">
            <text:p>0.09332890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31413" calcext:value-type="float">
            <text:p>131413</text:p>
          </table:table-cell>
          <table:table-cell office:value-type="float" office:value="366.48" calcext:value-type="float">
            <text:p>366.48</text:p>
          </table:table-cell>
          <table:table-cell office:value-type="float" office:value="9783.3949" calcext:value-type="float">
            <text:p>9783.3949</text:p>
          </table:table-cell>
          <table:table-cell office:value-type="float" office:value="0.074447694672521" calcext:value-type="float">
            <text:p>0.074447694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20477" calcext:value-type="float">
            <text:p>120477</text:p>
          </table:table-cell>
          <table:table-cell office:value-type="float" office:value="436.57" calcext:value-type="float">
            <text:p>436.57</text:p>
          </table:table-cell>
          <table:table-cell office:value-type="float" office:value="10632.7343" calcext:value-type="float">
            <text:p>10632.7343</text:p>
          </table:table-cell>
          <table:table-cell office:value-type="float" office:value="0.088255304331947" calcext:value-type="float">
            <text:p>0.08825530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14590" calcext:value-type="float">
            <text:p>114590</text:p>
          </table:table-cell>
          <table:table-cell office:value-type="float" office:value="407.41" calcext:value-type="float">
            <text:p>407.41</text:p>
          </table:table-cell>
          <table:table-cell office:value-type="float" office:value="9119.987" calcext:value-type="float">
            <text:p>9119.987</text:p>
          </table:table-cell>
          <table:table-cell office:value-type="float" office:value="0.079587983244611" calcext:value-type="float">
            <text:p>0.07958798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699554" calcext:value-type="float">
            <text:p>1699554</text:p>
          </table:table-cell>
          <table:table-cell/>
          <table:table-cell office:value-type="float" office:value="135940.0217" calcext:value-type="float">
            <text:p>135940.0217</text:p>
          </table:table-cell>
          <table:table-cell office:value-type="float" office:value="0.079985703131527" calcext:value-type="float">
            <text:p>0.0799857031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float" office:value="777.74" calcext:value-type="float">
            <text:p>777.74</text:p>
          </table:table-cell>
          <table:table-cell office:value-type="float" office:value="0.57102790014684" calcext:value-type="float">
            <text:p>0.5710279001</text:p>
          </table:table-cell>
          <table:table-cell office:value-type="string" calcext:value-type="string">
            <text:p>13-14: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663.01" calcext:value-type="float">
            <text:p>663.01</text:p>
          </table:table-cell>
          <table:table-cell office:value-type="float" office:value="0.54884933774834" calcext:value-type="float">
            <text:p>0.54884933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471" calcext:value-type="float">
            <text:p>3471</text:p>
          </table:table-cell>
          <table:table-cell/>
          <table:table-cell office:value-type="float" office:value="1837.94" calcext:value-type="float">
            <text:p>1837.94</text:p>
          </table:table-cell>
          <table:table-cell office:value-type="float" office:value="0.52951310861423" calcext:value-type="float">
            <text:p>0.52951310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5030" calcext:value-type="float">
            <text:p>5030</text:p>
          </table:table-cell>
          <table:table-cell/>
          <table:table-cell office:value-type="float" office:value="2610.25" calcext:value-type="float">
            <text:p>2610.25</text:p>
          </table:table-cell>
          <table:table-cell office:value-type="float" office:value="0.51893638170974" calcext:value-type="float">
            <text:p>0.518936381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8649" calcext:value-type="float">
            <text:p>8649</text:p>
          </table:table-cell>
          <table:table-cell/>
          <table:table-cell office:value-type="float" office:value="4287.42" calcext:value-type="float">
            <text:p>4287.42</text:p>
          </table:table-cell>
          <table:table-cell office:value-type="float" office:value="0.49571279916753" calcext:value-type="float">
            <text:p>0.49571279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2520" calcext:value-type="float">
            <text:p>12520</text:p>
          </table:table-cell>
          <table:table-cell/>
          <table:table-cell office:value-type="float" office:value="6661.13" calcext:value-type="float">
            <text:p>6661.13</text:p>
          </table:table-cell>
          <table:table-cell office:value-type="float" office:value="0.53203913738019" calcext:value-type="float">
            <text:p>0.532039137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3522" calcext:value-type="float">
            <text:p>13522</text:p>
          </table:table-cell>
          <table:table-cell/>
          <table:table-cell office:value-type="float" office:value="7638.15" calcext:value-type="float">
            <text:p>7638.15</text:p>
          </table:table-cell>
          <table:table-cell office:value-type="float" office:value="0.56486836266824" calcext:value-type="float">
            <text:p>0.56486836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4429" calcext:value-type="float">
            <text:p>14429</text:p>
          </table:table-cell>
          <table:table-cell/>
          <table:table-cell office:value-type="float" office:value="8835.65" calcext:value-type="float">
            <text:p>8835.65</text:p>
          </table:table-cell>
          <table:table-cell office:value-type="float" office:value="0.61235359345762" calcext:value-type="float">
            <text:p>0.61235359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3248" calcext:value-type="float">
            <text:p>13248</text:p>
          </table:table-cell>
          <table:table-cell/>
          <table:table-cell office:value-type="float" office:value="7717.29" calcext:value-type="float">
            <text:p>7717.29</text:p>
          </table:table-cell>
          <table:table-cell office:value-type="float" office:value="0.58252490942029" calcext:value-type="float">
            <text:p>0.58252490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8007" calcext:value-type="float">
            <text:p>8007</text:p>
          </table:table-cell>
          <table:table-cell/>
          <table:table-cell office:value-type="float" office:value="4970.86" calcext:value-type="float">
            <text:p>4970.86</text:p>
          </table:table-cell>
          <table:table-cell office:value-type="float" office:value="0.62081428749844" calcext:value-type="float">
            <text:p>0.62081428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4490" calcext:value-type="float">
            <text:p>4490</text:p>
          </table:table-cell>
          <table:table-cell/>
          <table:table-cell office:value-type="float" office:value="2798.73" calcext:value-type="float">
            <text:p>2798.73</text:p>
          </table:table-cell>
          <table:table-cell office:value-type="float" office:value="0.62332516703786" calcext:value-type="float">
            <text:p>0.6233251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864.68" calcext:value-type="float">
            <text:p>864.68</text:p>
          </table:table-cell>
          <table:table-cell office:value-type="float" office:value="0.64145400593472" calcext:value-type="float">
            <text:p>0.64145400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7284" calcext:value-type="float">
            <text:p>87284</text:p>
          </table:table-cell>
          <table:table-cell/>
          <table:table-cell office:value-type="float" office:value="49662.85" calcext:value-type="float">
            <text:p>49662.85</text:p>
          </table:table-cell>
          <table:table-cell office:value-type="float" office:value="0.56897999633381" calcext:value-type="float">
            <text:p>0.56897999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85602.8717" calcext:value-type="float">
            <text:p>185602.871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PINECOMPLEX-A230-A300-A320</text:p>
          </table:table-cell>
          <table:table-cell office:value-type="string" calcext:value-type="string">
            <text:p>Spine Complex - Capen, Norton,&amp; Talbert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783931" calcext:value-type="float">
            <text:p>783931</text:p>
          </table:table-cell>
          <table:table-cell office:value-type="float" office:value="0" calcext:value-type="float">
            <text:p>0</text:p>
          </table:table-cell>
          <table:table-cell office:value-type="float" office:value="57955.9509" calcext:value-type="float">
            <text:p>57955.9509</text:p>
          </table:table-cell>
          <table:table-cell office:value-type="float" office:value="0.073929913346965" calcext:value-type="float">
            <text:p>0.07392991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838483.18" calcext:value-type="float">
            <text:p>838483.18</text:p>
          </table:table-cell>
          <table:table-cell office:value-type="float" office:value="0" calcext:value-type="float">
            <text:p>0</text:p>
          </table:table-cell>
          <table:table-cell office:value-type="float" office:value="50488.2945" calcext:value-type="float">
            <text:p>50488.2945</text:p>
          </table:table-cell>
          <table:table-cell office:value-type="float" office:value="0.060213842930039" calcext:value-type="float">
            <text:p>0.06021384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796987.6" calcext:value-type="float">
            <text:p>796987.6</text:p>
          </table:table-cell>
          <table:table-cell office:value-type="float" office:value="0" calcext:value-type="float">
            <text:p>0</text:p>
          </table:table-cell>
          <table:table-cell office:value-type="float" office:value="51300.9919" calcext:value-type="float">
            <text:p>51300.9919</text:p>
          </table:table-cell>
          <table:table-cell office:value-type="float" office:value="0.064368619913283" calcext:value-type="float">
            <text:p>0.06436861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846848.22" calcext:value-type="float">
            <text:p>846848.22</text:p>
          </table:table-cell>
          <table:table-cell office:value-type="float" office:value="0" calcext:value-type="float">
            <text:p>0</text:p>
          </table:table-cell>
          <table:table-cell office:value-type="float" office:value="50622.976" calcext:value-type="float">
            <text:p>50622.976</text:p>
          </table:table-cell>
          <table:table-cell office:value-type="float" office:value="0.05977809813428" calcext:value-type="float">
            <text:p>0.05977809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899436.23" calcext:value-type="float">
            <text:p>899436.23</text:p>
          </table:table-cell>
          <table:table-cell office:value-type="float" office:value="0" calcext:value-type="float">
            <text:p>0</text:p>
          </table:table-cell>
          <table:table-cell office:value-type="float" office:value="63943.734" calcext:value-type="float">
            <text:p>63943.734</text:p>
          </table:table-cell>
          <table:table-cell office:value-type="float" office:value="0.071093126857921" calcext:value-type="float">
            <text:p>0.07109312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048915.97" calcext:value-type="float">
            <text:p>1048915.97</text:p>
          </table:table-cell>
          <table:table-cell office:value-type="float" office:value="0" calcext:value-type="float">
            <text:p>0</text:p>
          </table:table-cell>
          <table:table-cell office:value-type="float" office:value="71118.7234" calcext:value-type="float">
            <text:p>71118.7234</text:p>
          </table:table-cell>
          <table:table-cell office:value-type="float" office:value="0.067802117075212" calcext:value-type="float">
            <text:p>0.067802117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255879.89" calcext:value-type="float">
            <text:p>1255879.89</text:p>
          </table:table-cell>
          <table:table-cell office:value-type="float" office:value="0" calcext:value-type="float">
            <text:p>0</text:p>
          </table:table-cell>
          <table:table-cell office:value-type="float" office:value="155075.4171" calcext:value-type="float">
            <text:p>155075.4171</text:p>
          </table:table-cell>
          <table:table-cell office:value-type="float" office:value="0.12347949699234" calcext:value-type="float">
            <text:p>0.1234794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112577.91" calcext:value-type="float">
            <text:p>1112577.91</text:p>
          </table:table-cell>
          <table:table-cell office:value-type="float" office:value="0" calcext:value-type="float">
            <text:p>0</text:p>
          </table:table-cell>
          <table:table-cell office:value-type="float" office:value="104793.4843" calcext:value-type="float">
            <text:p>104793.4843</text:p>
          </table:table-cell>
          <table:table-cell office:value-type="float" office:value="0.094189794133159" calcext:value-type="float">
            <text:p>0.09418979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894521.13" calcext:value-type="float">
            <text:p>894521.13</text:p>
          </table:table-cell>
          <table:table-cell office:value-type="float" office:value="0" calcext:value-type="float">
            <text:p>0</text:p>
          </table:table-cell>
          <table:table-cell office:value-type="float" office:value="83083.1689" calcext:value-type="float">
            <text:p>83083.1689</text:p>
          </table:table-cell>
          <table:table-cell office:value-type="float" office:value="0.092880051810515" calcext:value-type="float">
            <text:p>0.0928800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020736.49" calcext:value-type="float">
            <text:p>1020736.49</text:p>
          </table:table-cell>
          <table:table-cell office:value-type="float" office:value="0" calcext:value-type="float">
            <text:p>0</text:p>
          </table:table-cell>
          <table:table-cell office:value-type="float" office:value="75437.1051" calcext:value-type="float">
            <text:p>75437.1051</text:p>
          </table:table-cell>
          <table:table-cell office:value-type="float" office:value="0.07390458344445" calcext:value-type="float">
            <text:p>0.07390458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995381.79" calcext:value-type="float">
            <text:p>995381.79</text:p>
          </table:table-cell>
          <table:table-cell office:value-type="float" office:value="0" calcext:value-type="float">
            <text:p>0</text:p>
          </table:table-cell>
          <table:table-cell office:value-type="float" office:value="86992.0197" calcext:value-type="float">
            <text:p>86992.0197</text:p>
          </table:table-cell>
          <table:table-cell office:value-type="float" office:value="0.087395631077398" calcext:value-type="float">
            <text:p>0.08739563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588885.19" calcext:value-type="float">
            <text:p>588885.19</text:p>
          </table:table-cell>
          <table:table-cell office:value-type="float" office:value="0" calcext:value-type="float">
            <text:p>0</text:p>
          </table:table-cell>
          <table:table-cell office:value-type="float" office:value="46166.8407" calcext:value-type="float">
            <text:p>46166.8407</text:p>
          </table:table-cell>
          <table:table-cell office:value-type="float" office:value="0.078397014365398" calcext:value-type="float">
            <text:p>0.07839701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1082584.6" calcext:value-type="float">
            <text:p>11082584.6</text:p>
          </table:table-cell>
          <table:table-cell/>
          <table:table-cell office:value-type="float" office:value="896978.7065" calcext:value-type="float">
            <text:p>896978.7065</text:p>
          </table:table-cell>
          <table:table-cell office:value-type="float" office:value="0.08093587722308" calcext:value-type="float">
            <text:p>0.0809358772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165.5987" calcext:value-type="float">
            <text:p>165.5987</text:p>
          </table:table-cell>
          <table:table-cell office:value-type="float" office:value="0.57103" calcext:value-type="float">
            <text:p>0.57103</text:p>
          </table:table-cell>
          <table:table-cell office:value-type="string" calcext:value-type="string">
            <text:p>11-12: Began using 2 lrg gas boiler / Heating Fans, increased ngas usage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241.492" calcext:value-type="float">
            <text:p>241.492</text:p>
          </table:table-cell>
          <table:table-cell office:value-type="float" office:value="0.54884545454545" calcext:value-type="float">
            <text:p>0.54884545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338.8892" calcext:value-type="float">
            <text:p>338.8892</text:p>
          </table:table-cell>
          <table:table-cell office:value-type="float" office:value="0.529514375" calcext:value-type="float">
            <text:p>0.5295143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768.0249" calcext:value-type="float">
            <text:p>768.0249</text:p>
          </table:table-cell>
          <table:table-cell office:value-type="float" office:value="0.51893574324324" calcext:value-type="float">
            <text:p>0.51893574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4960" calcext:value-type="float">
            <text:p>4960</text:p>
          </table:table-cell>
          <table:table-cell/>
          <table:table-cell office:value-type="float" office:value="2458.7332" calcext:value-type="float">
            <text:p>2458.7332</text:p>
          </table:table-cell>
          <table:table-cell office:value-type="float" office:value="0.49571233870968" calcext:value-type="float">
            <text:p>0.49571233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790" calcext:value-type="float">
            <text:p>4790</text:p>
          </table:table-cell>
          <table:table-cell/>
          <table:table-cell office:value-type="float" office:value="2548.4661" calcext:value-type="float">
            <text:p>2548.4661</text:p>
          </table:table-cell>
          <table:table-cell office:value-type="float" office:value="0.53203885177453" calcext:value-type="float">
            <text:p>0.5320388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2886.4789" calcext:value-type="float">
            <text:p>2886.4789</text:p>
          </table:table-cell>
          <table:table-cell office:value-type="float" office:value="0.56486866927593" calcext:value-type="float">
            <text:p>0.56486866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980" calcext:value-type="float">
            <text:p>4980</text:p>
          </table:table-cell>
          <table:table-cell/>
          <table:table-cell office:value-type="float" office:value="3049.5197" calcext:value-type="float">
            <text:p>3049.5197</text:p>
          </table:table-cell>
          <table:table-cell office:value-type="float" office:value="0.61235335341365" calcext:value-type="float">
            <text:p>0.61235335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6250" calcext:value-type="float">
            <text:p>6250</text:p>
          </table:table-cell>
          <table:table-cell/>
          <table:table-cell office:value-type="float" office:value="3640.781" calcext:value-type="float">
            <text:p>3640.781</text:p>
          </table:table-cell>
          <table:table-cell office:value-type="float" office:value="0.58252496" calcext:value-type="float">
            <text:p>0.582524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5070" calcext:value-type="float">
            <text:p>5070</text:p>
          </table:table-cell>
          <table:table-cell/>
          <table:table-cell office:value-type="float" office:value="3147.5266" calcext:value-type="float">
            <text:p>3147.5266</text:p>
          </table:table-cell>
          <table:table-cell office:value-type="float" office:value="0.62081392504931" calcext:value-type="float">
            <text:p>0.6208139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2100.6087" calcext:value-type="float">
            <text:p>2100.6087</text:p>
          </table:table-cell>
          <table:table-cell office:value-type="float" office:value="0.62332602373887" calcext:value-type="float">
            <text:p>0.62332602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391.2847" calcext:value-type="float">
            <text:p>391.2847</text:p>
          </table:table-cell>
          <table:table-cell office:value-type="float" office:value="0.64145032786885" calcext:value-type="float">
            <text:p>0.64145032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7990" calcext:value-type="float">
            <text:p>37990</text:p>
          </table:table-cell>
          <table:table-cell/>
          <table:table-cell office:value-type="float" office:value="21737.4037" calcext:value-type="float">
            <text:p>21737.4037</text:p>
          </table:table-cell>
          <table:table-cell office:value-type="float" office:value="0.57218751513556" calcext:value-type="float">
            <text:p>0.57218751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918716.1102" calcext:value-type="float">
            <text:p>918716.110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PLDNG-A146</text:p>
          </table:table-cell>
          <table:table-cell office:value-type="string" calcext:value-type="string">
            <text:p>SPAULDING</text:p>
          </table:table-cell>
          <table:table-cell office:value-type="string" calcext:value-type="string">
            <text:p>145,329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27856" calcext:value-type="float">
            <text:p>127856</text:p>
          </table:table-cell>
          <table:table-cell office:value-type="float" office:value="284.8" calcext:value-type="float">
            <text:p>284.8</text:p>
          </table:table-cell>
          <table:table-cell office:value-type="float" office:value="9563.5076" calcext:value-type="float">
            <text:p>9563.5076</text:p>
          </table:table-cell>
          <table:table-cell office:value-type="float" office:value="0.074799052058566" calcext:value-type="float">
            <text:p>0.07479905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24748" calcext:value-type="float">
            <text:p>124748</text:p>
          </table:table-cell>
          <table:table-cell office:value-type="float" office:value="319.51" calcext:value-type="float">
            <text:p>319.51</text:p>
          </table:table-cell>
          <table:table-cell office:value-type="float" office:value="7582.903" calcext:value-type="float">
            <text:p>7582.903</text:p>
          </table:table-cell>
          <table:table-cell office:value-type="float" office:value="0.060785768108507" calcext:value-type="float">
            <text:p>0.06078576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48000" calcext:value-type="float">
            <text:p>148000</text:p>
          </table:table-cell>
          <table:table-cell office:value-type="float" office:value="339.87" calcext:value-type="float">
            <text:p>339.87</text:p>
          </table:table-cell>
          <table:table-cell office:value-type="float" office:value="9610.0159" calcext:value-type="float">
            <text:p>9610.0159</text:p>
          </table:table-cell>
          <table:table-cell office:value-type="float" office:value="0.064932539864865" calcext:value-type="float">
            <text:p>0.06493253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99521" calcext:value-type="float">
            <text:p>199521</text:p>
          </table:table-cell>
          <table:table-cell office:value-type="float" office:value="602.72" calcext:value-type="float">
            <text:p>602.72</text:p>
          </table:table-cell>
          <table:table-cell office:value-type="float" office:value="11988.4568" calcext:value-type="float">
            <text:p>11988.4568</text:p>
          </table:table-cell>
          <table:table-cell office:value-type="float" office:value="0.06008619042607" calcext:value-type="float">
            <text:p>0.0600861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58633" calcext:value-type="float">
            <text:p>358633</text:p>
          </table:table-cell>
          <table:table-cell office:value-type="float" office:value="827.16" calcext:value-type="float">
            <text:p>827.16</text:p>
          </table:table-cell>
          <table:table-cell office:value-type="float" office:value="25542.8081" calcext:value-type="float">
            <text:p>25542.8081</text:p>
          </table:table-cell>
          <table:table-cell office:value-type="float" office:value="0.071222693115246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41487" calcext:value-type="float">
            <text:p>441487</text:p>
          </table:table-cell>
          <table:table-cell office:value-type="float" office:value="959.18" calcext:value-type="float">
            <text:p>959.18</text:p>
          </table:table-cell>
          <table:table-cell office:value-type="float" office:value="29948.171" calcext:value-type="float">
            <text:p>29948.171</text:p>
          </table:table-cell>
          <table:table-cell office:value-type="float" office:value="0.067834774296865" calcext:value-type="float">
            <text:p>0.06783477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541909" calcext:value-type="float">
            <text:p>541909</text:p>
          </table:table-cell>
          <table:table-cell office:value-type="float" office:value="1107.92" calcext:value-type="float">
            <text:p>1107.92</text:p>
          </table:table-cell>
          <table:table-cell office:value-type="float" office:value="66971.9177" calcext:value-type="float">
            <text:p>66971.9177</text:p>
          </table:table-cell>
          <table:table-cell office:value-type="float" office:value="0.12358517334091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513104" calcext:value-type="float">
            <text:p>513104</text:p>
          </table:table-cell>
          <table:table-cell office:value-type="float" office:value="1053.22" calcext:value-type="float">
            <text:p>1053.22</text:p>
          </table:table-cell>
          <table:table-cell office:value-type="float" office:value="48411.9185" calcext:value-type="float">
            <text:p>48411.9185</text:p>
          </table:table-cell>
          <table:table-cell office:value-type="float" office:value="0.094351083795878" calcext:value-type="float">
            <text:p>0.09435108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457132" calcext:value-type="float">
            <text:p>457132</text:p>
          </table:table-cell>
          <table:table-cell office:value-type="float" office:value="1011.38" calcext:value-type="float">
            <text:p>1011.38</text:p>
          </table:table-cell>
          <table:table-cell office:value-type="float" office:value="42663.6313" calcext:value-type="float">
            <text:p>42663.6313</text:p>
          </table:table-cell>
          <table:table-cell office:value-type="float" office:value="0.093328910030363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57135" calcext:value-type="float">
            <text:p>257135</text:p>
          </table:table-cell>
          <table:table-cell office:value-type="float" office:value="673.8" calcext:value-type="float">
            <text:p>673.8</text:p>
          </table:table-cell>
          <table:table-cell office:value-type="float" office:value="19143.1081" calcext:value-type="float">
            <text:p>19143.1081</text:p>
          </table:table-cell>
          <table:table-cell office:value-type="float" office:value="0.074447695179575" calcext:value-type="float">
            <text:p>0.07444769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39085" calcext:value-type="float">
            <text:p>139085</text:p>
          </table:table-cell>
          <table:table-cell office:value-type="float" office:value="502.55" calcext:value-type="float">
            <text:p>502.55</text:p>
          </table:table-cell>
          <table:table-cell office:value-type="float" office:value="12274.9893" calcext:value-type="float">
            <text:p>12274.9893</text:p>
          </table:table-cell>
          <table:table-cell office:value-type="float" office:value="0.088255306467268" calcext:value-type="float">
            <text:p>0.08825530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66462" calcext:value-type="float">
            <text:p>66462</text:p>
          </table:table-cell>
          <table:table-cell office:value-type="float" office:value="175.87" calcext:value-type="float">
            <text:p>175.87</text:p>
          </table:table-cell>
          <table:table-cell office:value-type="float" office:value="5289.5766" calcext:value-type="float">
            <text:p>5289.5766</text:p>
          </table:table-cell>
          <table:table-cell office:value-type="float" office:value="0.079587984111221" calcext:value-type="float">
            <text:p>0.07958798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375072" calcext:value-type="float">
            <text:p>3375072</text:p>
          </table:table-cell>
          <table:table-cell/>
          <table:table-cell office:value-type="float" office:value="288991.0039" calcext:value-type="float">
            <text:p>288991.0039</text:p>
          </table:table-cell>
          <table:table-cell office:value-type="float" office:value="0.08562513744892" calcext:value-type="float">
            <text:p>0.0856251374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-14: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8419" calcext:value-type="float">
            <text:p>3.8419</text:p>
          </table:table-cell>
          <table:table-cell office:value-type="float" office:value="0.54884285714286" calcext:value-type="float">
            <text:p>0.548842857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1.2414" calcext:value-type="float">
            <text:p>31.2414</text:p>
          </table:table-cell>
          <table:table-cell office:value-type="float" office:value="0.52951525423729" calcext:value-type="float">
            <text:p>0.52951525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7.3214" calcext:value-type="float">
            <text:p>77.3214</text:p>
          </table:table-cell>
          <table:table-cell office:value-type="float" office:value="0.5189355704698" calcext:value-type="float">
            <text:p>0.51893557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91.2111" calcext:value-type="float">
            <text:p>91.2111</text:p>
          </table:table-cell>
          <table:table-cell office:value-type="float" office:value="0.4957125" calcext:value-type="float">
            <text:p>0.49571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2.7806" calcext:value-type="float">
            <text:p>62.7806</text:p>
          </table:table-cell>
          <table:table-cell office:value-type="float" office:value="0.53203898305085" calcext:value-type="float">
            <text:p>0.53203898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92.6385" calcext:value-type="float">
            <text:p>92.6385</text:p>
          </table:table-cell>
          <table:table-cell office:value-type="float" office:value="0.56486890243902" calcext:value-type="float">
            <text:p>0.56486890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.3088" calcext:value-type="float">
            <text:p>15.3088</text:p>
          </table:table-cell>
          <table:table-cell office:value-type="float" office:value="0.612352" calcext:value-type="float">
            <text:p>0.6123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.233" calcext:value-type="float">
            <text:p>12.233</text:p>
          </table:table-cell>
          <table:table-cell office:value-type="float" office:value="0.58252380952381" calcext:value-type="float">
            <text:p>0.58252380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.1747" calcext:value-type="float">
            <text:p>11.1747</text:p>
          </table:table-cell>
          <table:table-cell office:value-type="float" office:value="0.62081666666667" calcext:value-type="float">
            <text:p>0.62081666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1166" calcext:value-type="float">
            <text:p>3.1166</text:p>
          </table:table-cell>
          <table:table-cell office:value-type="float" office:value="0.62332" calcext:value-type="float">
            <text:p>0.623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400.868" calcext:value-type="float">
            <text:p>400.868</text:p>
          </table:table-cell>
          <table:table-cell office:value-type="float" office:value="0.53449066666667" calcext:value-type="float">
            <text:p>0.53449066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89391.8719" calcext:value-type="float">
            <text:p>289391.871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TADIM-A600</text:p>
          </table:table-cell>
          <table:table-cell office:value-type="string" calcext:value-type="string">
            <text:p>UB STADIUM</text:p>
          </table:table-cell>
          <table:table-cell office:value-type="string" calcext:value-type="string">
            <text:p>147,939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83103" calcext:value-type="float">
            <text:p>83103</text:p>
          </table:table-cell>
          <table:table-cell office:value-type="float" office:value="308.01" calcext:value-type="float">
            <text:p>308.01</text:p>
          </table:table-cell>
          <table:table-cell office:value-type="float" office:value="6216.0256" calcext:value-type="float">
            <text:p>6216.0256</text:p>
          </table:table-cell>
          <table:table-cell office:value-type="float" office:value="0.074799051779117" calcext:value-type="float">
            <text:p>0.0747990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00098" calcext:value-type="float">
            <text:p>100098</text:p>
          </table:table-cell>
          <table:table-cell office:value-type="float" office:value="616.8" calcext:value-type="float">
            <text:p>616.8</text:p>
          </table:table-cell>
          <table:table-cell office:value-type="float" office:value="6084.5338" calcext:value-type="float">
            <text:p>6084.5338</text:p>
          </table:table-cell>
          <table:table-cell office:value-type="float" office:value="0.060785767947412" calcext:value-type="float">
            <text:p>0.06078576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28543" calcext:value-type="float">
            <text:p>128543</text:p>
          </table:table-cell>
          <table:table-cell office:value-type="float" office:value="744.4" calcext:value-type="float">
            <text:p>744.4</text:p>
          </table:table-cell>
          <table:table-cell office:value-type="float" office:value="8346.6234" calcext:value-type="float">
            <text:p>8346.6234</text:p>
          </table:table-cell>
          <table:table-cell office:value-type="float" office:value="0.064932539305913" calcext:value-type="float">
            <text:p>0.06493253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42535" calcext:value-type="float">
            <text:p>142535</text:p>
          </table:table-cell>
          <table:table-cell office:value-type="float" office:value="829.71" calcext:value-type="float">
            <text:p>829.71</text:p>
          </table:table-cell>
          <table:table-cell office:value-type="float" office:value="8564.3852" calcext:value-type="float">
            <text:p>8564.3852</text:p>
          </table:table-cell>
          <table:table-cell office:value-type="float" office:value="0.060086190760164" calcext:value-type="float">
            <text:p>0.06008619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40999" calcext:value-type="float">
            <text:p>140999</text:p>
          </table:table-cell>
          <table:table-cell office:value-type="float" office:value="855.54" calcext:value-type="float">
            <text:p>855.54</text:p>
          </table:table-cell>
          <table:table-cell office:value-type="float" office:value="10042.3285" calcext:value-type="float">
            <text:p>10042.3285</text:p>
          </table:table-cell>
          <table:table-cell office:value-type="float" office:value="0.071222693068745" calcext:value-type="float">
            <text:p>0.07122269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13303" calcext:value-type="float">
            <text:p>113303</text:p>
          </table:table-cell>
          <table:table-cell office:value-type="float" office:value="371.39" calcext:value-type="float">
            <text:p>371.39</text:p>
          </table:table-cell>
          <table:table-cell office:value-type="float" office:value="7685.8834" calcext:value-type="float">
            <text:p>7685.8834</text:p>
          </table:table-cell>
          <table:table-cell office:value-type="float" office:value="0.067834774013045" calcext:value-type="float">
            <text:p>0.06783477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28926" calcext:value-type="float">
            <text:p>128926</text:p>
          </table:table-cell>
          <table:table-cell office:value-type="float" office:value="318.97" calcext:value-type="float">
            <text:p>318.97</text:p>
          </table:table-cell>
          <table:table-cell office:value-type="float" office:value="15933.3421" calcext:value-type="float">
            <text:p>15933.3421</text:p>
          </table:table-cell>
          <table:table-cell office:value-type="float" office:value="0.12358517366551" calcext:value-type="float">
            <text:p>0.12358517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20439" calcext:value-type="float">
            <text:p>120439</text:p>
          </table:table-cell>
          <table:table-cell office:value-type="float" office:value="275.03" calcext:value-type="float">
            <text:p>275.03</text:p>
          </table:table-cell>
          <table:table-cell office:value-type="float" office:value="11363.5502" calcext:value-type="float">
            <text:p>11363.5502</text:p>
          </table:table-cell>
          <table:table-cell office:value-type="float" office:value="0.094351083951212" calcext:value-type="float">
            <text:p>0.0943510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26534" calcext:value-type="float">
            <text:p>126534</text:p>
          </table:table-cell>
          <table:table-cell office:value-type="float" office:value="380.79" calcext:value-type="float">
            <text:p>380.79</text:p>
          </table:table-cell>
          <table:table-cell office:value-type="float" office:value="11809.2803" calcext:value-type="float">
            <text:p>11809.2803</text:p>
          </table:table-cell>
          <table:table-cell office:value-type="float" office:value="0.09332891001628" calcext:value-type="float">
            <text:p>0.093328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08032" calcext:value-type="float">
            <text:p>108032</text:p>
          </table:table-cell>
          <table:table-cell office:value-type="float" office:value="394.07" calcext:value-type="float">
            <text:p>394.07</text:p>
          </table:table-cell>
          <table:table-cell office:value-type="float" office:value="8042.7335" calcext:value-type="float">
            <text:p>8042.7335</text:p>
          </table:table-cell>
          <table:table-cell office:value-type="float" office:value="0.074447696053021" calcext:value-type="float">
            <text:p>0.07444769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76986" calcext:value-type="float">
            <text:p>76986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94.423" calcext:value-type="float">
            <text:p>6794.423</text:p>
          </table:table-cell>
          <table:table-cell office:value-type="float" office:value="0.088255306159561" calcext:value-type="float">
            <text:p>0.08825530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82528" calcext:value-type="float">
            <text:p>82528</text:p>
          </table:table-cell>
          <table:table-cell office:value-type="float" office:value="485.54" calcext:value-type="float">
            <text:p>485.54</text:p>
          </table:table-cell>
          <table:table-cell office:value-type="float" office:value="6568.2371" calcext:value-type="float">
            <text:p>6568.2371</text:p>
          </table:table-cell>
          <table:table-cell office:value-type="float" office:value="0.079587983472276" calcext:value-type="float">
            <text:p>0.07958798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352026" calcext:value-type="float">
            <text:p>1352026</text:p>
          </table:table-cell>
          <table:table-cell/>
          <table:table-cell office:value-type="float" office:value="107451.3461" calcext:value-type="float">
            <text:p>107451.3461</text:p>
          </table:table-cell>
          <table:table-cell office:value-type="float" office:value="0.079474319354805" calcext:value-type="float">
            <text:p>0.0794743194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83.3007" calcext:value-type="float">
            <text:p>183.3007</text:p>
          </table:table-cell>
          <table:table-cell office:value-type="float" office:value="0.57103021806854" calcext:value-type="float">
            <text:p>0.5710302181</text:p>
          </table:table-cell>
          <table:table-cell office:value-type="string" calcext:value-type="string">
            <text:p>13-14: very cold win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7.9574" calcext:value-type="float">
            <text:p>257.9574</text:p>
          </table:table-cell>
          <table:table-cell office:value-type="float" office:value="0.54884553191489" calcext:value-type="float">
            <text:p>0.54884553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577.7003" calcext:value-type="float">
            <text:p>577.7003</text:p>
          </table:table-cell>
          <table:table-cell office:value-type="float" office:value="0.52951448212649" calcext:value-type="float">
            <text:p>0.52951448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401" calcext:value-type="float">
            <text:p>2401</text:p>
          </table:table-cell>
          <table:table-cell/>
          <table:table-cell office:value-type="float" office:value="1245.9647" calcext:value-type="float">
            <text:p>1245.9647</text:p>
          </table:table-cell>
          <table:table-cell office:value-type="float" office:value="0.51893573511037" calcext:value-type="float">
            <text:p>0.51893573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5938" calcext:value-type="float">
            <text:p>5938</text:p>
          </table:table-cell>
          <table:table-cell/>
          <table:table-cell office:value-type="float" office:value="2943.5399" calcext:value-type="float">
            <text:p>2943.5399</text:p>
          </table:table-cell>
          <table:table-cell office:value-type="float" office:value="0.49571234422364" calcext:value-type="float">
            <text:p>0.49571234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9501" calcext:value-type="float">
            <text:p>9501</text:p>
          </table:table-cell>
          <table:table-cell/>
          <table:table-cell office:value-type="float" office:value="5054.9012" calcext:value-type="float">
            <text:p>5054.9012</text:p>
          </table:table-cell>
          <table:table-cell office:value-type="float" office:value="0.53203885906747" calcext:value-type="float">
            <text:p>0.53203885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1455" calcext:value-type="float">
            <text:p>11455</text:p>
          </table:table-cell>
          <table:table-cell/>
          <table:table-cell office:value-type="float" office:value="6470.5707" calcext:value-type="float">
            <text:p>6470.5707</text:p>
          </table:table-cell>
          <table:table-cell office:value-type="float" office:value="0.56486867743344" calcext:value-type="float">
            <text:p>0.564868677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452" calcext:value-type="float">
            <text:p>9452</text:p>
          </table:table-cell>
          <table:table-cell/>
          <table:table-cell office:value-type="float" office:value="5787.964" calcext:value-type="float">
            <text:p>5787.964</text:p>
          </table:table-cell>
          <table:table-cell office:value-type="float" office:value="0.61235336436733" calcext:value-type="float">
            <text:p>0.61235336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8305" calcext:value-type="float">
            <text:p>8305</text:p>
          </table:table-cell>
          <table:table-cell/>
          <table:table-cell office:value-type="float" office:value="4837.8699" calcext:value-type="float">
            <text:p>4837.8699</text:p>
          </table:table-cell>
          <table:table-cell office:value-type="float" office:value="0.58252497290789" calcext:value-type="float">
            <text:p>0.58252497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165.399" calcext:value-type="float">
            <text:p>2165.399</text:p>
          </table:table-cell>
          <table:table-cell office:value-type="float" office:value="0.62081393348624" calcext:value-type="float">
            <text:p>0.62081393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668.8288" calcext:value-type="float">
            <text:p>668.8288</text:p>
          </table:table-cell>
          <table:table-cell office:value-type="float" office:value="0.62332600186393" calcext:value-type="float">
            <text:p>0.62332600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1.1522" calcext:value-type="float">
            <text:p>191.1522</text:p>
          </table:table-cell>
          <table:table-cell office:value-type="float" office:value="0.64145033557047" calcext:value-type="float">
            <text:p>0.64145033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3793" calcext:value-type="float">
            <text:p>53793</text:p>
          </table:table-cell>
          <table:table-cell/>
          <table:table-cell office:value-type="float" office:value="30385.1488" calcext:value-type="float">
            <text:p>30385.1488</text:p>
          </table:table-cell>
          <table:table-cell office:value-type="float" office:value="0.56485321138438" calcext:value-type="float">
            <text:p>0.56485321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37836.4949" calcext:value-type="float">
            <text:p>137836.494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TATLR-A310</text:p>
          </table:table-cell>
          <table:table-cell office:value-type="string" calcext:value-type="string">
            <text:p>STATLER</text:p>
          </table:table-cell>
          <table:table-cell office:value-type="string" calcext:value-type="string">
            <text:p>56,940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33897" calcext:value-type="float">
            <text:p>133897</text:p>
          </table:table-cell>
          <table:table-cell office:value-type="float" office:value="64.96" calcext:value-type="float">
            <text:p>64.96</text:p>
          </table:table-cell>
          <table:table-cell office:value-type="float" office:value="10015.3686" calcext:value-type="float">
            <text:p>10015.3686</text:p>
          </table:table-cell>
          <table:table-cell office:value-type="float" office:value="0.074799051509743" calcext:value-type="float">
            <text:p>0.07479905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60987" calcext:value-type="float">
            <text:p>160987</text:p>
          </table:table-cell>
          <table:table-cell office:value-type="float" office:value="56.51" calcext:value-type="float">
            <text:p>56.51</text:p>
          </table:table-cell>
          <table:table-cell office:value-type="float" office:value="9785.7185" calcext:value-type="float">
            <text:p>9785.7185</text:p>
          </table:table-cell>
          <table:table-cell office:value-type="float" office:value="0.060785768416083" calcext:value-type="float">
            <text:p>0.06078576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10231" calcext:value-type="float">
            <text:p>210231</text:p>
          </table:table-cell>
          <table:table-cell office:value-type="float" office:value="646.38" calcext:value-type="float">
            <text:p>646.38</text:p>
          </table:table-cell>
          <table:table-cell office:value-type="float" office:value="13650.835" calcext:value-type="float">
            <text:p>13650.835</text:p>
          </table:table-cell>
          <table:table-cell office:value-type="float" office:value="0.064932550385053" calcext:value-type="float">
            <text:p>0.06493255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27766" calcext:value-type="float">
            <text:p>227766</text:p>
          </table:table-cell>
          <table:table-cell office:value-type="float" office:value="942.15" calcext:value-type="float">
            <text:p>942.15</text:p>
          </table:table-cell>
          <table:table-cell office:value-type="float" office:value="13685.5913" calcext:value-type="float">
            <text:p>13685.5913</text:p>
          </table:table-cell>
          <table:table-cell office:value-type="float" office:value="0.060086190651809" calcext:value-type="float">
            <text:p>0.06008619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50641" calcext:value-type="float">
            <text:p>250641</text:p>
          </table:table-cell>
          <table:table-cell office:value-type="float" office:value="762.78" calcext:value-type="float">
            <text:p>762.78</text:p>
          </table:table-cell>
          <table:table-cell office:value-type="float" office:value="17851.327" calcext:value-type="float">
            <text:p>17851.327</text:p>
          </table:table-cell>
          <table:table-cell office:value-type="float" office:value="0.071222693015109" calcext:value-type="float">
            <text:p>0.0712226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87306" calcext:value-type="float">
            <text:p>287306</text:p>
          </table:table-cell>
          <table:table-cell office:value-type="float" office:value="781.84" calcext:value-type="float">
            <text:p>781.84</text:p>
          </table:table-cell>
          <table:table-cell office:value-type="float" office:value="19489.3377" calcext:value-type="float">
            <text:p>19489.3377</text:p>
          </table:table-cell>
          <table:table-cell office:value-type="float" office:value="0.067834774421697" calcext:value-type="float">
            <text:p>0.06783477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99298" calcext:value-type="float">
            <text:p>299298</text:p>
          </table:table-cell>
          <table:table-cell office:value-type="float" office:value="783.27" calcext:value-type="float">
            <text:p>783.27</text:p>
          </table:table-cell>
          <table:table-cell office:value-type="float" office:value="36988.7952" calcext:value-type="float">
            <text:p>36988.7952</text:p>
          </table:table-cell>
          <table:table-cell office:value-type="float" office:value="0.12358517330553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86172" calcext:value-type="float">
            <text:p>286172</text:p>
          </table:table-cell>
          <table:table-cell office:value-type="float" office:value="744.46" calcext:value-type="float">
            <text:p>744.46</text:p>
          </table:table-cell>
          <table:table-cell office:value-type="float" office:value="27000.6383" calcext:value-type="float">
            <text:p>27000.6383</text:p>
          </table:table-cell>
          <table:table-cell office:value-type="float" office:value="0.09435108361405" calcext:value-type="float">
            <text:p>0.09435108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68037" calcext:value-type="float">
            <text:p>268037</text:p>
          </table:table-cell>
          <table:table-cell office:value-type="float" office:value="723.66" calcext:value-type="float">
            <text:p>723.66</text:p>
          </table:table-cell>
          <table:table-cell office:value-type="float" office:value="25015.601" calcext:value-type="float">
            <text:p>25015.601</text:p>
          </table:table-cell>
          <table:table-cell office:value-type="float" office:value="0.09332890981469" calcext:value-type="float">
            <text:p>0.09332890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38656" calcext:value-type="float">
            <text:p>238656</text:p>
          </table:table-cell>
          <table:table-cell office:value-type="float" office:value="724.73" calcext:value-type="float">
            <text:p>724.73</text:p>
          </table:table-cell>
          <table:table-cell office:value-type="float" office:value="17767.3891" calcext:value-type="float">
            <text:p>17767.3891</text:p>
          </table:table-cell>
          <table:table-cell office:value-type="float" office:value="0.074447695008715" calcext:value-type="float">
            <text:p>0.0744476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82100" calcext:value-type="float">
            <text:p>182100</text:p>
          </table:table-cell>
          <table:table-cell office:value-type="float" office:value="598.53" calcext:value-type="float">
            <text:p>598.53</text:p>
          </table:table-cell>
          <table:table-cell office:value-type="float" office:value="16071.2912" calcext:value-type="float">
            <text:p>16071.2912</text:p>
          </table:table-cell>
          <table:table-cell office:value-type="float" office:value="0.088255305875892" calcext:value-type="float">
            <text:p>0.08825530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50044" calcext:value-type="float">
            <text:p>150044</text:p>
          </table:table-cell>
          <table:table-cell office:value-type="float" office:value="425.2" calcext:value-type="float">
            <text:p>425.2</text:p>
          </table:table-cell>
          <table:table-cell office:value-type="float" office:value="11941.6995" calcext:value-type="float">
            <text:p>11941.6995</text:p>
          </table:table-cell>
          <table:table-cell office:value-type="float" office:value="0.079587984191304" calcext:value-type="float">
            <text:p>0.07958798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695135" calcext:value-type="float">
            <text:p>2695135</text:p>
          </table:table-cell>
          <table:table-cell/>
          <table:table-cell office:value-type="float" office:value="219263.5924" calcext:value-type="float">
            <text:p>219263.5924</text:p>
          </table:table-cell>
          <table:table-cell office:value-type="float" office:value="0.081355328174655" calcext:value-type="float">
            <text:p>0.0813553282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354.4835" calcext:value-type="float">
            <text:p>1354.4835</text:p>
          </table:table-cell>
          <table:table-cell office:value-type="float" office:value="0.57103014333895" calcext:value-type="float">
            <text:p>0.5710301433</text:p>
          </table:table-cell>
          <table:table-cell office:value-type="string" calcext:value-type="string">
            <text:p>Sep 09: usage decreased, per KT - FSA decommissioned more equipment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float" office:value="1521.3999" calcext:value-type="float">
            <text:p>1521.3999</text:p>
          </table:table-cell>
          <table:table-cell office:value-type="float" office:value="0.54884556277056" calcext:value-type="float">
            <text:p>0.54884556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418" calcext:value-type="float">
            <text:p>2418</text:p>
          </table:table-cell>
          <table:table-cell/>
          <table:table-cell office:value-type="float" office:value="1280.3659" calcext:value-type="float">
            <text:p>1280.3659</text:p>
          </table:table-cell>
          <table:table-cell office:value-type="float" office:value="0.52951443341605" calcext:value-type="float">
            <text:p>0.52951443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209" calcext:value-type="float">
            <text:p>2209</text:p>
          </table:table-cell>
          <table:table-cell/>
          <table:table-cell office:value-type="float" office:value="1146.329" calcext:value-type="float">
            <text:p>1146.329</text:p>
          </table:table-cell>
          <table:table-cell office:value-type="float" office:value="0.51893571751924" calcext:value-type="float">
            <text:p>0.5189357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3298" calcext:value-type="float">
            <text:p>3298</text:p>
          </table:table-cell>
          <table:table-cell/>
          <table:table-cell office:value-type="float" office:value="1634.8593" calcext:value-type="float">
            <text:p>1634.8593</text:p>
          </table:table-cell>
          <table:table-cell office:value-type="float" office:value="0.49571234081261" calcext:value-type="float">
            <text:p>0.49571234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438" calcext:value-type="float">
            <text:p>2438</text:p>
          </table:table-cell>
          <table:table-cell/>
          <table:table-cell office:value-type="float" office:value="1297.1107" calcext:value-type="float">
            <text:p>1297.1107</text:p>
          </table:table-cell>
          <table:table-cell office:value-type="float" office:value="0.53203884331419" calcext:value-type="float">
            <text:p>0.53203884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1361.8984" calcext:value-type="float">
            <text:p>1361.8984</text:p>
          </table:table-cell>
          <table:table-cell office:value-type="float" office:value="0.56486868519287" calcext:value-type="float">
            <text:p>0.56486868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746" calcext:value-type="float">
            <text:p>2746</text:p>
          </table:table-cell>
          <table:table-cell/>
          <table:table-cell office:value-type="float" office:value="1681.5223" calcext:value-type="float">
            <text:p>1681.5223</text:p>
          </table:table-cell>
          <table:table-cell office:value-type="float" office:value="0.61235335032775" calcext:value-type="float">
            <text:p>0.61235335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659.6136" calcext:value-type="float">
            <text:p>1659.6136</text:p>
          </table:table-cell>
          <table:table-cell office:value-type="float" office:value="0.58252495612496" calcext:value-type="float">
            <text:p>0.58252495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924" calcext:value-type="float">
            <text:p>2924</text:p>
          </table:table-cell>
          <table:table-cell/>
          <table:table-cell office:value-type="float" office:value="1815.2599" calcext:value-type="float">
            <text:p>1815.2599</text:p>
          </table:table-cell>
          <table:table-cell office:value-type="float" office:value="0.62081391928865" calcext:value-type="float">
            <text:p>0.62081391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457" calcext:value-type="float">
            <text:p>3457</text:p>
          </table:table-cell>
          <table:table-cell/>
          <table:table-cell office:value-type="float" office:value="2154.8381" calcext:value-type="float">
            <text:p>2154.8381</text:p>
          </table:table-cell>
          <table:table-cell office:value-type="float" office:value="0.62332603413364" calcext:value-type="float">
            <text:p>0.62332603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2943" calcext:value-type="float">
            <text:p>2943</text:p>
          </table:table-cell>
          <table:table-cell/>
          <table:table-cell office:value-type="float" office:value="1887.7884" calcext:value-type="float">
            <text:p>1887.7884</text:p>
          </table:table-cell>
          <table:table-cell office:value-type="float" office:value="0.6414503567788" calcext:value-type="float">
            <text:p>0.64145035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32837" calcext:value-type="float">
            <text:p>32837</text:p>
          </table:table-cell>
          <table:table-cell/>
          <table:table-cell office:value-type="float" office:value="18795.469" calcext:value-type="float">
            <text:p>18795.469</text:p>
          </table:table-cell>
          <table:table-cell office:value-type="float" office:value="0.57238691110637" calcext:value-type="float">
            <text:p>0.57238691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38059.0614" calcext:value-type="float">
            <text:p>238059.061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TREET_LIGHTS</text:p>
          </table:table-cell>
          <table:table-cell office:value-type="string" calcext:value-type="string">
            <text:p>UB North St lights &amp; Lighting Loop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8511.83" calcext:value-type="float">
            <text:p>58511.83</text:p>
          </table:table-cell>
          <table:table-cell office:value-type="float" office:value="0" calcext:value-type="float">
            <text:p>0</text:p>
          </table:table-cell>
          <table:table-cell office:value-type="float" office:value="4458.47" calcext:value-type="float">
            <text:p>4458.47</text:p>
          </table:table-cell>
          <table:table-cell office:value-type="float" office:value="0.076197753514118" calcext:value-type="float">
            <text:p>0.0761977535</text:p>
          </table:table-cell>
          <table:table-cell office:value-type="string" calcext:value-type="string">
            <text:p>11-12: New DM meters installed for Lts meters and smart meters installed for downstream metering - improved accurac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95788.38" calcext:value-type="float">
            <text:p>95788.38</text:p>
          </table:table-cell>
          <table:table-cell office:value-type="float" office:value="0" calcext:value-type="float">
            <text:p>0</text:p>
          </table:table-cell>
          <table:table-cell office:value-type="float" office:value="5912.72" calcext:value-type="float">
            <text:p>5912.72</text:p>
          </table:table-cell>
          <table:table-cell office:value-type="float" office:value="0.061726902574195" calcext:value-type="float">
            <text:p>0.06172690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73688.05" calcext:value-type="float">
            <text:p>73688.05</text:p>
          </table:table-cell>
          <table:table-cell office:value-type="float" office:value="0" calcext:value-type="float">
            <text:p>0</text:p>
          </table:table-cell>
          <table:table-cell office:value-type="float" office:value="4878.66" calcext:value-type="float">
            <text:p>4878.66</text:p>
          </table:table-cell>
          <table:table-cell office:value-type="float" office:value="0.066206935860021" calcext:value-type="float">
            <text:p>0.0662069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08056.52" calcext:value-type="float">
            <text:p>208056.52</text:p>
          </table:table-cell>
          <table:table-cell office:value-type="float" office:value="0" calcext:value-type="float">
            <text:p>0</text:p>
          </table:table-cell>
          <table:table-cell office:value-type="float" office:value="12609.45" calcext:value-type="float">
            <text:p>12609.45</text:p>
          </table:table-cell>
          <table:table-cell office:value-type="float" office:value="0.060605887284859" calcext:value-type="float">
            <text:p>0.06060588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94303.1" calcext:value-type="float">
            <text:p>94303.1</text:p>
          </table:table-cell>
          <table:table-cell office:value-type="float" office:value="0" calcext:value-type="float">
            <text:p>0</text:p>
          </table:table-cell>
          <table:table-cell office:value-type="float" office:value="6816.71" calcext:value-type="float">
            <text:p>6816.71</text:p>
          </table:table-cell>
          <table:table-cell office:value-type="float" office:value="0.072285110457663" calcext:value-type="float">
            <text:p>0.07228511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02486.58" calcext:value-type="float">
            <text:p>102486.58</text:p>
          </table:table-cell>
          <table:table-cell office:value-type="float" office:value="0" calcext:value-type="float">
            <text:p>0</text:p>
          </table:table-cell>
          <table:table-cell office:value-type="float" office:value="7086.07" calcext:value-type="float">
            <text:p>7086.07</text:p>
          </table:table-cell>
          <table:table-cell office:value-type="float" office:value="0.069141442713768" calcext:value-type="float">
            <text:p>0.06914144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87670.85" calcext:value-type="float">
            <text:p>87670.85</text:p>
          </table:table-cell>
          <table:table-cell office:value-type="float" office:value="0" calcext:value-type="float">
            <text:p>0</text:p>
          </table:table-cell>
          <table:table-cell office:value-type="float" office:value="10934.52" calcext:value-type="float">
            <text:p>10934.52</text:p>
          </table:table-cell>
          <table:table-cell office:value-type="float" office:value="0.12472241343616" calcext:value-type="float">
            <text:p>0.12472241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34290.46" calcext:value-type="float">
            <text:p>134290.46</text:p>
          </table:table-cell>
          <table:table-cell office:value-type="float" office:value="0" calcext:value-type="float">
            <text:p>0</text:p>
          </table:table-cell>
          <table:table-cell office:value-type="float" office:value="12841.45" calcext:value-type="float">
            <text:p>12841.45</text:p>
          </table:table-cell>
          <table:table-cell office:value-type="float" office:value="0.095624439740544" calcext:value-type="float">
            <text:p>0.09562443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48817.17" calcext:value-type="float">
            <text:p>148817.17</text:p>
          </table:table-cell>
          <table:table-cell office:value-type="float" office:value="0" calcext:value-type="float">
            <text:p>0</text:p>
          </table:table-cell>
          <table:table-cell office:value-type="float" office:value="14032.32" calcext:value-type="float">
            <text:p>14032.32</text:p>
          </table:table-cell>
          <table:table-cell office:value-type="float" office:value="0.09429234543299" calcext:value-type="float">
            <text:p>0.09429234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91559.4" calcext:value-type="float">
            <text:p>91559.4</text:p>
          </table:table-cell>
          <table:table-cell office:value-type="float" office:value="0" calcext:value-type="float">
            <text:p>0</text:p>
          </table:table-cell>
          <table:table-cell office:value-type="float" office:value="6901.21" calcext:value-type="float">
            <text:p>6901.21</text:p>
          </table:table-cell>
          <table:table-cell office:value-type="float" office:value="0.075374128707702" calcext:value-type="float">
            <text:p>0.07537412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77381.38" calcext:value-type="float">
            <text:p>77381.38</text:p>
          </table:table-cell>
          <table:table-cell office:value-type="float" office:value="0" calcext:value-type="float">
            <text:p>0</text:p>
          </table:table-cell>
          <table:table-cell office:value-type="float" office:value="6901.02" calcext:value-type="float">
            <text:p>6901.02</text:p>
          </table:table-cell>
          <table:table-cell office:value-type="float" office:value="0.089181919474685" calcext:value-type="float">
            <text:p>0.08918191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91514.54" calcext:value-type="float">
            <text:p>91514.54</text:p>
          </table:table-cell>
          <table:table-cell office:value-type="float" office:value="0" calcext:value-type="float">
            <text:p>0</text:p>
          </table:table-cell>
          <table:table-cell office:value-type="float" office:value="7337.81" calcext:value-type="float">
            <text:p>7337.81</text:p>
          </table:table-cell>
          <table:table-cell office:value-type="float" office:value="0.080181903334705" calcext:value-type="float">
            <text:p>0.08018190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264068.26" calcext:value-type="float">
            <text:p>1264068.26</text:p>
          </table:table-cell>
          <table:table-cell/>
          <table:table-cell office:value-type="float" office:value="100710.41" calcext:value-type="float">
            <text:p>100710.41</text:p>
          </table:table-cell>
          <table:table-cell office:value-type="float" office:value="0.079671654756999" calcext:value-type="float">
            <text:p>0.07967165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100710.41" calcext:value-type="float">
            <text:p>100710.4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STUDEN-A560</text:p>
          </table:table-cell>
          <table:table-cell office:value-type="string" calcext:value-type="string">
            <text:p>STUDENT UNION</text:p>
          </table:table-cell>
          <table:table-cell office:value-type="string" calcext:value-type="string">
            <text:p>157,551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52674" calcext:value-type="float">
            <text:p>152674</text:p>
          </table:table-cell>
          <table:table-cell office:value-type="float" office:value="355.55" calcext:value-type="float">
            <text:p>355.55</text:p>
          </table:table-cell>
          <table:table-cell office:value-type="float" office:value="11419.8704" calcext:value-type="float">
            <text:p>11419.8704</text:p>
          </table:table-cell>
          <table:table-cell office:value-type="float" office:value="0.074799051573942" calcext:value-type="float">
            <text:p>0.07479905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65510" calcext:value-type="float">
            <text:p>165510</text:p>
          </table:table-cell>
          <table:table-cell office:value-type="float" office:value="437.63" calcext:value-type="float">
            <text:p>437.63</text:p>
          </table:table-cell>
          <table:table-cell office:value-type="float" office:value="10060.6525" calcext:value-type="float">
            <text:p>10060.6525</text:p>
          </table:table-cell>
          <table:table-cell office:value-type="float" office:value="0.060785768231527" calcext:value-type="float">
            <text:p>0.06078576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87419" calcext:value-type="float">
            <text:p>187419</text:p>
          </table:table-cell>
          <table:table-cell office:value-type="float" office:value="462.87" calcext:value-type="float">
            <text:p>462.87</text:p>
          </table:table-cell>
          <table:table-cell office:value-type="float" office:value="12169.5917" calcext:value-type="float">
            <text:p>12169.5917</text:p>
          </table:table-cell>
          <table:table-cell office:value-type="float" office:value="0.064932539923914" calcext:value-type="float">
            <text:p>0.06493253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13366" calcext:value-type="float">
            <text:p>213366</text:p>
          </table:table-cell>
          <table:table-cell office:value-type="float" office:value="469.1" calcext:value-type="float">
            <text:p>469.1</text:p>
          </table:table-cell>
          <table:table-cell office:value-type="float" office:value="12820.3501" calcext:value-type="float">
            <text:p>12820.3501</text:p>
          </table:table-cell>
          <table:table-cell office:value-type="float" office:value="0.060086190395846" calcext:value-type="float">
            <text:p>0.0600861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94985" calcext:value-type="float">
            <text:p>194985</text:p>
          </table:table-cell>
          <table:table-cell office:value-type="float" office:value="461.06" calcext:value-type="float">
            <text:p>461.06</text:p>
          </table:table-cell>
          <table:table-cell office:value-type="float" office:value="13887.3568" calcext:value-type="float">
            <text:p>13887.3568</text:p>
          </table:table-cell>
          <table:table-cell office:value-type="float" office:value="0.071222693027669" calcext:value-type="float">
            <text:p>0.0712226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71892" calcext:value-type="float">
            <text:p>171892</text:p>
          </table:table-cell>
          <table:table-cell office:value-type="float" office:value="436.5" calcext:value-type="float">
            <text:p>436.5</text:p>
          </table:table-cell>
          <table:table-cell office:value-type="float" office:value="11660.255" calcext:value-type="float">
            <text:p>11660.255</text:p>
          </table:table-cell>
          <table:table-cell office:value-type="float" office:value="0.067834774160519" calcext:value-type="float">
            <text:p>0.06783477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81066" calcext:value-type="float">
            <text:p>181066</text:p>
          </table:table-cell>
          <table:table-cell office:value-type="float" office:value="448.07" calcext:value-type="float">
            <text:p>448.07</text:p>
          </table:table-cell>
          <table:table-cell office:value-type="float" office:value="22377.073" calcext:value-type="float">
            <text:p>22377.073</text:p>
          </table:table-cell>
          <table:table-cell office:value-type="float" office:value="0.1235851733622" calcext:value-type="float">
            <text:p>0.1235851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00041" calcext:value-type="float">
            <text:p>200041</text:p>
          </table:table-cell>
          <table:table-cell office:value-type="float" office:value="448.72" calcext:value-type="float">
            <text:p>448.72</text:p>
          </table:table-cell>
          <table:table-cell office:value-type="float" office:value="18874.0852" calcext:value-type="float">
            <text:p>18874.0852</text:p>
          </table:table-cell>
          <table:table-cell office:value-type="float" office:value="0.094351084027774" calcext:value-type="float">
            <text:p>0.0943510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96245" calcext:value-type="float">
            <text:p>196245</text:p>
          </table:table-cell>
          <table:table-cell office:value-type="float" office:value="443.3" calcext:value-type="float">
            <text:p>443.3</text:p>
          </table:table-cell>
          <table:table-cell office:value-type="float" office:value="18315.3319" calcext:value-type="float">
            <text:p>18315.3319</text:p>
          </table:table-cell>
          <table:table-cell office:value-type="float" office:value="0.093328909781141" calcext:value-type="float">
            <text:p>0.09332890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95736" calcext:value-type="float">
            <text:p>195736</text:p>
          </table:table-cell>
          <table:table-cell office:value-type="float" office:value="457.77" calcext:value-type="float">
            <text:p>457.77</text:p>
          </table:table-cell>
          <table:table-cell office:value-type="float" office:value="14572.0941" calcext:value-type="float">
            <text:p>14572.0941</text:p>
          </table:table-cell>
          <table:table-cell office:value-type="float" office:value="0.074447695365186" calcext:value-type="float">
            <text:p>0.07444769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58920" calcext:value-type="float">
            <text:p>158920</text:p>
          </table:table-cell>
          <table:table-cell office:value-type="float" office:value="437.73" calcext:value-type="float">
            <text:p>437.73</text:p>
          </table:table-cell>
          <table:table-cell office:value-type="float" office:value="14025.5333" calcext:value-type="float">
            <text:p>14025.5333</text:p>
          </table:table-cell>
          <table:table-cell office:value-type="float" office:value="0.088255306443494" calcext:value-type="float">
            <text:p>0.08825530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28143" calcext:value-type="float">
            <text:p>128143</text:p>
          </table:table-cell>
          <table:table-cell office:value-type="float" office:value="297.49" calcext:value-type="float">
            <text:p>297.49</text:p>
          </table:table-cell>
          <table:table-cell office:value-type="float" office:value="10198.643" calcext:value-type="float">
            <text:p>10198.643</text:p>
          </table:table-cell>
          <table:table-cell office:value-type="float" office:value="0.079587983736919" calcext:value-type="float">
            <text:p>0.07958798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145997" calcext:value-type="float">
            <text:p>2145997</text:p>
          </table:table-cell>
          <table:table-cell/>
          <table:table-cell office:value-type="float" office:value="170380.837" calcext:value-type="float">
            <text:p>170380.837</text:p>
          </table:table-cell>
          <table:table-cell office:value-type="float" office:value="0.079394722825801" calcext:value-type="float">
            <text:p>0.0793947228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340.905" calcext:value-type="float">
            <text:p>340.905</text:p>
          </table:table-cell>
          <table:table-cell office:value-type="float" office:value="0.57103015075377" calcext:value-type="float">
            <text:p>0.5710301508</text:p>
          </table:table-cell>
          <table:table-cell office:value-type="string" calcext:value-type="string">
            <text:p>13-14: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515.9148" calcext:value-type="float">
            <text:p>515.9148</text:p>
          </table:table-cell>
          <table:table-cell office:value-type="float" office:value="0.54884553191489" calcext:value-type="float">
            <text:p>0.54884553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1095.0359" calcext:value-type="float">
            <text:p>1095.0359</text:p>
          </table:table-cell>
          <table:table-cell office:value-type="float" office:value="0.52951445841393" calcext:value-type="float">
            <text:p>0.52951445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5587" calcext:value-type="float">
            <text:p>5587</text:p>
          </table:table-cell>
          <table:table-cell/>
          <table:table-cell office:value-type="float" office:value="2899.2939" calcext:value-type="float">
            <text:p>2899.2939</text:p>
          </table:table-cell>
          <table:table-cell office:value-type="float" office:value="0.51893572579202" calcext:value-type="float">
            <text:p>0.51893572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9349" calcext:value-type="float">
            <text:p>9349</text:p>
          </table:table-cell>
          <table:table-cell/>
          <table:table-cell office:value-type="float" office:value="4634.4147" calcext:value-type="float">
            <text:p>4634.4147</text:p>
          </table:table-cell>
          <table:table-cell office:value-type="float" office:value="0.49571234356616" calcext:value-type="float">
            <text:p>0.49571234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1440" calcext:value-type="float">
            <text:p>11440</text:p>
          </table:table-cell>
          <table:table-cell/>
          <table:table-cell office:value-type="float" office:value="6086.5245" calcext:value-type="float">
            <text:p>6086.5245</text:p>
          </table:table-cell>
          <table:table-cell office:value-type="float" office:value="0.5320388548951" calcext:value-type="float">
            <text:p>0.532038854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13895" calcext:value-type="float">
            <text:p>13895</text:p>
          </table:table-cell>
          <table:table-cell/>
          <table:table-cell office:value-type="float" office:value="7848.8503" calcext:value-type="float">
            <text:p>7848.8503</text:p>
          </table:table-cell>
          <table:table-cell office:value-type="float" office:value="0.56486867938107" calcext:value-type="float">
            <text:p>0.56486867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3220" calcext:value-type="float">
            <text:p>13220</text:p>
          </table:table-cell>
          <table:table-cell/>
          <table:table-cell office:value-type="float" office:value="8095.3114" calcext:value-type="float">
            <text:p>8095.3114</text:p>
          </table:table-cell>
          <table:table-cell office:value-type="float" office:value="0.61235335854766" calcext:value-type="float">
            <text:p>0.61235335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2023" calcext:value-type="float">
            <text:p>12023</text:p>
          </table:table-cell>
          <table:table-cell/>
          <table:table-cell office:value-type="float" office:value="7003.6977" calcext:value-type="float">
            <text:p>7003.6977</text:p>
          </table:table-cell>
          <table:table-cell office:value-type="float" office:value="0.58252496880978" calcext:value-type="float">
            <text:p>0.58252496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7485" calcext:value-type="float">
            <text:p>7485</text:p>
          </table:table-cell>
          <table:table-cell/>
          <table:table-cell office:value-type="float" office:value="4646.7923" calcext:value-type="float">
            <text:p>4646.7923</text:p>
          </table:table-cell>
          <table:table-cell office:value-type="float" office:value="0.62081393453574" calcext:value-type="float">
            <text:p>0.62081393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float" office:value="1698.5634" calcext:value-type="float">
            <text:p>1698.5634</text:p>
          </table:table-cell>
          <table:table-cell office:value-type="float" office:value="0.62332601834862" calcext:value-type="float">
            <text:p>0.62332601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910.218" calcext:value-type="float">
            <text:p>910.218</text:p>
          </table:table-cell>
          <table:table-cell office:value-type="float" office:value="0.64145031712474" calcext:value-type="float">
            <text:p>0.641450317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0748" calcext:value-type="float">
            <text:p>80748</text:p>
          </table:table-cell>
          <table:table-cell/>
          <table:table-cell office:value-type="float" office:value="45775.5219" calcext:value-type="float">
            <text:p>45775.5219</text:p>
          </table:table-cell>
          <table:table-cell office:value-type="float" office:value="0.56689356888096" calcext:value-type="float">
            <text:p>0.56689356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16156.3589" calcext:value-type="float">
            <text:p>216156.358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3-WILKSN-A147</text:p>
          </table:table-cell>
          <table:table-cell office:value-type="string" calcext:value-type="string">
            <text:p>WILKESON</text:p>
          </table:table-cell>
          <table:table-cell office:value-type="string" calcext:value-type="string">
            <text:p>151,162 SQFEET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Unit: KW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101768" calcext:value-type="float">
            <text:p>101768</text:p>
          </table:table-cell>
          <table:table-cell office:value-type="float" office:value="232.6" calcext:value-type="float">
            <text:p>232.6</text:p>
          </table:table-cell>
          <table:table-cell office:value-type="float" office:value="7612.1499" calcext:value-type="float">
            <text:p>7612.1499</text:p>
          </table:table-cell>
          <table:table-cell office:value-type="float" office:value="0.074799051764798" calcext:value-type="float">
            <text:p>0.07479905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111479" calcext:value-type="float">
            <text:p>111479</text:p>
          </table:table-cell>
          <table:table-cell office:value-type="float" office:value="285.27" calcext:value-type="float">
            <text:p>285.27</text:p>
          </table:table-cell>
          <table:table-cell office:value-type="float" office:value="6776.3367" calcext:value-type="float">
            <text:p>6776.3367</text:p>
          </table:table-cell>
          <table:table-cell office:value-type="float" office:value="0.060785768620099" calcext:value-type="float">
            <text:p>0.06078576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28082" calcext:value-type="float">
            <text:p>128082</text:p>
          </table:table-cell>
          <table:table-cell office:value-type="float" office:value="313.51" calcext:value-type="float">
            <text:p>313.51</text:p>
          </table:table-cell>
          <table:table-cell office:value-type="float" office:value="8316.6895" calcext:value-type="float">
            <text:p>8316.6895</text:p>
          </table:table-cell>
          <table:table-cell office:value-type="float" office:value="0.064932539310754" calcext:value-type="float">
            <text:p>0.06493253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67732" calcext:value-type="float">
            <text:p>167732</text:p>
          </table:table-cell>
          <table:table-cell office:value-type="float" office:value="708.51" calcext:value-type="float">
            <text:p>708.51</text:p>
          </table:table-cell>
          <table:table-cell office:value-type="float" office:value="10078.3769" calcext:value-type="float">
            <text:p>10078.3769</text:p>
          </table:table-cell>
          <table:table-cell office:value-type="float" office:value="0.060086190470512" calcext:value-type="float">
            <text:p>0.06008619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88491" calcext:value-type="float">
            <text:p>288491</text:p>
          </table:table-cell>
          <table:table-cell office:value-type="float" office:value="881.29" calcext:value-type="float">
            <text:p>881.29</text:p>
          </table:table-cell>
          <table:table-cell office:value-type="float" office:value="20547.106" calcext:value-type="float">
            <text:p>20547.106</text:p>
          </table:table-cell>
          <table:table-cell office:value-type="float" office:value="0.071222693255595" calcext:value-type="float">
            <text:p>0.07122269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368524" calcext:value-type="float">
            <text:p>368524</text:p>
          </table:table-cell>
          <table:table-cell office:value-type="float" office:value="855.68" calcext:value-type="float">
            <text:p>855.68</text:p>
          </table:table-cell>
          <table:table-cell office:value-type="float" office:value="24998.7423" calcext:value-type="float">
            <text:p>24998.7423</text:p>
          </table:table-cell>
          <table:table-cell office:value-type="float" office:value="0.067834774125973" calcext:value-type="float">
            <text:p>0.06783477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469301" calcext:value-type="float">
            <text:p>469301</text:p>
          </table:table-cell>
          <table:table-cell office:value-type="float" office:value="983.01" calcext:value-type="float">
            <text:p>983.01</text:p>
          </table:table-cell>
          <table:table-cell office:value-type="float" office:value="57998.6454" calcext:value-type="float">
            <text:p>57998.6454</text:p>
          </table:table-cell>
          <table:table-cell office:value-type="float" office:value="0.12358517326833" calcext:value-type="float">
            <text:p>0.1235851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19498" calcext:value-type="float">
            <text:p>419498</text:p>
          </table:table-cell>
          <table:table-cell office:value-type="float" office:value="899.76" calcext:value-type="float">
            <text:p>899.76</text:p>
          </table:table-cell>
          <table:table-cell office:value-type="float" office:value="39580.091" calcext:value-type="float">
            <text:p>39580.091</text:p>
          </table:table-cell>
          <table:table-cell office:value-type="float" office:value="0.094351083914584" calcext:value-type="float">
            <text:p>0.09435108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88065" calcext:value-type="float">
            <text:p>388065</text:p>
          </table:table-cell>
          <table:table-cell office:value-type="float" office:value="847.3" calcext:value-type="float">
            <text:p>847.3</text:p>
          </table:table-cell>
          <table:table-cell office:value-type="float" office:value="36217.6835" calcext:value-type="float">
            <text:p>36217.6835</text:p>
          </table:table-cell>
          <table:table-cell office:value-type="float" office:value="0.093328910105266" calcext:value-type="float">
            <text:p>0.09332891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19460" calcext:value-type="float">
            <text:p>219460</text:p>
          </table:table-cell>
          <table:table-cell office:value-type="float" office:value="535.37" calcext:value-type="float">
            <text:p>535.37</text:p>
          </table:table-cell>
          <table:table-cell office:value-type="float" office:value="16338.2912" calcext:value-type="float">
            <text:p>16338.2912</text:p>
          </table:table-cell>
          <table:table-cell office:value-type="float" office:value="0.074447695251982" calcext:value-type="float">
            <text:p>0.07444769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12398" calcext:value-type="float">
            <text:p>112398</text:p>
          </table:table-cell>
          <table:table-cell office:value-type="float" office:value="358.78" calcext:value-type="float">
            <text:p>358.78</text:p>
          </table:table-cell>
          <table:table-cell office:value-type="float" office:value="9919.7199" calcext:value-type="float">
            <text:p>9919.7199</text:p>
          </table:table-cell>
          <table:table-cell office:value-type="float" office:value="0.088255306144237" calcext:value-type="float">
            <text:p>0.08825530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56307" calcext:value-type="float">
            <text:p>56307</text:p>
          </table:table-cell>
          <table:table-cell office:value-type="float" office:value="117.62" calcext:value-type="float">
            <text:p>117.62</text:p>
          </table:table-cell>
          <table:table-cell office:value-type="float" office:value="4481.3606" calcext:value-type="float">
            <text:p>4481.3606</text:p>
          </table:table-cell>
          <table:table-cell office:value-type="float" office:value="0.07958798373204" calcext:value-type="float">
            <text:p>0.07958798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831105" calcext:value-type="float">
            <text:p>2831105</text:p>
          </table:table-cell>
          <table:table-cell/>
          <table:table-cell office:value-type="float" office:value="242865.1929" calcext:value-type="float">
            <text:p>242865.1929</text:p>
          </table:table-cell>
          <table:table-cell office:value-type="float" office:value="0.08578459396596" calcext:value-type="float">
            <text:p>0.085784594</text:p>
          </table:table-cell>
          <table:table-cell/>
        </table:table-row>
        <table:table-row table:style-name="ro1">
          <table:table-cell office:value-type="string" calcext:value-type="string">
            <text:p>Commodity: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Unit: CC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74.0945" calcext:value-type="float">
            <text:p>274.0945</text:p>
          </table:table-cell>
          <table:table-cell office:value-type="float" office:value="0.57103020833333" calcext:value-type="float">
            <text:p>0.5710302083</text:p>
          </table:table-cell>
          <table:table-cell office:value-type="string" calcext:value-type="string">
            <text:p>13-14: very cold winter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79.9112" calcext:value-type="float">
            <text:p>279.9112</text:p>
          </table:table-cell>
          <table:table-cell office:value-type="float" office:value="0.54884549019608" calcext:value-type="float">
            <text:p>0.54884549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float" office:value="1024.6105" calcext:value-type="float">
            <text:p>1024.6105</text:p>
          </table:table-cell>
          <table:table-cell office:value-type="float" office:value="0.52951447028424" calcext:value-type="float">
            <text:p>0.52951447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433.3004" calcext:value-type="float">
            <text:p>1433.3004</text:p>
          </table:table-cell>
          <table:table-cell office:value-type="float" office:value="0.51893569876901" calcext:value-type="float">
            <text:p>0.518935698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float" office:value="1356.269" calcext:value-type="float">
            <text:p>1356.269</text:p>
          </table:table-cell>
          <table:table-cell office:value-type="float" office:value="0.49571235380117" calcext:value-type="float">
            <text:p>0.49571235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644" calcext:value-type="float">
            <text:p>2644</text:p>
          </table:table-cell>
          <table:table-cell/>
          <table:table-cell office:value-type="float" office:value="1406.7108" calcext:value-type="float">
            <text:p>1406.7108</text:p>
          </table:table-cell>
          <table:table-cell office:value-type="float" office:value="0.53203888048411" calcext:value-type="float">
            <text:p>0.53203888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float" office:value="3159" calcext:value-type="float">
            <text:p>3159</text:p>
          </table:table-cell>
          <table:table-cell/>
          <table:table-cell office:value-type="float" office:value="1784.4202" calcext:value-type="float">
            <text:p>1784.4202</text:p>
          </table:table-cell>
          <table:table-cell office:value-type="float" office:value="0.56486869262425" calcext:value-type="float">
            <text:p>0.564868692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4793" calcext:value-type="float">
            <text:p>4793</text:p>
          </table:table-cell>
          <table:table-cell/>
          <table:table-cell office:value-type="float" office:value="2935.0096" calcext:value-type="float">
            <text:p>2935.0096</text:p>
          </table:table-cell>
          <table:table-cell office:value-type="float" office:value="0.61235334863342" calcext:value-type="float">
            <text:p>0.61235334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3789" calcext:value-type="float">
            <text:p>3789</text:p>
          </table:table-cell>
          <table:table-cell/>
          <table:table-cell office:value-type="float" office:value="2207.1871" calcext:value-type="float">
            <text:p>2207.1871</text:p>
          </table:table-cell>
          <table:table-cell office:value-type="float" office:value="0.58252496700977" calcext:value-type="float">
            <text:p>0.5825249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3161" calcext:value-type="float">
            <text:p>3161</text:p>
          </table:table-cell>
          <table:table-cell/>
          <table:table-cell office:value-type="float" office:value="1962.3928" calcext:value-type="float">
            <text:p>1962.3928</text:p>
          </table:table-cell>
          <table:table-cell office:value-type="float" office:value="0.62081391964568" calcext:value-type="float">
            <text:p>0.62081391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1087.0806" calcext:value-type="float">
            <text:p>1087.0806</text:p>
          </table:table-cell>
          <table:table-cell office:value-type="float" office:value="0.62332603211009" calcext:value-type="float">
            <text:p>0.62332603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314.9522" calcext:value-type="float">
            <text:p>314.9522</text:p>
          </table:table-cell>
          <table:table-cell office:value-type="float" office:value="0.64145050916497" calcext:value-type="float">
            <text:p>0.64145050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8204" calcext:value-type="float">
            <text:p>28204</text:p>
          </table:table-cell>
          <table:table-cell/>
          <table:table-cell office:value-type="float" office:value="16065.9389" calcext:value-type="float">
            <text:p>16065.9389</text:p>
          </table:table-cell>
          <table:table-cell office:value-type="float" office:value="0.56963334633385" calcext:value-type="float">
            <text:p>0.56963334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dling Total Cost</text:p>
          </table:table-cell>
          <table:table-cell table:number-columns-repeated="2"/>
          <table:table-cell office:value-type="float" office:value="258931.1318" calcext:value-type="float">
            <text:p>258931.131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Requested by: Avis Sinclai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 version: 6.3.69.104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rt version: 1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s: Topmost Place Code One of 03-BUFFALO-SUBMETERS-NORTH; ; Commodity Code One of ELECTRIC¦NATURALGAS; First Month (01 -12) Equals 07; Num of Months (1-12) Equals 12; Base Year Equals 2013; ; ; ; ; ; ; ; ; ; <text:s/>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1" office:value-type="string" calcext:value-type="string">
            <text:p>09/04/2014 <text:s/>4:23:25P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4:24:42.732562932</dc:date>
    <meta:editing-duration>PT2M45S</meta:editing-duration>
    <meta:editing-cycles>1</meta:editing-cycles>
    <meta:document-statistic meta:table-count="1" meta:cell-count="5683" meta:object-count="0"/>
    <meta:generator>LibreOffice/5.1.6.2$Linux_X86_64 LibreOffice_project/10m0$Build-2</meta:generator>
  </office:meta>
</office:document-meta>
</file>